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4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5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6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7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8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10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12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999999"/>
    </style:style>
    <style:style style:name="ce14" style:family="table-cell" style:parent-style-name="Default" style:data-style-name="N0">
      <style:table-cell-properties fo:border-top="thin solid #999999" fo:border-bottom="none" fo:border-left="none" fo:border-right="thin solid #999999"/>
    </style:style>
    <style:style style:name="ce15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6" style:family="table-cell" style:parent-style-name="Default" style:data-style-name="N0">
      <style:table-cell-properties fo:border-top="thin solid #999999" fo:border-bottom="none" fo:border-left="none" fo:border-right="thin solid #999999"/>
    </style:style>
    <style:style style:name="ce17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18" style:family="table-cell" style:parent-style-name="Default" style:data-style-name="N0">
      <style:table-cell-properties fo:border-top="thin solid #FFFFFF" fo:border-bottom="none" fo:border-left="none" fo:border-right="thin solid #999999"/>
    </style:style>
    <style:style style:name="ce19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20" style:family="table-cell" style:parent-style-name="Default" style:data-style-name="N0">
      <style:table-cell-properties fo:border-top="thin solid #999999" fo:border-bottom="thin solid #999999" fo:border-left="none" fo:border-right="thin solid #999999"/>
    </style:style>
    <style:style style:name="ce21" style:family="table-cell" style:parent-style-name="Default" style:data-style-name="N0">
      <style:table-cell-properties fo:border="thin solid #999999"/>
    </style:style>
    <style:style style:name="ce22" style:family="table-cell" style:parent-style-name="Default" style:data-style-name="N0">
      <style:table-cell-properties fo:border="thin solid #999999"/>
    </style:style>
    <style:style style:name="ce23" style:family="table-cell" style:parent-style-name="Default" style:data-style-name="N0">
      <style:table-cell-properties fo:border-top="thin solid #FFFFFF" fo:border-bottom="none" fo:border-left="thin solid #999999" fo:border-right="none" fo:background-color="#FFFF00"/>
    </style:style>
    <style:style style:name="ce24" style:family="table-cell" style:parent-style-name="Default" style:data-style-name="N0">
      <style:table-cell-properties fo:border-top="thin solid #FFFFFF" fo:border-bottom="none" fo:border-left="none" fo:border-right="thin solid #999999" fo:background-color="#FFFF00"/>
    </style:style>
    <style:style style:name="ce25" style:family="table-cell" style:parent-style-name="Default" style:data-style-name="N0">
      <style:table-cell-properties fo:background-color="#FFFF00"/>
    </style:style>
    <style:style style:name="ce26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27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28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29" style:family="table-cell" style:parent-style-name="Default" style:data-style-name="N36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.353cm"/>
    </style:style>
    <style:style style:name="ce30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31" style:family="table-cell" style:parent-style-name="Default" style:data-style-name="N36">
      <style:table-cell-properties fo:background-color="#FFFF00"/>
    </style:style>
    <style:style style:name="co1" style:family="table-column">
      <style:table-column-properties fo:break-before="auto" style:column-width="3.09033333333333cm" style:use-optimal-column-width="true"/>
    </style:style>
    <style:style style:name="co2" style:family="table-column">
      <style:table-column-properties fo:break-before="auto" style:column-width="2.11666666666667cm" style:use-optimal-column-width="true"/>
    </style:style>
    <style:style style:name="co3" style:family="table-column">
      <style:table-column-properties fo:break-before="auto" style:column-width="2.32833333333333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0.762cm" style:use-optimal-column-width="true"/>
    </style:style>
    <style:style style:name="co6" style:family="table-column">
      <style:table-column-properties fo:break-before="auto" style:column-width="2.56116666666667cm" style:use-optimal-column-width="true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1.905cm" style:use-optimal-column-width="true"/>
    </style:style>
    <style:style style:name="co9" style:family="table-column">
      <style:table-column-properties fo:break-before="auto" style:column-width="1.92616666666667cm" style:use-optimal-column-width="true"/>
    </style:style>
    <style:style style:name="co10" style:family="table-column">
      <style:table-column-properties fo:break-before="auto" style:column-width="1.9685cm" style:use-optimal-column-width="true"/>
    </style:style>
    <style:style style:name="co11" style:family="table-column">
      <style:table-column-properties fo:break-before="auto" style:column-width="1.54516666666667cm" style:use-optimal-column-width="true"/>
    </style:style>
    <style:style style:name="co12" style:family="table-column">
      <style:table-column-properties fo:break-before="auto" style:column-width="1.27cm" style:use-optimal-column-width="true"/>
    </style:style>
    <style:style style:name="co13" style:family="table-column">
      <style:table-column-properties fo:break-before="auto" style:column-width="1.5875cm" style:use-optimal-column-width="true"/>
    </style:style>
    <style:style style:name="co14" style:family="table-column">
      <style:table-column-properties fo:break-before="auto" style:column-width="4.33916666666667cm" style:use-optimal-column-width="true"/>
    </style:style>
    <style:style style:name="co15" style:family="table-column">
      <style:table-column-properties fo:break-before="auto" style:column-width="2.2225cm" style:use-optimal-column-width="true"/>
    </style:style>
    <style:style style:name="co16" style:family="table-column">
      <style:table-column-properties fo:break-before="auto" style:column-width="2.24366666666667cm" style:use-optimal-column-width="true"/>
    </style:style>
    <style:style style:name="co17" style:family="table-column">
      <style:table-column-properties fo:break-before="auto" style:column-width="2.1378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1">
            <text:p>Z/W</text:p>
          </table:table-cell>
          <table:table-cell office:value-type="string" table:style-name="ce22">
            <text:p>Z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Etykiety wierszy</text:p>
          </table:table-cell>
          <table:table-cell office:value-type="string" table:style-name="ce3">
            <text:p>Liczba z Z/W</text:p>
          </table:table-cell>
          <table:table-cell office:value-type="string" table:style-name="ce14">
            <text:p>Suma z ile ton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1</text:p>
          </table:table-cell>
          <table:table-cell office:value-type="float" office:value="25" table:style-name="ce15">
            <text:p>25</text:p>
          </table:table-cell>
          <table:table-cell office:value-type="float" office:value="620" table:style-name="ce16">
            <text:p>62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T2</text:p>
          </table:table-cell>
          <table:table-cell office:value-type="float" office:value="25" table:style-name="ce17">
            <text:p>25</text:p>
          </table:table-cell>
          <table:table-cell office:value-type="float" office:value="483" table:style-name="ce18">
            <text:p>48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T3</text:p>
          </table:table-cell>
          <table:table-cell office:value-type="float" office:value="27" table:style-name="ce17">
            <text:p>27</text:p>
          </table:table-cell>
          <table:table-cell office:value-type="float" office:value="633" table:style-name="ce18">
            <text:p>63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T4</text:p>
          </table:table-cell>
          <table:table-cell office:value-type="float" office:value="32" table:style-name="ce23">
            <text:p>32</text:p>
          </table:table-cell>
          <table:table-cell office:value-type="float" office:value="905" table:style-name="ce24">
            <text:p>90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T5</text:p>
          </table:table-cell>
          <table:table-cell office:value-type="float" office:value="27" table:style-name="ce17">
            <text:p>27</text:p>
          </table:table-cell>
          <table:table-cell office:value-type="float" office:value="784" table:style-name="ce18">
            <text:p>784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Suma końcowa</text:p>
          </table:table-cell>
          <table:table-cell office:value-type="float" office:value="136" table:style-name="ce19">
            <text:p>136</text:p>
          </table:table-cell>
          <table:table-cell office:value-type="float" office:value="3425" table:style-name="ce20">
            <text:p>3425</text:p>
          </table:table-cell>
          <table:table-cell table:number-columns-repeated="16381"/>
        </table:table-row>
        <table:table-row table:number-rows-repeated="1048567" table:style-name="ro1">
          <table:table-cell table:number-columns-repeated="16384"/>
        </table:table-row>
      </table:table>
      <table:table table:name="6_4" table:style-name="ta1"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21">
            <text:p>towar</text:p>
          </table:table-cell>
          <table:table-cell office:value-type="string" table:style-name="ce22">
            <text:p>T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Suma z ile ton</text:p>
          </table:table-cell>
          <table:table-cell office:value-type="string" table:style-name="ce6">
            <text:p>Etykiety kolumn</text:p>
          </table:table-cell>
          <table:table-cell table:style-name="ce4"/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6">
            <text:p>Etykiety wierszy</text:p>
          </table:table-cell>
          <table:table-cell office:value-type="string" table:style-name="ce3">
            <text:p>W</text:p>
          </table:table-cell>
          <table:table-cell office:value-type="string" table:style-name="ce26">
            <text:p>Z</text:p>
          </table:table-cell>
          <table:table-cell office:value-type="string" table:style-name="ce7">
            <text:p>Suma końcowa</text:p>
          </table:table-cell>
          <table:table-cell table:number-columns-repeated="2" table:style-name="ce1"/>
          <table:table-cell office:value-type="string" table:style-name="ce1">
            <text:p>Data</text:p>
          </table:table-cell>
          <table:table-cell office:value-type="string" table:style-name="ce1">
            <text:p>Wyładunek</text:p>
          </table:table-cell>
          <table:table-cell office:value-type="string" table:style-name="ce1">
            <text:p>Załadunek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2016</text:p>
          </table:table-cell>
          <table:table-cell office:value-type="float" office:value="277" table:style-name="ce15">
            <text:p>277</text:p>
          </table:table-cell>
          <table:table-cell office:value-type="float" office:value="351" table:style-name="ce27">
            <text:p>351</text:p>
          </table:table-cell>
          <table:table-cell office:value-type="float" office:value="628" table:style-name="ce9">
            <text:p>628</text:p>
          </table:table-cell>
          <table:table-cell table:number-columns-repeated="2" table:style-name="ce1"/>
          <table:table-cell office:value-type="string" table:style-name="ce8">
            <text:p>2016</text:p>
          </table:table-cell>
          <table:table-cell office:value-type="float" office:value="277" table:style-name="ce15">
            <text:p>277</text:p>
          </table:table-cell>
          <table:table-cell office:value-type="float" office:value="351" table:style-name="ce27">
            <text:p>351</text:p>
          </table:table-cell>
          <table:table-cell table:style-name="ce1">
            <draw:frame draw:z-index="1" draw:id="id0" draw:style-name="a0" draw:name="Wykres 1" svg:x="0.03333in" svg:y="0.175in" svg:width="12.25in" svg:height="3.6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string" table:style-name="ce29">
            <text:p>sty</text:p>
          </table:table-cell>
          <table:table-cell office:value-type="float" office:value="32" table:style-name="ce17">
            <text:p>32</text:p>
          </table:table-cell>
          <table:table-cell office:value-type="float" office:value="76" table:style-name="ce30">
            <text:p>76</text:p>
          </table:table-cell>
          <table:table-cell office:value-type="float" office:value="108" table:style-name="ce11">
            <text:p>108</text:p>
          </table:table-cell>
          <table:table-cell table:number-columns-repeated="2" table:style-name="ce1"/>
          <table:table-cell office:value-type="string" table:style-name="ce29">
            <text:p>sty</text:p>
          </table:table-cell>
          <table:table-cell office:value-type="float" office:value="32" table:style-name="ce17">
            <text:p>32</text:p>
          </table:table-cell>
          <table:table-cell office:value-type="float" office:value="76" table:style-name="ce30">
            <text:p>76</text:p>
          </table:table-cell>
          <table:table-cell table:number-columns-repeated="16375"/>
        </table:table-row>
        <table:table-row table:style-name="ro1">
          <table:table-cell office:value-type="string" table:style-name="ce29">
            <text:p>lut</text:p>
          </table:table-cell>
          <table:table-cell table:style-name="ce17"/>
          <table:table-cell office:value-type="float" office:value="8" table:style-name="ce30">
            <text:p>8</text:p>
          </table:table-cell>
          <table:table-cell office:value-type="float" office:value="8" table:style-name="ce11">
            <text:p>8</text:p>
          </table:table-cell>
          <table:table-cell table:number-columns-repeated="2" table:style-name="ce1"/>
          <table:table-cell office:value-type="string" table:style-name="ce29">
            <text:p>lut</text:p>
          </table:table-cell>
          <table:table-cell table:style-name="ce17"/>
          <table:table-cell office:value-type="float" office:value="8" table:style-name="ce30">
            <text:p>8</text:p>
          </table:table-cell>
          <table:table-cell table:number-columns-repeated="16375"/>
        </table:table-row>
        <table:table-row table:style-name="ro1">
          <table:table-cell office:value-type="string" table:style-name="ce29">
            <text:p>mar</text:p>
          </table:table-cell>
          <table:table-cell office:value-type="float" office:value="50" table:style-name="ce17">
            <text:p>50</text:p>
          </table:table-cell>
          <table:table-cell table:style-name="ce30"/>
          <table:table-cell office:value-type="float" office:value="50" table:style-name="ce11">
            <text:p>50</text:p>
          </table:table-cell>
          <table:table-cell table:number-columns-repeated="2" table:style-name="ce1"/>
          <table:table-cell office:value-type="string" table:style-name="ce29">
            <text:p>mar</text:p>
          </table:table-cell>
          <table:table-cell office:value-type="float" office:value="50" table:style-name="ce17">
            <text:p>50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29">
            <text:p>kwi</text:p>
          </table:table-cell>
          <table:table-cell table:style-name="ce17"/>
          <table:table-cell office:value-type="float" office:value="68" table:style-name="ce30">
            <text:p>68</text:p>
          </table:table-cell>
          <table:table-cell office:value-type="float" office:value="68" table:style-name="ce11">
            <text:p>68</text:p>
          </table:table-cell>
          <table:table-cell table:number-columns-repeated="2" table:style-name="ce1"/>
          <table:table-cell office:value-type="string" table:style-name="ce29">
            <text:p>kwi</text:p>
          </table:table-cell>
          <table:table-cell table:style-name="ce17"/>
          <table:table-cell office:value-type="float" office:value="68" table:style-name="ce30">
            <text:p>68</text:p>
          </table:table-cell>
          <table:table-cell table:number-columns-repeated="16375"/>
        </table:table-row>
        <table:table-row table:style-name="ro1">
          <table:table-cell office:value-type="string" table:style-name="ce29">
            <text:p>cze</text:p>
          </table:table-cell>
          <table:table-cell table:style-name="ce17"/>
          <table:table-cell office:value-type="float" office:value="42" table:style-name="ce30">
            <text:p>42</text:p>
          </table:table-cell>
          <table:table-cell office:value-type="float" office:value="42" table:style-name="ce11">
            <text:p>42</text:p>
          </table:table-cell>
          <table:table-cell table:number-columns-repeated="2" table:style-name="ce1"/>
          <table:table-cell office:value-type="string" table:style-name="ce29">
            <text:p>cze</text:p>
          </table:table-cell>
          <table:table-cell table:style-name="ce17"/>
          <table:table-cell office:value-type="float" office:value="42" table:style-name="ce30">
            <text:p>42</text:p>
          </table:table-cell>
          <table:table-cell table:number-columns-repeated="16375"/>
        </table:table-row>
        <table:table-row table:style-name="ro1">
          <table:table-cell office:value-type="string" table:style-name="ce29">
            <text:p>lip</text:p>
          </table:table-cell>
          <table:table-cell table:style-name="ce17"/>
          <table:table-cell office:value-type="float" office:value="83" table:style-name="ce30">
            <text:p>83</text:p>
          </table:table-cell>
          <table:table-cell office:value-type="float" office:value="83" table:style-name="ce11">
            <text:p>83</text:p>
          </table:table-cell>
          <table:table-cell table:number-columns-repeated="2" table:style-name="ce1"/>
          <table:table-cell office:value-type="string" table:style-name="ce29">
            <text:p>lip</text:p>
          </table:table-cell>
          <table:table-cell table:style-name="ce17"/>
          <table:table-cell office:value-type="float" office:value="83" table:style-name="ce30">
            <text:p>83</text:p>
          </table:table-cell>
          <table:table-cell table:number-columns-repeated="16375"/>
        </table:table-row>
        <table:table-row table:style-name="ro1">
          <table:table-cell office:value-type="string" table:style-name="ce29">
            <text:p>sie</text:p>
          </table:table-cell>
          <table:table-cell office:value-type="float" office:value="191" table:style-name="ce17">
            <text:p>191</text:p>
          </table:table-cell>
          <table:table-cell table:style-name="ce30"/>
          <table:table-cell office:value-type="float" office:value="191" table:style-name="ce11">
            <text:p>191</text:p>
          </table:table-cell>
          <table:table-cell table:number-columns-repeated="2" table:style-name="ce1"/>
          <table:table-cell office:value-type="string" table:style-name="ce29">
            <text:p>sie</text:p>
          </table:table-cell>
          <table:table-cell office:value-type="float" office:value="191" table:style-name="ce17">
            <text:p>191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29">
            <text:p>wrz</text:p>
          </table:table-cell>
          <table:table-cell office:value-type="float" office:value="4" table:style-name="ce17">
            <text:p>4</text:p>
          </table:table-cell>
          <table:table-cell office:value-type="float" office:value="44" table:style-name="ce30">
            <text:p>44</text:p>
          </table:table-cell>
          <table:table-cell office:value-type="float" office:value="48" table:style-name="ce11">
            <text:p>48</text:p>
          </table:table-cell>
          <table:table-cell table:number-columns-repeated="2" table:style-name="ce1"/>
          <table:table-cell office:value-type="string" table:style-name="ce29">
            <text:p>wrz</text:p>
          </table:table-cell>
          <table:table-cell office:value-type="float" office:value="4" table:style-name="ce17">
            <text:p>4</text:p>
          </table:table-cell>
          <table:table-cell office:value-type="float" office:value="44" table:style-name="ce30">
            <text:p>44</text:p>
          </table:table-cell>
          <table:table-cell table:number-columns-repeated="16375"/>
        </table:table-row>
        <table:table-row table:style-name="ro1">
          <table:table-cell office:value-type="string" table:style-name="ce29">
            <text:p>lis</text:p>
          </table:table-cell>
          <table:table-cell table:style-name="ce17"/>
          <table:table-cell office:value-type="float" office:value="30" table:style-name="ce30">
            <text:p>30</text:p>
          </table:table-cell>
          <table:table-cell office:value-type="float" office:value="30" table:style-name="ce11">
            <text:p>30</text:p>
          </table:table-cell>
          <table:table-cell table:number-columns-repeated="2" table:style-name="ce1"/>
          <table:table-cell office:value-type="string" table:style-name="ce29">
            <text:p>lis</text:p>
          </table:table-cell>
          <table:table-cell table:style-name="ce17"/>
          <table:table-cell office:value-type="float" office:value="30" table:style-name="ce30">
            <text:p>30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2017</text:p>
          </table:table-cell>
          <table:table-cell office:value-type="float" office:value="236" table:style-name="ce17">
            <text:p>236</text:p>
          </table:table-cell>
          <table:table-cell office:value-type="float" office:value="174" table:style-name="ce30">
            <text:p>174</text:p>
          </table:table-cell>
          <table:table-cell office:value-type="float" office:value="410" table:style-name="ce11">
            <text:p>410</text:p>
          </table:table-cell>
          <table:table-cell table:number-columns-repeated="2" table:style-name="ce1"/>
          <table:table-cell office:value-type="string" table:style-name="ce10">
            <text:p>2017</text:p>
          </table:table-cell>
          <table:table-cell office:value-type="float" office:value="236" table:style-name="ce17">
            <text:p>236</text:p>
          </table:table-cell>
          <table:table-cell office:value-type="float" office:value="174" table:style-name="ce30">
            <text:p>174</text:p>
          </table:table-cell>
          <table:table-cell table:number-columns-repeated="16375"/>
        </table:table-row>
        <table:table-row table:style-name="ro1">
          <table:table-cell office:value-type="string" table:style-name="ce29">
            <text:p>sty</text:p>
          </table:table-cell>
          <table:table-cell office:value-type="float" office:value="112" table:style-name="ce17">
            <text:p>112</text:p>
          </table:table-cell>
          <table:table-cell office:value-type="float" office:value="39" table:style-name="ce30">
            <text:p>39</text:p>
          </table:table-cell>
          <table:table-cell office:value-type="float" office:value="151" table:style-name="ce11">
            <text:p>151</text:p>
          </table:table-cell>
          <table:table-cell table:number-columns-repeated="2" table:style-name="ce1"/>
          <table:table-cell office:value-type="string" table:style-name="ce29">
            <text:p>sty</text:p>
          </table:table-cell>
          <table:table-cell office:value-type="float" office:value="112" table:style-name="ce17">
            <text:p>112</text:p>
          </table:table-cell>
          <table:table-cell office:value-type="float" office:value="39" table:style-name="ce30">
            <text:p>39</text:p>
          </table:table-cell>
          <table:table-cell table:number-columns-repeated="16375"/>
        </table:table-row>
        <table:table-row table:style-name="ro1">
          <table:table-cell office:value-type="string" table:style-name="ce29">
            <text:p>lut</text:p>
          </table:table-cell>
          <table:table-cell office:value-type="float" office:value="1" table:style-name="ce17">
            <text:p>1</text:p>
          </table:table-cell>
          <table:table-cell table:style-name="ce30"/>
          <table:table-cell office:value-type="float" office:value="1" table:style-name="ce11">
            <text:p>1</text:p>
          </table:table-cell>
          <table:table-cell table:number-columns-repeated="2" table:style-name="ce1"/>
          <table:table-cell office:value-type="string" table:style-name="ce29">
            <text:p>lut</text:p>
          </table:table-cell>
          <table:table-cell office:value-type="float" office:value="1" table:style-name="ce17">
            <text:p>1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29">
            <text:p>mar</text:p>
          </table:table-cell>
          <table:table-cell table:style-name="ce17"/>
          <table:table-cell office:value-type="float" office:value="35" table:style-name="ce30">
            <text:p>35</text:p>
          </table:table-cell>
          <table:table-cell office:value-type="float" office:value="35" table:style-name="ce11">
            <text:p>35</text:p>
          </table:table-cell>
          <table:table-cell table:number-columns-repeated="2" table:style-name="ce1"/>
          <table:table-cell office:value-type="string" table:style-name="ce29">
            <text:p>mar</text:p>
          </table:table-cell>
          <table:table-cell table:style-name="ce17"/>
          <table:table-cell office:value-type="float" office:value="35" table:style-name="ce30">
            <text:p>35</text:p>
          </table:table-cell>
          <table:table-cell table:number-columns-repeated="16375"/>
        </table:table-row>
        <table:table-row table:style-name="ro1">
          <table:table-cell office:value-type="string" table:style-name="ce29">
            <text:p>kwi</text:p>
          </table:table-cell>
          <table:table-cell table:style-name="ce17"/>
          <table:table-cell office:value-type="float" office:value="1" table:style-name="ce30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2" table:style-name="ce1"/>
          <table:table-cell office:value-type="string" table:style-name="ce29">
            <text:p>kwi</text:p>
          </table:table-cell>
          <table:table-cell table:style-name="ce17"/>
          <table:table-cell office:value-type="float" office:value="1" table:style-name="ce30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9">
            <text:p>maj</text:p>
          </table:table-cell>
          <table:table-cell office:value-type="float" office:value="68" table:style-name="ce17">
            <text:p>68</text:p>
          </table:table-cell>
          <table:table-cell office:value-type="float" office:value="33" table:style-name="ce30">
            <text:p>33</text:p>
          </table:table-cell>
          <table:table-cell office:value-type="float" office:value="101" table:style-name="ce11">
            <text:p>101</text:p>
          </table:table-cell>
          <table:table-cell table:number-columns-repeated="2" table:style-name="ce1"/>
          <table:table-cell office:value-type="string" table:style-name="ce29">
            <text:p>maj</text:p>
          </table:table-cell>
          <table:table-cell office:value-type="float" office:value="68" table:style-name="ce17">
            <text:p>68</text:p>
          </table:table-cell>
          <table:table-cell office:value-type="float" office:value="33" table:style-name="ce30">
            <text:p>33</text:p>
          </table:table-cell>
          <table:table-cell table:number-columns-repeated="16375"/>
        </table:table-row>
        <table:table-row table:style-name="ro1">
          <table:table-cell office:value-type="string" table:style-name="ce29">
            <text:p>cze</text:p>
          </table:table-cell>
          <table:table-cell table:style-name="ce17"/>
          <table:table-cell office:value-type="float" office:value="8" table:style-name="ce30">
            <text:p>8</text:p>
          </table:table-cell>
          <table:table-cell office:value-type="float" office:value="8" table:style-name="ce11">
            <text:p>8</text:p>
          </table:table-cell>
          <table:table-cell table:number-columns-repeated="2" table:style-name="ce1"/>
          <table:table-cell office:value-type="string" table:style-name="ce29">
            <text:p>cze</text:p>
          </table:table-cell>
          <table:table-cell table:style-name="ce17"/>
          <table:table-cell office:value-type="float" office:value="8" table:style-name="ce30">
            <text:p>8</text:p>
          </table:table-cell>
          <table:table-cell table:number-columns-repeated="16375"/>
        </table:table-row>
        <table:table-row table:style-name="ro1">
          <table:table-cell office:value-type="string" table:style-name="ce29">
            <text:p>lip</text:p>
          </table:table-cell>
          <table:table-cell table:style-name="ce17"/>
          <table:table-cell office:value-type="float" office:value="42" table:style-name="ce30">
            <text:p>42</text:p>
          </table:table-cell>
          <table:table-cell office:value-type="float" office:value="42" table:style-name="ce11">
            <text:p>42</text:p>
          </table:table-cell>
          <table:table-cell table:number-columns-repeated="2" table:style-name="ce1"/>
          <table:table-cell office:value-type="string" table:style-name="ce29">
            <text:p>lip</text:p>
          </table:table-cell>
          <table:table-cell table:style-name="ce17"/>
          <table:table-cell office:value-type="float" office:value="42" table:style-name="ce30">
            <text:p>42</text:p>
          </table:table-cell>
          <table:table-cell table:number-columns-repeated="16375"/>
        </table:table-row>
        <table:table-row table:style-name="ro1">
          <table:table-cell office:value-type="string" table:style-name="ce29">
            <text:p>sie</text:p>
          </table:table-cell>
          <table:table-cell office:value-type="float" office:value="48" table:style-name="ce17">
            <text:p>48</text:p>
          </table:table-cell>
          <table:table-cell office:value-type="float" office:value="4" table:style-name="ce30">
            <text:p>4</text:p>
          </table:table-cell>
          <table:table-cell office:value-type="float" office:value="52" table:style-name="ce11">
            <text:p>52</text:p>
          </table:table-cell>
          <table:table-cell table:number-columns-repeated="2" table:style-name="ce1"/>
          <table:table-cell office:value-type="string" table:style-name="ce29">
            <text:p>sie</text:p>
          </table:table-cell>
          <table:table-cell office:value-type="float" office:value="48" table:style-name="ce17">
            <text:p>48</text:p>
          </table:table-cell>
          <table:table-cell office:value-type="float" office:value="4" table:style-name="ce30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29">
            <text:p>paź</text:p>
          </table:table-cell>
          <table:table-cell office:value-type="float" office:value="6" table:style-name="ce17">
            <text:p>6</text:p>
          </table:table-cell>
          <table:table-cell table:style-name="ce30"/>
          <table:table-cell office:value-type="float" office:value="6" table:style-name="ce11">
            <text:p>6</text:p>
          </table:table-cell>
          <table:table-cell table:number-columns-repeated="2" table:style-name="ce1"/>
          <table:table-cell office:value-type="string" table:style-name="ce29">
            <text:p>paź</text:p>
          </table:table-cell>
          <table:table-cell office:value-type="float" office:value="6" table:style-name="ce17">
            <text:p>6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29">
            <text:p>lis</text:p>
          </table:table-cell>
          <table:table-cell office:value-type="float" office:value="1" table:style-name="ce17">
            <text:p>1</text:p>
          </table:table-cell>
          <table:table-cell office:value-type="float" office:value="12" table:style-name="ce30">
            <text:p>12</text:p>
          </table:table-cell>
          <table:table-cell office:value-type="float" office:value="13" table:style-name="ce11">
            <text:p>13</text:p>
          </table:table-cell>
          <table:table-cell table:number-columns-repeated="2" table:style-name="ce1"/>
          <table:table-cell office:value-type="string" table:style-name="ce29">
            <text:p>lis</text:p>
          </table:table-cell>
          <table:table-cell office:value-type="float" office:value="1" table:style-name="ce17">
            <text:p>1</text:p>
          </table:table-cell>
          <table:table-cell office:value-type="float" office:value="12" table:style-name="ce30">
            <text:p>12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2018</text:p>
          </table:table-cell>
          <table:table-cell office:value-type="float" office:value="271" table:style-name="ce17">
            <text:p>271</text:p>
          </table:table-cell>
          <table:table-cell office:value-type="float" office:value="259" table:style-name="ce30">
            <text:p>259</text:p>
          </table:table-cell>
          <table:table-cell office:value-type="float" office:value="530" table:style-name="ce11">
            <text:p>530</text:p>
          </table:table-cell>
          <table:table-cell table:number-columns-repeated="2" table:style-name="ce1"/>
          <table:table-cell office:value-type="string" table:style-name="ce10">
            <text:p>2018</text:p>
          </table:table-cell>
          <table:table-cell office:value-type="float" office:value="271" table:style-name="ce17">
            <text:p>271</text:p>
          </table:table-cell>
          <table:table-cell office:value-type="float" office:value="259" table:style-name="ce30">
            <text:p>259</text:p>
          </table:table-cell>
          <table:table-cell table:number-columns-repeated="16375"/>
        </table:table-row>
        <table:table-row table:style-name="ro1">
          <table:table-cell office:value-type="string" table:style-name="ce29">
            <text:p>sty</text:p>
          </table:table-cell>
          <table:table-cell office:value-type="float" office:value="22" table:style-name="ce17">
            <text:p>22</text:p>
          </table:table-cell>
          <table:table-cell office:value-type="float" office:value="10" table:style-name="ce30">
            <text:p>10</text:p>
          </table:table-cell>
          <table:table-cell office:value-type="float" office:value="32" table:style-name="ce11">
            <text:p>32</text:p>
          </table:table-cell>
          <table:table-cell table:number-columns-repeated="2" table:style-name="ce1"/>
          <table:table-cell office:value-type="string" table:style-name="ce29">
            <text:p>sty</text:p>
          </table:table-cell>
          <table:table-cell office:value-type="float" office:value="22" table:style-name="ce17">
            <text:p>22</text:p>
          </table:table-cell>
          <table:table-cell office:value-type="float" office:value="10" table:style-name="ce30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29">
            <text:p>lut</text:p>
          </table:table-cell>
          <table:table-cell table:style-name="ce17"/>
          <table:table-cell office:value-type="float" office:value="34" table:style-name="ce30">
            <text:p>34</text:p>
          </table:table-cell>
          <table:table-cell office:value-type="float" office:value="34" table:style-name="ce11">
            <text:p>34</text:p>
          </table:table-cell>
          <table:table-cell table:number-columns-repeated="2" table:style-name="ce1"/>
          <table:table-cell office:value-type="string" table:style-name="ce29">
            <text:p>lut</text:p>
          </table:table-cell>
          <table:table-cell table:style-name="ce17"/>
          <table:table-cell office:value-type="float" office:value="34" table:style-name="ce30">
            <text:p>34</text:p>
          </table:table-cell>
          <table:table-cell table:number-columns-repeated="16375"/>
        </table:table-row>
        <table:table-row table:style-name="ro1">
          <table:table-cell office:value-type="string" table:style-name="ce29">
            <text:p>mar</text:p>
          </table:table-cell>
          <table:table-cell office:value-type="float" office:value="34" table:style-name="ce17">
            <text:p>34</text:p>
          </table:table-cell>
          <table:table-cell table:style-name="ce30"/>
          <table:table-cell office:value-type="float" office:value="34" table:style-name="ce11">
            <text:p>34</text:p>
          </table:table-cell>
          <table:table-cell table:number-columns-repeated="2" table:style-name="ce1"/>
          <table:table-cell office:value-type="string" table:style-name="ce29">
            <text:p>mar</text:p>
          </table:table-cell>
          <table:table-cell office:value-type="float" office:value="34" table:style-name="ce17">
            <text:p>34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29">
            <text:p>kwi</text:p>
          </table:table-cell>
          <table:table-cell table:style-name="ce17"/>
          <table:table-cell office:value-type="float" office:value="5" table:style-name="ce30">
            <text:p>5</text:p>
          </table:table-cell>
          <table:table-cell office:value-type="float" office:value="5" table:style-name="ce11">
            <text:p>5</text:p>
          </table:table-cell>
          <table:table-cell table:number-columns-repeated="2" table:style-name="ce1"/>
          <table:table-cell office:value-type="string" table:style-name="ce29">
            <text:p>kwi</text:p>
          </table:table-cell>
          <table:table-cell table:style-name="ce17"/>
          <table:table-cell office:value-type="float" office:value="5" table:style-name="ce30">
            <text:p>5</text:p>
          </table:table-cell>
          <table:table-cell table:number-columns-repeated="16375"/>
        </table:table-row>
        <table:table-row table:style-name="ro1">
          <table:table-cell office:value-type="string" table:style-name="ce29">
            <text:p>cze</text:p>
          </table:table-cell>
          <table:table-cell table:style-name="ce17"/>
          <table:table-cell office:value-type="float" office:value="95" table:style-name="ce30">
            <text:p>95</text:p>
          </table:table-cell>
          <table:table-cell office:value-type="float" office:value="95" table:style-name="ce11">
            <text:p>95</text:p>
          </table:table-cell>
          <table:table-cell table:number-columns-repeated="2" table:style-name="ce1"/>
          <table:table-cell office:value-type="string" table:style-name="ce29">
            <text:p>cze</text:p>
          </table:table-cell>
          <table:table-cell table:style-name="ce17"/>
          <table:table-cell office:value-type="float" office:value="95" table:style-name="ce30">
            <text:p>95</text:p>
          </table:table-cell>
          <table:table-cell table:number-columns-repeated="16375"/>
        </table:table-row>
        <table:table-row table:style-name="ro1">
          <table:table-cell office:value-type="string" table:style-name="ce29">
            <text:p>lip</text:p>
          </table:table-cell>
          <table:table-cell table:style-name="ce17"/>
          <table:table-cell office:value-type="float" office:value="25" table:style-name="ce30">
            <text:p>25</text:p>
          </table:table-cell>
          <table:table-cell office:value-type="float" office:value="25" table:style-name="ce11">
            <text:p>25</text:p>
          </table:table-cell>
          <table:table-cell table:number-columns-repeated="2" table:style-name="ce1"/>
          <table:table-cell office:value-type="string" table:style-name="ce29">
            <text:p>lip</text:p>
          </table:table-cell>
          <table:table-cell table:style-name="ce17"/>
          <table:table-cell office:value-type="float" office:value="25" table:style-name="ce30">
            <text:p>25</text:p>
          </table:table-cell>
          <table:table-cell table:number-columns-repeated="16375"/>
        </table:table-row>
        <table:table-row table:style-name="ro1">
          <table:table-cell office:value-type="string" table:style-name="ce29">
            <text:p>sie</text:p>
          </table:table-cell>
          <table:table-cell office:value-type="float" office:value="121" table:style-name="ce17">
            <text:p>121</text:p>
          </table:table-cell>
          <table:table-cell office:value-type="float" office:value="22" table:style-name="ce30">
            <text:p>22</text:p>
          </table:table-cell>
          <table:table-cell office:value-type="float" office:value="143" table:style-name="ce11">
            <text:p>143</text:p>
          </table:table-cell>
          <table:table-cell table:number-columns-repeated="2" table:style-name="ce1"/>
          <table:table-cell office:value-type="string" table:style-name="ce29">
            <text:p>sie</text:p>
          </table:table-cell>
          <table:table-cell office:value-type="float" office:value="121" table:style-name="ce17">
            <text:p>121</text:p>
          </table:table-cell>
          <table:table-cell office:value-type="float" office:value="22" table:style-name="ce30">
            <text:p>22</text:p>
          </table:table-cell>
          <table:table-cell table:number-columns-repeated="16375"/>
        </table:table-row>
        <table:table-row table:style-name="ro1">
          <table:table-cell office:value-type="string" table:style-name="ce29">
            <text:p>wrz</text:p>
          </table:table-cell>
          <table:table-cell office:value-type="float" office:value="26" table:style-name="ce17">
            <text:p>26</text:p>
          </table:table-cell>
          <table:table-cell table:style-name="ce30"/>
          <table:table-cell office:value-type="float" office:value="26" table:style-name="ce11">
            <text:p>26</text:p>
          </table:table-cell>
          <table:table-cell table:number-columns-repeated="2" table:style-name="ce1"/>
          <table:table-cell office:value-type="string" table:style-name="ce29">
            <text:p>wrz</text:p>
          </table:table-cell>
          <table:table-cell office:value-type="float" office:value="26" table:style-name="ce17">
            <text:p>26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29">
            <text:p>paź</text:p>
          </table:table-cell>
          <table:table-cell table:style-name="ce17"/>
          <table:table-cell office:value-type="float" office:value="20" table:style-name="ce30">
            <text:p>20</text:p>
          </table:table-cell>
          <table:table-cell office:value-type="float" office:value="20" table:style-name="ce11">
            <text:p>20</text:p>
          </table:table-cell>
          <table:table-cell table:number-columns-repeated="2" table:style-name="ce1"/>
          <table:table-cell office:value-type="string" table:style-name="ce29">
            <text:p>paź</text:p>
          </table:table-cell>
          <table:table-cell table:style-name="ce17"/>
          <table:table-cell office:value-type="float" office:value="20" table:style-name="ce30">
            <text:p>20</text:p>
          </table:table-cell>
          <table:table-cell table:number-columns-repeated="16375"/>
        </table:table-row>
        <table:table-row table:style-name="ro1">
          <table:table-cell office:value-type="string" table:style-name="ce29">
            <text:p>lis</text:p>
          </table:table-cell>
          <table:table-cell office:value-type="float" office:value="64" table:style-name="ce17">
            <text:p>64</text:p>
          </table:table-cell>
          <table:table-cell office:value-type="float" office:value="48" table:style-name="ce30">
            <text:p>48</text:p>
          </table:table-cell>
          <table:table-cell office:value-type="float" office:value="112" table:style-name="ce11">
            <text:p>112</text:p>
          </table:table-cell>
          <table:table-cell table:number-columns-repeated="2" table:style-name="ce1"/>
          <table:table-cell office:value-type="string" table:style-name="ce29">
            <text:p>lis</text:p>
          </table:table-cell>
          <table:table-cell office:value-type="float" office:value="64" table:style-name="ce17">
            <text:p>64</text:p>
          </table:table-cell>
          <table:table-cell office:value-type="float" office:value="48" table:style-name="ce30">
            <text:p>48</text:p>
          </table:table-cell>
          <table:table-cell table:number-columns-repeated="16375"/>
        </table:table-row>
        <table:table-row table:style-name="ro1">
          <table:table-cell office:value-type="string" table:style-name="ce29">
            <text:p>gru</text:p>
          </table:table-cell>
          <table:table-cell office:value-type="float" office:value="4" table:style-name="ce17">
            <text:p>4</text:p>
          </table:table-cell>
          <table:table-cell table:style-name="ce30"/>
          <table:table-cell office:value-type="float" office:value="4" table:style-name="ce11">
            <text:p>4</text:p>
          </table:table-cell>
          <table:table-cell table:number-columns-repeated="2" table:style-name="ce1"/>
          <table:table-cell office:value-type="string" table:style-name="ce29">
            <text:p>gru</text:p>
          </table:table-cell>
          <table:table-cell office:value-type="float" office:value="4" table:style-name="ce17">
            <text:p>4</text:p>
          </table:table-cell>
          <table:table-cell table:style-name="ce30"/>
          <table:table-cell table:number-columns-repeated="16375"/>
        </table:table-row>
        <table:table-row table:style-name="ro1">
          <table:table-cell office:value-type="string" table:style-name="ce12">
            <text:p>Suma końcowa</text:p>
          </table:table-cell>
          <table:table-cell office:value-type="float" office:value="784" table:style-name="ce19">
            <text:p>784</text:p>
          </table:table-cell>
          <table:table-cell office:value-type="float" office:value="784" table:style-name="ce28">
            <text:p>784</text:p>
          </table:table-cell>
          <table:table-cell office:value-type="float" office:value="1568" table:style-name="ce13">
            <text:p>1568</text:p>
          </table:table-cell>
          <table:table-cell table:number-columns-repeated="16380" table:style-name="ce1"/>
        </table:table-row>
        <table:table-row table:number-rows-repeated="1048538" table:style-name="ro1">
          <table:table-cell table:number-columns-repeated="16384"/>
        </table:table-row>
      </table:table>
      <table:table table:name="statek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4" table:number-columns-repeated="9" table:default-cell-style-name="ce1"/>
        <table:table-column table:style-name="co16" table:default-cell-style-name="ce1"/>
        <table:table-column table:style-name="co17" table:default-cell-style-name="ce1"/>
        <table:table-column table:style-name="co4" table:default-cell-style-name="ce1"/>
        <table:table-column table:style-name="co9" table:number-columns-repeated="3" table:default-cell-style-name="ce1"/>
        <table:table-column table:style-name="co4" table:number-columns-repeated="16362" table:default-cell-style-name="ce1"/>
        <table:table-row table:style-name="ro1">
          <table:table-cell office:value-type="string" table:style-name="ce1">
            <text:p>data</text:p>
          </table:table-cell>
          <table:table-cell office:value-type="string" table:style-name="ce1">
            <text:p>port</text:p>
          </table:table-cell>
          <table:table-cell office:value-type="string" table:style-name="ce1">
            <text:p>towar</text:p>
          </table:table-cell>
          <table:table-cell office:value-type="string" table:style-name="ce1">
            <text:p>Z/W</text:p>
          </table:table-cell>
          <table:table-cell office:value-type="string" table:style-name="ce1">
            <text:p>ile ton</text:p>
          </table:table-cell>
          <table:table-cell office:value-type="string" table:style-name="ce1">
            <text:p>cena za tone w talarach</text:p>
          </table:table-cell>
          <table:table-cell office:value-type="string" table:style-name="ce1">
            <text:p>Dni na morzu</text:p>
          </table:table-cell>
          <table:table-cell office:value-type="string" table:style-name="ce1">
            <text:p>Z-W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T5</text:p>
          </table:table-cell>
          <table:table-cell table:number-columns-repeated="2" table:style-name="ce1"/>
          <table:table-cell office:value-type="float" office:value="500000" table:style-name="ce1">
            <text:p>500000</text:p>
          </table:table-cell>
          <table:table-cell office:value-type="string" table:style-name="ce1">
            <text:p>Max_dnia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16-01-01T00:00:00" table:style-name="ce2">
            <text:p>01.01.2016</text:p>
          </table:table-cell>
          <table:table-cell office:value-type="string" table:style-name="ce1">
            <text:p>Algier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Z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float" office:value="-1" table:formula="of:=[.A3]-[.A2]-1" table:style-name="ce1">
            <text:p>-1</text:p>
          </table:table-cell>
          <table:table-cell office:value-type="float" office:value="1" table:formula="of:=IF([.D2]=&quot;Z&quot;;1;-1)" table:style-name="ce1">
            <text:p>1</text:p>
          </table:table-cell>
          <table:table-cell office:value-type="string" office:string-value="T1" table:formula="of:=IF([.$C2]&lt;&gt;[.I$1];[.I1];SUM([.I1];[.$E2]*[.$H2]))" table:style-name="ce1">
            <text:p>T1</text:p>
          </table:table-cell>
          <table:table-cell office:value-type="string" office:string-value="T2" table:formula="of:=IF([.$C2]&lt;&gt;[.J$1];[.J1];SUM([.J1];[.$E2]*[.$H2]))" table:style-name="ce1">
            <text:p>T2</text:p>
          </table:table-cell>
          <table:table-cell office:value-type="string" office:string-value="T3" table:formula="of:=IF([.$C2]&lt;&gt;[.K$1];[.K1];SUM([.K1];[.$E2]*[.$H2]))" table:style-name="ce1">
            <text:p>T3</text:p>
          </table:table-cell>
          <table:table-cell office:value-type="float" office:value="3" table:formula="of:=IF([.$C2]&lt;&gt;[.L$1];[.L1];SUM([.L1];[.$E2]*[.$H2]))" table:style-name="ce1">
            <text:p>3</text:p>
          </table:table-cell>
          <table:table-cell office:value-type="string" office:string-value="T5" table:formula="of:=IF([.$C2]&lt;&gt;[.M$1];[.M1];SUM([.M1];[.$E2]*[.$H2]))" table:style-name="ce1">
            <text:p>T5</text:p>
          </table:table-cell>
          <table:table-cell table:number-columns-repeated="2" table:style-name="ce1"/>
          <table:table-cell office:value-type="float" office:value="499760" table:formula="of:=[.P1]-[.E2]*[.F2]*[.H2]" table:style-name="ce1">
            <text:p>499760</text:p>
          </table:table-cell>
          <table:table-cell office:value-type="float" office:value="0" table:formula="of:=IF([.A2]&lt;&gt;[.A3];[.P2];0)" table:style-name="ce1">
            <text:p>0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16-01-01T00:00:00" table:style-name="ce2">
            <text:p>01.01.2016</text:p>
          </table:table-cell>
          <table:table-cell office:value-type="string" table:style-name="ce1">
            <text:p>Algier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Z</text:p>
          </table:table-cell>
          <table:table-cell office:value-type="float" office:value="32" table:style-name="ce1">
            <text:p>32</text:p>
          </table:table-cell>
          <table:table-cell office:value-type="float" office:value="50" table:style-name="ce1">
            <text:p>50</text:p>
          </table:table-cell>
          <table:table-cell office:value-type="float" office:value="-1" table:formula="of:=[.A4]-[.A3]-1" table:style-name="ce1">
            <text:p>-1</text:p>
          </table:table-cell>
          <table:table-cell office:value-type="float" office:value="1" table:formula="of:=IF([.D3]=&quot;Z&quot;;1;-1)" table:style-name="ce1">
            <text:p>1</text:p>
          </table:table-cell>
          <table:table-cell office:value-type="string" office:string-value="T1" table:formula="of:=IF([.$C3]&lt;&gt;[.I$1];[.I2];SUM([.I2];[.$E3]*[.$H3]))" table:style-name="ce1">
            <text:p>T1</text:p>
          </table:table-cell>
          <table:table-cell office:value-type="string" office:string-value="T2" table:formula="of:=IF([.$C3]&lt;&gt;[.J$1];[.J2];SUM([.J2];[.$E3]*[.$H3]))" table:style-name="ce1">
            <text:p>T2</text:p>
          </table:table-cell>
          <table:table-cell office:value-type="string" office:string-value="T3" table:formula="of:=IF([.$C3]&lt;&gt;[.K$1];[.K2];SUM([.K2];[.$E3]*[.$H3]))" table:style-name="ce1">
            <text:p>T3</text:p>
          </table:table-cell>
          <table:table-cell office:value-type="float" office:value="3" table:formula="of:=IF([.$C3]&lt;&gt;[.L$1];[.L2];SUM([.L2];[.$E3]*[.$H3]))" table:style-name="ce1">
            <text:p>3</text:p>
          </table:table-cell>
          <table:table-cell office:value-type="float" office:value="32" table:formula="of:=IF([.$C3]&lt;&gt;[.M$1];[.M2];SUM([.M2];[.$E3]*[.$H3]))" table:style-name="ce1">
            <text:p>32</text:p>
          </table:table-cell>
          <table:table-cell table:number-columns-repeated="2" table:style-name="ce1"/>
          <table:table-cell office:value-type="float" office:value="498160" table:formula="of:=[.P2]-[.E3]*[.F3]*[.H3]" table:style-name="ce1">
            <text:p>498160</text:p>
          </table:table-cell>
          <table:table-cell office:value-type="float" office:value="0" table:formula="of:=IF([.A3]&lt;&gt;[.A4];[.P3];0)" table:style-name="ce1">
            <text:p>0</text:p>
          </table:table-cell>
          <table:table-cell table:number-columns-repeated="3" table:style-name="ce1"/>
          <table:table-cell office:value-type="date" office:date-value="2016-02-01T00:00:00" table:style-name="ce2">
            <text:p>01.02.2016</text:p>
          </table:table-cell>
          <table:table-cell office:value-type="date" office:date-value="2018-08-01T00:00:00" table:style-name="ce2">
            <text:p>01.08.2018</text:p>
          </table:table-cell>
          <table:table-cell table:number-columns-repeated="16362"/>
        </table:table-row>
        <table:table-row table:style-name="ro1">
          <table:table-cell office:value-type="date" office:date-value="2016-01-01T00:00:00" table:style-name="ce2">
            <text:p>01.01.2016</text:p>
          </table:table-cell>
          <table:table-cell office:value-type="string" table:style-name="ce1">
            <text:p>Algier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Z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-1" table:formula="of:=[.A5]-[.A4]-1" table:style-name="ce1">
            <text:p>-1</text:p>
          </table:table-cell>
          <table:table-cell office:value-type="float" office:value="1" table:formula="of:=IF([.D4]=&quot;Z&quot;;1;-1)" table:style-name="ce1">
            <text:p>1</text:p>
          </table:table-cell>
          <table:table-cell office:value-type="float" office:value="38" table:formula="of:=IF([.$C4]&lt;&gt;[.I$1];[.I3];SUM([.I3];[.$E4]*[.$H4]))" table:style-name="ce1">
            <text:p>38</text:p>
          </table:table-cell>
          <table:table-cell office:value-type="string" office:string-value="T2" table:formula="of:=IF([.$C4]&lt;&gt;[.J$1];[.J3];SUM([.J3];[.$E4]*[.$H4]))" table:style-name="ce1">
            <text:p>T2</text:p>
          </table:table-cell>
          <table:table-cell office:value-type="string" office:string-value="T3" table:formula="of:=IF([.$C4]&lt;&gt;[.K$1];[.K3];SUM([.K3];[.$E4]*[.$H4]))" table:style-name="ce1">
            <text:p>T3</text:p>
          </table:table-cell>
          <table:table-cell office:value-type="float" office:value="3" table:formula="of:=IF([.$C4]&lt;&gt;[.L$1];[.L3];SUM([.L3];[.$E4]*[.$H4]))" table:style-name="ce1">
            <text:p>3</text:p>
          </table:table-cell>
          <table:table-cell office:value-type="float" office:value="32" table:formula="of:=IF([.$C4]&lt;&gt;[.M$1];[.M3];SUM([.M3];[.$E4]*[.$H4]))" table:style-name="ce1">
            <text:p>32</text:p>
          </table:table-cell>
          <table:table-cell table:number-columns-repeated="2" table:style-name="ce1"/>
          <table:table-cell office:value-type="float" office:value="497780" table:formula="of:=[.P3]-[.E4]*[.F4]*[.H4]" table:style-name="ce1">
            <text:p>497780</text:p>
          </table:table-cell>
          <table:table-cell office:value-type="float" office:value="0" table:formula="of:=IF([.A4]&lt;&gt;[.A5];[.P4];0)" table:style-name="ce1">
            <text:p>0</text:p>
          </table:table-cell>
          <table:table-cell table:number-columns-repeated="2" table:style-name="ce1"/>
          <table:table-cell table:style-name="ce2"/>
          <table:table-cell table:number-columns-repeated="16364" table:style-name="ce1"/>
        </table:table-row>
        <table:table-row table:style-name="ro1">
          <table:table-cell office:value-type="date" office:date-value="2016-01-01T00:00:00" table:style-name="ce2">
            <text:p>01.01.2016</text:p>
          </table:table-cell>
          <table:table-cell office:value-type="string" table:style-name="ce1">
            <text:p>Algier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Z</text:p>
          </table:table-cell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office:value-type="float" office:value="-1" table:formula="of:=[.A6]-[.A5]-1" table:style-name="ce1">
            <text:p>-1</text:p>
          </table:table-cell>
          <table:table-cell office:value-type="float" office:value="1" table:formula="of:=IF([.D5]=&quot;Z&quot;;1;-1)" table:style-name="ce1">
            <text:p>1</text:p>
          </table:table-cell>
          <table:table-cell office:value-type="float" office:value="38" table:formula="of:=IF([.$C5]&lt;&gt;[.I$1];[.I4];SUM([.I4];[.$E5]*[.$H5]))" table:style-name="ce1">
            <text:p>38</text:p>
          </table:table-cell>
          <table:table-cell office:value-type="float" office:value="33" table:formula="of:=IF([.$C5]&lt;&gt;[.J$1];[.J4];SUM([.J4];[.$E5]*[.$H5]))" table:style-name="ce1">
            <text:p>33</text:p>
          </table:table-cell>
          <table:table-cell office:value-type="string" office:string-value="T3" table:formula="of:=IF([.$C5]&lt;&gt;[.K$1];[.K4];SUM([.K4];[.$E5]*[.$H5]))" table:style-name="ce1">
            <text:p>T3</text:p>
          </table:table-cell>
          <table:table-cell office:value-type="float" office:value="3" table:formula="of:=IF([.$C5]&lt;&gt;[.L$1];[.L4];SUM([.L4];[.$E5]*[.$H5]))" table:style-name="ce1">
            <text:p>3</text:p>
          </table:table-cell>
          <table:table-cell office:value-type="float" office:value="32" table:formula="of:=IF([.$C5]&lt;&gt;[.M$1];[.M4];SUM([.M4];[.$E5]*[.$H5]))" table:style-name="ce1">
            <text:p>32</text:p>
          </table:table-cell>
          <table:table-cell table:number-columns-repeated="2" table:style-name="ce1"/>
          <table:table-cell office:value-type="float" office:value="496790" table:formula="of:=[.P4]-[.E5]*[.F5]*[.H5]" table:style-name="ce1">
            <text:p>496790</text:p>
          </table:table-cell>
          <table:table-cell office:value-type="float" office:value="0" table:formula="of:=IF([.A5]&lt;&gt;[.A6];[.P5];0)" table:style-name="ce1">
            <text:p>0</text:p>
          </table:table-cell>
          <table:table-cell table:number-columns-repeated="2" table:style-name="ce1"/>
          <table:table-cell table:style-name="ce2"/>
          <table:table-cell table:number-columns-repeated="16364" table:style-name="ce1"/>
        </table:table-row>
        <table:table-row table:style-name="ro1">
          <table:table-cell office:value-type="date" office:date-value="2016-01-01T00:00:00" table:style-name="ce2">
            <text:p>01.01.2016</text:p>
          </table:table-cell>
          <table:table-cell office:value-type="string" table:style-name="ce1">
            <text:p>Algier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Z</text:p>
          </table:table-cell>
          <table:table-cell office:value-type="float" office:value="43" table:style-name="ce1">
            <text:p>43</text:p>
          </table:table-cell>
          <table:table-cell office:value-type="float" office:value="25" table:style-name="ce1">
            <text:p>25</text:p>
          </table:table-cell>
          <table:table-cell office:value-type="float" office:value="14" table:formula="of:=[.A7]-[.A6]-1" table:style-name="ce1">
            <text:p>14</text:p>
          </table:table-cell>
          <table:table-cell office:value-type="float" office:value="1" table:formula="of:=IF([.D6]=&quot;Z&quot;;1;-1)" table:style-name="ce1">
            <text:p>1</text:p>
          </table:table-cell>
          <table:table-cell office:value-type="float" office:value="38" table:formula="of:=IF([.$C6]&lt;&gt;[.I$1];[.I5];SUM([.I5];[.$E6]*[.$H6]))" table:style-name="ce1">
            <text:p>38</text:p>
          </table:table-cell>
          <table:table-cell office:value-type="float" office:value="33" table:formula="of:=IF([.$C6]&lt;&gt;[.J$1];[.J5];SUM([.J5];[.$E6]*[.$H6]))" table:style-name="ce1">
            <text:p>33</text:p>
          </table:table-cell>
          <table:table-cell office:value-type="float" office:value="43" table:formula="of:=IF([.$C6]&lt;&gt;[.K$1];[.K5];SUM([.K5];[.$E6]*[.$H6]))" table:style-name="ce1">
            <text:p>43</text:p>
          </table:table-cell>
          <table:table-cell office:value-type="float" office:value="3" table:formula="of:=IF([.$C6]&lt;&gt;[.L$1];[.L5];SUM([.L5];[.$E6]*[.$H6]))" table:style-name="ce1">
            <text:p>3</text:p>
          </table:table-cell>
          <table:table-cell office:value-type="float" office:value="32" table:formula="of:=IF([.$C6]&lt;&gt;[.M$1];[.M5];SUM([.M5];[.$E6]*[.$H6]))" table:style-name="ce1">
            <text:p>32</text:p>
          </table:table-cell>
          <table:table-cell table:number-columns-repeated="2" table:style-name="ce1"/>
          <table:table-cell office:value-type="float" office:value="495715" table:formula="of:=[.P5]-[.E6]*[.F6]*[.H6]" table:style-name="ce1">
            <text:p>495715</text:p>
          </table:table-cell>
          <table:table-cell office:value-type="float" office:value="495715" table:formula="of:=IF([.A6]&lt;&gt;[.A7];[.P6];0)" table:style-name="ce1">
            <text:p>495715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16-01-16T00:00:00" table:style-name="ce2">
            <text:p>16.01.2016</text:p>
          </table:table-cell>
          <table:table-cell office:value-type="string" table:style-name="ce1">
            <text:p>Tunis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W</text:p>
          </table:table-cell>
          <table:table-cell office:value-type="float" office:value="32" table:style-name="ce1">
            <text:p>32</text:p>
          </table:table-cell>
          <table:table-cell office:value-type="float" office:value="58" table:style-name="ce1">
            <text:p>58</text:p>
          </table:table-cell>
          <table:table-cell office:value-type="float" office:value="-1" table:formula="of:=[.A8]-[.A7]-1" table:style-name="ce1">
            <text:p>-1</text:p>
          </table:table-cell>
          <table:table-cell office:value-type="float" office:value="-1" table:formula="of:=IF([.D7]=&quot;Z&quot;;1;-1)" table:style-name="ce1">
            <text:p>-1</text:p>
          </table:table-cell>
          <table:table-cell office:value-type="float" office:value="38" table:formula="of:=IF([.$C7]&lt;&gt;[.I$1];[.I6];SUM([.I6];[.$E7]*[.$H7]))" table:style-name="ce1">
            <text:p>38</text:p>
          </table:table-cell>
          <table:table-cell office:value-type="float" office:value="33" table:formula="of:=IF([.$C7]&lt;&gt;[.J$1];[.J6];SUM([.J6];[.$E7]*[.$H7]))" table:style-name="ce1">
            <text:p>33</text:p>
          </table:table-cell>
          <table:table-cell office:value-type="float" office:value="43" table:formula="of:=IF([.$C7]&lt;&gt;[.K$1];[.K6];SUM([.K6];[.$E7]*[.$H7]))" table:style-name="ce1">
            <text:p>43</text:p>
          </table:table-cell>
          <table:table-cell office:value-type="float" office:value="3" table:formula="of:=IF([.$C7]&lt;&gt;[.L$1];[.L6];SUM([.L6];[.$E7]*[.$H7]))" table:style-name="ce1">
            <text:p>3</text:p>
          </table:table-cell>
          <table:table-cell office:value-type="float" office:value="0" table:formula="of:=IF([.$C7]&lt;&gt;[.M$1];[.M6];SUM([.M6];[.$E7]*[.$H7]))" table:style-name="ce1">
            <text:p>0</text:p>
          </table:table-cell>
          <table:table-cell table:number-columns-repeated="2" table:style-name="ce1"/>
          <table:table-cell office:value-type="float" office:value="497571" table:formula="of:=[.P6]-[.E7]*[.F7]*[.H7]" table:style-name="ce1">
            <text:p>497571</text:p>
          </table:table-cell>
          <table:table-cell office:value-type="float" office:value="0" table:formula="of:=IF([.A7]&lt;&gt;[.A8];[.P7];0)" table:style-name="ce1">
            <text:p>0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16-01-16T00:00:00" table:style-name="ce2">
            <text:p>16.01.2016</text:p>
          </table:table-cell>
          <table:table-cell office:value-type="string" table:style-name="ce1">
            <text:p>Tunis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Z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7" table:formula="of:=[.A9]-[.A8]-1" table:style-name="ce1">
            <text:p>7</text:p>
          </table:table-cell>
          <table:table-cell office:value-type="float" office:value="1" table:formula="of:=IF([.D8]=&quot;Z&quot;;1;-1)" table:style-name="ce1">
            <text:p>1</text:p>
          </table:table-cell>
          <table:table-cell office:value-type="float" office:value="38" table:formula="of:=IF([.$C8]&lt;&gt;[.I$1];[.I7];SUM([.I7];[.$E8]*[.$H8]))" table:style-name="ce1">
            <text:p>38</text:p>
          </table:table-cell>
          <table:table-cell office:value-type="float" office:value="47" table:formula="of:=IF([.$C8]&lt;&gt;[.J$1];[.J7];SUM([.J7];[.$E8]*[.$H8]))" table:style-name="ce1">
            <text:p>47</text:p>
          </table:table-cell>
          <table:table-cell office:value-type="float" office:value="43" table:formula="of:=IF([.$C8]&lt;&gt;[.K$1];[.K7];SUM([.K7];[.$E8]*[.$H8]))" table:style-name="ce1">
            <text:p>43</text:p>
          </table:table-cell>
          <table:table-cell office:value-type="float" office:value="3" table:formula="of:=IF([.$C8]&lt;&gt;[.L$1];[.L7];SUM([.L7];[.$E8]*[.$H8]))" table:style-name="ce1">
            <text:p>3</text:p>
          </table:table-cell>
          <table:table-cell office:value-type="float" office:value="0" table:formula="of:=IF([.$C8]&lt;&gt;[.M$1];[.M7];SUM([.M7];[.$E8]*[.$H8]))" table:style-name="ce1">
            <text:p>0</text:p>
          </table:table-cell>
          <table:table-cell table:number-columns-repeated="2" table:style-name="ce1"/>
          <table:table-cell office:value-type="float" office:value="497207" table:formula="of:=[.P7]-[.E8]*[.F8]*[.H8]" table:style-name="ce1">
            <text:p>497207</text:p>
          </table:table-cell>
          <table:table-cell office:value-type="float" office:value="497207" table:formula="of:=IF([.A8]&lt;&gt;[.A9];[.P8];0)" table:style-name="ce1">
            <text:p>497207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16-01-24T00:00:00" table:style-name="ce2">
            <text:p>24.01.2016</text:p>
          </table:table-cell>
          <table:table-cell office:value-type="string" table:style-name="ce1">
            <text:p>Benghazi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Z</text:p>
          </table:table-cell>
          <table:table-cell office:value-type="float" office:value="44" table:style-name="ce1">
            <text:p>44</text:p>
          </table:table-cell>
          <table:table-cell office:value-type="float" office:value="46" table:style-name="ce1">
            <text:p>46</text:p>
          </table:table-cell>
          <table:table-cell office:value-type="float" office:value="-1" table:formula="of:=[.A10]-[.A9]-1" table:style-name="ce1">
            <text:p>-1</text:p>
          </table:table-cell>
          <table:table-cell office:value-type="float" office:value="1" table:formula="of:=IF([.D9]=&quot;Z&quot;;1;-1)" table:style-name="ce1">
            <text:p>1</text:p>
          </table:table-cell>
          <table:table-cell office:value-type="float" office:value="38" table:formula="of:=IF([.$C9]&lt;&gt;[.I$1];[.I8];SUM([.I8];[.$E9]*[.$H9]))" table:style-name="ce1">
            <text:p>38</text:p>
          </table:table-cell>
          <table:table-cell office:value-type="float" office:value="47" table:formula="of:=IF([.$C9]&lt;&gt;[.J$1];[.J8];SUM([.J8];[.$E9]*[.$H9]))" table:style-name="ce1">
            <text:p>47</text:p>
          </table:table-cell>
          <table:table-cell office:value-type="float" office:value="43" table:formula="of:=IF([.$C9]&lt;&gt;[.K$1];[.K8];SUM([.K8];[.$E9]*[.$H9]))" table:style-name="ce1">
            <text:p>43</text:p>
          </table:table-cell>
          <table:table-cell office:value-type="float" office:value="3" table:formula="of:=IF([.$C9]&lt;&gt;[.L$1];[.L8];SUM([.L8];[.$E9]*[.$H9]))" table:style-name="ce1">
            <text:p>3</text:p>
          </table:table-cell>
          <table:table-cell office:value-type="float" office:value="44" table:formula="of:=IF([.$C9]&lt;&gt;[.M$1];[.M8];SUM([.M8];[.$E9]*[.$H9]))" table:style-name="ce1">
            <text:p>44</text:p>
          </table:table-cell>
          <table:table-cell table:number-columns-repeated="2" table:style-name="ce1"/>
          <table:table-cell office:value-type="float" office:value="495183" table:formula="of:=[.P8]-[.E9]*[.F9]*[.H9]" table:style-name="ce1">
            <text:p>495183</text:p>
          </table:table-cell>
          <table:table-cell office:value-type="float" office:value="0" table:formula="of:=IF([.A9]&lt;&gt;[.A10];[.P9];0)" table:style-name="ce1">
            <text:p>0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16-01-24T00:00:00" table:style-name="ce2">
            <text:p>24.01.2016</text:p>
          </table:table-cell>
          <table:table-cell office:value-type="string" table:style-name="ce1">
            <text:p>Benghazi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Z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-1" table:formula="of:=[.A11]-[.A10]-1" table:style-name="ce1">
            <text:p>-1</text:p>
          </table:table-cell>
          <table:table-cell office:value-type="float" office:value="1" table:formula="of:=IF([.D10]=&quot;Z&quot;;1;-1)" table:style-name="ce1">
            <text:p>1</text:p>
          </table:table-cell>
          <table:table-cell office:value-type="float" office:value="38" table:formula="of:=IF([.$C10]&lt;&gt;[.I$1];[.I9];SUM([.I9];[.$E10]*[.$H10]))" table:style-name="ce1">
            <text:p>38</text:p>
          </table:table-cell>
          <table:table-cell office:value-type="float" office:value="48" table:formula="of:=IF([.$C10]&lt;&gt;[.J$1];[.J9];SUM([.J9];[.$E10]*[.$H10]))" table:style-name="ce1">
            <text:p>48</text:p>
          </table:table-cell>
          <table:table-cell office:value-type="float" office:value="43" table:formula="of:=IF([.$C10]&lt;&gt;[.K$1];[.K9];SUM([.K9];[.$E10]*[.$H10]))" table:style-name="ce1">
            <text:p>43</text:p>
          </table:table-cell>
          <table:table-cell office:value-type="float" office:value="3" table:formula="of:=IF([.$C10]&lt;&gt;[.L$1];[.L9];SUM([.L9];[.$E10]*[.$H10]))" table:style-name="ce1">
            <text:p>3</text:p>
          </table:table-cell>
          <table:table-cell office:value-type="float" office:value="44" table:formula="of:=IF([.$C10]&lt;&gt;[.M$1];[.M9];SUM([.M9];[.$E10]*[.$H10]))" table:style-name="ce1">
            <text:p>44</text:p>
          </table:table-cell>
          <table:table-cell table:number-columns-repeated="2" table:style-name="ce1"/>
          <table:table-cell office:value-type="float" office:value="495155" table:formula="of:=[.P9]-[.E10]*[.F10]*[.H10]" table:style-name="ce1">
            <text:p>495155</text:p>
          </table:table-cell>
          <table:table-cell office:value-type="float" office:value="0" table:formula="of:=IF([.A10]&lt;&gt;[.A11];[.P10];0)" table:style-name="ce1">
            <text:p>0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16-01-24T00:00:00" table:style-name="ce2">
            <text:p>24.01.2016</text:p>
          </table:table-cell>
          <table:table-cell office:value-type="string" table:style-name="ce1">
            <text:p>Benghazi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Z</text:p>
          </table:table-cell>
          <table:table-cell office:value-type="float" office:value="21" table:style-name="ce1">
            <text:p>21</text:p>
          </table:table-cell>
          <table:table-cell office:value-type="float" office:value="74" table:style-name="ce1">
            <text:p>74</text:p>
          </table:table-cell>
          <table:table-cell office:value-type="float" office:value="25" table:formula="of:=[.A12]-[.A11]-1" table:style-name="ce1">
            <text:p>25</text:p>
          </table:table-cell>
          <table:table-cell office:value-type="float" office:value="1" table:formula="of:=IF([.D11]=&quot;Z&quot;;1;-1)" table:style-name="ce1">
            <text:p>1</text:p>
          </table:table-cell>
          <table:table-cell office:value-type="float" office:value="38" table:formula="of:=IF([.$C11]&lt;&gt;[.I$1];[.I10];SUM([.I10];[.$E11]*[.$H11]))" table:style-name="ce1">
            <text:p>38</text:p>
          </table:table-cell>
          <table:table-cell office:value-type="float" office:value="48" table:formula="of:=IF([.$C11]&lt;&gt;[.J$1];[.J10];SUM([.J10];[.$E11]*[.$H11]))" table:style-name="ce25">
            <text:p>48</text:p>
          </table:table-cell>
          <table:table-cell office:value-type="float" office:value="43" table:formula="of:=IF([.$C11]&lt;&gt;[.K$1];[.K10];SUM([.K10];[.$E11]*[.$H11]))" table:style-name="ce1">
            <text:p>43</text:p>
          </table:table-cell>
          <table:table-cell office:value-type="float" office:value="24" table:formula="of:=IF([.$C11]&lt;&gt;[.L$1];[.L10];SUM([.L10];[.$E11]*[.$H11]))" table:style-name="ce25">
            <text:p>24</text:p>
          </table:table-cell>
          <table:table-cell office:value-type="float" office:value="44" table:formula="of:=IF([.$C11]&lt;&gt;[.M$1];[.M10];SUM([.M10];[.$E11]*[.$H11]))" table:style-name="ce1">
            <text:p>44</text:p>
          </table:table-cell>
          <table:table-cell table:number-columns-repeated="2" table:style-name="ce1"/>
          <table:table-cell office:value-type="float" office:value="493601" table:formula="of:=[.P10]-[.E11]*[.F11]*[.H11]" table:style-name="ce1">
            <text:p>493601</text:p>
          </table:table-cell>
          <table:table-cell office:value-type="float" office:value="493601" table:formula="of:=IF([.A11]&lt;&gt;[.A12];[.P11];0)" table:style-name="ce1">
            <text:p>493601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16-02-19T00:00:00" table:style-name="ce2">
            <text:p>19.02.2016</text:p>
          </table:table-cell>
          <table:table-cell office:value-type="string" table:style-name="ce1">
            <text:p>Aleksandria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W</text:p>
          </table:table-cell>
          <table:table-cell office:value-type="float" office:value="43" table:style-name="ce1">
            <text:p>43</text:p>
          </table:table-cell>
          <table:table-cell office:value-type="float" office:value="32" table:style-name="ce1">
            <text:p>32</text:p>
          </table:table-cell>
          <table:table-cell office:value-type="float" office:value="-1" table:formula="of:=[.A13]-[.A12]-1" table:style-name="ce1">
            <text:p>-1</text:p>
          </table:table-cell>
          <table:table-cell office:value-type="float" office:value="-1" table:formula="of:=IF([.D12]=&quot;Z&quot;;1;-1)" table:style-name="ce1">
            <text:p>-1</text:p>
          </table:table-cell>
          <table:table-cell office:value-type="float" office:value="38" table:formula="of:=IF([.$C12]&lt;&gt;[.I$1];[.I11];SUM([.I11];[.$E12]*[.$H12]))" table:style-name="ce1">
            <text:p>38</text:p>
          </table:table-cell>
          <table:table-cell office:value-type="float" office:value="48" table:formula="of:=IF([.$C12]&lt;&gt;[.J$1];[.J11];SUM([.J11];[.$E12]*[.$H12]))" table:style-name="ce1">
            <text:p>48</text:p>
          </table:table-cell>
          <table:table-cell office:value-type="float" office:value="0" table:formula="of:=IF([.$C12]&lt;&gt;[.K$1];[.K11];SUM([.K11];[.$E12]*[.$H12]))" table:style-name="ce1">
            <text:p>0</text:p>
          </table:table-cell>
          <table:table-cell office:value-type="float" office:value="24" table:formula="of:=IF([.$C12]&lt;&gt;[.L$1];[.L11];SUM([.L11];[.$E12]*[.$H12]))" table:style-name="ce1">
            <text:p>24</text:p>
          </table:table-cell>
          <table:table-cell office:value-type="float" office:value="44" table:formula="of:=IF([.$C12]&lt;&gt;[.M$1];[.M11];SUM([.M11];[.$E12]*[.$H12]))" table:style-name="ce1">
            <text:p>44</text:p>
          </table:table-cell>
          <table:table-cell table:number-columns-repeated="2" table:style-name="ce1"/>
          <table:table-cell office:value-type="float" office:value="494977" table:formula="of:=[.P11]-[.E12]*[.F12]*[.H12]" table:style-name="ce1">
            <text:p>494977</text:p>
          </table:table-cell>
          <table:table-cell office:value-type="float" office:value="0" table:formula="of:=IF([.A12]&lt;&gt;[.A13];[.P12];0)" table:style-name="ce1">
            <text:p>0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16-02-19T00:00:00" table:style-name="ce2">
            <text:p>19.02.2016</text:p>
          </table:table-cell>
          <table:table-cell office:value-type="string" table:style-name="ce1">
            <text:p>Aleksandria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W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office:value-type="float" office:value="-1" table:formula="of:=[.A14]-[.A13]-1" table:style-name="ce1">
            <text:p>-1</text:p>
          </table:table-cell>
          <table:table-cell office:value-type="float" office:value="-1" table:formula="of:=IF([.D13]=&quot;Z&quot;;1;-1)" table:style-name="ce1">
            <text:p>-1</text:p>
          </table:table-cell>
          <table:table-cell office:value-type="float" office:value="0" table:formula="of:=IF([.$C13]&lt;&gt;[.I$1];[.I12];SUM([.I12];[.$E13]*[.$H13]))" table:style-name="ce1">
            <text:p>0</text:p>
          </table:table-cell>
          <table:table-cell office:value-type="float" office:value="48" table:formula="of:=IF([.$C13]&lt;&gt;[.J$1];[.J12];SUM([.J12];[.$E13]*[.$H13]))" table:style-name="ce1">
            <text:p>48</text:p>
          </table:table-cell>
          <table:table-cell office:value-type="float" office:value="0" table:formula="of:=IF([.$C13]&lt;&gt;[.K$1];[.K12];SUM([.K12];[.$E13]*[.$H13]))" table:style-name="ce1">
            <text:p>0</text:p>
          </table:table-cell>
          <table:table-cell office:value-type="float" office:value="24" table:formula="of:=IF([.$C13]&lt;&gt;[.L$1];[.L12];SUM([.L12];[.$E13]*[.$H13]))" table:style-name="ce1">
            <text:p>24</text:p>
          </table:table-cell>
          <table:table-cell office:value-type="float" office:value="44" table:formula="of:=IF([.$C13]&lt;&gt;[.M$1];[.M12];SUM([.M12];[.$E13]*[.$H13]))" table:style-name="ce1">
            <text:p>44</text:p>
          </table:table-cell>
          <table:table-cell table:number-columns-repeated="2" table:style-name="ce1"/>
          <table:table-cell office:value-type="float" office:value="495471" table:formula="of:=[.P12]-[.E13]*[.F13]*[.H13]" table:style-name="ce1">
            <text:p>495471</text:p>
          </table:table-cell>
          <table:table-cell office:value-type="float" office:value="0" table:formula="of:=IF([.A13]&lt;&gt;[.A14];[.P13];0)" table:style-name="ce1">
            <text:p>0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16-02-19T00:00:00" table:style-name="ce2">
            <text:p>19.02.2016</text:p>
          </table:table-cell>
          <table:table-cell office:value-type="string" table:style-name="ce1">
            <text:p>Aleksandria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Z</text:p>
          </table:table-cell>
          <table:table-cell office:value-type="float" office:value="9" table:style-name="ce1">
            <text:p>9</text:p>
          </table:table-cell>
          <table:table-cell office:value-type="float" office:value="59" table:style-name="ce1">
            <text:p>59</text:p>
          </table:table-cell>
          <table:table-cell office:value-type="float" office:value="-1" table:formula="of:=[.A15]-[.A14]-1" table:style-name="ce1">
            <text:p>-1</text:p>
          </table:table-cell>
          <table:table-cell office:value-type="float" office:value="1" table:formula="of:=IF([.D14]=&quot;Z&quot;;1;-1)" table:style-name="ce1">
            <text:p>1</text:p>
          </table:table-cell>
          <table:table-cell office:value-type="float" office:value="0" table:formula="of:=IF([.$C14]&lt;&gt;[.I$1];[.I13];SUM([.I13];[.$E14]*[.$H14]))" table:style-name="ce1">
            <text:p>0</text:p>
          </table:table-cell>
          <table:table-cell office:value-type="float" office:value="48" table:formula="of:=IF([.$C14]&lt;&gt;[.J$1];[.J13];SUM([.J13];[.$E14]*[.$H14]))" table:style-name="ce1">
            <text:p>48</text:p>
          </table:table-cell>
          <table:table-cell office:value-type="float" office:value="0" table:formula="of:=IF([.$C14]&lt;&gt;[.K$1];[.K13];SUM([.K13];[.$E14]*[.$H14]))" table:style-name="ce1">
            <text:p>0</text:p>
          </table:table-cell>
          <table:table-cell office:value-type="float" office:value="33" table:formula="of:=IF([.$C14]&lt;&gt;[.L$1];[.L13];SUM([.L13];[.$E14]*[.$H14]))" table:style-name="ce1">
            <text:p>33</text:p>
          </table:table-cell>
          <table:table-cell office:value-type="float" office:value="44" table:formula="of:=IF([.$C14]&lt;&gt;[.M$1];[.M13];SUM([.M13];[.$E14]*[.$H14]))" table:style-name="ce1">
            <text:p>44</text:p>
          </table:table-cell>
          <table:table-cell table:number-columns-repeated="2" table:style-name="ce1"/>
          <table:table-cell office:value-type="float" office:value="494940" table:formula="of:=[.P13]-[.E14]*[.F14]*[.H14]" table:style-name="ce1">
            <text:p>494940</text:p>
          </table:table-cell>
          <table:table-cell office:value-type="float" office:value="0" table:formula="of:=IF([.A14]&lt;&gt;[.A15];[.P14];0)" table:style-name="ce1">
            <text:p>0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16-02-19T00:00:00" table:style-name="ce2">
            <text:p>19.02.2016</text:p>
          </table:table-cell>
          <table:table-cell office:value-type="string" table:style-name="ce1">
            <text:p>Aleksandria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Z</text:p>
          </table:table-cell>
          <table:table-cell office:value-type="float" office:value="8" table:style-name="ce1">
            <text:p>8</text:p>
          </table:table-cell>
          <table:table-cell office:value-type="float" office:value="37" table:style-name="ce1">
            <text:p>37</text:p>
          </table:table-cell>
          <table:table-cell office:value-type="float" office:value="20" table:formula="of:=[.A16]-[.A15]-1" table:style-name="ce1">
            <text:p>20</text:p>
          </table:table-cell>
          <table:table-cell office:value-type="float" office:value="1" table:formula="of:=IF([.D15]=&quot;Z&quot;;1;-1)" table:style-name="ce1">
            <text:p>1</text:p>
          </table:table-cell>
          <table:table-cell office:value-type="float" office:value="0" table:formula="of:=IF([.$C15]&lt;&gt;[.I$1];[.I14];SUM([.I14];[.$E15]*[.$H15]))" table:style-name="ce1">
            <text:p>0</text:p>
          </table:table-cell>
          <table:table-cell office:value-type="float" office:value="48" table:formula="of:=IF([.$C15]&lt;&gt;[.J$1];[.J14];SUM([.J14];[.$E15]*[.$H15]))" table:style-name="ce1">
            <text:p>48</text:p>
          </table:table-cell>
          <table:table-cell office:value-type="float" office:value="0" table:formula="of:=IF([.$C15]&lt;&gt;[.K$1];[.K14];SUM([.K14];[.$E15]*[.$H15]))" table:style-name="ce1">
            <text:p>0</text:p>
          </table:table-cell>
          <table:table-cell office:value-type="float" office:value="33" table:formula="of:=IF([.$C15]&lt;&gt;[.L$1];[.L14];SUM([.L14];[.$E15]*[.$H15]))" table:style-name="ce1">
            <text:p>33</text:p>
          </table:table-cell>
          <table:table-cell office:value-type="float" office:value="52" table:formula="of:=IF([.$C15]&lt;&gt;[.M$1];[.M14];SUM([.M14];[.$E15]*[.$H15]))" table:style-name="ce1">
            <text:p>52</text:p>
          </table:table-cell>
          <table:table-cell table:number-columns-repeated="2" table:style-name="ce1"/>
          <table:table-cell office:value-type="float" office:value="494644" table:formula="of:=[.P14]-[.E15]*[.F15]*[.H15]" table:style-name="ce1">
            <text:p>494644</text:p>
          </table:table-cell>
          <table:table-cell office:value-type="float" office:value="494644" table:formula="of:=IF([.A15]&lt;&gt;[.A16];[.P15];0)" table:style-name="ce1">
            <text:p>494644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16-03-11T00:00:00" table:style-name="ce2">
            <text:p>11.03.2016</text:p>
          </table:table-cell>
          <table:table-cell office:value-type="string" table:style-name="ce1">
            <text:p>Bejrut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W</text:p>
          </table:table-cell>
          <table:table-cell office:value-type="float" office:value="50" table:style-name="ce1">
            <text:p>50</text:p>
          </table:table-cell>
          <table:table-cell office:value-type="float" office:value="61" table:style-name="ce1">
            <text:p>61</text:p>
          </table:table-cell>
          <table:table-cell office:value-type="float" office:value="-1" table:formula="of:=[.A17]-[.A16]-1" table:style-name="ce1">
            <text:p>-1</text:p>
          </table:table-cell>
          <table:table-cell office:value-type="float" office:value="-1" table:formula="of:=IF([.D16]=&quot;Z&quot;;1;-1)" table:style-name="ce1">
            <text:p>-1</text:p>
          </table:table-cell>
          <table:table-cell office:value-type="float" office:value="0" table:formula="of:=IF([.$C16]&lt;&gt;[.I$1];[.I15];SUM([.I15];[.$E16]*[.$H16]))" table:style-name="ce1">
            <text:p>0</text:p>
          </table:table-cell>
          <table:table-cell office:value-type="float" office:value="48" table:formula="of:=IF([.$C16]&lt;&gt;[.J$1];[.J15];SUM([.J15];[.$E16]*[.$H16]))" table:style-name="ce1">
            <text:p>48</text:p>
          </table:table-cell>
          <table:table-cell office:value-type="float" office:value="0" table:formula="of:=IF([.$C16]&lt;&gt;[.K$1];[.K15];SUM([.K15];[.$E16]*[.$H16]))" table:style-name="ce1">
            <text:p>0</text:p>
          </table:table-cell>
          <table:table-cell office:value-type="float" office:value="33" table:formula="of:=IF([.$C16]&lt;&gt;[.L$1];[.L15];SUM([.L15];[.$E16]*[.$H16]))" table:style-name="ce1">
            <text:p>33</text:p>
          </table:table-cell>
          <table:table-cell office:value-type="float" office:value="2" table:formula="of:=IF([.$C16]&lt;&gt;[.M$1];[.M15];SUM([.M15];[.$E16]*[.$H16]))" table:style-name="ce1">
            <text:p>2</text:p>
          </table:table-cell>
          <table:table-cell table:number-columns-repeated="2" table:style-name="ce1"/>
          <table:table-cell office:value-type="float" office:value="497694" table:formula="of:=[.P15]-[.E16]*[.F16]*[.H16]" table:style-name="ce1">
            <text:p>497694</text:p>
          </table:table-cell>
          <table:table-cell office:value-type="float" office:value="0" table:formula="of:=IF([.A16]&lt;&gt;[.A17];[.P16];0)" table:style-name="ce1">
            <text:p>0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16-03-11T00:00:00" table:style-name="ce2">
            <text:p>11.03.2016</text:p>
          </table:table-cell>
          <table:table-cell office:value-type="string" table:style-name="ce1">
            <text:p>Bejrut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Z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-1" table:formula="of:=[.A18]-[.A17]-1" table:style-name="ce1">
            <text:p>-1</text:p>
          </table:table-cell>
          <table:table-cell office:value-type="float" office:value="1" table:formula="of:=IF([.D17]=&quot;Z&quot;;1;-1)" table:style-name="ce1">
            <text:p>1</text:p>
          </table:table-cell>
          <table:table-cell office:value-type="float" office:value="0" table:formula="of:=IF([.$C17]&lt;&gt;[.I$1];[.I16];SUM([.I16];[.$E17]*[.$H17]))" table:style-name="ce1">
            <text:p>0</text:p>
          </table:table-cell>
          <table:table-cell office:value-type="float" office:value="48" table:formula="of:=IF([.$C17]&lt;&gt;[.J$1];[.J16];SUM([.J16];[.$E17]*[.$H17]))" table:style-name="ce1">
            <text:p>48</text:p>
          </table:table-cell>
          <table:table-cell office:value-type="float" office:value="32" table:formula="of:=IF([.$C17]&lt;&gt;[.K$1];[.K16];SUM([.K16];[.$E17]*[.$H17]))" table:style-name="ce1">
            <text:p>32</text:p>
          </table:table-cell>
          <table:table-cell office:value-type="float" office:value="33" table:formula="of:=IF([.$C17]&lt;&gt;[.L$1];[.L16];SUM([.L16];[.$E17]*[.$H17]))" table:style-name="ce1">
            <text:p>33</text:p>
          </table:table-cell>
          <table:table-cell office:value-type="float" office:value="2" table:formula="of:=IF([.$C17]&lt;&gt;[.M$1];[.M16];SUM([.M16];[.$E17]*[.$H17]))" table:style-name="ce1">
            <text:p>2</text:p>
          </table:table-cell>
          <table:table-cell table:number-columns-repeated="2" table:style-name="ce1"/>
          <table:table-cell office:value-type="float" office:value="497054" table:formula="of:=[.P16]-[.E17]*[.F17]*[.H17]" table:style-name="ce1">
            <text:p>497054</text:p>
          </table:table-cell>
          <table:table-cell office:value-type="float" office:value="0" table:formula="of:=IF([.A17]&lt;&gt;[.A18];[.P17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03-11T00:00:00" table:style-name="ce2">
            <text:p>11.03.2016</text:p>
          </table:table-cell>
          <table:table-cell office:value-type="string" table:style-name="ce1">
            <text:p>Bejrut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Z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-1" table:formula="of:=[.A19]-[.A18]-1" table:style-name="ce1">
            <text:p>-1</text:p>
          </table:table-cell>
          <table:table-cell office:value-type="float" office:value="1" table:formula="of:=IF([.D18]=&quot;Z&quot;;1;-1)" table:style-name="ce1">
            <text:p>1</text:p>
          </table:table-cell>
          <table:table-cell office:value-type="float" office:value="7" table:formula="of:=IF([.$C18]&lt;&gt;[.I$1];[.I17];SUM([.I17];[.$E18]*[.$H18]))" table:style-name="ce1">
            <text:p>7</text:p>
          </table:table-cell>
          <table:table-cell office:value-type="float" office:value="48" table:formula="of:=IF([.$C18]&lt;&gt;[.J$1];[.J17];SUM([.J17];[.$E18]*[.$H18]))" table:style-name="ce1">
            <text:p>48</text:p>
          </table:table-cell>
          <table:table-cell office:value-type="float" office:value="32" table:formula="of:=IF([.$C18]&lt;&gt;[.K$1];[.K17];SUM([.K17];[.$E18]*[.$H18]))" table:style-name="ce1">
            <text:p>32</text:p>
          </table:table-cell>
          <table:table-cell office:value-type="float" office:value="33" table:formula="of:=IF([.$C18]&lt;&gt;[.L$1];[.L17];SUM([.L17];[.$E18]*[.$H18]))" table:style-name="ce1">
            <text:p>33</text:p>
          </table:table-cell>
          <table:table-cell office:value-type="float" office:value="2" table:formula="of:=IF([.$C18]&lt;&gt;[.M$1];[.M17];SUM([.M17];[.$E18]*[.$H18]))" table:style-name="ce1">
            <text:p>2</text:p>
          </table:table-cell>
          <table:table-cell table:number-columns-repeated="2" table:style-name="ce1"/>
          <table:table-cell office:value-type="float" office:value="496998" table:formula="of:=[.P17]-[.E18]*[.F18]*[.H18]" table:style-name="ce1">
            <text:p>496998</text:p>
          </table:table-cell>
          <table:table-cell office:value-type="float" office:value="0" table:formula="of:=IF([.A18]&lt;&gt;[.A19];[.P18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03-11T00:00:00" table:style-name="ce2">
            <text:p>11.03.2016</text:p>
          </table:table-cell>
          <table:table-cell office:value-type="string" table:style-name="ce1">
            <text:p>Bejrut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Z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3" table:formula="of:=[.A20]-[.A19]-1" table:style-name="ce1">
            <text:p>23</text:p>
          </table:table-cell>
          <table:table-cell office:value-type="float" office:value="1" table:formula="of:=IF([.D19]=&quot;Z&quot;;1;-1)" table:style-name="ce1">
            <text:p>1</text:p>
          </table:table-cell>
          <table:table-cell office:value-type="float" office:value="7" table:formula="of:=IF([.$C19]&lt;&gt;[.I$1];[.I18];SUM([.I18];[.$E19]*[.$H19]))" table:style-name="ce1">
            <text:p>7</text:p>
          </table:table-cell>
          <table:table-cell office:value-type="float" office:value="58" table:formula="of:=IF([.$C19]&lt;&gt;[.J$1];[.J18];SUM([.J18];[.$E19]*[.$H19]))" table:style-name="ce1">
            <text:p>58</text:p>
          </table:table-cell>
          <table:table-cell office:value-type="float" office:value="32" table:formula="of:=IF([.$C19]&lt;&gt;[.K$1];[.K18];SUM([.K18];[.$E19]*[.$H19]))" table:style-name="ce1">
            <text:p>32</text:p>
          </table:table-cell>
          <table:table-cell office:value-type="float" office:value="33" table:formula="of:=IF([.$C19]&lt;&gt;[.L$1];[.L18];SUM([.L18];[.$E19]*[.$H19]))" table:style-name="ce1">
            <text:p>33</text:p>
          </table:table-cell>
          <table:table-cell office:value-type="float" office:value="2" table:formula="of:=IF([.$C19]&lt;&gt;[.M$1];[.M18];SUM([.M18];[.$E19]*[.$H19]))" table:style-name="ce1">
            <text:p>2</text:p>
          </table:table-cell>
          <table:table-cell table:number-columns-repeated="2" table:style-name="ce1"/>
          <table:table-cell office:value-type="float" office:value="496758" table:formula="of:=[.P18]-[.E19]*[.F19]*[.H19]" table:style-name="ce1">
            <text:p>496758</text:p>
          </table:table-cell>
          <table:table-cell office:value-type="float" office:value="496758" table:formula="of:=IF([.A19]&lt;&gt;[.A20];[.P19];0)" table:style-name="ce1">
            <text:p>496758</text:p>
          </table:table-cell>
          <table:table-cell table:number-columns-repeated="16367"/>
        </table:table-row>
        <table:table-row table:style-name="ro1">
          <table:table-cell office:value-type="date" office:date-value="2016-04-04T00:00:00" table:style-name="ce2">
            <text:p>04.04.2016</text:p>
          </table:table-cell>
          <table:table-cell office:value-type="string" table:style-name="ce1">
            <text:p>Palermo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W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-1" table:formula="of:=[.A21]-[.A20]-1" table:style-name="ce1">
            <text:p>-1</text:p>
          </table:table-cell>
          <table:table-cell office:value-type="float" office:value="-1" table:formula="of:=IF([.D20]=&quot;Z&quot;;1;-1)" table:style-name="ce1">
            <text:p>-1</text:p>
          </table:table-cell>
          <table:table-cell office:value-type="float" office:value="0" table:formula="of:=IF([.$C20]&lt;&gt;[.I$1];[.I19];SUM([.I19];[.$E20]*[.$H20]))" table:style-name="ce1">
            <text:p>0</text:p>
          </table:table-cell>
          <table:table-cell office:value-type="float" office:value="58" table:formula="of:=IF([.$C20]&lt;&gt;[.J$1];[.J19];SUM([.J19];[.$E20]*[.$H20]))" table:style-name="ce1">
            <text:p>58</text:p>
          </table:table-cell>
          <table:table-cell office:value-type="float" office:value="32" table:formula="of:=IF([.$C20]&lt;&gt;[.K$1];[.K19];SUM([.K19];[.$E20]*[.$H20]))" table:style-name="ce1">
            <text:p>32</text:p>
          </table:table-cell>
          <table:table-cell office:value-type="float" office:value="33" table:formula="of:=IF([.$C20]&lt;&gt;[.L$1];[.L19];SUM([.L19];[.$E20]*[.$H20]))" table:style-name="ce1">
            <text:p>33</text:p>
          </table:table-cell>
          <table:table-cell office:value-type="float" office:value="2" table:formula="of:=IF([.$C20]&lt;&gt;[.M$1];[.M19];SUM([.M19];[.$E20]*[.$H20]))" table:style-name="ce1">
            <text:p>2</text:p>
          </table:table-cell>
          <table:table-cell table:number-columns-repeated="2" table:style-name="ce1"/>
          <table:table-cell office:value-type="float" office:value="496842" table:formula="of:=[.P19]-[.E20]*[.F20]*[.H20]" table:style-name="ce1">
            <text:p>496842</text:p>
          </table:table-cell>
          <table:table-cell office:value-type="float" office:value="0" table:formula="of:=IF([.A20]&lt;&gt;[.A21];[.P20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04-04T00:00:00" table:style-name="ce2">
            <text:p>04.04.2016</text:p>
          </table:table-cell>
          <table:table-cell office:value-type="string" table:style-name="ce1">
            <text:p>Palermo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Z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-1" table:formula="of:=[.A22]-[.A21]-1" table:style-name="ce1">
            <text:p>-1</text:p>
          </table:table-cell>
          <table:table-cell office:value-type="float" office:value="1" table:formula="of:=IF([.D21]=&quot;Z&quot;;1;-1)" table:style-name="ce1">
            <text:p>1</text:p>
          </table:table-cell>
          <table:table-cell office:value-type="float" office:value="0" table:formula="of:=IF([.$C21]&lt;&gt;[.I$1];[.I20];SUM([.I20];[.$E21]*[.$H21]))" table:style-name="ce1">
            <text:p>0</text:p>
          </table:table-cell>
          <table:table-cell office:value-type="float" office:value="58" table:formula="of:=IF([.$C21]&lt;&gt;[.J$1];[.J20];SUM([.J20];[.$E21]*[.$H21]))" table:style-name="ce1">
            <text:p>58</text:p>
          </table:table-cell>
          <table:table-cell office:value-type="float" office:value="57" table:formula="of:=IF([.$C21]&lt;&gt;[.K$1];[.K20];SUM([.K20];[.$E21]*[.$H21]))" table:style-name="ce1">
            <text:p>57</text:p>
          </table:table-cell>
          <table:table-cell office:value-type="float" office:value="33" table:formula="of:=IF([.$C21]&lt;&gt;[.L$1];[.L20];SUM([.L20];[.$E21]*[.$H21]))" table:style-name="ce1">
            <text:p>33</text:p>
          </table:table-cell>
          <table:table-cell office:value-type="float" office:value="2" table:formula="of:=IF([.$C21]&lt;&gt;[.M$1];[.M20];SUM([.M20];[.$E21]*[.$H21]))" table:style-name="ce1">
            <text:p>2</text:p>
          </table:table-cell>
          <table:table-cell table:number-columns-repeated="2" table:style-name="ce1"/>
          <table:table-cell office:value-type="float" office:value="496367" table:formula="of:=[.P20]-[.E21]*[.F21]*[.H21]" table:style-name="ce1">
            <text:p>496367</text:p>
          </table:table-cell>
          <table:table-cell office:value-type="float" office:value="0" table:formula="of:=IF([.A21]&lt;&gt;[.A22];[.P21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04-04T00:00:00" table:style-name="ce2">
            <text:p>04.04.2016</text:p>
          </table:table-cell>
          <table:table-cell office:value-type="string" table:style-name="ce1">
            <text:p>Palermo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Z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17" table:formula="of:=[.A23]-[.A22]-1" table:style-name="ce1">
            <text:p>17</text:p>
          </table:table-cell>
          <table:table-cell office:value-type="float" office:value="1" table:formula="of:=IF([.D22]=&quot;Z&quot;;1;-1)" table:style-name="ce1">
            <text:p>1</text:p>
          </table:table-cell>
          <table:table-cell office:value-type="float" office:value="0" table:formula="of:=IF([.$C22]&lt;&gt;[.I$1];[.I21];SUM([.I21];[.$E22]*[.$H22]))" table:style-name="ce1">
            <text:p>0</text:p>
          </table:table-cell>
          <table:table-cell office:value-type="float" office:value="58" table:formula="of:=IF([.$C22]&lt;&gt;[.J$1];[.J21];SUM([.J21];[.$E22]*[.$H22]))" table:style-name="ce1">
            <text:p>58</text:p>
          </table:table-cell>
          <table:table-cell office:value-type="float" office:value="57" table:formula="of:=IF([.$C22]&lt;&gt;[.K$1];[.K21];SUM([.K21];[.$E22]*[.$H22]))" table:style-name="ce1">
            <text:p>57</text:p>
          </table:table-cell>
          <table:table-cell office:value-type="float" office:value="33" table:formula="of:=IF([.$C22]&lt;&gt;[.L$1];[.L21];SUM([.L21];[.$E22]*[.$H22]))" table:style-name="ce1">
            <text:p>33</text:p>
          </table:table-cell>
          <table:table-cell office:value-type="float" office:value="35" table:formula="of:=IF([.$C22]&lt;&gt;[.M$1];[.M21];SUM([.M21];[.$E22]*[.$H22]))" table:style-name="ce1">
            <text:p>35</text:p>
          </table:table-cell>
          <table:table-cell table:number-columns-repeated="2" table:style-name="ce1"/>
          <table:table-cell office:value-type="float" office:value="495113" table:formula="of:=[.P21]-[.E22]*[.F22]*[.H22]" table:style-name="ce1">
            <text:p>495113</text:p>
          </table:table-cell>
          <table:table-cell office:value-type="float" office:value="495113" table:formula="of:=IF([.A22]&lt;&gt;[.A23];[.P22];0)" table:style-name="ce1">
            <text:p>495113</text:p>
          </table:table-cell>
          <table:table-cell table:number-columns-repeated="16367"/>
        </table:table-row>
        <table:table-row table:style-name="ro1">
          <table:table-cell office:value-type="date" office:date-value="2016-04-22T00:00:00" table:style-name="ce2">
            <text:p>22.04.2016</text:p>
          </table:table-cell>
          <table:table-cell office:value-type="string" table:style-name="ce1">
            <text:p>Neapol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W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office:value-type="float" office:value="-1" table:formula="of:=[.A24]-[.A23]-1" table:style-name="ce1">
            <text:p>-1</text:p>
          </table:table-cell>
          <table:table-cell office:value-type="float" office:value="-1" table:formula="of:=IF([.D23]=&quot;Z&quot;;1;-1)" table:style-name="ce1">
            <text:p>-1</text:p>
          </table:table-cell>
          <table:table-cell office:value-type="float" office:value="0" table:formula="of:=IF([.$C23]&lt;&gt;[.I$1];[.I22];SUM([.I22];[.$E23]*[.$H23]))" table:style-name="ce1">
            <text:p>0</text:p>
          </table:table-cell>
          <table:table-cell office:value-type="float" office:value="22" table:formula="of:=IF([.$C23]&lt;&gt;[.J$1];[.J22];SUM([.J22];[.$E23]*[.$H23]))" table:style-name="ce1">
            <text:p>22</text:p>
          </table:table-cell>
          <table:table-cell office:value-type="float" office:value="57" table:formula="of:=IF([.$C23]&lt;&gt;[.K$1];[.K22];SUM([.K22];[.$E23]*[.$H23]))" table:style-name="ce1">
            <text:p>57</text:p>
          </table:table-cell>
          <table:table-cell office:value-type="float" office:value="33" table:formula="of:=IF([.$C23]&lt;&gt;[.L$1];[.L22];SUM([.L22];[.$E23]*[.$H23]))" table:style-name="ce1">
            <text:p>33</text:p>
          </table:table-cell>
          <table:table-cell office:value-type="float" office:value="35" table:formula="of:=IF([.$C23]&lt;&gt;[.M$1];[.M22];SUM([.M22];[.$E23]*[.$H23]))" table:style-name="ce1">
            <text:p>35</text:p>
          </table:table-cell>
          <table:table-cell table:number-columns-repeated="2" table:style-name="ce1"/>
          <table:table-cell office:value-type="float" office:value="496373" table:formula="of:=[.P22]-[.E23]*[.F23]*[.H23]" table:style-name="ce1">
            <text:p>496373</text:p>
          </table:table-cell>
          <table:table-cell office:value-type="float" office:value="0" table:formula="of:=IF([.A23]&lt;&gt;[.A24];[.P23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04-22T00:00:00" table:style-name="ce2">
            <text:p>22.04.2016</text:p>
          </table:table-cell>
          <table:table-cell office:value-type="string" table:style-name="ce1">
            <text:p>Neapol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Z</text:p>
          </table:table-cell>
          <table:table-cell office:value-type="float" office:value="5" table:style-name="ce1">
            <text:p>5</text:p>
          </table:table-cell>
          <table:table-cell office:value-type="float" office:value="66" table:style-name="ce1">
            <text:p>66</text:p>
          </table:table-cell>
          <table:table-cell office:value-type="float" office:value="-1" table:formula="of:=[.A25]-[.A24]-1" table:style-name="ce1">
            <text:p>-1</text:p>
          </table:table-cell>
          <table:table-cell office:value-type="float" office:value="1" table:formula="of:=IF([.D24]=&quot;Z&quot;;1;-1)" table:style-name="ce1">
            <text:p>1</text:p>
          </table:table-cell>
          <table:table-cell office:value-type="float" office:value="0" table:formula="of:=IF([.$C24]&lt;&gt;[.I$1];[.I23];SUM([.I23];[.$E24]*[.$H24]))" table:style-name="ce1">
            <text:p>0</text:p>
          </table:table-cell>
          <table:table-cell office:value-type="float" office:value="22" table:formula="of:=IF([.$C24]&lt;&gt;[.J$1];[.J23];SUM([.J23];[.$E24]*[.$H24]))" table:style-name="ce1">
            <text:p>22</text:p>
          </table:table-cell>
          <table:table-cell office:value-type="float" office:value="57" table:formula="of:=IF([.$C24]&lt;&gt;[.K$1];[.K23];SUM([.K23];[.$E24]*[.$H24]))" table:style-name="ce1">
            <text:p>57</text:p>
          </table:table-cell>
          <table:table-cell office:value-type="float" office:value="38" table:formula="of:=IF([.$C24]&lt;&gt;[.L$1];[.L23];SUM([.L23];[.$E24]*[.$H24]))" table:style-name="ce1">
            <text:p>38</text:p>
          </table:table-cell>
          <table:table-cell office:value-type="float" office:value="35" table:formula="of:=IF([.$C24]&lt;&gt;[.M$1];[.M23];SUM([.M23];[.$E24]*[.$H24]))" table:style-name="ce1">
            <text:p>35</text:p>
          </table:table-cell>
          <table:table-cell table:number-columns-repeated="2" table:style-name="ce1"/>
          <table:table-cell office:value-type="float" office:value="496043" table:formula="of:=[.P23]-[.E24]*[.F24]*[.H24]" table:style-name="ce1">
            <text:p>496043</text:p>
          </table:table-cell>
          <table:table-cell office:value-type="float" office:value="0" table:formula="of:=IF([.A24]&lt;&gt;[.A25];[.P24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04-22T00:00:00" table:style-name="ce2">
            <text:p>22.04.2016</text:p>
          </table:table-cell>
          <table:table-cell office:value-type="string" table:style-name="ce1">
            <text:p>Neapol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Z</text:p>
          </table:table-cell>
          <table:table-cell office:value-type="float" office:value="35" table:style-name="ce1">
            <text:p>35</text:p>
          </table:table-cell>
          <table:table-cell office:value-type="float" office:value="41" table:style-name="ce1">
            <text:p>41</text:p>
          </table:table-cell>
          <table:table-cell office:value-type="float" office:value="21" table:formula="of:=[.A26]-[.A25]-1" table:style-name="ce1">
            <text:p>21</text:p>
          </table:table-cell>
          <table:table-cell office:value-type="float" office:value="1" table:formula="of:=IF([.D25]=&quot;Z&quot;;1;-1)" table:style-name="ce1">
            <text:p>1</text:p>
          </table:table-cell>
          <table:table-cell office:value-type="float" office:value="0" table:formula="of:=IF([.$C25]&lt;&gt;[.I$1];[.I24];SUM([.I24];[.$E25]*[.$H25]))" table:style-name="ce1">
            <text:p>0</text:p>
          </table:table-cell>
          <table:table-cell office:value-type="float" office:value="22" table:formula="of:=IF([.$C25]&lt;&gt;[.J$1];[.J24];SUM([.J24];[.$E25]*[.$H25]))" table:style-name="ce1">
            <text:p>22</text:p>
          </table:table-cell>
          <table:table-cell office:value-type="float" office:value="57" table:formula="of:=IF([.$C25]&lt;&gt;[.K$1];[.K24];SUM([.K24];[.$E25]*[.$H25]))" table:style-name="ce1">
            <text:p>57</text:p>
          </table:table-cell>
          <table:table-cell office:value-type="float" office:value="38" table:formula="of:=IF([.$C25]&lt;&gt;[.L$1];[.L24];SUM([.L24];[.$E25]*[.$H25]))" table:style-name="ce1">
            <text:p>38</text:p>
          </table:table-cell>
          <table:table-cell office:value-type="float" office:value="70" table:formula="of:=IF([.$C25]&lt;&gt;[.M$1];[.M24];SUM([.M24];[.$E25]*[.$H25]))" table:style-name="ce1">
            <text:p>70</text:p>
          </table:table-cell>
          <table:table-cell table:number-columns-repeated="2" table:style-name="ce1"/>
          <table:table-cell office:value-type="float" office:value="494608" table:formula="of:=[.P24]-[.E25]*[.F25]*[.H25]" table:style-name="ce1">
            <text:p>494608</text:p>
          </table:table-cell>
          <table:table-cell office:value-type="float" office:value="494608" table:formula="of:=IF([.A25]&lt;&gt;[.A26];[.P25];0)" table:style-name="ce1">
            <text:p>494608</text:p>
          </table:table-cell>
          <table:table-cell table:number-columns-repeated="16367"/>
        </table:table-row>
        <table:table-row table:style-name="ro1">
          <table:table-cell office:value-type="date" office:date-value="2016-05-14T00:00:00" table:style-name="ce2">
            <text:p>14.05.2016</text:p>
          </table:table-cell>
          <table:table-cell office:value-type="string" table:style-name="ce1">
            <text:p>Monako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W</text:p>
          </table:table-cell>
          <table:table-cell office:value-type="float" office:value="38" table:style-name="ce1">
            <text:p>38</text:p>
          </table:table-cell>
          <table:table-cell office:value-type="float" office:value="98" table:style-name="ce1">
            <text:p>98</text:p>
          </table:table-cell>
          <table:table-cell office:value-type="float" office:value="-1" table:formula="of:=[.A27]-[.A26]-1" table:style-name="ce1">
            <text:p>-1</text:p>
          </table:table-cell>
          <table:table-cell office:value-type="float" office:value="-1" table:formula="of:=IF([.D26]=&quot;Z&quot;;1;-1)" table:style-name="ce1">
            <text:p>-1</text:p>
          </table:table-cell>
          <table:table-cell office:value-type="float" office:value="0" table:formula="of:=IF([.$C26]&lt;&gt;[.I$1];[.I25];SUM([.I25];[.$E26]*[.$H26]))" table:style-name="ce1">
            <text:p>0</text:p>
          </table:table-cell>
          <table:table-cell office:value-type="float" office:value="22" table:formula="of:=IF([.$C26]&lt;&gt;[.J$1];[.J25];SUM([.J25];[.$E26]*[.$H26]))" table:style-name="ce1">
            <text:p>22</text:p>
          </table:table-cell>
          <table:table-cell office:value-type="float" office:value="57" table:formula="of:=IF([.$C26]&lt;&gt;[.K$1];[.K25];SUM([.K25];[.$E26]*[.$H26]))" table:style-name="ce1">
            <text:p>57</text:p>
          </table:table-cell>
          <table:table-cell office:value-type="float" office:value="0" table:formula="of:=IF([.$C26]&lt;&gt;[.L$1];[.L25];SUM([.L25];[.$E26]*[.$H26]))" table:style-name="ce1">
            <text:p>0</text:p>
          </table:table-cell>
          <table:table-cell office:value-type="float" office:value="70" table:formula="of:=IF([.$C26]&lt;&gt;[.M$1];[.M25];SUM([.M25];[.$E26]*[.$H26]))" table:style-name="ce1">
            <text:p>70</text:p>
          </table:table-cell>
          <table:table-cell table:number-columns-repeated="2" table:style-name="ce1"/>
          <table:table-cell office:value-type="float" office:value="498332" table:formula="of:=[.P25]-[.E26]*[.F26]*[.H26]" table:style-name="ce1">
            <text:p>498332</text:p>
          </table:table-cell>
          <table:table-cell office:value-type="float" office:value="0" table:formula="of:=IF([.A26]&lt;&gt;[.A27];[.P26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05-14T00:00:00" table:style-name="ce2">
            <text:p>14.05.2016</text:p>
          </table:table-cell>
          <table:table-cell office:value-type="string" table:style-name="ce1">
            <text:p>Monako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Z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24" table:formula="of:=[.A28]-[.A27]-1" table:style-name="ce1">
            <text:p>24</text:p>
          </table:table-cell>
          <table:table-cell office:value-type="float" office:value="1" table:formula="of:=IF([.D27]=&quot;Z&quot;;1;-1)" table:style-name="ce1">
            <text:p>1</text:p>
          </table:table-cell>
          <table:table-cell office:value-type="float" office:value="0" table:formula="of:=IF([.$C27]&lt;&gt;[.I$1];[.I26];SUM([.I26];[.$E27]*[.$H27]))" table:style-name="ce1">
            <text:p>0</text:p>
          </table:table-cell>
          <table:table-cell office:value-type="float" office:value="32" table:formula="of:=IF([.$C27]&lt;&gt;[.J$1];[.J26];SUM([.J26];[.$E27]*[.$H27]))" table:style-name="ce1">
            <text:p>32</text:p>
          </table:table-cell>
          <table:table-cell office:value-type="float" office:value="57" table:formula="of:=IF([.$C27]&lt;&gt;[.K$1];[.K26];SUM([.K26];[.$E27]*[.$H27]))" table:style-name="ce1">
            <text:p>57</text:p>
          </table:table-cell>
          <table:table-cell office:value-type="float" office:value="0" table:formula="of:=IF([.$C27]&lt;&gt;[.L$1];[.L26];SUM([.L26];[.$E27]*[.$H27]))" table:style-name="ce1">
            <text:p>0</text:p>
          </table:table-cell>
          <table:table-cell office:value-type="float" office:value="70" table:formula="of:=IF([.$C27]&lt;&gt;[.M$1];[.M26];SUM([.M26];[.$E27]*[.$H27]))" table:style-name="ce1">
            <text:p>70</text:p>
          </table:table-cell>
          <table:table-cell table:number-columns-repeated="2" table:style-name="ce1"/>
          <table:table-cell office:value-type="float" office:value="498102" table:formula="of:=[.P26]-[.E27]*[.F27]*[.H27]" table:style-name="ce1">
            <text:p>498102</text:p>
          </table:table-cell>
          <table:table-cell office:value-type="float" office:value="498102" table:formula="of:=IF([.A27]&lt;&gt;[.A28];[.P27];0)" table:style-name="ce1">
            <text:p>498102</text:p>
          </table:table-cell>
          <table:table-cell table:number-columns-repeated="16367"/>
        </table:table-row>
        <table:table-row table:style-name="ro1">
          <table:table-cell office:value-type="date" office:date-value="2016-06-08T00:00:00" table:style-name="ce2">
            <text:p>08.06.2016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W</text:p>
          </table:table-cell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office:value-type="float" office:value="-1" table:formula="of:=[.A29]-[.A28]-1" table:style-name="ce1">
            <text:p>-1</text:p>
          </table:table-cell>
          <table:table-cell office:value-type="float" office:value="-1" table:formula="of:=IF([.D28]=&quot;Z&quot;;1;-1)" table:style-name="ce1">
            <text:p>-1</text:p>
          </table:table-cell>
          <table:table-cell office:value-type="float" office:value="0" table:formula="of:=IF([.$C28]&lt;&gt;[.I$1];[.I27];SUM([.I27];[.$E28]*[.$H28]))" table:style-name="ce1">
            <text:p>0</text:p>
          </table:table-cell>
          <table:table-cell office:value-type="float" office:value="28" table:formula="of:=IF([.$C28]&lt;&gt;[.J$1];[.J27];SUM([.J27];[.$E28]*[.$H28]))" table:style-name="ce1">
            <text:p>28</text:p>
          </table:table-cell>
          <table:table-cell office:value-type="float" office:value="57" table:formula="of:=IF([.$C28]&lt;&gt;[.K$1];[.K27];SUM([.K27];[.$E28]*[.$H28]))" table:style-name="ce1">
            <text:p>57</text:p>
          </table:table-cell>
          <table:table-cell office:value-type="float" office:value="0" table:formula="of:=IF([.$C28]&lt;&gt;[.L$1];[.L27];SUM([.L27];[.$E28]*[.$H28]))" table:style-name="ce1">
            <text:p>0</text:p>
          </table:table-cell>
          <table:table-cell office:value-type="float" office:value="70" table:formula="of:=IF([.$C28]&lt;&gt;[.M$1];[.M27];SUM([.M27];[.$E28]*[.$H28]))" table:style-name="ce1">
            <text:p>70</text:p>
          </table:table-cell>
          <table:table-cell table:number-columns-repeated="2" table:style-name="ce1"/>
          <table:table-cell office:value-type="float" office:value="498254" table:formula="of:=[.P27]-[.E28]*[.F28]*[.H28]" table:style-name="ce1">
            <text:p>498254</text:p>
          </table:table-cell>
          <table:table-cell office:value-type="float" office:value="0" table:formula="of:=IF([.A28]&lt;&gt;[.A29];[.P28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06-08T00:00:00" table:style-name="ce2">
            <text:p>08.06.2016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Z</text:p>
          </table:table-cell>
          <table:table-cell office:value-type="float" office:value="42" table:style-name="ce1">
            <text:p>42</text:p>
          </table:table-cell>
          <table:table-cell office:value-type="float" office:value="60" table:style-name="ce1">
            <text:p>60</text:p>
          </table:table-cell>
          <table:table-cell office:value-type="float" office:value="-1" table:formula="of:=[.A30]-[.A29]-1" table:style-name="ce1">
            <text:p>-1</text:p>
          </table:table-cell>
          <table:table-cell office:value-type="float" office:value="1" table:formula="of:=IF([.D29]=&quot;Z&quot;;1;-1)" table:style-name="ce1">
            <text:p>1</text:p>
          </table:table-cell>
          <table:table-cell office:value-type="float" office:value="0" table:formula="of:=IF([.$C29]&lt;&gt;[.I$1];[.I28];SUM([.I28];[.$E29]*[.$H29]))" table:style-name="ce1">
            <text:p>0</text:p>
          </table:table-cell>
          <table:table-cell office:value-type="float" office:value="28" table:formula="of:=IF([.$C29]&lt;&gt;[.J$1];[.J28];SUM([.J28];[.$E29]*[.$H29]))" table:style-name="ce1">
            <text:p>28</text:p>
          </table:table-cell>
          <table:table-cell office:value-type="float" office:value="57" table:formula="of:=IF([.$C29]&lt;&gt;[.K$1];[.K28];SUM([.K28];[.$E29]*[.$H29]))" table:style-name="ce1">
            <text:p>57</text:p>
          </table:table-cell>
          <table:table-cell office:value-type="float" office:value="42" table:formula="of:=IF([.$C29]&lt;&gt;[.L$1];[.L28];SUM([.L28];[.$E29]*[.$H29]))" table:style-name="ce1">
            <text:p>42</text:p>
          </table:table-cell>
          <table:table-cell office:value-type="float" office:value="70" table:formula="of:=IF([.$C29]&lt;&gt;[.M$1];[.M28];SUM([.M28];[.$E29]*[.$H29]))" table:style-name="ce1">
            <text:p>70</text:p>
          </table:table-cell>
          <table:table-cell table:number-columns-repeated="2" table:style-name="ce1"/>
          <table:table-cell office:value-type="float" office:value="495734" table:formula="of:=[.P28]-[.E29]*[.F29]*[.H29]" table:style-name="ce1">
            <text:p>495734</text:p>
          </table:table-cell>
          <table:table-cell office:value-type="float" office:value="0" table:formula="of:=IF([.A29]&lt;&gt;[.A30];[.P29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06-08T00:00:00" table:style-name="ce2">
            <text:p>08.06.2016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Z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-1" table:formula="of:=[.A31]-[.A30]-1" table:style-name="ce1">
            <text:p>-1</text:p>
          </table:table-cell>
          <table:table-cell office:value-type="float" office:value="1" table:formula="of:=IF([.D30]=&quot;Z&quot;;1;-1)" table:style-name="ce1">
            <text:p>1</text:p>
          </table:table-cell>
          <table:table-cell office:value-type="float" office:value="28" table:formula="of:=IF([.$C30]&lt;&gt;[.I$1];[.I29];SUM([.I29];[.$E30]*[.$H30]))" table:style-name="ce1">
            <text:p>28</text:p>
          </table:table-cell>
          <table:table-cell office:value-type="float" office:value="28" table:formula="of:=IF([.$C30]&lt;&gt;[.J$1];[.J29];SUM([.J29];[.$E30]*[.$H30]))" table:style-name="ce1">
            <text:p>28</text:p>
          </table:table-cell>
          <table:table-cell office:value-type="float" office:value="57" table:formula="of:=IF([.$C30]&lt;&gt;[.K$1];[.K29];SUM([.K29];[.$E30]*[.$H30]))" table:style-name="ce1">
            <text:p>57</text:p>
          </table:table-cell>
          <table:table-cell office:value-type="float" office:value="42" table:formula="of:=IF([.$C30]&lt;&gt;[.L$1];[.L29];SUM([.L29];[.$E30]*[.$H30]))" table:style-name="ce1">
            <text:p>42</text:p>
          </table:table-cell>
          <table:table-cell office:value-type="float" office:value="70" table:formula="of:=IF([.$C30]&lt;&gt;[.M$1];[.M29];SUM([.M29];[.$E30]*[.$H30]))" table:style-name="ce1">
            <text:p>70</text:p>
          </table:table-cell>
          <table:table-cell table:number-columns-repeated="2" table:style-name="ce1"/>
          <table:table-cell office:value-type="float" office:value="495510" table:formula="of:=[.P29]-[.E30]*[.F30]*[.H30]" table:style-name="ce1">
            <text:p>495510</text:p>
          </table:table-cell>
          <table:table-cell office:value-type="float" office:value="0" table:formula="of:=IF([.A30]&lt;&gt;[.A31];[.P30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06-08T00:00:00" table:style-name="ce2">
            <text:p>08.06.2016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Z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2" table:formula="of:=[.A32]-[.A31]-1" table:style-name="ce1">
            <text:p>12</text:p>
          </table:table-cell>
          <table:table-cell office:value-type="float" office:value="1" table:formula="of:=IF([.D31]=&quot;Z&quot;;1;-1)" table:style-name="ce1">
            <text:p>1</text:p>
          </table:table-cell>
          <table:table-cell office:value-type="float" office:value="28" table:formula="of:=IF([.$C31]&lt;&gt;[.I$1];[.I30];SUM([.I30];[.$E31]*[.$H31]))" table:style-name="ce1">
            <text:p>28</text:p>
          </table:table-cell>
          <table:table-cell office:value-type="float" office:value="28" table:formula="of:=IF([.$C31]&lt;&gt;[.J$1];[.J30];SUM([.J30];[.$E31]*[.$H31]))" table:style-name="ce1">
            <text:p>28</text:p>
          </table:table-cell>
          <table:table-cell office:value-type="float" office:value="76" table:formula="of:=IF([.$C31]&lt;&gt;[.K$1];[.K30];SUM([.K30];[.$E31]*[.$H31]))" table:style-name="ce1">
            <text:p>76</text:p>
          </table:table-cell>
          <table:table-cell office:value-type="float" office:value="42" table:formula="of:=IF([.$C31]&lt;&gt;[.L$1];[.L30];SUM([.L30];[.$E31]*[.$H31]))" table:style-name="ce1">
            <text:p>42</text:p>
          </table:table-cell>
          <table:table-cell office:value-type="float" office:value="70" table:formula="of:=IF([.$C31]&lt;&gt;[.M$1];[.M30];SUM([.M30];[.$E31]*[.$H31]))" table:style-name="ce1">
            <text:p>70</text:p>
          </table:table-cell>
          <table:table-cell table:number-columns-repeated="2" table:style-name="ce1"/>
          <table:table-cell office:value-type="float" office:value="495149" table:formula="of:=[.P30]-[.E31]*[.F31]*[.H31]" table:style-name="ce1">
            <text:p>495149</text:p>
          </table:table-cell>
          <table:table-cell office:value-type="float" office:value="495149" table:formula="of:=IF([.A31]&lt;&gt;[.A32];[.P31];0)" table:style-name="ce1">
            <text:p>495149</text:p>
          </table:table-cell>
          <table:table-cell table:number-columns-repeated="16367"/>
        </table:table-row>
        <table:table-row table:style-name="ro1">
          <table:table-cell office:value-type="date" office:date-value="2016-06-21T00:00:00" table:style-name="ce2">
            <text:p>21.06.2016</text:p>
          </table:table-cell>
          <table:table-cell office:value-type="string" table:style-name="ce1">
            <text:p>Walencja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W</text:p>
          </table:table-cell>
          <table:table-cell office:value-type="float" office:value="72" table:style-name="ce1">
            <text:p>72</text:p>
          </table:table-cell>
          <table:table-cell office:value-type="float" office:value="28" table:style-name="ce1">
            <text:p>28</text:p>
          </table:table-cell>
          <table:table-cell office:value-type="float" office:value="-1" table:formula="of:=[.A33]-[.A32]-1" table:style-name="ce1">
            <text:p>-1</text:p>
          </table:table-cell>
          <table:table-cell office:value-type="float" office:value="-1" table:formula="of:=IF([.D32]=&quot;Z&quot;;1;-1)" table:style-name="ce1">
            <text:p>-1</text:p>
          </table:table-cell>
          <table:table-cell office:value-type="float" office:value="28" table:formula="of:=IF([.$C32]&lt;&gt;[.I$1];[.I31];SUM([.I31];[.$E32]*[.$H32]))" table:style-name="ce1">
            <text:p>28</text:p>
          </table:table-cell>
          <table:table-cell office:value-type="float" office:value="28" table:formula="of:=IF([.$C32]&lt;&gt;[.J$1];[.J31];SUM([.J31];[.$E32]*[.$H32]))" table:style-name="ce1">
            <text:p>28</text:p>
          </table:table-cell>
          <table:table-cell office:value-type="float" office:value="4" table:formula="of:=IF([.$C32]&lt;&gt;[.K$1];[.K31];SUM([.K31];[.$E32]*[.$H32]))" table:style-name="ce1">
            <text:p>4</text:p>
          </table:table-cell>
          <table:table-cell office:value-type="float" office:value="42" table:formula="of:=IF([.$C32]&lt;&gt;[.L$1];[.L31];SUM([.L31];[.$E32]*[.$H32]))" table:style-name="ce1">
            <text:p>42</text:p>
          </table:table-cell>
          <table:table-cell office:value-type="float" office:value="70" table:formula="of:=IF([.$C32]&lt;&gt;[.M$1];[.M31];SUM([.M31];[.$E32]*[.$H32]))" table:style-name="ce1">
            <text:p>70</text:p>
          </table:table-cell>
          <table:table-cell table:number-columns-repeated="2" table:style-name="ce1"/>
          <table:table-cell office:value-type="float" office:value="497165" table:formula="of:=[.P31]-[.E32]*[.F32]*[.H32]" table:style-name="ce1">
            <text:p>497165</text:p>
          </table:table-cell>
          <table:table-cell office:value-type="float" office:value="0" table:formula="of:=IF([.A32]&lt;&gt;[.A33];[.P32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06-21T00:00:00" table:style-name="ce2">
            <text:p>21.06.2016</text:p>
          </table:table-cell>
          <table:table-cell office:value-type="string" table:style-name="ce1">
            <text:p>Walencja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W</text:p>
          </table:table-cell>
          <table:table-cell office:value-type="float" office:value="42" table:style-name="ce1">
            <text:p>42</text:p>
          </table:table-cell>
          <table:table-cell office:value-type="float" office:value="90" table:style-name="ce1">
            <text:p>90</text:p>
          </table:table-cell>
          <table:table-cell office:value-type="float" office:value="-1" table:formula="of:=[.A34]-[.A33]-1" table:style-name="ce1">
            <text:p>-1</text:p>
          </table:table-cell>
          <table:table-cell office:value-type="float" office:value="-1" table:formula="of:=IF([.D33]=&quot;Z&quot;;1;-1)" table:style-name="ce1">
            <text:p>-1</text:p>
          </table:table-cell>
          <table:table-cell office:value-type="float" office:value="28" table:formula="of:=IF([.$C33]&lt;&gt;[.I$1];[.I32];SUM([.I32];[.$E33]*[.$H33]))" table:style-name="ce1">
            <text:p>28</text:p>
          </table:table-cell>
          <table:table-cell office:value-type="float" office:value="28" table:formula="of:=IF([.$C33]&lt;&gt;[.J$1];[.J32];SUM([.J32];[.$E33]*[.$H33]))" table:style-name="ce1">
            <text:p>28</text:p>
          </table:table-cell>
          <table:table-cell office:value-type="float" office:value="4" table:formula="of:=IF([.$C33]&lt;&gt;[.K$1];[.K32];SUM([.K32];[.$E33]*[.$H33]))" table:style-name="ce1">
            <text:p>4</text:p>
          </table:table-cell>
          <table:table-cell office:value-type="float" office:value="0" table:formula="of:=IF([.$C33]&lt;&gt;[.L$1];[.L32];SUM([.L32];[.$E33]*[.$H33]))" table:style-name="ce1">
            <text:p>0</text:p>
          </table:table-cell>
          <table:table-cell office:value-type="float" office:value="70" table:formula="of:=IF([.$C33]&lt;&gt;[.M$1];[.M32];SUM([.M32];[.$E33]*[.$H33]))" table:style-name="ce1">
            <text:p>70</text:p>
          </table:table-cell>
          <table:table-cell table:number-columns-repeated="2" table:style-name="ce1"/>
          <table:table-cell office:value-type="float" office:value="500945" table:formula="of:=[.P32]-[.E33]*[.F33]*[.H33]" table:style-name="ce1">
            <text:p>500945</text:p>
          </table:table-cell>
          <table:table-cell office:value-type="float" office:value="0" table:formula="of:=IF([.A33]&lt;&gt;[.A34];[.P33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06-21T00:00:00" table:style-name="ce2">
            <text:p>21.06.2016</text:p>
          </table:table-cell>
          <table:table-cell office:value-type="string" table:style-name="ce1">
            <text:p>Walencja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Z</text:p>
          </table:table-cell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office:value-type="float" office:value="-1" table:formula="of:=[.A35]-[.A34]-1" table:style-name="ce1">
            <text:p>-1</text:p>
          </table:table-cell>
          <table:table-cell office:value-type="float" office:value="1" table:formula="of:=IF([.D34]=&quot;Z&quot;;1;-1)" table:style-name="ce1">
            <text:p>1</text:p>
          </table:table-cell>
          <table:table-cell office:value-type="float" office:value="28" table:formula="of:=IF([.$C34]&lt;&gt;[.I$1];[.I33];SUM([.I33];[.$E34]*[.$H34]))" table:style-name="ce1">
            <text:p>28</text:p>
          </table:table-cell>
          <table:table-cell office:value-type="float" office:value="28" table:formula="of:=IF([.$C34]&lt;&gt;[.J$1];[.J33];SUM([.J33];[.$E34]*[.$H34]))" table:style-name="ce1">
            <text:p>28</text:p>
          </table:table-cell>
          <table:table-cell office:value-type="float" office:value="4" table:formula="of:=IF([.$C34]&lt;&gt;[.K$1];[.K33];SUM([.K33];[.$E34]*[.$H34]))" table:style-name="ce1">
            <text:p>4</text:p>
          </table:table-cell>
          <table:table-cell office:value-type="float" office:value="0" table:formula="of:=IF([.$C34]&lt;&gt;[.L$1];[.L33];SUM([.L33];[.$E34]*[.$H34]))" table:style-name="ce1">
            <text:p>0</text:p>
          </table:table-cell>
          <table:table-cell office:value-type="float" office:value="112" table:formula="of:=IF([.$C34]&lt;&gt;[.M$1];[.M33];SUM([.M33];[.$E34]*[.$H34]))" table:style-name="ce1">
            <text:p>112</text:p>
          </table:table-cell>
          <table:table-cell table:number-columns-repeated="2" table:style-name="ce1"/>
          <table:table-cell office:value-type="float" office:value="499097" table:formula="of:=[.P33]-[.E34]*[.F34]*[.H34]" table:style-name="ce1">
            <text:p>499097</text:p>
          </table:table-cell>
          <table:table-cell office:value-type="float" office:value="0" table:formula="of:=IF([.A34]&lt;&gt;[.A35];[.P34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06-21T00:00:00" table:style-name="ce2">
            <text:p>21.06.2016</text:p>
          </table:table-cell>
          <table:table-cell office:value-type="string" table:style-name="ce1">
            <text:p>Walencja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Z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-1" table:formula="of:=[.A36]-[.A35]-1" table:style-name="ce1">
            <text:p>-1</text:p>
          </table:table-cell>
          <table:table-cell office:value-type="float" office:value="1" table:formula="of:=IF([.D35]=&quot;Z&quot;;1;-1)" table:style-name="ce1">
            <text:p>1</text:p>
          </table:table-cell>
          <table:table-cell office:value-type="float" office:value="28" table:formula="of:=IF([.$C35]&lt;&gt;[.I$1];[.I34];SUM([.I34];[.$E35]*[.$H35]))" table:style-name="ce1">
            <text:p>28</text:p>
          </table:table-cell>
          <table:table-cell office:value-type="float" office:value="61" table:formula="of:=IF([.$C35]&lt;&gt;[.J$1];[.J34];SUM([.J34];[.$E35]*[.$H35]))" table:style-name="ce1">
            <text:p>61</text:p>
          </table:table-cell>
          <table:table-cell office:value-type="float" office:value="4" table:formula="of:=IF([.$C35]&lt;&gt;[.K$1];[.K34];SUM([.K34];[.$E35]*[.$H35]))" table:style-name="ce1">
            <text:p>4</text:p>
          </table:table-cell>
          <table:table-cell office:value-type="float" office:value="0" table:formula="of:=IF([.$C35]&lt;&gt;[.L$1];[.L34];SUM([.L34];[.$E35]*[.$H35]))" table:style-name="ce1">
            <text:p>0</text:p>
          </table:table-cell>
          <table:table-cell office:value-type="float" office:value="112" table:formula="of:=IF([.$C35]&lt;&gt;[.M$1];[.M34];SUM([.M34];[.$E35]*[.$H35]))" table:style-name="ce1">
            <text:p>112</text:p>
          </table:table-cell>
          <table:table-cell table:number-columns-repeated="2" table:style-name="ce1"/>
          <table:table-cell office:value-type="float" office:value="498239" table:formula="of:=[.P34]-[.E35]*[.F35]*[.H35]" table:style-name="ce1">
            <text:p>498239</text:p>
          </table:table-cell>
          <table:table-cell office:value-type="float" office:value="0" table:formula="of:=IF([.A35]&lt;&gt;[.A36];[.P35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06-21T00:00:00" table:style-name="ce2">
            <text:p>21.06.2016</text:p>
          </table:table-cell>
          <table:table-cell office:value-type="string" table:style-name="ce1">
            <text:p>Walencja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Z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6" table:formula="of:=[.A37]-[.A36]-1" table:style-name="ce1">
            <text:p>16</text:p>
          </table:table-cell>
          <table:table-cell office:value-type="float" office:value="1" table:formula="of:=IF([.D36]=&quot;Z&quot;;1;-1)" table:style-name="ce1">
            <text:p>1</text:p>
          </table:table-cell>
          <table:table-cell office:value-type="float" office:value="37" table:formula="of:=IF([.$C36]&lt;&gt;[.I$1];[.I35];SUM([.I35];[.$E36]*[.$H36]))" table:style-name="ce1">
            <text:p>37</text:p>
          </table:table-cell>
          <table:table-cell office:value-type="float" office:value="61" table:formula="of:=IF([.$C36]&lt;&gt;[.J$1];[.J35];SUM([.J35];[.$E36]*[.$H36]))" table:style-name="ce1">
            <text:p>61</text:p>
          </table:table-cell>
          <table:table-cell office:value-type="float" office:value="4" table:formula="of:=IF([.$C36]&lt;&gt;[.K$1];[.K35];SUM([.K35];[.$E36]*[.$H36]))" table:style-name="ce1">
            <text:p>4</text:p>
          </table:table-cell>
          <table:table-cell office:value-type="float" office:value="0" table:formula="of:=IF([.$C36]&lt;&gt;[.L$1];[.L35];SUM([.L35];[.$E36]*[.$H36]))" table:style-name="ce1">
            <text:p>0</text:p>
          </table:table-cell>
          <table:table-cell office:value-type="float" office:value="112" table:formula="of:=IF([.$C36]&lt;&gt;[.M$1];[.M35];SUM([.M35];[.$E36]*[.$H36]))" table:style-name="ce1">
            <text:p>112</text:p>
          </table:table-cell>
          <table:table-cell table:number-columns-repeated="2" table:style-name="ce1"/>
          <table:table-cell office:value-type="float" office:value="498158" table:formula="of:=[.P35]-[.E36]*[.F36]*[.H36]" table:style-name="ce1">
            <text:p>498158</text:p>
          </table:table-cell>
          <table:table-cell office:value-type="float" office:value="498158" table:formula="of:=IF([.A36]&lt;&gt;[.A37];[.P36];0)" table:style-name="ce1">
            <text:p>498158</text:p>
          </table:table-cell>
          <table:table-cell table:number-columns-repeated="16367"/>
        </table:table-row>
        <table:table-row table:style-name="ro1">
          <table:table-cell office:value-type="date" office:date-value="2016-07-08T00:00:00" table:style-name="ce2">
            <text:p>08.07.2016</text:p>
          </table:table-cell>
          <table:table-cell office:value-type="string" table:style-name="ce1">
            <text:p>Algier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W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-1" table:formula="of:=[.A38]-[.A37]-1" table:style-name="ce1">
            <text:p>-1</text:p>
          </table:table-cell>
          <table:table-cell office:value-type="float" office:value="-1" table:formula="of:=IF([.D37]=&quot;Z&quot;;1;-1)" table:style-name="ce1">
            <text:p>-1</text:p>
          </table:table-cell>
          <table:table-cell office:value-type="float" office:value="37" table:formula="of:=IF([.$C37]&lt;&gt;[.I$1];[.I36];SUM([.I36];[.$E37]*[.$H37]))" table:style-name="ce1">
            <text:p>37</text:p>
          </table:table-cell>
          <table:table-cell office:value-type="float" office:value="61" table:formula="of:=IF([.$C37]&lt;&gt;[.J$1];[.J36];SUM([.J36];[.$E37]*[.$H37]))" table:style-name="ce1">
            <text:p>61</text:p>
          </table:table-cell>
          <table:table-cell office:value-type="float" office:value="0" table:formula="of:=IF([.$C37]&lt;&gt;[.K$1];[.K36];SUM([.K36];[.$E37]*[.$H37]))" table:style-name="ce1">
            <text:p>0</text:p>
          </table:table-cell>
          <table:table-cell office:value-type="float" office:value="0" table:formula="of:=IF([.$C37]&lt;&gt;[.L$1];[.L36];SUM([.L36];[.$E37]*[.$H37]))" table:style-name="ce1">
            <text:p>0</text:p>
          </table:table-cell>
          <table:table-cell office:value-type="float" office:value="112" table:formula="of:=IF([.$C37]&lt;&gt;[.M$1];[.M36];SUM([.M36];[.$E37]*[.$H37]))" table:style-name="ce1">
            <text:p>112</text:p>
          </table:table-cell>
          <table:table-cell table:number-columns-repeated="2" table:style-name="ce1"/>
          <table:table-cell office:value-type="float" office:value="498274" table:formula="of:=[.P36]-[.E37]*[.F37]*[.H37]" table:style-name="ce1">
            <text:p>498274</text:p>
          </table:table-cell>
          <table:table-cell office:value-type="float" office:value="0" table:formula="of:=IF([.A37]&lt;&gt;[.A38];[.P37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07-08T00:00:00" table:style-name="ce2">
            <text:p>08.07.2016</text:p>
          </table:table-cell>
          <table:table-cell office:value-type="string" table:style-name="ce1">
            <text:p>Algier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W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office:value-type="float" office:value="-1" table:formula="of:=[.A39]-[.A38]-1" table:style-name="ce1">
            <text:p>-1</text:p>
          </table:table-cell>
          <table:table-cell office:value-type="float" office:value="-1" table:formula="of:=IF([.D38]=&quot;Z&quot;;1;-1)" table:style-name="ce1">
            <text:p>-1</text:p>
          </table:table-cell>
          <table:table-cell office:value-type="float" office:value="0" table:formula="of:=IF([.$C38]&lt;&gt;[.I$1];[.I37];SUM([.I37];[.$E38]*[.$H38]))" table:style-name="ce1">
            <text:p>0</text:p>
          </table:table-cell>
          <table:table-cell office:value-type="float" office:value="61" table:formula="of:=IF([.$C38]&lt;&gt;[.J$1];[.J37];SUM([.J37];[.$E38]*[.$H38]))" table:style-name="ce1">
            <text:p>61</text:p>
          </table:table-cell>
          <table:table-cell office:value-type="float" office:value="0" table:formula="of:=IF([.$C38]&lt;&gt;[.K$1];[.K37];SUM([.K37];[.$E38]*[.$H38]))" table:style-name="ce1">
            <text:p>0</text:p>
          </table:table-cell>
          <table:table-cell office:value-type="float" office:value="0" table:formula="of:=IF([.$C38]&lt;&gt;[.L$1];[.L37];SUM([.L37];[.$E38]*[.$H38]))" table:style-name="ce1">
            <text:p>0</text:p>
          </table:table-cell>
          <table:table-cell office:value-type="float" office:value="112" table:formula="of:=IF([.$C38]&lt;&gt;[.M$1];[.M37];SUM([.M37];[.$E38]*[.$H38]))" table:style-name="ce1">
            <text:p>112</text:p>
          </table:table-cell>
          <table:table-cell table:number-columns-repeated="2" table:style-name="ce1"/>
          <table:table-cell office:value-type="float" office:value="498718" table:formula="of:=[.P37]-[.E38]*[.F38]*[.H38]" table:style-name="ce1">
            <text:p>498718</text:p>
          </table:table-cell>
          <table:table-cell office:value-type="float" office:value="0" table:formula="of:=IF([.A38]&lt;&gt;[.A39];[.P38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07-08T00:00:00" table:style-name="ce2">
            <text:p>08.07.2016</text:p>
          </table:table-cell>
          <table:table-cell office:value-type="string" table:style-name="ce1">
            <text:p>Algier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Z</text:p>
          </table:table-cell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office:value-type="float" office:value="-1" table:formula="of:=[.A40]-[.A39]-1" table:style-name="ce1">
            <text:p>-1</text:p>
          </table:table-cell>
          <table:table-cell office:value-type="float" office:value="1" table:formula="of:=IF([.D39]=&quot;Z&quot;;1;-1)" table:style-name="ce1">
            <text:p>1</text:p>
          </table:table-cell>
          <table:table-cell office:value-type="float" office:value="0" table:formula="of:=IF([.$C39]&lt;&gt;[.I$1];[.I38];SUM([.I38];[.$E39]*[.$H39]))" table:style-name="ce1">
            <text:p>0</text:p>
          </table:table-cell>
          <table:table-cell office:value-type="float" office:value="61" table:formula="of:=IF([.$C39]&lt;&gt;[.J$1];[.J38];SUM([.J38];[.$E39]*[.$H39]))" table:style-name="ce1">
            <text:p>61</text:p>
          </table:table-cell>
          <table:table-cell office:value-type="float" office:value="0" table:formula="of:=IF([.$C39]&lt;&gt;[.K$1];[.K38];SUM([.K38];[.$E39]*[.$H39]))" table:style-name="ce1">
            <text:p>0</text:p>
          </table:table-cell>
          <table:table-cell office:value-type="float" office:value="0" table:formula="of:=IF([.$C39]&lt;&gt;[.L$1];[.L38];SUM([.L38];[.$E39]*[.$H39]))" table:style-name="ce1">
            <text:p>0</text:p>
          </table:table-cell>
          <table:table-cell office:value-type="float" office:value="147" table:formula="of:=IF([.$C39]&lt;&gt;[.M$1];[.M38];SUM([.M38];[.$E39]*[.$H39]))" table:style-name="ce1">
            <text:p>147</text:p>
          </table:table-cell>
          <table:table-cell table:number-columns-repeated="2" table:style-name="ce1"/>
          <table:table-cell office:value-type="float" office:value="497248" table:formula="of:=[.P38]-[.E39]*[.F39]*[.H39]" table:style-name="ce1">
            <text:p>497248</text:p>
          </table:table-cell>
          <table:table-cell office:value-type="float" office:value="0" table:formula="of:=IF([.A39]&lt;&gt;[.A40];[.P39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07-08T00:00:00" table:style-name="ce2">
            <text:p>08.07.2016</text:p>
          </table:table-cell>
          <table:table-cell office:value-type="string" table:style-name="ce1">
            <text:p>Algier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Z</text:p>
          </table:table-cell>
          <table:table-cell office:value-type="float" office:value="32" table:style-name="ce1">
            <text:p>32</text:p>
          </table:table-cell>
          <table:table-cell office:value-type="float" office:value="66" table:style-name="ce1">
            <text:p>66</text:p>
          </table:table-cell>
          <table:table-cell office:value-type="float" office:value="14" table:formula="of:=[.A41]-[.A40]-1" table:style-name="ce1">
            <text:p>14</text:p>
          </table:table-cell>
          <table:table-cell office:value-type="float" office:value="1" table:formula="of:=IF([.D40]=&quot;Z&quot;;1;-1)" table:style-name="ce1">
            <text:p>1</text:p>
          </table:table-cell>
          <table:table-cell office:value-type="float" office:value="0" table:formula="of:=IF([.$C40]&lt;&gt;[.I$1];[.I39];SUM([.I39];[.$E40]*[.$H40]))" table:style-name="ce1">
            <text:p>0</text:p>
          </table:table-cell>
          <table:table-cell office:value-type="float" office:value="61" table:formula="of:=IF([.$C40]&lt;&gt;[.J$1];[.J39];SUM([.J39];[.$E40]*[.$H40]))" table:style-name="ce1">
            <text:p>61</text:p>
          </table:table-cell>
          <table:table-cell office:value-type="float" office:value="0" table:formula="of:=IF([.$C40]&lt;&gt;[.K$1];[.K39];SUM([.K39];[.$E40]*[.$H40]))" table:style-name="ce1">
            <text:p>0</text:p>
          </table:table-cell>
          <table:table-cell office:value-type="float" office:value="32" table:formula="of:=IF([.$C40]&lt;&gt;[.L$1];[.L39];SUM([.L39];[.$E40]*[.$H40]))" table:style-name="ce1">
            <text:p>32</text:p>
          </table:table-cell>
          <table:table-cell office:value-type="float" office:value="147" table:formula="of:=IF([.$C40]&lt;&gt;[.M$1];[.M39];SUM([.M39];[.$E40]*[.$H40]))" table:style-name="ce1">
            <text:p>147</text:p>
          </table:table-cell>
          <table:table-cell table:number-columns-repeated="2" table:style-name="ce1"/>
          <table:table-cell office:value-type="float" office:value="495136" table:formula="of:=[.P39]-[.E40]*[.F40]*[.H40]" table:style-name="ce1">
            <text:p>495136</text:p>
          </table:table-cell>
          <table:table-cell office:value-type="float" office:value="495136" table:formula="of:=IF([.A40]&lt;&gt;[.A41];[.P40];0)" table:style-name="ce1">
            <text:p>495136</text:p>
          </table:table-cell>
          <table:table-cell table:number-columns-repeated="16367"/>
        </table:table-row>
        <table:table-row table:style-name="ro1">
          <table:table-cell office:value-type="date" office:date-value="2016-07-23T00:00:00" table:style-name="ce2">
            <text:p>23.07.2016</text:p>
          </table:table-cell>
          <table:table-cell office:value-type="string" table:style-name="ce1">
            <text:p>Tunis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W</text:p>
          </table:table-cell>
          <table:table-cell office:value-type="float" office:value="32" table:style-name="ce1">
            <text:p>32</text:p>
          </table:table-cell>
          <table:table-cell office:value-type="float" office:value="92" table:style-name="ce1">
            <text:p>92</text:p>
          </table:table-cell>
          <table:table-cell office:value-type="float" office:value="-1" table:formula="of:=[.A42]-[.A41]-1" table:style-name="ce1">
            <text:p>-1</text:p>
          </table:table-cell>
          <table:table-cell office:value-type="float" office:value="-1" table:formula="of:=IF([.D41]=&quot;Z&quot;;1;-1)" table:style-name="ce1">
            <text:p>-1</text:p>
          </table:table-cell>
          <table:table-cell office:value-type="float" office:value="0" table:formula="of:=IF([.$C41]&lt;&gt;[.I$1];[.I40];SUM([.I40];[.$E41]*[.$H41]))" table:style-name="ce1">
            <text:p>0</text:p>
          </table:table-cell>
          <table:table-cell office:value-type="float" office:value="61" table:formula="of:=IF([.$C41]&lt;&gt;[.J$1];[.J40];SUM([.J40];[.$E41]*[.$H41]))" table:style-name="ce1">
            <text:p>61</text:p>
          </table:table-cell>
          <table:table-cell office:value-type="float" office:value="0" table:formula="of:=IF([.$C41]&lt;&gt;[.K$1];[.K40];SUM([.K40];[.$E41]*[.$H41]))" table:style-name="ce1">
            <text:p>0</text:p>
          </table:table-cell>
          <table:table-cell office:value-type="float" office:value="0" table:formula="of:=IF([.$C41]&lt;&gt;[.L$1];[.L40];SUM([.L40];[.$E41]*[.$H41]))" table:style-name="ce1">
            <text:p>0</text:p>
          </table:table-cell>
          <table:table-cell office:value-type="float" office:value="147" table:formula="of:=IF([.$C41]&lt;&gt;[.M$1];[.M40];SUM([.M40];[.$E41]*[.$H41]))" table:style-name="ce1">
            <text:p>147</text:p>
          </table:table-cell>
          <table:table-cell table:number-columns-repeated="2" table:style-name="ce1"/>
          <table:table-cell office:value-type="float" office:value="498080" table:formula="of:=[.P40]-[.E41]*[.F41]*[.H41]" table:style-name="ce1">
            <text:p>498080</text:p>
          </table:table-cell>
          <table:table-cell office:value-type="float" office:value="0" table:formula="of:=IF([.A41]&lt;&gt;[.A42];[.P41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07-23T00:00:00" table:style-name="ce2">
            <text:p>23.07.2016</text:p>
          </table:table-cell>
          <table:table-cell office:value-type="string" table:style-name="ce1">
            <text:p>Tunis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Z</text:p>
          </table:table-cell>
          <table:table-cell office:value-type="float" office:value="48" table:style-name="ce1">
            <text:p>48</text:p>
          </table:table-cell>
          <table:table-cell office:value-type="float" office:value="43" table:style-name="ce1">
            <text:p>43</text:p>
          </table:table-cell>
          <table:table-cell office:value-type="float" office:value="18" table:formula="of:=[.A43]-[.A42]-1" table:style-name="ce1">
            <text:p>18</text:p>
          </table:table-cell>
          <table:table-cell office:value-type="float" office:value="1" table:formula="of:=IF([.D42]=&quot;Z&quot;;1;-1)" table:style-name="ce1">
            <text:p>1</text:p>
          </table:table-cell>
          <table:table-cell office:value-type="float" office:value="0" table:formula="of:=IF([.$C42]&lt;&gt;[.I$1];[.I41];SUM([.I41];[.$E42]*[.$H42]))" table:style-name="ce1">
            <text:p>0</text:p>
          </table:table-cell>
          <table:table-cell office:value-type="float" office:value="61" table:formula="of:=IF([.$C42]&lt;&gt;[.J$1];[.J41];SUM([.J41];[.$E42]*[.$H42]))" table:style-name="ce1">
            <text:p>61</text:p>
          </table:table-cell>
          <table:table-cell office:value-type="float" office:value="0" table:formula="of:=IF([.$C42]&lt;&gt;[.K$1];[.K41];SUM([.K41];[.$E42]*[.$H42]))" table:style-name="ce1">
            <text:p>0</text:p>
          </table:table-cell>
          <table:table-cell office:value-type="float" office:value="0" table:formula="of:=IF([.$C42]&lt;&gt;[.L$1];[.L41];SUM([.L41];[.$E42]*[.$H42]))" table:style-name="ce1">
            <text:p>0</text:p>
          </table:table-cell>
          <table:table-cell office:value-type="float" office:value="195" table:formula="of:=IF([.$C42]&lt;&gt;[.M$1];[.M41];SUM([.M41];[.$E42]*[.$H42]))" table:style-name="ce1">
            <text:p>195</text:p>
          </table:table-cell>
          <table:table-cell table:number-columns-repeated="2" table:style-name="ce1"/>
          <table:table-cell office:value-type="float" office:value="496016" table:formula="of:=[.P41]-[.E42]*[.F42]*[.H42]" table:style-name="ce1">
            <text:p>496016</text:p>
          </table:table-cell>
          <table:table-cell office:value-type="float" office:value="496016" table:formula="of:=IF([.A42]&lt;&gt;[.A43];[.P42];0)" table:style-name="ce1">
            <text:p>496016</text:p>
          </table:table-cell>
          <table:table-cell table:number-columns-repeated="16367"/>
        </table:table-row>
        <table:table-row table:style-name="ro1">
          <table:table-cell office:value-type="date" office:date-value="2016-08-11T00:00:00" table:style-name="ce2">
            <text:p>11.08.2016</text:p>
          </table:table-cell>
          <table:table-cell office:value-type="string" table:style-name="ce1">
            <text:p>Benghazi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W</text:p>
          </table:table-cell>
          <table:table-cell office:value-type="float" office:value="191" table:style-name="ce1">
            <text:p>191</text:p>
          </table:table-cell>
          <table:table-cell office:value-type="float" office:value="60" table:style-name="ce1">
            <text:p>60</text:p>
          </table:table-cell>
          <table:table-cell office:value-type="float" office:value="-1" table:formula="of:=[.A44]-[.A43]-1" table:style-name="ce1">
            <text:p>-1</text:p>
          </table:table-cell>
          <table:table-cell office:value-type="float" office:value="-1" table:formula="of:=IF([.D43]=&quot;Z&quot;;1;-1)" table:style-name="ce1">
            <text:p>-1</text:p>
          </table:table-cell>
          <table:table-cell office:value-type="float" office:value="0" table:formula="of:=IF([.$C43]&lt;&gt;[.I$1];[.I42];SUM([.I42];[.$E43]*[.$H43]))" table:style-name="ce1">
            <text:p>0</text:p>
          </table:table-cell>
          <table:table-cell office:value-type="float" office:value="61" table:formula="of:=IF([.$C43]&lt;&gt;[.J$1];[.J42];SUM([.J42];[.$E43]*[.$H43]))" table:style-name="ce1">
            <text:p>61</text:p>
          </table:table-cell>
          <table:table-cell office:value-type="float" office:value="0" table:formula="of:=IF([.$C43]&lt;&gt;[.K$1];[.K42];SUM([.K42];[.$E43]*[.$H43]))" table:style-name="ce1">
            <text:p>0</text:p>
          </table:table-cell>
          <table:table-cell office:value-type="float" office:value="0" table:formula="of:=IF([.$C43]&lt;&gt;[.L$1];[.L42];SUM([.L42];[.$E43]*[.$H43]))" table:style-name="ce1">
            <text:p>0</text:p>
          </table:table-cell>
          <table:table-cell office:value-type="float" office:value="4" table:formula="of:=IF([.$C43]&lt;&gt;[.M$1];[.M42];SUM([.M42];[.$E43]*[.$H43]))" table:style-name="ce1">
            <text:p>4</text:p>
          </table:table-cell>
          <table:table-cell table:number-columns-repeated="2" table:style-name="ce1"/>
          <table:table-cell office:value-type="float" office:value="507476" table:formula="of:=[.P42]-[.E43]*[.F43]*[.H43]" table:style-name="ce1">
            <text:p>507476</text:p>
          </table:table-cell>
          <table:table-cell office:value-type="float" office:value="0" table:formula="of:=IF([.A43]&lt;&gt;[.A44];[.P43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08-11T00:00:00" table:style-name="ce2">
            <text:p>11.08.2016</text:p>
          </table:table-cell>
          <table:table-cell office:value-type="string" table:style-name="ce1">
            <text:p>Benghazi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Z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-1" table:formula="of:=[.A45]-[.A44]-1" table:style-name="ce1">
            <text:p>-1</text:p>
          </table:table-cell>
          <table:table-cell office:value-type="float" office:value="1" table:formula="of:=IF([.D44]=&quot;Z&quot;;1;-1)" table:style-name="ce1">
            <text:p>1</text:p>
          </table:table-cell>
          <table:table-cell office:value-type="float" office:value="0" table:formula="of:=IF([.$C44]&lt;&gt;[.I$1];[.I43];SUM([.I43];[.$E44]*[.$H44]))" table:style-name="ce1">
            <text:p>0</text:p>
          </table:table-cell>
          <table:table-cell office:value-type="float" office:value="70" table:formula="of:=IF([.$C44]&lt;&gt;[.J$1];[.J43];SUM([.J43];[.$E44]*[.$H44]))" table:style-name="ce1">
            <text:p>70</text:p>
          </table:table-cell>
          <table:table-cell office:value-type="float" office:value="0" table:formula="of:=IF([.$C44]&lt;&gt;[.K$1];[.K43];SUM([.K43];[.$E44]*[.$H44]))" table:style-name="ce1">
            <text:p>0</text:p>
          </table:table-cell>
          <table:table-cell office:value-type="float" office:value="0" table:formula="of:=IF([.$C44]&lt;&gt;[.L$1];[.L43];SUM([.L43];[.$E44]*[.$H44]))" table:style-name="ce1">
            <text:p>0</text:p>
          </table:table-cell>
          <table:table-cell office:value-type="float" office:value="4" table:formula="of:=IF([.$C44]&lt;&gt;[.M$1];[.M43];SUM([.M43];[.$E44]*[.$H44]))" table:style-name="ce1">
            <text:p>4</text:p>
          </table:table-cell>
          <table:table-cell table:number-columns-repeated="2" table:style-name="ce1"/>
          <table:table-cell office:value-type="float" office:value="507260" table:formula="of:=[.P43]-[.E44]*[.F44]*[.H44]" table:style-name="ce1">
            <text:p>507260</text:p>
          </table:table-cell>
          <table:table-cell office:value-type="float" office:value="0" table:formula="of:=IF([.A44]&lt;&gt;[.A45];[.P44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08-11T00:00:00" table:style-name="ce2">
            <text:p>11.08.2016</text:p>
          </table:table-cell>
          <table:table-cell office:value-type="string" table:style-name="ce1">
            <text:p>Benghazi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Z</text:p>
          </table:table-cell>
          <table:table-cell office:value-type="float" office:value="36" table:style-name="ce1">
            <text:p>36</text:p>
          </table:table-cell>
          <table:table-cell office:value-type="float" office:value="65" table:style-name="ce1">
            <text:p>65</text:p>
          </table:table-cell>
          <table:table-cell office:value-type="float" office:value="25" table:formula="of:=[.A46]-[.A45]-1" table:style-name="ce1">
            <text:p>25</text:p>
          </table:table-cell>
          <table:table-cell office:value-type="float" office:value="1" table:formula="of:=IF([.D45]=&quot;Z&quot;;1;-1)" table:style-name="ce1">
            <text:p>1</text:p>
          </table:table-cell>
          <table:table-cell office:value-type="float" office:value="0" table:formula="of:=IF([.$C45]&lt;&gt;[.I$1];[.I44];SUM([.I44];[.$E45]*[.$H45]))" table:style-name="ce1">
            <text:p>0</text:p>
          </table:table-cell>
          <table:table-cell office:value-type="float" office:value="70" table:formula="of:=IF([.$C45]&lt;&gt;[.J$1];[.J44];SUM([.J44];[.$E45]*[.$H45]))" table:style-name="ce1">
            <text:p>70</text:p>
          </table:table-cell>
          <table:table-cell office:value-type="float" office:value="0" table:formula="of:=IF([.$C45]&lt;&gt;[.K$1];[.K44];SUM([.K44];[.$E45]*[.$H45]))" table:style-name="ce1">
            <text:p>0</text:p>
          </table:table-cell>
          <table:table-cell office:value-type="float" office:value="36" table:formula="of:=IF([.$C45]&lt;&gt;[.L$1];[.L44];SUM([.L44];[.$E45]*[.$H45]))" table:style-name="ce1">
            <text:p>36</text:p>
          </table:table-cell>
          <table:table-cell office:value-type="float" office:value="4" table:formula="of:=IF([.$C45]&lt;&gt;[.M$1];[.M44];SUM([.M44];[.$E45]*[.$H45]))" table:style-name="ce1">
            <text:p>4</text:p>
          </table:table-cell>
          <table:table-cell table:number-columns-repeated="2" table:style-name="ce1"/>
          <table:table-cell office:value-type="float" office:value="504920" table:formula="of:=[.P44]-[.E45]*[.F45]*[.H45]" table:style-name="ce1">
            <text:p>504920</text:p>
          </table:table-cell>
          <table:table-cell office:value-type="float" office:value="504920" table:formula="of:=IF([.A45]&lt;&gt;[.A46];[.P45];0)" table:style-name="ce1">
            <text:p>504920</text:p>
          </table:table-cell>
          <table:table-cell table:number-columns-repeated="16367"/>
        </table:table-row>
        <table:table-row table:style-name="ro1">
          <table:table-cell office:value-type="date" office:date-value="2016-09-06T00:00:00" table:style-name="ce2">
            <text:p>06.09.2016</text:p>
          </table:table-cell>
          <table:table-cell office:value-type="string" table:style-name="ce1">
            <text:p>Aleksandria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Z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-1" table:formula="of:=[.A47]-[.A46]-1" table:style-name="ce1">
            <text:p>-1</text:p>
          </table:table-cell>
          <table:table-cell office:value-type="float" office:value="1" table:formula="of:=IF([.D46]=&quot;Z&quot;;1;-1)" table:style-name="ce1">
            <text:p>1</text:p>
          </table:table-cell>
          <table:table-cell office:value-type="float" office:value="47" table:formula="of:=IF([.$C46]&lt;&gt;[.I$1];[.I45];SUM([.I45];[.$E46]*[.$H46]))" table:style-name="ce1">
            <text:p>47</text:p>
          </table:table-cell>
          <table:table-cell office:value-type="float" office:value="70" table:formula="of:=IF([.$C46]&lt;&gt;[.J$1];[.J45];SUM([.J45];[.$E46]*[.$H46]))" table:style-name="ce1">
            <text:p>70</text:p>
          </table:table-cell>
          <table:table-cell office:value-type="float" office:value="0" table:formula="of:=IF([.$C46]&lt;&gt;[.K$1];[.K45];SUM([.K45];[.$E46]*[.$H46]))" table:style-name="ce1">
            <text:p>0</text:p>
          </table:table-cell>
          <table:table-cell office:value-type="float" office:value="36" table:formula="of:=IF([.$C46]&lt;&gt;[.L$1];[.L45];SUM([.L45];[.$E46]*[.$H46]))" table:style-name="ce1">
            <text:p>36</text:p>
          </table:table-cell>
          <table:table-cell office:value-type="float" office:value="4" table:formula="of:=IF([.$C46]&lt;&gt;[.M$1];[.M45];SUM([.M45];[.$E46]*[.$H46]))" table:style-name="ce1">
            <text:p>4</text:p>
          </table:table-cell>
          <table:table-cell table:number-columns-repeated="2" table:style-name="ce1"/>
          <table:table-cell office:value-type="float" office:value="504591" table:formula="of:=[.P45]-[.E46]*[.F46]*[.H46]" table:style-name="ce1">
            <text:p>504591</text:p>
          </table:table-cell>
          <table:table-cell office:value-type="float" office:value="0" table:formula="of:=IF([.A46]&lt;&gt;[.A47];[.P46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09-06T00:00:00" table:style-name="ce2">
            <text:p>06.09.2016</text:p>
          </table:table-cell>
          <table:table-cell office:value-type="string" table:style-name="ce1">
            <text:p>Aleksandria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W</text:p>
          </table:table-cell>
          <table:table-cell office:value-type="float" office:value="4" table:style-name="ce1">
            <text:p>4</text:p>
          </table:table-cell>
          <table:table-cell office:value-type="float" office:value="63" table:style-name="ce1">
            <text:p>63</text:p>
          </table:table-cell>
          <table:table-cell office:value-type="float" office:value="-1" table:formula="of:=[.A48]-[.A47]-1" table:style-name="ce1">
            <text:p>-1</text:p>
          </table:table-cell>
          <table:table-cell office:value-type="float" office:value="-1" table:formula="of:=IF([.D47]=&quot;Z&quot;;1;-1)" table:style-name="ce1">
            <text:p>-1</text:p>
          </table:table-cell>
          <table:table-cell office:value-type="float" office:value="47" table:formula="of:=IF([.$C47]&lt;&gt;[.I$1];[.I46];SUM([.I46];[.$E47]*[.$H47]))" table:style-name="ce1">
            <text:p>47</text:p>
          </table:table-cell>
          <table:table-cell office:value-type="float" office:value="70" table:formula="of:=IF([.$C47]&lt;&gt;[.J$1];[.J46];SUM([.J46];[.$E47]*[.$H47]))" table:style-name="ce1">
            <text:p>70</text:p>
          </table:table-cell>
          <table:table-cell office:value-type="float" office:value="0" table:formula="of:=IF([.$C47]&lt;&gt;[.K$1];[.K46];SUM([.K46];[.$E47]*[.$H47]))" table:style-name="ce1">
            <text:p>0</text:p>
          </table:table-cell>
          <table:table-cell office:value-type="float" office:value="36" table:formula="of:=IF([.$C47]&lt;&gt;[.L$1];[.L46];SUM([.L46];[.$E47]*[.$H47]))" table:style-name="ce1">
            <text:p>36</text:p>
          </table:table-cell>
          <table:table-cell office:value-type="float" office:value="0" table:formula="of:=IF([.$C47]&lt;&gt;[.M$1];[.M46];SUM([.M46];[.$E47]*[.$H47]))" table:style-name="ce1">
            <text:p>0</text:p>
          </table:table-cell>
          <table:table-cell table:number-columns-repeated="2" table:style-name="ce1"/>
          <table:table-cell office:value-type="float" office:value="504843" table:formula="of:=[.P46]-[.E47]*[.F47]*[.H47]" table:style-name="ce1">
            <text:p>504843</text:p>
          </table:table-cell>
          <table:table-cell office:value-type="float" office:value="0" table:formula="of:=IF([.A47]&lt;&gt;[.A48];[.P47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09-06T00:00:00" table:style-name="ce2">
            <text:p>06.09.2016</text:p>
          </table:table-cell>
          <table:table-cell office:value-type="string" table:style-name="ce1">
            <text:p>Aleksandria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Z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-1" table:formula="of:=[.A49]-[.A48]-1" table:style-name="ce1">
            <text:p>-1</text:p>
          </table:table-cell>
          <table:table-cell office:value-type="float" office:value="1" table:formula="of:=IF([.D48]=&quot;Z&quot;;1;-1)" table:style-name="ce1">
            <text:p>1</text:p>
          </table:table-cell>
          <table:table-cell office:value-type="float" office:value="47" table:formula="of:=IF([.$C48]&lt;&gt;[.I$1];[.I47];SUM([.I47];[.$E48]*[.$H48]))" table:style-name="ce1">
            <text:p>47</text:p>
          </table:table-cell>
          <table:table-cell office:value-type="float" office:value="70" table:formula="of:=IF([.$C48]&lt;&gt;[.J$1];[.J47];SUM([.J47];[.$E48]*[.$H48]))" table:style-name="ce1">
            <text:p>70</text:p>
          </table:table-cell>
          <table:table-cell office:value-type="float" office:value="8" table:formula="of:=IF([.$C48]&lt;&gt;[.K$1];[.K47];SUM([.K47];[.$E48]*[.$H48]))" table:style-name="ce1">
            <text:p>8</text:p>
          </table:table-cell>
          <table:table-cell office:value-type="float" office:value="36" table:formula="of:=IF([.$C48]&lt;&gt;[.L$1];[.L47];SUM([.L47];[.$E48]*[.$H48]))" table:style-name="ce1">
            <text:p>36</text:p>
          </table:table-cell>
          <table:table-cell office:value-type="float" office:value="0" table:formula="of:=IF([.$C48]&lt;&gt;[.M$1];[.M47];SUM([.M47];[.$E48]*[.$H48]))" table:style-name="ce1">
            <text:p>0</text:p>
          </table:table-cell>
          <table:table-cell table:number-columns-repeated="2" table:style-name="ce1"/>
          <table:table-cell office:value-type="float" office:value="504691" table:formula="of:=[.P47]-[.E48]*[.F48]*[.H48]" table:style-name="ce1">
            <text:p>504691</text:p>
          </table:table-cell>
          <table:table-cell office:value-type="float" office:value="0" table:formula="of:=IF([.A48]&lt;&gt;[.A49];[.P48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09-06T00:00:00" table:style-name="ce2">
            <text:p>06.09.2016</text:p>
          </table:table-cell>
          <table:table-cell office:value-type="string" table:style-name="ce1">
            <text:p>Aleksandria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Z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-1" table:formula="of:=[.A50]-[.A49]-1" table:style-name="ce1">
            <text:p>-1</text:p>
          </table:table-cell>
          <table:table-cell office:value-type="float" office:value="1" table:formula="of:=IF([.D49]=&quot;Z&quot;;1;-1)" table:style-name="ce1">
            <text:p>1</text:p>
          </table:table-cell>
          <table:table-cell office:value-type="float" office:value="47" table:formula="of:=IF([.$C49]&lt;&gt;[.I$1];[.I48];SUM([.I48];[.$E49]*[.$H49]))" table:style-name="ce1">
            <text:p>47</text:p>
          </table:table-cell>
          <table:table-cell office:value-type="float" office:value="73" table:formula="of:=IF([.$C49]&lt;&gt;[.J$1];[.J48];SUM([.J48];[.$E49]*[.$H49]))" table:style-name="ce1">
            <text:p>73</text:p>
          </table:table-cell>
          <table:table-cell office:value-type="float" office:value="8" table:formula="of:=IF([.$C49]&lt;&gt;[.K$1];[.K48];SUM([.K48];[.$E49]*[.$H49]))" table:style-name="ce1">
            <text:p>8</text:p>
          </table:table-cell>
          <table:table-cell office:value-type="float" office:value="36" table:formula="of:=IF([.$C49]&lt;&gt;[.L$1];[.L48];SUM([.L48];[.$E49]*[.$H49]))" table:style-name="ce1">
            <text:p>36</text:p>
          </table:table-cell>
          <table:table-cell office:value-type="float" office:value="0" table:formula="of:=IF([.$C49]&lt;&gt;[.M$1];[.M48];SUM([.M48];[.$E49]*[.$H49]))" table:style-name="ce1">
            <text:p>0</text:p>
          </table:table-cell>
          <table:table-cell table:number-columns-repeated="2" table:style-name="ce1"/>
          <table:table-cell office:value-type="float" office:value="504625" table:formula="of:=[.P48]-[.E49]*[.F49]*[.H49]" table:style-name="ce1">
            <text:p>504625</text:p>
          </table:table-cell>
          <table:table-cell office:value-type="float" office:value="0" table:formula="of:=IF([.A49]&lt;&gt;[.A50];[.P49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09-06T00:00:00" table:style-name="ce2">
            <text:p>06.09.2016</text:p>
          </table:table-cell>
          <table:table-cell office:value-type="string" table:style-name="ce1">
            <text:p>Aleksandria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Z</text:p>
          </table:table-cell>
          <table:table-cell office:value-type="float" office:value="41" table:style-name="ce1">
            <text:p>41</text:p>
          </table:table-cell>
          <table:table-cell office:value-type="float" office:value="59" table:style-name="ce1">
            <text:p>59</text:p>
          </table:table-cell>
          <table:table-cell office:value-type="float" office:value="20" table:formula="of:=[.A51]-[.A50]-1" table:style-name="ce1">
            <text:p>20</text:p>
          </table:table-cell>
          <table:table-cell office:value-type="float" office:value="1" table:formula="of:=IF([.D50]=&quot;Z&quot;;1;-1)" table:style-name="ce1">
            <text:p>1</text:p>
          </table:table-cell>
          <table:table-cell office:value-type="float" office:value="47" table:formula="of:=IF([.$C50]&lt;&gt;[.I$1];[.I49];SUM([.I49];[.$E50]*[.$H50]))" table:style-name="ce1">
            <text:p>47</text:p>
          </table:table-cell>
          <table:table-cell office:value-type="float" office:value="73" table:formula="of:=IF([.$C50]&lt;&gt;[.J$1];[.J49];SUM([.J49];[.$E50]*[.$H50]))" table:style-name="ce1">
            <text:p>73</text:p>
          </table:table-cell>
          <table:table-cell office:value-type="float" office:value="8" table:formula="of:=IF([.$C50]&lt;&gt;[.K$1];[.K49];SUM([.K49];[.$E50]*[.$H50]))" table:style-name="ce1">
            <text:p>8</text:p>
          </table:table-cell>
          <table:table-cell office:value-type="float" office:value="77" table:formula="of:=IF([.$C50]&lt;&gt;[.L$1];[.L49];SUM([.L49];[.$E50]*[.$H50]))" table:style-name="ce1">
            <text:p>77</text:p>
          </table:table-cell>
          <table:table-cell office:value-type="float" office:value="0" table:formula="of:=IF([.$C50]&lt;&gt;[.M$1];[.M49];SUM([.M49];[.$E50]*[.$H50]))" table:style-name="ce1">
            <text:p>0</text:p>
          </table:table-cell>
          <table:table-cell table:number-columns-repeated="2" table:style-name="ce1"/>
          <table:table-cell office:value-type="float" office:value="502206" table:formula="of:=[.P49]-[.E50]*[.F50]*[.H50]" table:style-name="ce1">
            <text:p>502206</text:p>
          </table:table-cell>
          <table:table-cell office:value-type="float" office:value="502206" table:formula="of:=IF([.A50]&lt;&gt;[.A51];[.P50];0)" table:style-name="ce1">
            <text:p>502206</text:p>
          </table:table-cell>
          <table:table-cell table:number-columns-repeated="16367"/>
        </table:table-row>
        <table:table-row table:style-name="ro1">
          <table:table-cell office:value-type="date" office:date-value="2016-09-27T00:00:00" table:style-name="ce2">
            <text:p>27.09.2016</text:p>
          </table:table-cell>
          <table:table-cell office:value-type="string" table:style-name="ce1">
            <text:p>Bejrut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Z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-1" table:formula="of:=[.A52]-[.A51]-1" table:style-name="ce1">
            <text:p>-1</text:p>
          </table:table-cell>
          <table:table-cell office:value-type="float" office:value="1" table:formula="of:=IF([.D51]=&quot;Z&quot;;1;-1)" table:style-name="ce1">
            <text:p>1</text:p>
          </table:table-cell>
          <table:table-cell office:value-type="float" office:value="47" table:formula="of:=IF([.$C51]&lt;&gt;[.I$1];[.I50];SUM([.I50];[.$E51]*[.$H51]))" table:style-name="ce1">
            <text:p>47</text:p>
          </table:table-cell>
          <table:table-cell office:value-type="float" office:value="73" table:formula="of:=IF([.$C51]&lt;&gt;[.J$1];[.J50];SUM([.J50];[.$E51]*[.$H51]))" table:style-name="ce1">
            <text:p>73</text:p>
          </table:table-cell>
          <table:table-cell office:value-type="float" office:value="8" table:formula="of:=IF([.$C51]&lt;&gt;[.K$1];[.K50];SUM([.K50];[.$E51]*[.$H51]))" table:style-name="ce1">
            <text:p>8</text:p>
          </table:table-cell>
          <table:table-cell office:value-type="float" office:value="77" table:formula="of:=IF([.$C51]&lt;&gt;[.L$1];[.L50];SUM([.L50];[.$E51]*[.$H51]))" table:style-name="ce1">
            <text:p>77</text:p>
          </table:table-cell>
          <table:table-cell office:value-type="float" office:value="44" table:formula="of:=IF([.$C51]&lt;&gt;[.M$1];[.M50];SUM([.M50];[.$E51]*[.$H51]))" table:style-name="ce1">
            <text:p>44</text:p>
          </table:table-cell>
          <table:table-cell table:number-columns-repeated="2" table:style-name="ce1"/>
          <table:table-cell office:value-type="float" office:value="500446" table:formula="of:=[.P50]-[.E51]*[.F51]*[.H51]" table:style-name="ce1">
            <text:p>500446</text:p>
          </table:table-cell>
          <table:table-cell office:value-type="float" office:value="0" table:formula="of:=IF([.A51]&lt;&gt;[.A52];[.P51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09-27T00:00:00" table:style-name="ce2">
            <text:p>27.09.2016</text:p>
          </table:table-cell>
          <table:table-cell office:value-type="string" table:style-name="ce1">
            <text:p>Bejrut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W</text:p>
          </table:table-cell>
          <table:table-cell office:value-type="float" office:value="45" table:style-name="ce1">
            <text:p>45</text:p>
          </table:table-cell>
          <table:table-cell office:value-type="float" office:value="12" table:style-name="ce1">
            <text:p>12</text:p>
          </table:table-cell>
          <table:table-cell office:value-type="float" office:value="-1" table:formula="of:=[.A53]-[.A52]-1" table:style-name="ce1">
            <text:p>-1</text:p>
          </table:table-cell>
          <table:table-cell office:value-type="float" office:value="-1" table:formula="of:=IF([.D52]=&quot;Z&quot;;1;-1)" table:style-name="ce1">
            <text:p>-1</text:p>
          </table:table-cell>
          <table:table-cell office:value-type="float" office:value="2" table:formula="of:=IF([.$C52]&lt;&gt;[.I$1];[.I51];SUM([.I51];[.$E52]*[.$H52]))" table:style-name="ce1">
            <text:p>2</text:p>
          </table:table-cell>
          <table:table-cell office:value-type="float" office:value="73" table:formula="of:=IF([.$C52]&lt;&gt;[.J$1];[.J51];SUM([.J51];[.$E52]*[.$H52]))" table:style-name="ce1">
            <text:p>73</text:p>
          </table:table-cell>
          <table:table-cell office:value-type="float" office:value="8" table:formula="of:=IF([.$C52]&lt;&gt;[.K$1];[.K51];SUM([.K51];[.$E52]*[.$H52]))" table:style-name="ce1">
            <text:p>8</text:p>
          </table:table-cell>
          <table:table-cell office:value-type="float" office:value="77" table:formula="of:=IF([.$C52]&lt;&gt;[.L$1];[.L51];SUM([.L51];[.$E52]*[.$H52]))" table:style-name="ce1">
            <text:p>77</text:p>
          </table:table-cell>
          <table:table-cell office:value-type="float" office:value="44" table:formula="of:=IF([.$C52]&lt;&gt;[.M$1];[.M51];SUM([.M51];[.$E52]*[.$H52]))" table:style-name="ce1">
            <text:p>44</text:p>
          </table:table-cell>
          <table:table-cell table:number-columns-repeated="2" table:style-name="ce1"/>
          <table:table-cell office:value-type="float" office:value="500986" table:formula="of:=[.P51]-[.E52]*[.F52]*[.H52]" table:style-name="ce1">
            <text:p>500986</text:p>
          </table:table-cell>
          <table:table-cell office:value-type="float" office:value="0" table:formula="of:=IF([.A52]&lt;&gt;[.A53];[.P52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09-27T00:00:00" table:style-name="ce2">
            <text:p>27.09.2016</text:p>
          </table:table-cell>
          <table:table-cell office:value-type="string" table:style-name="ce1">
            <text:p>Bejrut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Z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-1" table:formula="of:=[.A54]-[.A53]-1" table:style-name="ce1">
            <text:p>-1</text:p>
          </table:table-cell>
          <table:table-cell office:value-type="float" office:value="1" table:formula="of:=IF([.D53]=&quot;Z&quot;;1;-1)" table:style-name="ce1">
            <text:p>1</text:p>
          </table:table-cell>
          <table:table-cell office:value-type="float" office:value="2" table:formula="of:=IF([.$C53]&lt;&gt;[.I$1];[.I52];SUM([.I52];[.$E53]*[.$H53]))" table:style-name="ce1">
            <text:p>2</text:p>
          </table:table-cell>
          <table:table-cell office:value-type="float" office:value="73" table:formula="of:=IF([.$C53]&lt;&gt;[.J$1];[.J52];SUM([.J52];[.$E53]*[.$H53]))" table:style-name="ce1">
            <text:p>73</text:p>
          </table:table-cell>
          <table:table-cell office:value-type="float" office:value="48" table:formula="of:=IF([.$C53]&lt;&gt;[.K$1];[.K52];SUM([.K52];[.$E53]*[.$H53]))" table:style-name="ce1">
            <text:p>48</text:p>
          </table:table-cell>
          <table:table-cell office:value-type="float" office:value="77" table:formula="of:=IF([.$C53]&lt;&gt;[.L$1];[.L52];SUM([.L52];[.$E53]*[.$H53]))" table:style-name="ce1">
            <text:p>77</text:p>
          </table:table-cell>
          <table:table-cell office:value-type="float" office:value="44" table:formula="of:=IF([.$C53]&lt;&gt;[.M$1];[.M52];SUM([.M52];[.$E53]*[.$H53]))" table:style-name="ce1">
            <text:p>44</text:p>
          </table:table-cell>
          <table:table-cell table:number-columns-repeated="2" table:style-name="ce1"/>
          <table:table-cell office:value-type="float" office:value="500186" table:formula="of:=[.P52]-[.E53]*[.F53]*[.H53]" table:style-name="ce1">
            <text:p>500186</text:p>
          </table:table-cell>
          <table:table-cell office:value-type="float" office:value="0" table:formula="of:=IF([.A53]&lt;&gt;[.A54];[.P53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09-27T00:00:00" table:style-name="ce2">
            <text:p>27.09.2016</text:p>
          </table:table-cell>
          <table:table-cell office:value-type="string" table:style-name="ce1">
            <text:p>Bejrut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Z</text:p>
          </table:table-cell>
          <table:table-cell office:value-type="float" office:value="3" table:style-name="ce1">
            <text:p>3</text:p>
          </table:table-cell>
          <table:table-cell office:value-type="float" office:value="63" table:style-name="ce1">
            <text:p>63</text:p>
          </table:table-cell>
          <table:table-cell office:value-type="float" office:value="-1" table:formula="of:=[.A55]-[.A54]-1" table:style-name="ce1">
            <text:p>-1</text:p>
          </table:table-cell>
          <table:table-cell office:value-type="float" office:value="1" table:formula="of:=IF([.D54]=&quot;Z&quot;;1;-1)" table:style-name="ce1">
            <text:p>1</text:p>
          </table:table-cell>
          <table:table-cell office:value-type="float" office:value="2" table:formula="of:=IF([.$C54]&lt;&gt;[.I$1];[.I53];SUM([.I53];[.$E54]*[.$H54]))" table:style-name="ce1">
            <text:p>2</text:p>
          </table:table-cell>
          <table:table-cell office:value-type="float" office:value="73" table:formula="of:=IF([.$C54]&lt;&gt;[.J$1];[.J53];SUM([.J53];[.$E54]*[.$H54]))" table:style-name="ce1">
            <text:p>73</text:p>
          </table:table-cell>
          <table:table-cell office:value-type="float" office:value="48" table:formula="of:=IF([.$C54]&lt;&gt;[.K$1];[.K53];SUM([.K53];[.$E54]*[.$H54]))" table:style-name="ce1">
            <text:p>48</text:p>
          </table:table-cell>
          <table:table-cell office:value-type="float" office:value="80" table:formula="of:=IF([.$C54]&lt;&gt;[.L$1];[.L53];SUM([.L53];[.$E54]*[.$H54]))" table:style-name="ce1">
            <text:p>80</text:p>
          </table:table-cell>
          <table:table-cell office:value-type="float" office:value="44" table:formula="of:=IF([.$C54]&lt;&gt;[.M$1];[.M53];SUM([.M53];[.$E54]*[.$H54]))" table:style-name="ce1">
            <text:p>44</text:p>
          </table:table-cell>
          <table:table-cell table:number-columns-repeated="2" table:style-name="ce1"/>
          <table:table-cell office:value-type="float" office:value="499997" table:formula="of:=[.P53]-[.E54]*[.F54]*[.H54]" table:style-name="ce1">
            <text:p>499997</text:p>
          </table:table-cell>
          <table:table-cell office:value-type="float" office:value="0" table:formula="of:=IF([.A54]&lt;&gt;[.A55];[.P54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09-27T00:00:00" table:style-name="ce2">
            <text:p>27.09.2016</text:p>
          </table:table-cell>
          <table:table-cell office:value-type="string" table:style-name="ce1">
            <text:p>Bejrut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Z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23" table:formula="of:=[.A56]-[.A55]-1" table:style-name="ce1">
            <text:p>23</text:p>
          </table:table-cell>
          <table:table-cell office:value-type="float" office:value="1" table:formula="of:=IF([.D55]=&quot;Z&quot;;1;-1)" table:style-name="ce1">
            <text:p>1</text:p>
          </table:table-cell>
          <table:table-cell office:value-type="float" office:value="2" table:formula="of:=IF([.$C55]&lt;&gt;[.I$1];[.I54];SUM([.I54];[.$E55]*[.$H55]))" table:style-name="ce1">
            <text:p>2</text:p>
          </table:table-cell>
          <table:table-cell office:value-type="float" office:value="90" table:formula="of:=IF([.$C55]&lt;&gt;[.J$1];[.J54];SUM([.J54];[.$E55]*[.$H55]))" table:style-name="ce1">
            <text:p>90</text:p>
          </table:table-cell>
          <table:table-cell office:value-type="float" office:value="48" table:formula="of:=IF([.$C55]&lt;&gt;[.K$1];[.K54];SUM([.K54];[.$E55]*[.$H55]))" table:style-name="ce1">
            <text:p>48</text:p>
          </table:table-cell>
          <table:table-cell office:value-type="float" office:value="80" table:formula="of:=IF([.$C55]&lt;&gt;[.L$1];[.L54];SUM([.L54];[.$E55]*[.$H55]))" table:style-name="ce1">
            <text:p>80</text:p>
          </table:table-cell>
          <table:table-cell office:value-type="float" office:value="44" table:formula="of:=IF([.$C55]&lt;&gt;[.M$1];[.M54];SUM([.M54];[.$E55]*[.$H55]))" table:style-name="ce1">
            <text:p>44</text:p>
          </table:table-cell>
          <table:table-cell table:number-columns-repeated="2" table:style-name="ce1"/>
          <table:table-cell office:value-type="float" office:value="499589" table:formula="of:=[.P54]-[.E55]*[.F55]*[.H55]" table:style-name="ce1">
            <text:p>499589</text:p>
          </table:table-cell>
          <table:table-cell office:value-type="float" office:value="499589" table:formula="of:=IF([.A55]&lt;&gt;[.A56];[.P55];0)" table:style-name="ce1">
            <text:p>499589</text:p>
          </table:table-cell>
          <table:table-cell table:number-columns-repeated="16367"/>
        </table:table-row>
        <table:table-row table:style-name="ro1">
          <table:table-cell office:value-type="date" office:date-value="2016-10-21T00:00:00" table:style-name="ce2">
            <text:p>21.10.2016</text:p>
          </table:table-cell>
          <table:table-cell office:value-type="string" table:style-name="ce1">
            <text:p>Palermo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W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-1" table:formula="of:=[.A57]-[.A56]-1" table:style-name="ce1">
            <text:p>-1</text:p>
          </table:table-cell>
          <table:table-cell office:value-type="float" office:value="-1" table:formula="of:=IF([.D56]=&quot;Z&quot;;1;-1)" table:style-name="ce1">
            <text:p>-1</text:p>
          </table:table-cell>
          <table:table-cell office:value-type="float" office:value="0" table:formula="of:=IF([.$C56]&lt;&gt;[.I$1];[.I55];SUM([.I55];[.$E56]*[.$H56]))" table:style-name="ce1">
            <text:p>0</text:p>
          </table:table-cell>
          <table:table-cell office:value-type="float" office:value="90" table:formula="of:=IF([.$C56]&lt;&gt;[.J$1];[.J55];SUM([.J55];[.$E56]*[.$H56]))" table:style-name="ce1">
            <text:p>90</text:p>
          </table:table-cell>
          <table:table-cell office:value-type="float" office:value="48" table:formula="of:=IF([.$C56]&lt;&gt;[.K$1];[.K55];SUM([.K55];[.$E56]*[.$H56]))" table:style-name="ce1">
            <text:p>48</text:p>
          </table:table-cell>
          <table:table-cell office:value-type="float" office:value="80" table:formula="of:=IF([.$C56]&lt;&gt;[.L$1];[.L55];SUM([.L55];[.$E56]*[.$H56]))" table:style-name="ce1">
            <text:p>80</text:p>
          </table:table-cell>
          <table:table-cell office:value-type="float" office:value="44" table:formula="of:=IF([.$C56]&lt;&gt;[.M$1];[.M55];SUM([.M55];[.$E56]*[.$H56]))" table:style-name="ce1">
            <text:p>44</text:p>
          </table:table-cell>
          <table:table-cell table:number-columns-repeated="2" table:style-name="ce1"/>
          <table:table-cell office:value-type="float" office:value="499613" table:formula="of:=[.P55]-[.E56]*[.F56]*[.H56]" table:style-name="ce1">
            <text:p>499613</text:p>
          </table:table-cell>
          <table:table-cell office:value-type="float" office:value="0" table:formula="of:=IF([.A56]&lt;&gt;[.A57];[.P56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10-21T00:00:00" table:style-name="ce2">
            <text:p>21.10.2016</text:p>
          </table:table-cell>
          <table:table-cell office:value-type="string" table:style-name="ce1">
            <text:p>Palermo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Z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-1" table:formula="of:=[.A58]-[.A57]-1" table:style-name="ce1">
            <text:p>-1</text:p>
          </table:table-cell>
          <table:table-cell office:value-type="float" office:value="1" table:formula="of:=IF([.D57]=&quot;Z&quot;;1;-1)" table:style-name="ce1">
            <text:p>1</text:p>
          </table:table-cell>
          <table:table-cell office:value-type="float" office:value="0" table:formula="of:=IF([.$C57]&lt;&gt;[.I$1];[.I56];SUM([.I56];[.$E57]*[.$H57]))" table:style-name="ce1">
            <text:p>0</text:p>
          </table:table-cell>
          <table:table-cell office:value-type="float" office:value="90" table:formula="of:=IF([.$C57]&lt;&gt;[.J$1];[.J56];SUM([.J56];[.$E57]*[.$H57]))" table:style-name="ce1">
            <text:p>90</text:p>
          </table:table-cell>
          <table:table-cell office:value-type="float" office:value="62" table:formula="of:=IF([.$C57]&lt;&gt;[.K$1];[.K56];SUM([.K56];[.$E57]*[.$H57]))" table:style-name="ce1">
            <text:p>62</text:p>
          </table:table-cell>
          <table:table-cell office:value-type="float" office:value="80" table:formula="of:=IF([.$C57]&lt;&gt;[.L$1];[.L56];SUM([.L56];[.$E57]*[.$H57]))" table:style-name="ce1">
            <text:p>80</text:p>
          </table:table-cell>
          <table:table-cell office:value-type="float" office:value="44" table:formula="of:=IF([.$C57]&lt;&gt;[.M$1];[.M56];SUM([.M56];[.$E57]*[.$H57]))" table:style-name="ce1">
            <text:p>44</text:p>
          </table:table-cell>
          <table:table-cell table:number-columns-repeated="2" table:style-name="ce1"/>
          <table:table-cell office:value-type="float" office:value="499347" table:formula="of:=[.P56]-[.E57]*[.F57]*[.H57]" table:style-name="ce1">
            <text:p>499347</text:p>
          </table:table-cell>
          <table:table-cell office:value-type="float" office:value="0" table:formula="of:=IF([.A57]&lt;&gt;[.A58];[.P57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10-21T00:00:00" table:style-name="ce2">
            <text:p>21.10.2016</text:p>
          </table:table-cell>
          <table:table-cell office:value-type="string" table:style-name="ce1">
            <text:p>Palermo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Z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7" table:formula="of:=[.A59]-[.A58]-1" table:style-name="ce1">
            <text:p>17</text:p>
          </table:table-cell>
          <table:table-cell office:value-type="float" office:value="1" table:formula="of:=IF([.D58]=&quot;Z&quot;;1;-1)" table:style-name="ce1">
            <text:p>1</text:p>
          </table:table-cell>
          <table:table-cell office:value-type="float" office:value="0" table:formula="of:=IF([.$C58]&lt;&gt;[.I$1];[.I57];SUM([.I57];[.$E58]*[.$H58]))" table:style-name="ce1">
            <text:p>0</text:p>
          </table:table-cell>
          <table:table-cell office:value-type="float" office:value="113" table:formula="of:=IF([.$C58]&lt;&gt;[.J$1];[.J57];SUM([.J57];[.$E58]*[.$H58]))" table:style-name="ce1">
            <text:p>113</text:p>
          </table:table-cell>
          <table:table-cell office:value-type="float" office:value="62" table:formula="of:=IF([.$C58]&lt;&gt;[.K$1];[.K57];SUM([.K57];[.$E58]*[.$H58]))" table:style-name="ce1">
            <text:p>62</text:p>
          </table:table-cell>
          <table:table-cell office:value-type="float" office:value="80" table:formula="of:=IF([.$C58]&lt;&gt;[.L$1];[.L57];SUM([.L57];[.$E58]*[.$H58]))" table:style-name="ce1">
            <text:p>80</text:p>
          </table:table-cell>
          <table:table-cell office:value-type="float" office:value="44" table:formula="of:=IF([.$C58]&lt;&gt;[.M$1];[.M57];SUM([.M57];[.$E58]*[.$H58]))" table:style-name="ce1">
            <text:p>44</text:p>
          </table:table-cell>
          <table:table-cell table:number-columns-repeated="2" table:style-name="ce1"/>
          <table:table-cell office:value-type="float" office:value="498818" table:formula="of:=[.P57]-[.E58]*[.F58]*[.H58]" table:style-name="ce1">
            <text:p>498818</text:p>
          </table:table-cell>
          <table:table-cell office:value-type="float" office:value="498818" table:formula="of:=IF([.A58]&lt;&gt;[.A59];[.P58];0)" table:style-name="ce1">
            <text:p>498818</text:p>
          </table:table-cell>
          <table:table-cell table:number-columns-repeated="16367"/>
        </table:table-row>
        <table:table-row table:style-name="ro1">
          <table:table-cell office:value-type="date" office:date-value="2016-11-08T00:00:00" table:style-name="ce2">
            <text:p>08.11.2016</text:p>
          </table:table-cell>
          <table:table-cell office:value-type="string" table:style-name="ce1">
            <text:p>Neapol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Z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-1" table:formula="of:=[.A60]-[.A59]-1" table:style-name="ce1">
            <text:p>-1</text:p>
          </table:table-cell>
          <table:table-cell office:value-type="float" office:value="1" table:formula="of:=IF([.D59]=&quot;Z&quot;;1;-1)" table:style-name="ce1">
            <text:p>1</text:p>
          </table:table-cell>
          <table:table-cell office:value-type="float" office:value="11" table:formula="of:=IF([.$C59]&lt;&gt;[.I$1];[.I58];SUM([.I58];[.$E59]*[.$H59]))" table:style-name="ce1">
            <text:p>11</text:p>
          </table:table-cell>
          <table:table-cell office:value-type="float" office:value="113" table:formula="of:=IF([.$C59]&lt;&gt;[.J$1];[.J58];SUM([.J58];[.$E59]*[.$H59]))" table:style-name="ce1">
            <text:p>113</text:p>
          </table:table-cell>
          <table:table-cell office:value-type="float" office:value="62" table:formula="of:=IF([.$C59]&lt;&gt;[.K$1];[.K58];SUM([.K58];[.$E59]*[.$H59]))" table:style-name="ce1">
            <text:p>62</text:p>
          </table:table-cell>
          <table:table-cell office:value-type="float" office:value="80" table:formula="of:=IF([.$C59]&lt;&gt;[.L$1];[.L58];SUM([.L58];[.$E59]*[.$H59]))" table:style-name="ce1">
            <text:p>80</text:p>
          </table:table-cell>
          <table:table-cell office:value-type="float" office:value="44" table:formula="of:=IF([.$C59]&lt;&gt;[.M$1];[.M58];SUM([.M58];[.$E59]*[.$H59]))" table:style-name="ce1">
            <text:p>44</text:p>
          </table:table-cell>
          <table:table-cell table:number-columns-repeated="2" table:style-name="ce1"/>
          <table:table-cell office:value-type="float" office:value="498730" table:formula="of:=[.P58]-[.E59]*[.F59]*[.H59]" table:style-name="ce1">
            <text:p>498730</text:p>
          </table:table-cell>
          <table:table-cell office:value-type="float" office:value="0" table:formula="of:=IF([.A59]&lt;&gt;[.A60];[.P59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11-08T00:00:00" table:style-name="ce2">
            <text:p>08.11.2016</text:p>
          </table:table-cell>
          <table:table-cell office:value-type="string" table:style-name="ce1">
            <text:p>Neapol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Z</text:p>
          </table:table-cell>
          <table:table-cell office:value-type="float" office:value="17" table:style-name="ce1">
            <text:p>17</text:p>
          </table:table-cell>
          <table:table-cell office:value-type="float" office:value="66" table:style-name="ce1">
            <text:p>66</text:p>
          </table:table-cell>
          <table:table-cell office:value-type="float" office:value="-1" table:formula="of:=[.A61]-[.A60]-1" table:style-name="ce1">
            <text:p>-1</text:p>
          </table:table-cell>
          <table:table-cell office:value-type="float" office:value="1" table:formula="of:=IF([.D60]=&quot;Z&quot;;1;-1)" table:style-name="ce1">
            <text:p>1</text:p>
          </table:table-cell>
          <table:table-cell office:value-type="float" office:value="11" table:formula="of:=IF([.$C60]&lt;&gt;[.I$1];[.I59];SUM([.I59];[.$E60]*[.$H60]))" table:style-name="ce1">
            <text:p>11</text:p>
          </table:table-cell>
          <table:table-cell office:value-type="float" office:value="113" table:formula="of:=IF([.$C60]&lt;&gt;[.J$1];[.J59];SUM([.J59];[.$E60]*[.$H60]))" table:style-name="ce1">
            <text:p>113</text:p>
          </table:table-cell>
          <table:table-cell office:value-type="float" office:value="62" table:formula="of:=IF([.$C60]&lt;&gt;[.K$1];[.K59];SUM([.K59];[.$E60]*[.$H60]))" table:style-name="ce1">
            <text:p>62</text:p>
          </table:table-cell>
          <table:table-cell office:value-type="float" office:value="97" table:formula="of:=IF([.$C60]&lt;&gt;[.L$1];[.L59];SUM([.L59];[.$E60]*[.$H60]))" table:style-name="ce1">
            <text:p>97</text:p>
          </table:table-cell>
          <table:table-cell office:value-type="float" office:value="44" table:formula="of:=IF([.$C60]&lt;&gt;[.M$1];[.M59];SUM([.M59];[.$E60]*[.$H60]))" table:style-name="ce1">
            <text:p>44</text:p>
          </table:table-cell>
          <table:table-cell table:number-columns-repeated="2" table:style-name="ce1"/>
          <table:table-cell office:value-type="float" office:value="497608" table:formula="of:=[.P59]-[.E60]*[.F60]*[.H60]" table:style-name="ce1">
            <text:p>497608</text:p>
          </table:table-cell>
          <table:table-cell office:value-type="float" office:value="0" table:formula="of:=IF([.A60]&lt;&gt;[.A61];[.P60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11-08T00:00:00" table:style-name="ce2">
            <text:p>08.11.2016</text:p>
          </table:table-cell>
          <table:table-cell office:value-type="string" table:style-name="ce1">
            <text:p>Neapol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Z</text:p>
          </table:table-cell>
          <table:table-cell office:value-type="float" office:value="30" table:style-name="ce1">
            <text:p>30</text:p>
          </table:table-cell>
          <table:table-cell office:value-type="float" office:value="41" table:style-name="ce1">
            <text:p>41</text:p>
          </table:table-cell>
          <table:table-cell office:value-type="float" office:value="21" table:formula="of:=[.A62]-[.A61]-1" table:style-name="ce1">
            <text:p>21</text:p>
          </table:table-cell>
          <table:table-cell office:value-type="float" office:value="1" table:formula="of:=IF([.D61]=&quot;Z&quot;;1;-1)" table:style-name="ce1">
            <text:p>1</text:p>
          </table:table-cell>
          <table:table-cell office:value-type="float" office:value="11" table:formula="of:=IF([.$C61]&lt;&gt;[.I$1];[.I60];SUM([.I60];[.$E61]*[.$H61]))" table:style-name="ce1">
            <text:p>11</text:p>
          </table:table-cell>
          <table:table-cell office:value-type="float" office:value="113" table:formula="of:=IF([.$C61]&lt;&gt;[.J$1];[.J60];SUM([.J60];[.$E61]*[.$H61]))" table:style-name="ce1">
            <text:p>113</text:p>
          </table:table-cell>
          <table:table-cell office:value-type="float" office:value="62" table:formula="of:=IF([.$C61]&lt;&gt;[.K$1];[.K60];SUM([.K60];[.$E61]*[.$H61]))" table:style-name="ce1">
            <text:p>62</text:p>
          </table:table-cell>
          <table:table-cell office:value-type="float" office:value="97" table:formula="of:=IF([.$C61]&lt;&gt;[.L$1];[.L60];SUM([.L60];[.$E61]*[.$H61]))" table:style-name="ce1">
            <text:p>97</text:p>
          </table:table-cell>
          <table:table-cell office:value-type="float" office:value="74" table:formula="of:=IF([.$C61]&lt;&gt;[.M$1];[.M60];SUM([.M60];[.$E61]*[.$H61]))" table:style-name="ce1">
            <text:p>74</text:p>
          </table:table-cell>
          <table:table-cell table:number-columns-repeated="2" table:style-name="ce1"/>
          <table:table-cell office:value-type="float" office:value="496378" table:formula="of:=[.P60]-[.E61]*[.F61]*[.H61]" table:style-name="ce1">
            <text:p>496378</text:p>
          </table:table-cell>
          <table:table-cell office:value-type="float" office:value="496378" table:formula="of:=IF([.A61]&lt;&gt;[.A62];[.P61];0)" table:style-name="ce1">
            <text:p>496378</text:p>
          </table:table-cell>
          <table:table-cell table:number-columns-repeated="16367"/>
        </table:table-row>
        <table:table-row table:style-name="ro1">
          <table:table-cell office:value-type="date" office:date-value="2016-11-30T00:00:00" table:style-name="ce2">
            <text:p>30.11.2016</text:p>
          </table:table-cell>
          <table:table-cell office:value-type="string" table:style-name="ce1">
            <text:p>Monako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W</text:p>
          </table:table-cell>
          <table:table-cell office:value-type="float" office:value="97" table:style-name="ce1">
            <text:p>97</text:p>
          </table:table-cell>
          <table:table-cell office:value-type="float" office:value="98" table:style-name="ce1">
            <text:p>98</text:p>
          </table:table-cell>
          <table:table-cell office:value-type="float" office:value="-1" table:formula="of:=[.A63]-[.A62]-1" table:style-name="ce1">
            <text:p>-1</text:p>
          </table:table-cell>
          <table:table-cell office:value-type="float" office:value="-1" table:formula="of:=IF([.D62]=&quot;Z&quot;;1;-1)" table:style-name="ce1">
            <text:p>-1</text:p>
          </table:table-cell>
          <table:table-cell office:value-type="float" office:value="11" table:formula="of:=IF([.$C62]&lt;&gt;[.I$1];[.I61];SUM([.I61];[.$E62]*[.$H62]))" table:style-name="ce1">
            <text:p>11</text:p>
          </table:table-cell>
          <table:table-cell office:value-type="float" office:value="113" table:formula="of:=IF([.$C62]&lt;&gt;[.J$1];[.J61];SUM([.J61];[.$E62]*[.$H62]))" table:style-name="ce1">
            <text:p>113</text:p>
          </table:table-cell>
          <table:table-cell office:value-type="float" office:value="62" table:formula="of:=IF([.$C62]&lt;&gt;[.K$1];[.K61];SUM([.K61];[.$E62]*[.$H62]))" table:style-name="ce1">
            <text:p>62</text:p>
          </table:table-cell>
          <table:table-cell office:value-type="float" office:value="0" table:formula="of:=IF([.$C62]&lt;&gt;[.L$1];[.L61];SUM([.L61];[.$E62]*[.$H62]))" table:style-name="ce1">
            <text:p>0</text:p>
          </table:table-cell>
          <table:table-cell office:value-type="float" office:value="74" table:formula="of:=IF([.$C62]&lt;&gt;[.M$1];[.M61];SUM([.M61];[.$E62]*[.$H62]))" table:style-name="ce1">
            <text:p>74</text:p>
          </table:table-cell>
          <table:table-cell table:number-columns-repeated="2" table:style-name="ce1"/>
          <table:table-cell office:value-type="float" office:value="505884" table:formula="of:=[.P61]-[.E62]*[.F62]*[.H62]" table:style-name="ce1">
            <text:p>505884</text:p>
          </table:table-cell>
          <table:table-cell office:value-type="float" office:value="0" table:formula="of:=IF([.A62]&lt;&gt;[.A63];[.P62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11-30T00:00:00" table:style-name="ce2">
            <text:p>30.11.2016</text:p>
          </table:table-cell>
          <table:table-cell office:value-type="string" table:style-name="ce1">
            <text:p>Monako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W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-1" table:formula="of:=[.A64]-[.A63]-1" table:style-name="ce1">
            <text:p>-1</text:p>
          </table:table-cell>
          <table:table-cell office:value-type="float" office:value="-1" table:formula="of:=IF([.D63]=&quot;Z&quot;;1;-1)" table:style-name="ce1">
            <text:p>-1</text:p>
          </table:table-cell>
          <table:table-cell office:value-type="float" office:value="0" table:formula="of:=IF([.$C63]&lt;&gt;[.I$1];[.I62];SUM([.I62];[.$E63]*[.$H63]))" table:style-name="ce1">
            <text:p>0</text:p>
          </table:table-cell>
          <table:table-cell office:value-type="float" office:value="113" table:formula="of:=IF([.$C63]&lt;&gt;[.J$1];[.J62];SUM([.J62];[.$E63]*[.$H63]))" table:style-name="ce1">
            <text:p>113</text:p>
          </table:table-cell>
          <table:table-cell office:value-type="float" office:value="62" table:formula="of:=IF([.$C63]&lt;&gt;[.K$1];[.K62];SUM([.K62];[.$E63]*[.$H63]))" table:style-name="ce1">
            <text:p>62</text:p>
          </table:table-cell>
          <table:table-cell office:value-type="float" office:value="0" table:formula="of:=IF([.$C63]&lt;&gt;[.L$1];[.L62];SUM([.L62];[.$E63]*[.$H63]))" table:style-name="ce1">
            <text:p>0</text:p>
          </table:table-cell>
          <table:table-cell office:value-type="float" office:value="74" table:formula="of:=IF([.$C63]&lt;&gt;[.M$1];[.M62];SUM([.M62];[.$E63]*[.$H63]))" table:style-name="ce1">
            <text:p>74</text:p>
          </table:table-cell>
          <table:table-cell table:number-columns-repeated="2" table:style-name="ce1"/>
          <table:table-cell office:value-type="float" office:value="506016" table:formula="of:=[.P62]-[.E63]*[.F63]*[.H63]" table:style-name="ce1">
            <text:p>506016</text:p>
          </table:table-cell>
          <table:table-cell office:value-type="float" office:value="0" table:formula="of:=IF([.A63]&lt;&gt;[.A64];[.P63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11-30T00:00:00" table:style-name="ce2">
            <text:p>30.11.2016</text:p>
          </table:table-cell>
          <table:table-cell office:value-type="string" table:style-name="ce1">
            <text:p>Monako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Z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-1" table:formula="of:=[.A65]-[.A64]-1" table:style-name="ce1">
            <text:p>-1</text:p>
          </table:table-cell>
          <table:table-cell office:value-type="float" office:value="1" table:formula="of:=IF([.D64]=&quot;Z&quot;;1;-1)" table:style-name="ce1">
            <text:p>1</text:p>
          </table:table-cell>
          <table:table-cell office:value-type="float" office:value="0" table:formula="of:=IF([.$C64]&lt;&gt;[.I$1];[.I63];SUM([.I63];[.$E64]*[.$H64]))" table:style-name="ce1">
            <text:p>0</text:p>
          </table:table-cell>
          <table:table-cell office:value-type="float" office:value="113" table:formula="of:=IF([.$C64]&lt;&gt;[.J$1];[.J63];SUM([.J63];[.$E64]*[.$H64]))" table:style-name="ce1">
            <text:p>113</text:p>
          </table:table-cell>
          <table:table-cell office:value-type="float" office:value="79" table:formula="of:=IF([.$C64]&lt;&gt;[.K$1];[.K63];SUM([.K63];[.$E64]*[.$H64]))" table:style-name="ce1">
            <text:p>79</text:p>
          </table:table-cell>
          <table:table-cell office:value-type="float" office:value="0" table:formula="of:=IF([.$C64]&lt;&gt;[.L$1];[.L63];SUM([.L63];[.$E64]*[.$H64]))" table:style-name="ce1">
            <text:p>0</text:p>
          </table:table-cell>
          <table:table-cell office:value-type="float" office:value="74" table:formula="of:=IF([.$C64]&lt;&gt;[.M$1];[.M63];SUM([.M63];[.$E64]*[.$H64]))" table:style-name="ce1">
            <text:p>74</text:p>
          </table:table-cell>
          <table:table-cell table:number-columns-repeated="2" table:style-name="ce1"/>
          <table:table-cell office:value-type="float" office:value="505676" table:formula="of:=[.P63]-[.E64]*[.F64]*[.H64]" table:style-name="ce1">
            <text:p>505676</text:p>
          </table:table-cell>
          <table:table-cell office:value-type="float" office:value="0" table:formula="of:=IF([.A64]&lt;&gt;[.A65];[.P64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11-30T00:00:00" table:style-name="ce2">
            <text:p>30.11.2016</text:p>
          </table:table-cell>
          <table:table-cell office:value-type="string" table:style-name="ce1">
            <text:p>Monako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Z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float" office:value="24" table:formula="of:=[.A66]-[.A65]-1" table:style-name="ce1">
            <text:p>24</text:p>
          </table:table-cell>
          <table:table-cell office:value-type="float" office:value="1" table:formula="of:=IF([.D65]=&quot;Z&quot;;1;-1)" table:style-name="ce1">
            <text:p>1</text:p>
          </table:table-cell>
          <table:table-cell office:value-type="float" office:value="0" table:formula="of:=IF([.$C65]&lt;&gt;[.I$1];[.I64];SUM([.I64];[.$E65]*[.$H65]))" table:style-name="ce1">
            <text:p>0</text:p>
          </table:table-cell>
          <table:table-cell office:value-type="float" office:value="117" table:formula="of:=IF([.$C65]&lt;&gt;[.J$1];[.J64];SUM([.J64];[.$E65]*[.$H65]))" table:style-name="ce1">
            <text:p>117</text:p>
          </table:table-cell>
          <table:table-cell office:value-type="float" office:value="79" table:formula="of:=IF([.$C65]&lt;&gt;[.K$1];[.K64];SUM([.K64];[.$E65]*[.$H65]))" table:style-name="ce1">
            <text:p>79</text:p>
          </table:table-cell>
          <table:table-cell office:value-type="float" office:value="0" table:formula="of:=IF([.$C65]&lt;&gt;[.L$1];[.L64];SUM([.L64];[.$E65]*[.$H65]))" table:style-name="ce1">
            <text:p>0</text:p>
          </table:table-cell>
          <table:table-cell office:value-type="float" office:value="74" table:formula="of:=IF([.$C65]&lt;&gt;[.M$1];[.M64];SUM([.M64];[.$E65]*[.$H65]))" table:style-name="ce1">
            <text:p>74</text:p>
          </table:table-cell>
          <table:table-cell table:number-columns-repeated="2" table:style-name="ce1"/>
          <table:table-cell office:value-type="float" office:value="505584" table:formula="of:=[.P64]-[.E65]*[.F65]*[.H65]" table:style-name="ce1">
            <text:p>505584</text:p>
          </table:table-cell>
          <table:table-cell office:value-type="float" office:value="505584" table:formula="of:=IF([.A65]&lt;&gt;[.A66];[.P65];0)" table:style-name="ce1">
            <text:p>505584</text:p>
          </table:table-cell>
          <table:table-cell table:number-columns-repeated="16367"/>
        </table:table-row>
        <table:table-row table:style-name="ro1">
          <table:table-cell office:value-type="date" office:date-value="2016-12-25T00:00:00" table:style-name="ce2">
            <text:p>25.12.2016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W</text:p>
          </table:table-cell>
          <table:table-cell office:value-type="float" office:value="79" table:style-name="ce1">
            <text:p>79</text:p>
          </table:table-cell>
          <table:table-cell office:value-type="float" office:value="31" table:style-name="ce1">
            <text:p>31</text:p>
          </table:table-cell>
          <table:table-cell office:value-type="float" office:value="-1" table:formula="of:=[.A67]-[.A66]-1" table:style-name="ce1">
            <text:p>-1</text:p>
          </table:table-cell>
          <table:table-cell office:value-type="float" office:value="-1" table:formula="of:=IF([.D66]=&quot;Z&quot;;1;-1)" table:style-name="ce1">
            <text:p>-1</text:p>
          </table:table-cell>
          <table:table-cell office:value-type="float" office:value="0" table:formula="of:=IF([.$C66]&lt;&gt;[.I$1];[.I65];SUM([.I65];[.$E66]*[.$H66]))" table:style-name="ce1">
            <text:p>0</text:p>
          </table:table-cell>
          <table:table-cell office:value-type="float" office:value="117" table:formula="of:=IF([.$C66]&lt;&gt;[.J$1];[.J65];SUM([.J65];[.$E66]*[.$H66]))" table:style-name="ce1">
            <text:p>117</text:p>
          </table:table-cell>
          <table:table-cell office:value-type="float" office:value="0" table:formula="of:=IF([.$C66]&lt;&gt;[.K$1];[.K65];SUM([.K65];[.$E66]*[.$H66]))" table:style-name="ce1">
            <text:p>0</text:p>
          </table:table-cell>
          <table:table-cell office:value-type="float" office:value="0" table:formula="of:=IF([.$C66]&lt;&gt;[.L$1];[.L65];SUM([.L65];[.$E66]*[.$H66]))" table:style-name="ce1">
            <text:p>0</text:p>
          </table:table-cell>
          <table:table-cell office:value-type="float" office:value="74" table:formula="of:=IF([.$C66]&lt;&gt;[.M$1];[.M65];SUM([.M65];[.$E66]*[.$H66]))" table:style-name="ce1">
            <text:p>74</text:p>
          </table:table-cell>
          <table:table-cell table:number-columns-repeated="2" table:style-name="ce1"/>
          <table:table-cell office:value-type="float" office:value="508033" table:formula="of:=[.P65]-[.E66]*[.F66]*[.H66]" table:style-name="ce1">
            <text:p>508033</text:p>
          </table:table-cell>
          <table:table-cell office:value-type="float" office:value="0" table:formula="of:=IF([.A66]&lt;&gt;[.A67];[.P66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12-25T00:00:00" table:style-name="ce2">
            <text:p>25.12.2016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Z</text:p>
          </table:table-cell>
          <table:table-cell office:value-type="float" office:value="33" table:style-name="ce1">
            <text:p>33</text:p>
          </table:table-cell>
          <table:table-cell office:value-type="float" office:value="60" table:style-name="ce1">
            <text:p>60</text:p>
          </table:table-cell>
          <table:table-cell office:value-type="float" office:value="-1" table:formula="of:=[.A68]-[.A67]-1" table:style-name="ce1">
            <text:p>-1</text:p>
          </table:table-cell>
          <table:table-cell office:value-type="float" office:value="1" table:formula="of:=IF([.D67]=&quot;Z&quot;;1;-1)" table:style-name="ce1">
            <text:p>1</text:p>
          </table:table-cell>
          <table:table-cell office:value-type="float" office:value="0" table:formula="of:=IF([.$C67]&lt;&gt;[.I$1];[.I66];SUM([.I66];[.$E67]*[.$H67]))" table:style-name="ce1">
            <text:p>0</text:p>
          </table:table-cell>
          <table:table-cell office:value-type="float" office:value="117" table:formula="of:=IF([.$C67]&lt;&gt;[.J$1];[.J66];SUM([.J66];[.$E67]*[.$H67]))" table:style-name="ce1">
            <text:p>117</text:p>
          </table:table-cell>
          <table:table-cell office:value-type="float" office:value="0" table:formula="of:=IF([.$C67]&lt;&gt;[.K$1];[.K66];SUM([.K66];[.$E67]*[.$H67]))" table:style-name="ce1">
            <text:p>0</text:p>
          </table:table-cell>
          <table:table-cell office:value-type="float" office:value="33" table:formula="of:=IF([.$C67]&lt;&gt;[.L$1];[.L66];SUM([.L66];[.$E67]*[.$H67]))" table:style-name="ce1">
            <text:p>33</text:p>
          </table:table-cell>
          <table:table-cell office:value-type="float" office:value="74" table:formula="of:=IF([.$C67]&lt;&gt;[.M$1];[.M66];SUM([.M66];[.$E67]*[.$H67]))" table:style-name="ce1">
            <text:p>74</text:p>
          </table:table-cell>
          <table:table-cell table:number-columns-repeated="2" table:style-name="ce1"/>
          <table:table-cell office:value-type="float" office:value="506053" table:formula="of:=[.P66]-[.E67]*[.F67]*[.H67]" table:style-name="ce1">
            <text:p>506053</text:p>
          </table:table-cell>
          <table:table-cell office:value-type="float" office:value="0" table:formula="of:=IF([.A67]&lt;&gt;[.A68];[.P67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6-12-25T00:00:00" table:style-name="ce2">
            <text:p>25.12.2016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Z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12" table:formula="of:=[.A69]-[.A68]-1" table:style-name="ce1">
            <text:p>12</text:p>
          </table:table-cell>
          <table:table-cell office:value-type="float" office:value="1" table:formula="of:=IF([.D68]=&quot;Z&quot;;1;-1)" table:style-name="ce1">
            <text:p>1</text:p>
          </table:table-cell>
          <table:table-cell office:value-type="float" office:value="0" table:formula="of:=IF([.$C68]&lt;&gt;[.I$1];[.I67];SUM([.I67];[.$E68]*[.$H68]))" table:style-name="ce1">
            <text:p>0</text:p>
          </table:table-cell>
          <table:table-cell office:value-type="float" office:value="143" table:formula="of:=IF([.$C68]&lt;&gt;[.J$1];[.J67];SUM([.J67];[.$E68]*[.$H68]))" table:style-name="ce1">
            <text:p>143</text:p>
          </table:table-cell>
          <table:table-cell office:value-type="float" office:value="0" table:formula="of:=IF([.$C68]&lt;&gt;[.K$1];[.K67];SUM([.K67];[.$E68]*[.$H68]))" table:style-name="ce1">
            <text:p>0</text:p>
          </table:table-cell>
          <table:table-cell office:value-type="float" office:value="33" table:formula="of:=IF([.$C68]&lt;&gt;[.L$1];[.L67];SUM([.L67];[.$E68]*[.$H68]))" table:style-name="ce1">
            <text:p>33</text:p>
          </table:table-cell>
          <table:table-cell office:value-type="float" office:value="74" table:formula="of:=IF([.$C68]&lt;&gt;[.M$1];[.M67];SUM([.M67];[.$E68]*[.$H68]))" table:style-name="ce1">
            <text:p>74</text:p>
          </table:table-cell>
          <table:table-cell table:number-columns-repeated="2" table:style-name="ce1"/>
          <table:table-cell office:value-type="float" office:value="505455" table:formula="of:=[.P67]-[.E68]*[.F68]*[.H68]" table:style-name="ce1">
            <text:p>505455</text:p>
          </table:table-cell>
          <table:table-cell office:value-type="float" office:value="505455" table:formula="of:=IF([.A68]&lt;&gt;[.A69];[.P68];0)" table:style-name="ce1">
            <text:p>505455</text:p>
          </table:table-cell>
          <table:table-cell table:number-columns-repeated="16367"/>
        </table:table-row>
        <table:table-row table:style-name="ro1">
          <table:table-cell office:value-type="date" office:date-value="2017-01-07T00:00:00" table:style-name="ce2">
            <text:p>07.01.2017</text:p>
          </table:table-cell>
          <table:table-cell office:value-type="string" table:style-name="ce1">
            <text:p>Walencja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Z</text:p>
          </table:table-cell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office:value-type="float" office:value="-1" table:formula="of:=[.A70]-[.A69]-1" table:style-name="ce1">
            <text:p>-1</text:p>
          </table:table-cell>
          <table:table-cell office:value-type="float" office:value="1" table:formula="of:=IF([.D69]=&quot;Z&quot;;1;-1)" table:style-name="ce1">
            <text:p>1</text:p>
          </table:table-cell>
          <table:table-cell office:value-type="float" office:value="0" table:formula="of:=IF([.$C69]&lt;&gt;[.I$1];[.I68];SUM([.I68];[.$E69]*[.$H69]))" table:style-name="ce1">
            <text:p>0</text:p>
          </table:table-cell>
          <table:table-cell office:value-type="float" office:value="143" table:formula="of:=IF([.$C69]&lt;&gt;[.J$1];[.J68];SUM([.J68];[.$E69]*[.$H69]))" table:style-name="ce1">
            <text:p>143</text:p>
          </table:table-cell>
          <table:table-cell office:value-type="float" office:value="40" table:formula="of:=IF([.$C69]&lt;&gt;[.K$1];[.K68];SUM([.K68];[.$E69]*[.$H69]))" table:style-name="ce1">
            <text:p>40</text:p>
          </table:table-cell>
          <table:table-cell office:value-type="float" office:value="33" table:formula="of:=IF([.$C69]&lt;&gt;[.L$1];[.L68];SUM([.L68];[.$E69]*[.$H69]))" table:style-name="ce1">
            <text:p>33</text:p>
          </table:table-cell>
          <table:table-cell office:value-type="float" office:value="74" table:formula="of:=IF([.$C69]&lt;&gt;[.M$1];[.M68];SUM([.M68];[.$E69]*[.$H69]))" table:style-name="ce1">
            <text:p>74</text:p>
          </table:table-cell>
          <table:table-cell table:number-columns-repeated="2" table:style-name="ce1"/>
          <table:table-cell office:value-type="float" office:value="504575" table:formula="of:=[.P68]-[.E69]*[.F69]*[.H69]" table:style-name="ce1">
            <text:p>504575</text:p>
          </table:table-cell>
          <table:table-cell office:value-type="float" office:value="0" table:formula="of:=IF([.A69]&lt;&gt;[.A70];[.P69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1-07T00:00:00" table:style-name="ce2">
            <text:p>07.01.2017</text:p>
          </table:table-cell>
          <table:table-cell office:value-type="string" table:style-name="ce1">
            <text:p>Walencja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Z</text:p>
          </table:table-cell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office:value-type="float" office:value="-1" table:formula="of:=[.A71]-[.A70]-1" table:style-name="ce1">
            <text:p>-1</text:p>
          </table:table-cell>
          <table:table-cell office:value-type="float" office:value="1" table:formula="of:=IF([.D70]=&quot;Z&quot;;1;-1)" table:style-name="ce1">
            <text:p>1</text:p>
          </table:table-cell>
          <table:table-cell office:value-type="float" office:value="42" table:formula="of:=IF([.$C70]&lt;&gt;[.I$1];[.I69];SUM([.I69];[.$E70]*[.$H70]))" table:style-name="ce1">
            <text:p>42</text:p>
          </table:table-cell>
          <table:table-cell office:value-type="float" office:value="143" table:formula="of:=IF([.$C70]&lt;&gt;[.J$1];[.J69];SUM([.J69];[.$E70]*[.$H70]))" table:style-name="ce1">
            <text:p>143</text:p>
          </table:table-cell>
          <table:table-cell office:value-type="float" office:value="40" table:formula="of:=IF([.$C70]&lt;&gt;[.K$1];[.K69];SUM([.K69];[.$E70]*[.$H70]))" table:style-name="ce1">
            <text:p>40</text:p>
          </table:table-cell>
          <table:table-cell office:value-type="float" office:value="33" table:formula="of:=IF([.$C70]&lt;&gt;[.L$1];[.L69];SUM([.L69];[.$E70]*[.$H70]))" table:style-name="ce1">
            <text:p>33</text:p>
          </table:table-cell>
          <table:table-cell office:value-type="float" office:value="74" table:formula="of:=IF([.$C70]&lt;&gt;[.M$1];[.M69];SUM([.M69];[.$E70]*[.$H70]))" table:style-name="ce1">
            <text:p>74</text:p>
          </table:table-cell>
          <table:table-cell table:number-columns-repeated="2" table:style-name="ce1"/>
          <table:table-cell office:value-type="float" office:value="504197" table:formula="of:=[.P69]-[.E70]*[.F70]*[.H70]" table:style-name="ce1">
            <text:p>504197</text:p>
          </table:table-cell>
          <table:table-cell office:value-type="float" office:value="0" table:formula="of:=IF([.A70]&lt;&gt;[.A71];[.P70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1-07T00:00:00" table:style-name="ce2">
            <text:p>07.01.2017</text:p>
          </table:table-cell>
          <table:table-cell office:value-type="string" table:style-name="ce1">
            <text:p>Walencja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Z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float" office:value="-1" table:formula="of:=[.A72]-[.A71]-1" table:style-name="ce1">
            <text:p>-1</text:p>
          </table:table-cell>
          <table:table-cell office:value-type="float" office:value="1" table:formula="of:=IF([.D71]=&quot;Z&quot;;1;-1)" table:style-name="ce1">
            <text:p>1</text:p>
          </table:table-cell>
          <table:table-cell office:value-type="float" office:value="42" table:formula="of:=IF([.$C71]&lt;&gt;[.I$1];[.I70];SUM([.I70];[.$E71]*[.$H71]))" table:style-name="ce1">
            <text:p>42</text:p>
          </table:table-cell>
          <table:table-cell office:value-type="float" office:value="185" table:formula="of:=IF([.$C71]&lt;&gt;[.J$1];[.J70];SUM([.J70];[.$E71]*[.$H71]))" table:style-name="ce1">
            <text:p>185</text:p>
          </table:table-cell>
          <table:table-cell office:value-type="float" office:value="40" table:formula="of:=IF([.$C71]&lt;&gt;[.K$1];[.K70];SUM([.K70];[.$E71]*[.$H71]))" table:style-name="ce1">
            <text:p>40</text:p>
          </table:table-cell>
          <table:table-cell office:value-type="float" office:value="33" table:formula="of:=IF([.$C71]&lt;&gt;[.L$1];[.L70];SUM([.L70];[.$E71]*[.$H71]))" table:style-name="ce1">
            <text:p>33</text:p>
          </table:table-cell>
          <table:table-cell office:value-type="float" office:value="74" table:formula="of:=IF([.$C71]&lt;&gt;[.M$1];[.M70];SUM([.M70];[.$E71]*[.$H71]))" table:style-name="ce1">
            <text:p>74</text:p>
          </table:table-cell>
          <table:table-cell table:number-columns-repeated="2" table:style-name="ce1"/>
          <table:table-cell office:value-type="float" office:value="503105" table:formula="of:=[.P70]-[.E71]*[.F71]*[.H71]" table:style-name="ce1">
            <text:p>503105</text:p>
          </table:table-cell>
          <table:table-cell office:value-type="float" office:value="0" table:formula="of:=IF([.A71]&lt;&gt;[.A72];[.P71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1-07T00:00:00" table:style-name="ce2">
            <text:p>07.01.2017</text:p>
          </table:table-cell>
          <table:table-cell office:value-type="string" table:style-name="ce1">
            <text:p>Walencja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Z</text:p>
          </table:table-cell>
          <table:table-cell office:value-type="float" office:value="9" table:style-name="ce1">
            <text:p>9</text:p>
          </table:table-cell>
          <table:table-cell office:value-type="float" office:value="70" table:style-name="ce1">
            <text:p>70</text:p>
          </table:table-cell>
          <table:table-cell office:value-type="float" office:value="-1" table:formula="of:=[.A73]-[.A72]-1" table:style-name="ce1">
            <text:p>-1</text:p>
          </table:table-cell>
          <table:table-cell office:value-type="float" office:value="1" table:formula="of:=IF([.D72]=&quot;Z&quot;;1;-1)" table:style-name="ce1">
            <text:p>1</text:p>
          </table:table-cell>
          <table:table-cell office:value-type="float" office:value="42" table:formula="of:=IF([.$C72]&lt;&gt;[.I$1];[.I71];SUM([.I71];[.$E72]*[.$H72]))" table:style-name="ce1">
            <text:p>42</text:p>
          </table:table-cell>
          <table:table-cell office:value-type="float" office:value="185" table:formula="of:=IF([.$C72]&lt;&gt;[.J$1];[.J71];SUM([.J71];[.$E72]*[.$H72]))" table:style-name="ce1">
            <text:p>185</text:p>
          </table:table-cell>
          <table:table-cell office:value-type="float" office:value="40" table:formula="of:=IF([.$C72]&lt;&gt;[.K$1];[.K71];SUM([.K71];[.$E72]*[.$H72]))" table:style-name="ce1">
            <text:p>40</text:p>
          </table:table-cell>
          <table:table-cell office:value-type="float" office:value="42" table:formula="of:=IF([.$C72]&lt;&gt;[.L$1];[.L71];SUM([.L71];[.$E72]*[.$H72]))" table:style-name="ce1">
            <text:p>42</text:p>
          </table:table-cell>
          <table:table-cell office:value-type="float" office:value="74" table:formula="of:=IF([.$C72]&lt;&gt;[.M$1];[.M71];SUM([.M71];[.$E72]*[.$H72]))" table:style-name="ce1">
            <text:p>74</text:p>
          </table:table-cell>
          <table:table-cell table:number-columns-repeated="2" table:style-name="ce1"/>
          <table:table-cell office:value-type="float" office:value="502475" table:formula="of:=[.P71]-[.E72]*[.F72]*[.H72]" table:style-name="ce1">
            <text:p>502475</text:p>
          </table:table-cell>
          <table:table-cell office:value-type="float" office:value="0" table:formula="of:=IF([.A72]&lt;&gt;[.A73];[.P72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1-07T00:00:00" table:style-name="ce2">
            <text:p>07.01.2017</text:p>
          </table:table-cell>
          <table:table-cell office:value-type="string" table:style-name="ce1">
            <text:p>Walencja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Z</text:p>
          </table:table-cell>
          <table:table-cell office:value-type="float" office:value="39" table:style-name="ce1">
            <text:p>39</text:p>
          </table:table-cell>
          <table:table-cell office:value-type="float" office:value="44" table:style-name="ce1">
            <text:p>44</text:p>
          </table:table-cell>
          <table:table-cell office:value-type="float" office:value="16" table:formula="of:=[.A74]-[.A73]-1" table:style-name="ce1">
            <text:p>16</text:p>
          </table:table-cell>
          <table:table-cell office:value-type="float" office:value="1" table:formula="of:=IF([.D73]=&quot;Z&quot;;1;-1)" table:style-name="ce1">
            <text:p>1</text:p>
          </table:table-cell>
          <table:table-cell office:value-type="float" office:value="42" table:formula="of:=IF([.$C73]&lt;&gt;[.I$1];[.I72];SUM([.I72];[.$E73]*[.$H73]))" table:style-name="ce1">
            <text:p>42</text:p>
          </table:table-cell>
          <table:table-cell office:value-type="float" office:value="185" table:formula="of:=IF([.$C73]&lt;&gt;[.J$1];[.J72];SUM([.J72];[.$E73]*[.$H73]))" table:style-name="ce1">
            <text:p>185</text:p>
          </table:table-cell>
          <table:table-cell office:value-type="float" office:value="40" table:formula="of:=IF([.$C73]&lt;&gt;[.K$1];[.K72];SUM([.K72];[.$E73]*[.$H73]))" table:style-name="ce1">
            <text:p>40</text:p>
          </table:table-cell>
          <table:table-cell office:value-type="float" office:value="42" table:formula="of:=IF([.$C73]&lt;&gt;[.L$1];[.L72];SUM([.L72];[.$E73]*[.$H73]))" table:style-name="ce1">
            <text:p>42</text:p>
          </table:table-cell>
          <table:table-cell office:value-type="float" office:value="113" table:formula="of:=IF([.$C73]&lt;&gt;[.M$1];[.M72];SUM([.M72];[.$E73]*[.$H73]))" table:style-name="ce1">
            <text:p>113</text:p>
          </table:table-cell>
          <table:table-cell table:number-columns-repeated="2" table:style-name="ce1"/>
          <table:table-cell office:value-type="float" office:value="500759" table:formula="of:=[.P72]-[.E73]*[.F73]*[.H73]" table:style-name="ce1">
            <text:p>500759</text:p>
          </table:table-cell>
          <table:table-cell office:value-type="float" office:value="500759" table:formula="of:=IF([.A73]&lt;&gt;[.A74];[.P73];0)" table:style-name="ce1">
            <text:p>500759</text:p>
          </table:table-cell>
          <table:table-cell table:number-columns-repeated="16367"/>
        </table:table-row>
        <table:table-row table:style-name="ro1">
          <table:table-cell office:value-type="date" office:date-value="2017-01-24T00:00:00" table:style-name="ce2">
            <text:p>24.01.2017</text:p>
          </table:table-cell>
          <table:table-cell office:value-type="string" table:style-name="ce1">
            <text:p>Algier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W</text:p>
          </table:table-cell>
          <table:table-cell office:value-type="float" office:value="112" table:style-name="ce1">
            <text:p>112</text:p>
          </table:table-cell>
          <table:table-cell office:value-type="float" office:value="59" table:style-name="ce1">
            <text:p>59</text:p>
          </table:table-cell>
          <table:table-cell office:value-type="float" office:value="-1" table:formula="of:=[.A75]-[.A74]-1" table:style-name="ce1">
            <text:p>-1</text:p>
          </table:table-cell>
          <table:table-cell office:value-type="float" office:value="-1" table:formula="of:=IF([.D74]=&quot;Z&quot;;1;-1)" table:style-name="ce1">
            <text:p>-1</text:p>
          </table:table-cell>
          <table:table-cell office:value-type="float" office:value="42" table:formula="of:=IF([.$C74]&lt;&gt;[.I$1];[.I73];SUM([.I73];[.$E74]*[.$H74]))" table:style-name="ce1">
            <text:p>42</text:p>
          </table:table-cell>
          <table:table-cell office:value-type="float" office:value="185" table:formula="of:=IF([.$C74]&lt;&gt;[.J$1];[.J73];SUM([.J73];[.$E74]*[.$H74]))" table:style-name="ce1">
            <text:p>185</text:p>
          </table:table-cell>
          <table:table-cell office:value-type="float" office:value="40" table:formula="of:=IF([.$C74]&lt;&gt;[.K$1];[.K73];SUM([.K73];[.$E74]*[.$H74]))" table:style-name="ce1">
            <text:p>40</text:p>
          </table:table-cell>
          <table:table-cell office:value-type="float" office:value="42" table:formula="of:=IF([.$C74]&lt;&gt;[.L$1];[.L73];SUM([.L73];[.$E74]*[.$H74]))" table:style-name="ce1">
            <text:p>42</text:p>
          </table:table-cell>
          <table:table-cell office:value-type="float" office:value="1" table:formula="of:=IF([.$C74]&lt;&gt;[.M$1];[.M73];SUM([.M73];[.$E74]*[.$H74]))" table:style-name="ce1">
            <text:p>1</text:p>
          </table:table-cell>
          <table:table-cell table:number-columns-repeated="2" table:style-name="ce1"/>
          <table:table-cell office:value-type="float" office:value="507367" table:formula="of:=[.P73]-[.E74]*[.F74]*[.H74]" table:style-name="ce1">
            <text:p>507367</text:p>
          </table:table-cell>
          <table:table-cell office:value-type="float" office:value="0" table:formula="of:=IF([.A74]&lt;&gt;[.A75];[.P74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1-24T00:00:00" table:style-name="ce2">
            <text:p>24.01.2017</text:p>
          </table:table-cell>
          <table:table-cell office:value-type="string" table:style-name="ce1">
            <text:p>Algier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Z</text:p>
          </table:table-cell>
          <table:table-cell office:value-type="float" office:value="34" table:style-name="ce1">
            <text:p>34</text:p>
          </table:table-cell>
          <table:table-cell office:value-type="float" office:value="66" table:style-name="ce1">
            <text:p>66</text:p>
          </table:table-cell>
          <table:table-cell office:value-type="float" office:value="-1" table:formula="of:=[.A76]-[.A75]-1" table:style-name="ce1">
            <text:p>-1</text:p>
          </table:table-cell>
          <table:table-cell office:value-type="float" office:value="1" table:formula="of:=IF([.D75]=&quot;Z&quot;;1;-1)" table:style-name="ce1">
            <text:p>1</text:p>
          </table:table-cell>
          <table:table-cell office:value-type="float" office:value="42" table:formula="of:=IF([.$C75]&lt;&gt;[.I$1];[.I74];SUM([.I74];[.$E75]*[.$H75]))" table:style-name="ce1">
            <text:p>42</text:p>
          </table:table-cell>
          <table:table-cell office:value-type="float" office:value="185" table:formula="of:=IF([.$C75]&lt;&gt;[.J$1];[.J74];SUM([.J74];[.$E75]*[.$H75]))" table:style-name="ce1">
            <text:p>185</text:p>
          </table:table-cell>
          <table:table-cell office:value-type="float" office:value="40" table:formula="of:=IF([.$C75]&lt;&gt;[.K$1];[.K74];SUM([.K74];[.$E75]*[.$H75]))" table:style-name="ce1">
            <text:p>40</text:p>
          </table:table-cell>
          <table:table-cell office:value-type="float" office:value="76" table:formula="of:=IF([.$C75]&lt;&gt;[.L$1];[.L74];SUM([.L74];[.$E75]*[.$H75]))" table:style-name="ce1">
            <text:p>76</text:p>
          </table:table-cell>
          <table:table-cell office:value-type="float" office:value="1" table:formula="of:=IF([.$C75]&lt;&gt;[.M$1];[.M74];SUM([.M74];[.$E75]*[.$H75]))" table:style-name="ce1">
            <text:p>1</text:p>
          </table:table-cell>
          <table:table-cell table:number-columns-repeated="2" table:style-name="ce1"/>
          <table:table-cell office:value-type="float" office:value="505123" table:formula="of:=[.P74]-[.E75]*[.F75]*[.H75]" table:style-name="ce1">
            <text:p>505123</text:p>
          </table:table-cell>
          <table:table-cell office:value-type="float" office:value="0" table:formula="of:=IF([.A75]&lt;&gt;[.A76];[.P75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1-24T00:00:00" table:style-name="ce2">
            <text:p>24.01.2017</text:p>
          </table:table-cell>
          <table:table-cell office:value-type="string" table:style-name="ce1">
            <text:p>Algier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Z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14" table:formula="of:=[.A77]-[.A76]-1" table:style-name="ce1">
            <text:p>14</text:p>
          </table:table-cell>
          <table:table-cell office:value-type="float" office:value="1" table:formula="of:=IF([.D76]=&quot;Z&quot;;1;-1)" table:style-name="ce1">
            <text:p>1</text:p>
          </table:table-cell>
          <table:table-cell office:value-type="float" office:value="42" table:formula="of:=IF([.$C76]&lt;&gt;[.I$1];[.I75];SUM([.I75];[.$E76]*[.$H76]))" table:style-name="ce1">
            <text:p>42</text:p>
          </table:table-cell>
          <table:table-cell office:value-type="float" office:value="185" table:formula="of:=IF([.$C76]&lt;&gt;[.J$1];[.J75];SUM([.J75];[.$E76]*[.$H76]))" table:style-name="ce1">
            <text:p>185</text:p>
          </table:table-cell>
          <table:table-cell office:value-type="float" office:value="45" table:formula="of:=IF([.$C76]&lt;&gt;[.K$1];[.K75];SUM([.K75];[.$E76]*[.$H76]))" table:style-name="ce1">
            <text:p>45</text:p>
          </table:table-cell>
          <table:table-cell office:value-type="float" office:value="76" table:formula="of:=IF([.$C76]&lt;&gt;[.L$1];[.L75];SUM([.L75];[.$E76]*[.$H76]))" table:style-name="ce1">
            <text:p>76</text:p>
          </table:table-cell>
          <table:table-cell office:value-type="float" office:value="1" table:formula="of:=IF([.$C76]&lt;&gt;[.M$1];[.M75];SUM([.M75];[.$E76]*[.$H76]))" table:style-name="ce1">
            <text:p>1</text:p>
          </table:table-cell>
          <table:table-cell table:number-columns-repeated="2" table:style-name="ce1"/>
          <table:table-cell office:value-type="float" office:value="505018" table:formula="of:=[.P75]-[.E76]*[.F76]*[.H76]" table:style-name="ce1">
            <text:p>505018</text:p>
          </table:table-cell>
          <table:table-cell office:value-type="float" office:value="505018" table:formula="of:=IF([.A76]&lt;&gt;[.A77];[.P76];0)" table:style-name="ce1">
            <text:p>505018</text:p>
          </table:table-cell>
          <table:table-cell table:number-columns-repeated="16367"/>
        </table:table-row>
        <table:table-row table:style-name="ro1">
          <table:table-cell office:value-type="date" office:date-value="2017-02-08T00:00:00" table:style-name="ce2">
            <text:p>08.02.2017</text:p>
          </table:table-cell>
          <table:table-cell office:value-type="string" table:style-name="ce1">
            <text:p>Tunis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W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office:value-type="float" office:value="-1" table:formula="of:=[.A78]-[.A77]-1" table:style-name="ce1">
            <text:p>-1</text:p>
          </table:table-cell>
          <table:table-cell office:value-type="float" office:value="-1" table:formula="of:=IF([.D77]=&quot;Z&quot;;1;-1)" table:style-name="ce1">
            <text:p>-1</text:p>
          </table:table-cell>
          <table:table-cell office:value-type="float" office:value="42" table:formula="of:=IF([.$C77]&lt;&gt;[.I$1];[.I76];SUM([.I76];[.$E77]*[.$H77]))" table:style-name="ce1">
            <text:p>42</text:p>
          </table:table-cell>
          <table:table-cell office:value-type="float" office:value="185" table:formula="of:=IF([.$C77]&lt;&gt;[.J$1];[.J76];SUM([.J76];[.$E77]*[.$H77]))" table:style-name="ce1">
            <text:p>185</text:p>
          </table:table-cell>
          <table:table-cell office:value-type="float" office:value="45" table:formula="of:=IF([.$C77]&lt;&gt;[.K$1];[.K76];SUM([.K76];[.$E77]*[.$H77]))" table:style-name="ce1">
            <text:p>45</text:p>
          </table:table-cell>
          <table:table-cell office:value-type="float" office:value="2" table:formula="of:=IF([.$C77]&lt;&gt;[.L$1];[.L76];SUM([.L76];[.$E77]*[.$H77]))" table:style-name="ce1">
            <text:p>2</text:p>
          </table:table-cell>
          <table:table-cell office:value-type="float" office:value="1" table:formula="of:=IF([.$C77]&lt;&gt;[.M$1];[.M76];SUM([.M76];[.$E77]*[.$H77]))" table:style-name="ce1">
            <text:p>1</text:p>
          </table:table-cell>
          <table:table-cell table:number-columns-repeated="2" table:style-name="ce1"/>
          <table:table-cell office:value-type="float" office:value="511826" table:formula="of:=[.P76]-[.E77]*[.F77]*[.H77]" table:style-name="ce1">
            <text:p>511826</text:p>
          </table:table-cell>
          <table:table-cell office:value-type="float" office:value="0" table:formula="of:=IF([.A77]&lt;&gt;[.A78];[.P77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2-08T00:00:00" table:style-name="ce2">
            <text:p>08.02.2017</text:p>
          </table:table-cell>
          <table:table-cell office:value-type="string" table:style-name="ce1">
            <text:p>Tunis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Z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18" table:formula="of:=[.A79]-[.A78]-1" table:style-name="ce1">
            <text:p>18</text:p>
          </table:table-cell>
          <table:table-cell office:value-type="float" office:value="1" table:formula="of:=IF([.D78]=&quot;Z&quot;;1;-1)" table:style-name="ce1">
            <text:p>1</text:p>
          </table:table-cell>
          <table:table-cell office:value-type="float" office:value="42" table:formula="of:=IF([.$C78]&lt;&gt;[.I$1];[.I77];SUM([.I77];[.$E78]*[.$H78]))" table:style-name="ce1">
            <text:p>42</text:p>
          </table:table-cell>
          <table:table-cell office:value-type="float" office:value="199" table:formula="of:=IF([.$C78]&lt;&gt;[.J$1];[.J77];SUM([.J77];[.$E78]*[.$H78]))" table:style-name="ce1">
            <text:p>199</text:p>
          </table:table-cell>
          <table:table-cell office:value-type="float" office:value="45" table:formula="of:=IF([.$C78]&lt;&gt;[.K$1];[.K77];SUM([.K77];[.$E78]*[.$H78]))" table:style-name="ce1">
            <text:p>45</text:p>
          </table:table-cell>
          <table:table-cell office:value-type="float" office:value="2" table:formula="of:=IF([.$C78]&lt;&gt;[.L$1];[.L77];SUM([.L77];[.$E78]*[.$H78]))" table:style-name="ce1">
            <text:p>2</text:p>
          </table:table-cell>
          <table:table-cell office:value-type="float" office:value="1" table:formula="of:=IF([.$C78]&lt;&gt;[.M$1];[.M77];SUM([.M77];[.$E78]*[.$H78]))" table:style-name="ce1">
            <text:p>1</text:p>
          </table:table-cell>
          <table:table-cell table:number-columns-repeated="2" table:style-name="ce1"/>
          <table:table-cell office:value-type="float" office:value="511462" table:formula="of:=[.P77]-[.E78]*[.F78]*[.H78]" table:style-name="ce1">
            <text:p>511462</text:p>
          </table:table-cell>
          <table:table-cell office:value-type="float" office:value="511462" table:formula="of:=IF([.A78]&lt;&gt;[.A79];[.P78];0)" table:style-name="ce1">
            <text:p>511462</text:p>
          </table:table-cell>
          <table:table-cell table:number-columns-repeated="16367"/>
        </table:table-row>
        <table:table-row table:style-name="ro1">
          <table:table-cell office:value-type="date" office:date-value="2017-02-27T00:00:00" table:style-name="ce2">
            <text:p>27.02.2017</text:p>
          </table:table-cell>
          <table:table-cell office:value-type="string" table:style-name="ce1">
            <text:p>Benghazi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W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-1" table:formula="of:=[.A80]-[.A79]-1" table:style-name="ce1">
            <text:p>-1</text:p>
          </table:table-cell>
          <table:table-cell office:value-type="float" office:value="-1" table:formula="of:=IF([.D79]=&quot;Z&quot;;1;-1)" table:style-name="ce1">
            <text:p>-1</text:p>
          </table:table-cell>
          <table:table-cell office:value-type="float" office:value="42" table:formula="of:=IF([.$C79]&lt;&gt;[.I$1];[.I78];SUM([.I78];[.$E79]*[.$H79]))" table:style-name="ce1">
            <text:p>42</text:p>
          </table:table-cell>
          <table:table-cell office:value-type="float" office:value="199" table:formula="of:=IF([.$C79]&lt;&gt;[.J$1];[.J78];SUM([.J78];[.$E79]*[.$H79]))" table:style-name="ce1">
            <text:p>199</text:p>
          </table:table-cell>
          <table:table-cell office:value-type="float" office:value="45" table:formula="of:=IF([.$C79]&lt;&gt;[.K$1];[.K78];SUM([.K78];[.$E79]*[.$H79]))" table:style-name="ce1">
            <text:p>45</text:p>
          </table:table-cell>
          <table:table-cell office:value-type="float" office:value="2" table:formula="of:=IF([.$C79]&lt;&gt;[.L$1];[.L78];SUM([.L78];[.$E79]*[.$H79]))" table:style-name="ce1">
            <text:p>2</text:p>
          </table:table-cell>
          <table:table-cell office:value-type="float" office:value="0" table:formula="of:=IF([.$C79]&lt;&gt;[.M$1];[.M78];SUM([.M78];[.$E79]*[.$H79]))" table:style-name="ce1">
            <text:p>0</text:p>
          </table:table-cell>
          <table:table-cell table:number-columns-repeated="2" table:style-name="ce1"/>
          <table:table-cell office:value-type="float" office:value="511522" table:formula="of:=[.P78]-[.E79]*[.F79]*[.H79]" table:style-name="ce1">
            <text:p>511522</text:p>
          </table:table-cell>
          <table:table-cell office:value-type="float" office:value="0" table:formula="of:=IF([.A79]&lt;&gt;[.A80];[.P79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2-27T00:00:00" table:style-name="ce2">
            <text:p>27.02.2017</text:p>
          </table:table-cell>
          <table:table-cell office:value-type="string" table:style-name="ce1">
            <text:p>Benghazi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W</text:p>
          </table:table-cell>
          <table:table-cell office:value-type="float" office:value="43" table:style-name="ce1">
            <text:p>43</text:p>
          </table:table-cell>
          <table:table-cell office:value-type="float" office:value="36" table:style-name="ce1">
            <text:p>36</text:p>
          </table:table-cell>
          <table:table-cell office:value-type="float" office:value="-1" table:formula="of:=[.A81]-[.A80]-1" table:style-name="ce1">
            <text:p>-1</text:p>
          </table:table-cell>
          <table:table-cell office:value-type="float" office:value="-1" table:formula="of:=IF([.D80]=&quot;Z&quot;;1;-1)" table:style-name="ce1">
            <text:p>-1</text:p>
          </table:table-cell>
          <table:table-cell office:value-type="float" office:value="42" table:formula="of:=IF([.$C80]&lt;&gt;[.I$1];[.I79];SUM([.I79];[.$E80]*[.$H80]))" table:style-name="ce1">
            <text:p>42</text:p>
          </table:table-cell>
          <table:table-cell office:value-type="float" office:value="156" table:formula="of:=IF([.$C80]&lt;&gt;[.J$1];[.J79];SUM([.J79];[.$E80]*[.$H80]))" table:style-name="ce1">
            <text:p>156</text:p>
          </table:table-cell>
          <table:table-cell office:value-type="float" office:value="45" table:formula="of:=IF([.$C80]&lt;&gt;[.K$1];[.K79];SUM([.K79];[.$E80]*[.$H80]))" table:style-name="ce1">
            <text:p>45</text:p>
          </table:table-cell>
          <table:table-cell office:value-type="float" office:value="2" table:formula="of:=IF([.$C80]&lt;&gt;[.L$1];[.L79];SUM([.L79];[.$E80]*[.$H80]))" table:style-name="ce1">
            <text:p>2</text:p>
          </table:table-cell>
          <table:table-cell office:value-type="float" office:value="0" table:formula="of:=IF([.$C80]&lt;&gt;[.M$1];[.M79];SUM([.M79];[.$E80]*[.$H80]))" table:style-name="ce1">
            <text:p>0</text:p>
          </table:table-cell>
          <table:table-cell table:number-columns-repeated="2" table:style-name="ce1"/>
          <table:table-cell office:value-type="float" office:value="513070" table:formula="of:=[.P79]-[.E80]*[.F80]*[.H80]" table:style-name="ce1">
            <text:p>513070</text:p>
          </table:table-cell>
          <table:table-cell office:value-type="float" office:value="0" table:formula="of:=IF([.A80]&lt;&gt;[.A81];[.P80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2-27T00:00:00" table:style-name="ce2">
            <text:p>27.02.2017</text:p>
          </table:table-cell>
          <table:table-cell office:value-type="string" table:style-name="ce1">
            <text:p>Benghazi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Z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-1" table:formula="of:=[.A82]-[.A81]-1" table:style-name="ce1">
            <text:p>-1</text:p>
          </table:table-cell>
          <table:table-cell office:value-type="float" office:value="1" table:formula="of:=IF([.D81]=&quot;Z&quot;;1;-1)" table:style-name="ce1">
            <text:p>1</text:p>
          </table:table-cell>
          <table:table-cell office:value-type="float" office:value="72" table:formula="of:=IF([.$C81]&lt;&gt;[.I$1];[.I80];SUM([.I80];[.$E81]*[.$H81]))" table:style-name="ce1">
            <text:p>72</text:p>
          </table:table-cell>
          <table:table-cell office:value-type="float" office:value="156" table:formula="of:=IF([.$C81]&lt;&gt;[.J$1];[.J80];SUM([.J80];[.$E81]*[.$H81]))" table:style-name="ce1">
            <text:p>156</text:p>
          </table:table-cell>
          <table:table-cell office:value-type="float" office:value="45" table:formula="of:=IF([.$C81]&lt;&gt;[.K$1];[.K80];SUM([.K80];[.$E81]*[.$H81]))" table:style-name="ce1">
            <text:p>45</text:p>
          </table:table-cell>
          <table:table-cell office:value-type="float" office:value="2" table:formula="of:=IF([.$C81]&lt;&gt;[.L$1];[.L80];SUM([.L80];[.$E81]*[.$H81]))" table:style-name="ce1">
            <text:p>2</text:p>
          </table:table-cell>
          <table:table-cell office:value-type="float" office:value="0" table:formula="of:=IF([.$C81]&lt;&gt;[.M$1];[.M80];SUM([.M80];[.$E81]*[.$H81]))" table:style-name="ce1">
            <text:p>0</text:p>
          </table:table-cell>
          <table:table-cell table:number-columns-repeated="2" table:style-name="ce1"/>
          <table:table-cell office:value-type="float" office:value="512830" table:formula="of:=[.P80]-[.E81]*[.F81]*[.H81]" table:style-name="ce1">
            <text:p>512830</text:p>
          </table:table-cell>
          <table:table-cell office:value-type="float" office:value="0" table:formula="of:=IF([.A81]&lt;&gt;[.A82];[.P81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2-27T00:00:00" table:style-name="ce2">
            <text:p>27.02.2017</text:p>
          </table:table-cell>
          <table:table-cell office:value-type="string" table:style-name="ce1">
            <text:p>Benghazi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Z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5" table:formula="of:=[.A83]-[.A82]-1" table:style-name="ce1">
            <text:p>25</text:p>
          </table:table-cell>
          <table:table-cell office:value-type="float" office:value="1" table:formula="of:=IF([.D82]=&quot;Z&quot;;1;-1)" table:style-name="ce1">
            <text:p>1</text:p>
          </table:table-cell>
          <table:table-cell office:value-type="float" office:value="72" table:formula="of:=IF([.$C82]&lt;&gt;[.I$1];[.I81];SUM([.I81];[.$E82]*[.$H82]))" table:style-name="ce1">
            <text:p>72</text:p>
          </table:table-cell>
          <table:table-cell office:value-type="float" office:value="156" table:formula="of:=IF([.$C82]&lt;&gt;[.J$1];[.J81];SUM([.J81];[.$E82]*[.$H82]))" table:style-name="ce1">
            <text:p>156</text:p>
          </table:table-cell>
          <table:table-cell office:value-type="float" office:value="59" table:formula="of:=IF([.$C82]&lt;&gt;[.K$1];[.K81];SUM([.K81];[.$E82]*[.$H82]))" table:style-name="ce1">
            <text:p>59</text:p>
          </table:table-cell>
          <table:table-cell office:value-type="float" office:value="2" table:formula="of:=IF([.$C82]&lt;&gt;[.L$1];[.L81];SUM([.L81];[.$E82]*[.$H82]))" table:style-name="ce1">
            <text:p>2</text:p>
          </table:table-cell>
          <table:table-cell office:value-type="float" office:value="0" table:formula="of:=IF([.$C82]&lt;&gt;[.M$1];[.M81];SUM([.M81];[.$E82]*[.$H82]))" table:style-name="ce1">
            <text:p>0</text:p>
          </table:table-cell>
          <table:table-cell table:number-columns-repeated="2" table:style-name="ce1"/>
          <table:table-cell office:value-type="float" office:value="512550" table:formula="of:=[.P81]-[.E82]*[.F82]*[.H82]" table:style-name="ce1">
            <text:p>512550</text:p>
          </table:table-cell>
          <table:table-cell office:value-type="float" office:value="512550" table:formula="of:=IF([.A82]&lt;&gt;[.A83];[.P82];0)" table:style-name="ce1">
            <text:p>512550</text:p>
          </table:table-cell>
          <table:table-cell table:number-columns-repeated="16367"/>
        </table:table-row>
        <table:table-row table:style-name="ro1">
          <table:table-cell office:value-type="date" office:date-value="2017-03-25T00:00:00" table:style-name="ce2">
            <text:p>25.03.2017</text:p>
          </table:table-cell>
          <table:table-cell office:value-type="string" table:style-name="ce1">
            <text:p>Aleksandria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W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-1" table:formula="of:=[.A84]-[.A83]-1" table:style-name="ce1">
            <text:p>-1</text:p>
          </table:table-cell>
          <table:table-cell office:value-type="float" office:value="-1" table:formula="of:=IF([.D83]=&quot;Z&quot;;1;-1)" table:style-name="ce1">
            <text:p>-1</text:p>
          </table:table-cell>
          <table:table-cell office:value-type="float" office:value="72" table:formula="of:=IF([.$C83]&lt;&gt;[.I$1];[.I82];SUM([.I82];[.$E83]*[.$H83]))" table:style-name="ce1">
            <text:p>72</text:p>
          </table:table-cell>
          <table:table-cell office:value-type="float" office:value="123" table:formula="of:=IF([.$C83]&lt;&gt;[.J$1];[.J82];SUM([.J82];[.$E83]*[.$H83]))" table:style-name="ce1">
            <text:p>123</text:p>
          </table:table-cell>
          <table:table-cell office:value-type="float" office:value="59" table:formula="of:=IF([.$C83]&lt;&gt;[.K$1];[.K82];SUM([.K82];[.$E83]*[.$H83]))" table:style-name="ce1">
            <text:p>59</text:p>
          </table:table-cell>
          <table:table-cell office:value-type="float" office:value="2" table:formula="of:=IF([.$C83]&lt;&gt;[.L$1];[.L82];SUM([.L82];[.$E83]*[.$H83]))" table:style-name="ce1">
            <text:p>2</text:p>
          </table:table-cell>
          <table:table-cell office:value-type="float" office:value="0" table:formula="of:=IF([.$C83]&lt;&gt;[.M$1];[.M82];SUM([.M82];[.$E83]*[.$H83]))" table:style-name="ce1">
            <text:p>0</text:p>
          </table:table-cell>
          <table:table-cell table:number-columns-repeated="2" table:style-name="ce1"/>
          <table:table-cell office:value-type="float" office:value="513804" table:formula="of:=[.P82]-[.E83]*[.F83]*[.H83]" table:style-name="ce1">
            <text:p>513804</text:p>
          </table:table-cell>
          <table:table-cell office:value-type="float" office:value="0" table:formula="of:=IF([.A83]&lt;&gt;[.A84];[.P83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3-25T00:00:00" table:style-name="ce2">
            <text:p>25.03.2017</text:p>
          </table:table-cell>
          <table:table-cell office:value-type="string" table:style-name="ce1">
            <text:p>Aleksandria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Z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-1" table:formula="of:=[.A85]-[.A84]-1" table:style-name="ce1">
            <text:p>-1</text:p>
          </table:table-cell>
          <table:table-cell office:value-type="float" office:value="1" table:formula="of:=IF([.D84]=&quot;Z&quot;;1;-1)" table:style-name="ce1">
            <text:p>1</text:p>
          </table:table-cell>
          <table:table-cell office:value-type="float" office:value="72" table:formula="of:=IF([.$C84]&lt;&gt;[.I$1];[.I83];SUM([.I83];[.$E84]*[.$H84]))" table:style-name="ce1">
            <text:p>72</text:p>
          </table:table-cell>
          <table:table-cell office:value-type="float" office:value="123" table:formula="of:=IF([.$C84]&lt;&gt;[.J$1];[.J83];SUM([.J83];[.$E84]*[.$H84]))" table:style-name="ce1">
            <text:p>123</text:p>
          </table:table-cell>
          <table:table-cell office:value-type="float" office:value="59" table:formula="of:=IF([.$C84]&lt;&gt;[.K$1];[.K83];SUM([.K83];[.$E84]*[.$H84]))" table:style-name="ce1">
            <text:p>59</text:p>
          </table:table-cell>
          <table:table-cell office:value-type="float" office:value="2" table:formula="of:=IF([.$C84]&lt;&gt;[.L$1];[.L83];SUM([.L83];[.$E84]*[.$H84]))" table:style-name="ce1">
            <text:p>2</text:p>
          </table:table-cell>
          <table:table-cell office:value-type="float" office:value="35" table:formula="of:=IF([.$C84]&lt;&gt;[.M$1];[.M83];SUM([.M83];[.$E84]*[.$H84]))" table:style-name="ce1">
            <text:p>35</text:p>
          </table:table-cell>
          <table:table-cell table:number-columns-repeated="2" table:style-name="ce1"/>
          <table:table-cell office:value-type="float" office:value="512509" table:formula="of:=[.P83]-[.E84]*[.F84]*[.H84]" table:style-name="ce1">
            <text:p>512509</text:p>
          </table:table-cell>
          <table:table-cell office:value-type="float" office:value="0" table:formula="of:=IF([.A84]&lt;&gt;[.A85];[.P84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3-25T00:00:00" table:style-name="ce2">
            <text:p>25.03.2017</text:p>
          </table:table-cell>
          <table:table-cell office:value-type="string" table:style-name="ce1">
            <text:p>Aleksandria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Z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float" office:value="20" table:formula="of:=[.A86]-[.A85]-1" table:style-name="ce1">
            <text:p>20</text:p>
          </table:table-cell>
          <table:table-cell office:value-type="float" office:value="1" table:formula="of:=IF([.D85]=&quot;Z&quot;;1;-1)" table:style-name="ce1">
            <text:p>1</text:p>
          </table:table-cell>
          <table:table-cell office:value-type="float" office:value="72" table:formula="of:=IF([.$C85]&lt;&gt;[.I$1];[.I84];SUM([.I84];[.$E85]*[.$H85]))" table:style-name="ce1">
            <text:p>72</text:p>
          </table:table-cell>
          <table:table-cell office:value-type="float" office:value="123" table:formula="of:=IF([.$C85]&lt;&gt;[.J$1];[.J84];SUM([.J84];[.$E85]*[.$H85]))" table:style-name="ce1">
            <text:p>123</text:p>
          </table:table-cell>
          <table:table-cell office:value-type="float" office:value="99" table:formula="of:=IF([.$C85]&lt;&gt;[.K$1];[.K84];SUM([.K84];[.$E85]*[.$H85]))" table:style-name="ce1">
            <text:p>99</text:p>
          </table:table-cell>
          <table:table-cell office:value-type="float" office:value="2" table:formula="of:=IF([.$C85]&lt;&gt;[.L$1];[.L84];SUM([.L84];[.$E85]*[.$H85]))" table:style-name="ce1">
            <text:p>2</text:p>
          </table:table-cell>
          <table:table-cell office:value-type="float" office:value="35" table:formula="of:=IF([.$C85]&lt;&gt;[.M$1];[.M84];SUM([.M84];[.$E85]*[.$H85]))" table:style-name="ce1">
            <text:p>35</text:p>
          </table:table-cell>
          <table:table-cell table:number-columns-repeated="2" table:style-name="ce1"/>
          <table:table-cell office:value-type="float" office:value="511749" table:formula="of:=[.P84]-[.E85]*[.F85]*[.H85]" table:style-name="ce1">
            <text:p>511749</text:p>
          </table:table-cell>
          <table:table-cell office:value-type="float" office:value="511749" table:formula="of:=IF([.A85]&lt;&gt;[.A86];[.P85];0)" table:style-name="ce1">
            <text:p>511749</text:p>
          </table:table-cell>
          <table:table-cell table:number-columns-repeated="16367"/>
        </table:table-row>
        <table:table-row table:style-name="ro1">
          <table:table-cell office:value-type="date" office:date-value="2017-04-15T00:00:00" table:style-name="ce2">
            <text:p>15.04.2017</text:p>
          </table:table-cell>
          <table:table-cell office:value-type="string" table:style-name="ce1">
            <text:p>Bejrut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W</text:p>
          </table:table-cell>
          <table:table-cell office:value-type="float" office:value="21" table:style-name="ce1">
            <text:p>21</text:p>
          </table:table-cell>
          <table:table-cell office:value-type="float" office:value="36" table:style-name="ce1">
            <text:p>36</text:p>
          </table:table-cell>
          <table:table-cell office:value-type="float" office:value="-1" table:formula="of:=[.A87]-[.A86]-1" table:style-name="ce1">
            <text:p>-1</text:p>
          </table:table-cell>
          <table:table-cell office:value-type="float" office:value="-1" table:formula="of:=IF([.D86]=&quot;Z&quot;;1;-1)" table:style-name="ce1">
            <text:p>-1</text:p>
          </table:table-cell>
          <table:table-cell office:value-type="float" office:value="72" table:formula="of:=IF([.$C86]&lt;&gt;[.I$1];[.I85];SUM([.I85];[.$E86]*[.$H86]))" table:style-name="ce1">
            <text:p>72</text:p>
          </table:table-cell>
          <table:table-cell office:value-type="float" office:value="102" table:formula="of:=IF([.$C86]&lt;&gt;[.J$1];[.J85];SUM([.J85];[.$E86]*[.$H86]))" table:style-name="ce1">
            <text:p>102</text:p>
          </table:table-cell>
          <table:table-cell office:value-type="float" office:value="99" table:formula="of:=IF([.$C86]&lt;&gt;[.K$1];[.K85];SUM([.K85];[.$E86]*[.$H86]))" table:style-name="ce1">
            <text:p>99</text:p>
          </table:table-cell>
          <table:table-cell office:value-type="float" office:value="2" table:formula="of:=IF([.$C86]&lt;&gt;[.L$1];[.L85];SUM([.L85];[.$E86]*[.$H86]))" table:style-name="ce1">
            <text:p>2</text:p>
          </table:table-cell>
          <table:table-cell office:value-type="float" office:value="35" table:formula="of:=IF([.$C86]&lt;&gt;[.M$1];[.M85];SUM([.M85];[.$E86]*[.$H86]))" table:style-name="ce1">
            <text:p>35</text:p>
          </table:table-cell>
          <table:table-cell table:number-columns-repeated="2" table:style-name="ce1"/>
          <table:table-cell office:value-type="float" office:value="512505" table:formula="of:=[.P85]-[.E86]*[.F86]*[.H86]" table:style-name="ce1">
            <text:p>512505</text:p>
          </table:table-cell>
          <table:table-cell office:value-type="float" office:value="0" table:formula="of:=IF([.A86]&lt;&gt;[.A87];[.P86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4-15T00:00:00" table:style-name="ce2">
            <text:p>15.04.2017</text:p>
          </table:table-cell>
          <table:table-cell office:value-type="string" table:style-name="ce1">
            <text:p>Bejrut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W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float" office:value="-1" table:formula="of:=[.A88]-[.A87]-1" table:style-name="ce1">
            <text:p>-1</text:p>
          </table:table-cell>
          <table:table-cell office:value-type="float" office:value="-1" table:formula="of:=IF([.D87]=&quot;Z&quot;;1;-1)" table:style-name="ce1">
            <text:p>-1</text:p>
          </table:table-cell>
          <table:table-cell office:value-type="float" office:value="72" table:formula="of:=IF([.$C87]&lt;&gt;[.I$1];[.I86];SUM([.I86];[.$E87]*[.$H87]))" table:style-name="ce1">
            <text:p>72</text:p>
          </table:table-cell>
          <table:table-cell office:value-type="float" office:value="102" table:formula="of:=IF([.$C87]&lt;&gt;[.J$1];[.J86];SUM([.J86];[.$E87]*[.$H87]))" table:style-name="ce1">
            <text:p>102</text:p>
          </table:table-cell>
          <table:table-cell office:value-type="float" office:value="99" table:formula="of:=IF([.$C87]&lt;&gt;[.K$1];[.K86];SUM([.K86];[.$E87]*[.$H87]))" table:style-name="ce1">
            <text:p>99</text:p>
          </table:table-cell>
          <table:table-cell office:value-type="float" office:value="0" table:formula="of:=IF([.$C87]&lt;&gt;[.L$1];[.L86];SUM([.L86];[.$E87]*[.$H87]))" table:style-name="ce1">
            <text:p>0</text:p>
          </table:table-cell>
          <table:table-cell office:value-type="float" office:value="35" table:formula="of:=IF([.$C87]&lt;&gt;[.M$1];[.M86];SUM([.M86];[.$E87]*[.$H87]))" table:style-name="ce1">
            <text:p>35</text:p>
          </table:table-cell>
          <table:table-cell table:number-columns-repeated="2" table:style-name="ce1"/>
          <table:table-cell office:value-type="float" office:value="512699" table:formula="of:=[.P86]-[.E87]*[.F87]*[.H87]" table:style-name="ce1">
            <text:p>512699</text:p>
          </table:table-cell>
          <table:table-cell office:value-type="float" office:value="0" table:formula="of:=IF([.A87]&lt;&gt;[.A88];[.P87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4-15T00:00:00" table:style-name="ce2">
            <text:p>15.04.2017</text:p>
          </table:table-cell>
          <table:table-cell office:value-type="string" table:style-name="ce1">
            <text:p>Bejrut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Z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-1" table:formula="of:=[.A89]-[.A88]-1" table:style-name="ce1">
            <text:p>-1</text:p>
          </table:table-cell>
          <table:table-cell office:value-type="float" office:value="1" table:formula="of:=IF([.D88]=&quot;Z&quot;;1;-1)" table:style-name="ce1">
            <text:p>1</text:p>
          </table:table-cell>
          <table:table-cell office:value-type="float" office:value="72" table:formula="of:=IF([.$C88]&lt;&gt;[.I$1];[.I87];SUM([.I87];[.$E88]*[.$H88]))" table:style-name="ce1">
            <text:p>72</text:p>
          </table:table-cell>
          <table:table-cell office:value-type="float" office:value="102" table:formula="of:=IF([.$C88]&lt;&gt;[.J$1];[.J87];SUM([.J87];[.$E88]*[.$H88]))" table:style-name="ce1">
            <text:p>102</text:p>
          </table:table-cell>
          <table:table-cell office:value-type="float" office:value="111" table:formula="of:=IF([.$C88]&lt;&gt;[.K$1];[.K87];SUM([.K87];[.$E88]*[.$H88]))" table:style-name="ce1">
            <text:p>111</text:p>
          </table:table-cell>
          <table:table-cell office:value-type="float" office:value="0" table:formula="of:=IF([.$C88]&lt;&gt;[.L$1];[.L87];SUM([.L87];[.$E88]*[.$H88]))" table:style-name="ce1">
            <text:p>0</text:p>
          </table:table-cell>
          <table:table-cell office:value-type="float" office:value="35" table:formula="of:=IF([.$C88]&lt;&gt;[.M$1];[.M87];SUM([.M87];[.$E88]*[.$H88]))" table:style-name="ce1">
            <text:p>35</text:p>
          </table:table-cell>
          <table:table-cell table:number-columns-repeated="2" table:style-name="ce1"/>
          <table:table-cell office:value-type="float" office:value="512459" table:formula="of:=[.P87]-[.E88]*[.F88]*[.H88]" table:style-name="ce1">
            <text:p>512459</text:p>
          </table:table-cell>
          <table:table-cell office:value-type="float" office:value="0" table:formula="of:=IF([.A88]&lt;&gt;[.A89];[.P88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4-15T00:00:00" table:style-name="ce2">
            <text:p>15.04.2017</text:p>
          </table:table-cell>
          <table:table-cell office:value-type="string" table:style-name="ce1">
            <text:p>Bejrut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Z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-1" table:formula="of:=[.A90]-[.A89]-1" table:style-name="ce1">
            <text:p>-1</text:p>
          </table:table-cell>
          <table:table-cell office:value-type="float" office:value="1" table:formula="of:=IF([.D89]=&quot;Z&quot;;1;-1)" table:style-name="ce1">
            <text:p>1</text:p>
          </table:table-cell>
          <table:table-cell office:value-type="float" office:value="87" table:formula="of:=IF([.$C89]&lt;&gt;[.I$1];[.I88];SUM([.I88];[.$E89]*[.$H89]))" table:style-name="ce1">
            <text:p>87</text:p>
          </table:table-cell>
          <table:table-cell office:value-type="float" office:value="102" table:formula="of:=IF([.$C89]&lt;&gt;[.J$1];[.J88];SUM([.J88];[.$E89]*[.$H89]))" table:style-name="ce1">
            <text:p>102</text:p>
          </table:table-cell>
          <table:table-cell office:value-type="float" office:value="111" table:formula="of:=IF([.$C89]&lt;&gt;[.K$1];[.K88];SUM([.K88];[.$E89]*[.$H89]))" table:style-name="ce1">
            <text:p>111</text:p>
          </table:table-cell>
          <table:table-cell office:value-type="float" office:value="0" table:formula="of:=IF([.$C89]&lt;&gt;[.L$1];[.L88];SUM([.L88];[.$E89]*[.$H89]))" table:style-name="ce1">
            <text:p>0</text:p>
          </table:table-cell>
          <table:table-cell office:value-type="float" office:value="35" table:formula="of:=IF([.$C89]&lt;&gt;[.M$1];[.M88];SUM([.M88];[.$E89]*[.$H89]))" table:style-name="ce1">
            <text:p>35</text:p>
          </table:table-cell>
          <table:table-cell table:number-columns-repeated="2" table:style-name="ce1"/>
          <table:table-cell office:value-type="float" office:value="512339" table:formula="of:=[.P88]-[.E89]*[.F89]*[.H89]" table:style-name="ce1">
            <text:p>512339</text:p>
          </table:table-cell>
          <table:table-cell office:value-type="float" office:value="0" table:formula="of:=IF([.A89]&lt;&gt;[.A90];[.P89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4-15T00:00:00" table:style-name="ce2">
            <text:p>15.04.2017</text:p>
          </table:table-cell>
          <table:table-cell office:value-type="string" table:style-name="ce1">
            <text:p>Bejrut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Z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23" table:formula="of:=[.A91]-[.A90]-1" table:style-name="ce1">
            <text:p>23</text:p>
          </table:table-cell>
          <table:table-cell office:value-type="float" office:value="1" table:formula="of:=IF([.D90]=&quot;Z&quot;;1;-1)" table:style-name="ce1">
            <text:p>1</text:p>
          </table:table-cell>
          <table:table-cell office:value-type="float" office:value="87" table:formula="of:=IF([.$C90]&lt;&gt;[.I$1];[.I89];SUM([.I89];[.$E90]*[.$H90]))" table:style-name="ce1">
            <text:p>87</text:p>
          </table:table-cell>
          <table:table-cell office:value-type="float" office:value="102" table:formula="of:=IF([.$C90]&lt;&gt;[.J$1];[.J89];SUM([.J89];[.$E90]*[.$H90]))" table:style-name="ce1">
            <text:p>102</text:p>
          </table:table-cell>
          <table:table-cell office:value-type="float" office:value="111" table:formula="of:=IF([.$C90]&lt;&gt;[.K$1];[.K89];SUM([.K89];[.$E90]*[.$H90]))" table:style-name="ce1">
            <text:p>111</text:p>
          </table:table-cell>
          <table:table-cell office:value-type="float" office:value="0" table:formula="of:=IF([.$C90]&lt;&gt;[.L$1];[.L89];SUM([.L89];[.$E90]*[.$H90]))" table:style-name="ce1">
            <text:p>0</text:p>
          </table:table-cell>
          <table:table-cell office:value-type="float" office:value="36" table:formula="of:=IF([.$C90]&lt;&gt;[.M$1];[.M89];SUM([.M89];[.$E90]*[.$H90]))" table:style-name="ce1">
            <text:p>36</text:p>
          </table:table-cell>
          <table:table-cell table:number-columns-repeated="2" table:style-name="ce1"/>
          <table:table-cell office:value-type="float" office:value="512299" table:formula="of:=[.P89]-[.E90]*[.F90]*[.H90]" table:style-name="ce1">
            <text:p>512299</text:p>
          </table:table-cell>
          <table:table-cell office:value-type="float" office:value="512299" table:formula="of:=IF([.A90]&lt;&gt;[.A91];[.P90];0)" table:style-name="ce1">
            <text:p>512299</text:p>
          </table:table-cell>
          <table:table-cell table:number-columns-repeated="16367"/>
        </table:table-row>
        <table:table-row table:style-name="ro1">
          <table:table-cell office:value-type="date" office:date-value="2017-05-09T00:00:00" table:style-name="ce2">
            <text:p>09.05.2017</text:p>
          </table:table-cell>
          <table:table-cell office:value-type="string" table:style-name="ce1">
            <text:p>Palermo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W</text:p>
          </table:table-cell>
          <table:table-cell office:value-type="float" office:value="86" table:style-name="ce1">
            <text:p>86</text:p>
          </table:table-cell>
          <table:table-cell office:value-type="float" office:value="12" table:style-name="ce1">
            <text:p>12</text:p>
          </table:table-cell>
          <table:table-cell office:value-type="float" office:value="-1" table:formula="of:=[.A92]-[.A91]-1" table:style-name="ce1">
            <text:p>-1</text:p>
          </table:table-cell>
          <table:table-cell office:value-type="float" office:value="-1" table:formula="of:=IF([.D91]=&quot;Z&quot;;1;-1)" table:style-name="ce1">
            <text:p>-1</text:p>
          </table:table-cell>
          <table:table-cell office:value-type="float" office:value="1" table:formula="of:=IF([.$C91]&lt;&gt;[.I$1];[.I90];SUM([.I90];[.$E91]*[.$H91]))" table:style-name="ce1">
            <text:p>1</text:p>
          </table:table-cell>
          <table:table-cell office:value-type="float" office:value="102" table:formula="of:=IF([.$C91]&lt;&gt;[.J$1];[.J90];SUM([.J90];[.$E91]*[.$H91]))" table:style-name="ce1">
            <text:p>102</text:p>
          </table:table-cell>
          <table:table-cell office:value-type="float" office:value="111" table:formula="of:=IF([.$C91]&lt;&gt;[.K$1];[.K90];SUM([.K90];[.$E91]*[.$H91]))" table:style-name="ce1">
            <text:p>111</text:p>
          </table:table-cell>
          <table:table-cell office:value-type="float" office:value="0" table:formula="of:=IF([.$C91]&lt;&gt;[.L$1];[.L90];SUM([.L90];[.$E91]*[.$H91]))" table:style-name="ce1">
            <text:p>0</text:p>
          </table:table-cell>
          <table:table-cell office:value-type="float" office:value="36" table:formula="of:=IF([.$C91]&lt;&gt;[.M$1];[.M90];SUM([.M90];[.$E91]*[.$H91]))" table:style-name="ce1">
            <text:p>36</text:p>
          </table:table-cell>
          <table:table-cell table:number-columns-repeated="2" table:style-name="ce1"/>
          <table:table-cell office:value-type="float" office:value="513331" table:formula="of:=[.P90]-[.E91]*[.F91]*[.H91]" table:style-name="ce1">
            <text:p>513331</text:p>
          </table:table-cell>
          <table:table-cell office:value-type="float" office:value="0" table:formula="of:=IF([.A91]&lt;&gt;[.A92];[.P91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5-09T00:00:00" table:style-name="ce2">
            <text:p>09.05.2017</text:p>
          </table:table-cell>
          <table:table-cell office:value-type="string" table:style-name="ce1">
            <text:p>Palermo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W</text:p>
          </table:table-cell>
          <table:table-cell office:value-type="float" office:value="110" table:style-name="ce1">
            <text:p>110</text:p>
          </table:table-cell>
          <table:table-cell office:value-type="float" office:value="31" table:style-name="ce1">
            <text:p>31</text:p>
          </table:table-cell>
          <table:table-cell office:value-type="float" office:value="-1" table:formula="of:=[.A93]-[.A92]-1" table:style-name="ce1">
            <text:p>-1</text:p>
          </table:table-cell>
          <table:table-cell office:value-type="float" office:value="-1" table:formula="of:=IF([.D92]=&quot;Z&quot;;1;-1)" table:style-name="ce1">
            <text:p>-1</text:p>
          </table:table-cell>
          <table:table-cell office:value-type="float" office:value="1" table:formula="of:=IF([.$C92]&lt;&gt;[.I$1];[.I91];SUM([.I91];[.$E92]*[.$H92]))" table:style-name="ce1">
            <text:p>1</text:p>
          </table:table-cell>
          <table:table-cell office:value-type="float" office:value="102" table:formula="of:=IF([.$C92]&lt;&gt;[.J$1];[.J91];SUM([.J91];[.$E92]*[.$H92]))" table:style-name="ce1">
            <text:p>102</text:p>
          </table:table-cell>
          <table:table-cell office:value-type="float" office:value="1" table:formula="of:=IF([.$C92]&lt;&gt;[.K$1];[.K91];SUM([.K91];[.$E92]*[.$H92]))" table:style-name="ce1">
            <text:p>1</text:p>
          </table:table-cell>
          <table:table-cell office:value-type="float" office:value="0" table:formula="of:=IF([.$C92]&lt;&gt;[.L$1];[.L91];SUM([.L91];[.$E92]*[.$H92]))" table:style-name="ce1">
            <text:p>0</text:p>
          </table:table-cell>
          <table:table-cell office:value-type="float" office:value="36" table:formula="of:=IF([.$C92]&lt;&gt;[.M$1];[.M91];SUM([.M91];[.$E92]*[.$H92]))" table:style-name="ce1">
            <text:p>36</text:p>
          </table:table-cell>
          <table:table-cell table:number-columns-repeated="2" table:style-name="ce1"/>
          <table:table-cell office:value-type="float" office:value="516741" table:formula="of:=[.P91]-[.E92]*[.F92]*[.H92]" table:style-name="ce1">
            <text:p>516741</text:p>
          </table:table-cell>
          <table:table-cell office:value-type="float" office:value="0" table:formula="of:=IF([.A92]&lt;&gt;[.A93];[.P92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5-09T00:00:00" table:style-name="ce2">
            <text:p>09.05.2017</text:p>
          </table:table-cell>
          <table:table-cell office:value-type="string" table:style-name="ce1">
            <text:p>Palermo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Z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-1" table:formula="of:=[.A94]-[.A93]-1" table:style-name="ce1">
            <text:p>-1</text:p>
          </table:table-cell>
          <table:table-cell office:value-type="float" office:value="1" table:formula="of:=IF([.D93]=&quot;Z&quot;;1;-1)" table:style-name="ce1">
            <text:p>1</text:p>
          </table:table-cell>
          <table:table-cell office:value-type="float" office:value="1" table:formula="of:=IF([.$C93]&lt;&gt;[.I$1];[.I92];SUM([.I92];[.$E93]*[.$H93]))" table:style-name="ce1">
            <text:p>1</text:p>
          </table:table-cell>
          <table:table-cell office:value-type="float" office:value="102" table:formula="of:=IF([.$C93]&lt;&gt;[.J$1];[.J92];SUM([.J92];[.$E93]*[.$H93]))" table:style-name="ce1">
            <text:p>102</text:p>
          </table:table-cell>
          <table:table-cell office:value-type="float" office:value="1" table:formula="of:=IF([.$C93]&lt;&gt;[.K$1];[.K92];SUM([.K92];[.$E93]*[.$H93]))" table:style-name="ce1">
            <text:p>1</text:p>
          </table:table-cell>
          <table:table-cell office:value-type="float" office:value="0" table:formula="of:=IF([.$C93]&lt;&gt;[.L$1];[.L92];SUM([.L92];[.$E93]*[.$H93]))" table:style-name="ce1">
            <text:p>0</text:p>
          </table:table-cell>
          <table:table-cell office:value-type="float" office:value="69" table:formula="of:=IF([.$C93]&lt;&gt;[.M$1];[.M92];SUM([.M92];[.$E93]*[.$H93]))" table:style-name="ce1">
            <text:p>69</text:p>
          </table:table-cell>
          <table:table-cell table:number-columns-repeated="2" table:style-name="ce1"/>
          <table:table-cell office:value-type="float" office:value="515487" table:formula="of:=[.P92]-[.E93]*[.F93]*[.H93]" table:style-name="ce1">
            <text:p>515487</text:p>
          </table:table-cell>
          <table:table-cell office:value-type="float" office:value="0" table:formula="of:=IF([.A93]&lt;&gt;[.A94];[.P93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5-09T00:00:00" table:style-name="ce2">
            <text:p>09.05.2017</text:p>
          </table:table-cell>
          <table:table-cell office:value-type="string" table:style-name="ce1">
            <text:p>Palermo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Z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-1" table:formula="of:=[.A95]-[.A94]-1" table:style-name="ce1">
            <text:p>-1</text:p>
          </table:table-cell>
          <table:table-cell office:value-type="float" office:value="1" table:formula="of:=IF([.D94]=&quot;Z&quot;;1;-1)" table:style-name="ce1">
            <text:p>1</text:p>
          </table:table-cell>
          <table:table-cell office:value-type="float" office:value="1" table:formula="of:=IF([.$C94]&lt;&gt;[.I$1];[.I93];SUM([.I93];[.$E94]*[.$H94]))" table:style-name="ce1">
            <text:p>1</text:p>
          </table:table-cell>
          <table:table-cell office:value-type="float" office:value="115" table:formula="of:=IF([.$C94]&lt;&gt;[.J$1];[.J93];SUM([.J93];[.$E94]*[.$H94]))" table:style-name="ce1">
            <text:p>115</text:p>
          </table:table-cell>
          <table:table-cell office:value-type="float" office:value="1" table:formula="of:=IF([.$C94]&lt;&gt;[.K$1];[.K93];SUM([.K93];[.$E94]*[.$H94]))" table:style-name="ce1">
            <text:p>1</text:p>
          </table:table-cell>
          <table:table-cell office:value-type="float" office:value="0" table:formula="of:=IF([.$C94]&lt;&gt;[.L$1];[.L93];SUM([.L93];[.$E94]*[.$H94]))" table:style-name="ce1">
            <text:p>0</text:p>
          </table:table-cell>
          <table:table-cell office:value-type="float" office:value="69" table:formula="of:=IF([.$C94]&lt;&gt;[.M$1];[.M93];SUM([.M93];[.$E94]*[.$H94]))" table:style-name="ce1">
            <text:p>69</text:p>
          </table:table-cell>
          <table:table-cell table:number-columns-repeated="2" table:style-name="ce1"/>
          <table:table-cell office:value-type="float" office:value="515188" table:formula="of:=[.P93]-[.E94]*[.F94]*[.H94]" table:style-name="ce1">
            <text:p>515188</text:p>
          </table:table-cell>
          <table:table-cell office:value-type="float" office:value="0" table:formula="of:=IF([.A94]&lt;&gt;[.A95];[.P94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5-09T00:00:00" table:style-name="ce2">
            <text:p>09.05.2017</text:p>
          </table:table-cell>
          <table:table-cell office:value-type="string" table:style-name="ce1">
            <text:p>Palermo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Z</text:p>
          </table:table-cell>
          <table:table-cell office:value-type="float" office:value="37" table:style-name="ce1">
            <text:p>37</text:p>
          </table:table-cell>
          <table:table-cell office:value-type="float" office:value="61" table:style-name="ce1">
            <text:p>61</text:p>
          </table:table-cell>
          <table:table-cell office:value-type="float" office:value="17" table:formula="of:=[.A96]-[.A95]-1" table:style-name="ce1">
            <text:p>17</text:p>
          </table:table-cell>
          <table:table-cell office:value-type="float" office:value="1" table:formula="of:=IF([.D95]=&quot;Z&quot;;1;-1)" table:style-name="ce1">
            <text:p>1</text:p>
          </table:table-cell>
          <table:table-cell office:value-type="float" office:value="1" table:formula="of:=IF([.$C95]&lt;&gt;[.I$1];[.I94];SUM([.I94];[.$E95]*[.$H95]))" table:style-name="ce1">
            <text:p>1</text:p>
          </table:table-cell>
          <table:table-cell office:value-type="float" office:value="115" table:formula="of:=IF([.$C95]&lt;&gt;[.J$1];[.J94];SUM([.J94];[.$E95]*[.$H95]))" table:style-name="ce1">
            <text:p>115</text:p>
          </table:table-cell>
          <table:table-cell office:value-type="float" office:value="1" table:formula="of:=IF([.$C95]&lt;&gt;[.K$1];[.K94];SUM([.K94];[.$E95]*[.$H95]))" table:style-name="ce1">
            <text:p>1</text:p>
          </table:table-cell>
          <table:table-cell office:value-type="float" office:value="37" table:formula="of:=IF([.$C95]&lt;&gt;[.L$1];[.L94];SUM([.L94];[.$E95]*[.$H95]))" table:style-name="ce1">
            <text:p>37</text:p>
          </table:table-cell>
          <table:table-cell office:value-type="float" office:value="69" table:formula="of:=IF([.$C95]&lt;&gt;[.M$1];[.M94];SUM([.M94];[.$E95]*[.$H95]))" table:style-name="ce1">
            <text:p>69</text:p>
          </table:table-cell>
          <table:table-cell table:number-columns-repeated="2" table:style-name="ce1"/>
          <table:table-cell office:value-type="float" office:value="512931" table:formula="of:=[.P94]-[.E95]*[.F95]*[.H95]" table:style-name="ce1">
            <text:p>512931</text:p>
          </table:table-cell>
          <table:table-cell office:value-type="float" office:value="512931" table:formula="of:=IF([.A95]&lt;&gt;[.A96];[.P95];0)" table:style-name="ce1">
            <text:p>512931</text:p>
          </table:table-cell>
          <table:table-cell table:number-columns-repeated="16367"/>
        </table:table-row>
        <table:table-row table:style-name="ro1">
          <table:table-cell office:value-type="date" office:date-value="2017-05-27T00:00:00" table:style-name="ce2">
            <text:p>27.05.2017</text:p>
          </table:table-cell>
          <table:table-cell office:value-type="string" table:style-name="ce1">
            <text:p>Neapol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W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-1" table:formula="of:=[.A97]-[.A96]-1" table:style-name="ce1">
            <text:p>-1</text:p>
          </table:table-cell>
          <table:table-cell office:value-type="float" office:value="-1" table:formula="of:=IF([.D96]=&quot;Z&quot;;1;-1)" table:style-name="ce1">
            <text:p>-1</text:p>
          </table:table-cell>
          <table:table-cell office:value-type="float" office:value="0" table:formula="of:=IF([.$C96]&lt;&gt;[.I$1];[.I95];SUM([.I95];[.$E96]*[.$H96]))" table:style-name="ce1">
            <text:p>0</text:p>
          </table:table-cell>
          <table:table-cell office:value-type="float" office:value="115" table:formula="of:=IF([.$C96]&lt;&gt;[.J$1];[.J95];SUM([.J95];[.$E96]*[.$H96]))" table:style-name="ce1">
            <text:p>115</text:p>
          </table:table-cell>
          <table:table-cell office:value-type="float" office:value="1" table:formula="of:=IF([.$C96]&lt;&gt;[.K$1];[.K95];SUM([.K95];[.$E96]*[.$H96]))" table:style-name="ce1">
            <text:p>1</text:p>
          </table:table-cell>
          <table:table-cell office:value-type="float" office:value="37" table:formula="of:=IF([.$C96]&lt;&gt;[.L$1];[.L95];SUM([.L95];[.$E96]*[.$H96]))" table:style-name="ce1">
            <text:p>37</text:p>
          </table:table-cell>
          <table:table-cell office:value-type="float" office:value="69" table:formula="of:=IF([.$C96]&lt;&gt;[.M$1];[.M95];SUM([.M95];[.$E96]*[.$H96]))" table:style-name="ce1">
            <text:p>69</text:p>
          </table:table-cell>
          <table:table-cell table:number-columns-repeated="2" table:style-name="ce1"/>
          <table:table-cell office:value-type="float" office:value="512943" table:formula="of:=[.P95]-[.E96]*[.F96]*[.H96]" table:style-name="ce1">
            <text:p>512943</text:p>
          </table:table-cell>
          <table:table-cell office:value-type="float" office:value="0" table:formula="of:=IF([.A96]&lt;&gt;[.A97];[.P96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5-27T00:00:00" table:style-name="ce2">
            <text:p>27.05.2017</text:p>
          </table:table-cell>
          <table:table-cell office:value-type="string" table:style-name="ce1">
            <text:p>Neapol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W</text:p>
          </table:table-cell>
          <table:table-cell office:value-type="float" office:value="68" table:style-name="ce1">
            <text:p>68</text:p>
          </table:table-cell>
          <table:table-cell office:value-type="float" office:value="59" table:style-name="ce1">
            <text:p>59</text:p>
          </table:table-cell>
          <table:table-cell office:value-type="float" office:value="-1" table:formula="of:=[.A98]-[.A97]-1" table:style-name="ce1">
            <text:p>-1</text:p>
          </table:table-cell>
          <table:table-cell office:value-type="float" office:value="-1" table:formula="of:=IF([.D97]=&quot;Z&quot;;1;-1)" table:style-name="ce1">
            <text:p>-1</text:p>
          </table:table-cell>
          <table:table-cell office:value-type="float" office:value="0" table:formula="of:=IF([.$C97]&lt;&gt;[.I$1];[.I96];SUM([.I96];[.$E97]*[.$H97]))" table:style-name="ce1">
            <text:p>0</text:p>
          </table:table-cell>
          <table:table-cell office:value-type="float" office:value="115" table:formula="of:=IF([.$C97]&lt;&gt;[.J$1];[.J96];SUM([.J96];[.$E97]*[.$H97]))" table:style-name="ce1">
            <text:p>115</text:p>
          </table:table-cell>
          <table:table-cell office:value-type="float" office:value="1" table:formula="of:=IF([.$C97]&lt;&gt;[.K$1];[.K96];SUM([.K96];[.$E97]*[.$H97]))" table:style-name="ce1">
            <text:p>1</text:p>
          </table:table-cell>
          <table:table-cell office:value-type="float" office:value="37" table:formula="of:=IF([.$C97]&lt;&gt;[.L$1];[.L96];SUM([.L96];[.$E97]*[.$H97]))" table:style-name="ce1">
            <text:p>37</text:p>
          </table:table-cell>
          <table:table-cell office:value-type="float" office:value="1" table:formula="of:=IF([.$C97]&lt;&gt;[.M$1];[.M96];SUM([.M96];[.$E97]*[.$H97]))" table:style-name="ce1">
            <text:p>1</text:p>
          </table:table-cell>
          <table:table-cell table:number-columns-repeated="2" table:style-name="ce1"/>
          <table:table-cell office:value-type="float" office:value="516955" table:formula="of:=[.P96]-[.E97]*[.F97]*[.H97]" table:style-name="ce1">
            <text:p>516955</text:p>
          </table:table-cell>
          <table:table-cell office:value-type="float" office:value="0" table:formula="of:=IF([.A97]&lt;&gt;[.A98];[.P97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5-27T00:00:00" table:style-name="ce2">
            <text:p>27.05.2017</text:p>
          </table:table-cell>
          <table:table-cell office:value-type="string" table:style-name="ce1">
            <text:p>Neapol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Z</text:p>
          </table:table-cell>
          <table:table-cell office:value-type="float" office:value="35" table:style-name="ce1">
            <text:p>35</text:p>
          </table:table-cell>
          <table:table-cell office:value-type="float" office:value="66" table:style-name="ce1">
            <text:p>66</text:p>
          </table:table-cell>
          <table:table-cell office:value-type="float" office:value="-1" table:formula="of:=[.A99]-[.A98]-1" table:style-name="ce1">
            <text:p>-1</text:p>
          </table:table-cell>
          <table:table-cell office:value-type="float" office:value="1" table:formula="of:=IF([.D98]=&quot;Z&quot;;1;-1)" table:style-name="ce1">
            <text:p>1</text:p>
          </table:table-cell>
          <table:table-cell office:value-type="float" office:value="0" table:formula="of:=IF([.$C98]&lt;&gt;[.I$1];[.I97];SUM([.I97];[.$E98]*[.$H98]))" table:style-name="ce1">
            <text:p>0</text:p>
          </table:table-cell>
          <table:table-cell office:value-type="float" office:value="115" table:formula="of:=IF([.$C98]&lt;&gt;[.J$1];[.J97];SUM([.J97];[.$E98]*[.$H98]))" table:style-name="ce1">
            <text:p>115</text:p>
          </table:table-cell>
          <table:table-cell office:value-type="float" office:value="1" table:formula="of:=IF([.$C98]&lt;&gt;[.K$1];[.K97];SUM([.K97];[.$E98]*[.$H98]))" table:style-name="ce1">
            <text:p>1</text:p>
          </table:table-cell>
          <table:table-cell office:value-type="float" office:value="72" table:formula="of:=IF([.$C98]&lt;&gt;[.L$1];[.L97];SUM([.L97];[.$E98]*[.$H98]))" table:style-name="ce1">
            <text:p>72</text:p>
          </table:table-cell>
          <table:table-cell office:value-type="float" office:value="1" table:formula="of:=IF([.$C98]&lt;&gt;[.M$1];[.M97];SUM([.M97];[.$E98]*[.$H98]))" table:style-name="ce1">
            <text:p>1</text:p>
          </table:table-cell>
          <table:table-cell table:number-columns-repeated="2" table:style-name="ce1"/>
          <table:table-cell office:value-type="float" office:value="514645" table:formula="of:=[.P97]-[.E98]*[.F98]*[.H98]" table:style-name="ce1">
            <text:p>514645</text:p>
          </table:table-cell>
          <table:table-cell office:value-type="float" office:value="0" table:formula="of:=IF([.A98]&lt;&gt;[.A99];[.P98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5-27T00:00:00" table:style-name="ce2">
            <text:p>27.05.2017</text:p>
          </table:table-cell>
          <table:table-cell office:value-type="string" table:style-name="ce1">
            <text:p>Neapol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Z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-1" table:formula="of:=[.A100]-[.A99]-1" table:style-name="ce1">
            <text:p>-1</text:p>
          </table:table-cell>
          <table:table-cell office:value-type="float" office:value="1" table:formula="of:=IF([.D99]=&quot;Z&quot;;1;-1)" table:style-name="ce1">
            <text:p>1</text:p>
          </table:table-cell>
          <table:table-cell office:value-type="float" office:value="0" table:formula="of:=IF([.$C99]&lt;&gt;[.I$1];[.I98];SUM([.I98];[.$E99]*[.$H99]))" table:style-name="ce1">
            <text:p>0</text:p>
          </table:table-cell>
          <table:table-cell office:value-type="float" office:value="115" table:formula="of:=IF([.$C99]&lt;&gt;[.J$1];[.J98];SUM([.J98];[.$E99]*[.$H99]))" table:style-name="ce1">
            <text:p>115</text:p>
          </table:table-cell>
          <table:table-cell office:value-type="float" office:value="26" table:formula="of:=IF([.$C99]&lt;&gt;[.K$1];[.K98];SUM([.K98];[.$E99]*[.$H99]))" table:style-name="ce1">
            <text:p>26</text:p>
          </table:table-cell>
          <table:table-cell office:value-type="float" office:value="72" table:formula="of:=IF([.$C99]&lt;&gt;[.L$1];[.L98];SUM([.L98];[.$E99]*[.$H99]))" table:style-name="ce1">
            <text:p>72</text:p>
          </table:table-cell>
          <table:table-cell office:value-type="float" office:value="1" table:formula="of:=IF([.$C99]&lt;&gt;[.M$1];[.M98];SUM([.M98];[.$E99]*[.$H99]))" table:style-name="ce1">
            <text:p>1</text:p>
          </table:table-cell>
          <table:table-cell table:number-columns-repeated="2" table:style-name="ce1"/>
          <table:table-cell office:value-type="float" office:value="514120" table:formula="of:=[.P98]-[.E99]*[.F99]*[.H99]" table:style-name="ce1">
            <text:p>514120</text:p>
          </table:table-cell>
          <table:table-cell office:value-type="float" office:value="0" table:formula="of:=IF([.A99]&lt;&gt;[.A100];[.P99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5-27T00:00:00" table:style-name="ce2">
            <text:p>27.05.2017</text:p>
          </table:table-cell>
          <table:table-cell office:value-type="string" table:style-name="ce1">
            <text:p>Neapol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Z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21" table:formula="of:=[.A101]-[.A100]-1" table:style-name="ce1">
            <text:p>21</text:p>
          </table:table-cell>
          <table:table-cell office:value-type="float" office:value="1" table:formula="of:=IF([.D100]=&quot;Z&quot;;1;-1)" table:style-name="ce1">
            <text:p>1</text:p>
          </table:table-cell>
          <table:table-cell office:value-type="float" office:value="0" table:formula="of:=IF([.$C100]&lt;&gt;[.I$1];[.I99];SUM([.I99];[.$E100]*[.$H100]))" table:style-name="ce1">
            <text:p>0</text:p>
          </table:table-cell>
          <table:table-cell office:value-type="float" office:value="125" table:formula="of:=IF([.$C100]&lt;&gt;[.J$1];[.J99];SUM([.J99];[.$E100]*[.$H100]))" table:style-name="ce1">
            <text:p>125</text:p>
          </table:table-cell>
          <table:table-cell office:value-type="float" office:value="26" table:formula="of:=IF([.$C100]&lt;&gt;[.K$1];[.K99];SUM([.K99];[.$E100]*[.$H100]))" table:style-name="ce1">
            <text:p>26</text:p>
          </table:table-cell>
          <table:table-cell office:value-type="float" office:value="72" table:formula="of:=IF([.$C100]&lt;&gt;[.L$1];[.L99];SUM([.L99];[.$E100]*[.$H100]))" table:style-name="ce1">
            <text:p>72</text:p>
          </table:table-cell>
          <table:table-cell office:value-type="float" office:value="1" table:formula="of:=IF([.$C100]&lt;&gt;[.M$1];[.M99];SUM([.M99];[.$E100]*[.$H100]))" table:style-name="ce1">
            <text:p>1</text:p>
          </table:table-cell>
          <table:table-cell table:number-columns-repeated="2" table:style-name="ce1"/>
          <table:table-cell office:value-type="float" office:value="513870" table:formula="of:=[.P99]-[.E100]*[.F100]*[.H100]" table:style-name="ce1">
            <text:p>513870</text:p>
          </table:table-cell>
          <table:table-cell office:value-type="float" office:value="513870" table:formula="of:=IF([.A100]&lt;&gt;[.A101];[.P100];0)" table:style-name="ce1">
            <text:p>513870</text:p>
          </table:table-cell>
          <table:table-cell table:number-columns-repeated="16367"/>
        </table:table-row>
        <table:table-row table:style-name="ro1">
          <table:table-cell office:value-type="date" office:date-value="2017-06-18T00:00:00" table:style-name="ce2">
            <text:p>18.06.2017</text:p>
          </table:table-cell>
          <table:table-cell office:value-type="string" table:style-name="ce1">
            <text:p>Monako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W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office:value-type="float" office:value="-1" table:formula="of:=[.A102]-[.A101]-1" table:style-name="ce1">
            <text:p>-1</text:p>
          </table:table-cell>
          <table:table-cell office:value-type="float" office:value="-1" table:formula="of:=IF([.D101]=&quot;Z&quot;;1;-1)" table:style-name="ce1">
            <text:p>-1</text:p>
          </table:table-cell>
          <table:table-cell office:value-type="float" office:value="0" table:formula="of:=IF([.$C101]&lt;&gt;[.I$1];[.I100];SUM([.I100];[.$E101]*[.$H101]))" table:style-name="ce1">
            <text:p>0</text:p>
          </table:table-cell>
          <table:table-cell office:value-type="float" office:value="87" table:formula="of:=IF([.$C101]&lt;&gt;[.J$1];[.J100];SUM([.J100];[.$E101]*[.$H101]))" table:style-name="ce1">
            <text:p>87</text:p>
          </table:table-cell>
          <table:table-cell office:value-type="float" office:value="26" table:formula="of:=IF([.$C101]&lt;&gt;[.K$1];[.K100];SUM([.K100];[.$E101]*[.$H101]))" table:style-name="ce1">
            <text:p>26</text:p>
          </table:table-cell>
          <table:table-cell office:value-type="float" office:value="72" table:formula="of:=IF([.$C101]&lt;&gt;[.L$1];[.L100];SUM([.L100];[.$E101]*[.$H101]))" table:style-name="ce1">
            <text:p>72</text:p>
          </table:table-cell>
          <table:table-cell office:value-type="float" office:value="1" table:formula="of:=IF([.$C101]&lt;&gt;[.M$1];[.M100];SUM([.M100];[.$E101]*[.$H101]))" table:style-name="ce1">
            <text:p>1</text:p>
          </table:table-cell>
          <table:table-cell table:number-columns-repeated="2" table:style-name="ce1"/>
          <table:table-cell office:value-type="float" office:value="515276" table:formula="of:=[.P100]-[.E101]*[.F101]*[.H101]" table:style-name="ce1">
            <text:p>515276</text:p>
          </table:table-cell>
          <table:table-cell office:value-type="float" office:value="0" table:formula="of:=IF([.A101]&lt;&gt;[.A102];[.P101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6-18T00:00:00" table:style-name="ce2">
            <text:p>18.06.2017</text:p>
          </table:table-cell>
          <table:table-cell office:value-type="string" table:style-name="ce1">
            <text:p>Monako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Z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-1" table:formula="of:=[.A103]-[.A102]-1" table:style-name="ce1">
            <text:p>-1</text:p>
          </table:table-cell>
          <table:table-cell office:value-type="float" office:value="1" table:formula="of:=IF([.D102]=&quot;Z&quot;;1;-1)" table:style-name="ce1">
            <text:p>1</text:p>
          </table:table-cell>
          <table:table-cell office:value-type="float" office:value="22" table:formula="of:=IF([.$C102]&lt;&gt;[.I$1];[.I101];SUM([.I101];[.$E102]*[.$H102]))" table:style-name="ce1">
            <text:p>22</text:p>
          </table:table-cell>
          <table:table-cell office:value-type="float" office:value="87" table:formula="of:=IF([.$C102]&lt;&gt;[.J$1];[.J101];SUM([.J101];[.$E102]*[.$H102]))" table:style-name="ce1">
            <text:p>87</text:p>
          </table:table-cell>
          <table:table-cell office:value-type="float" office:value="26" table:formula="of:=IF([.$C102]&lt;&gt;[.K$1];[.K101];SUM([.K101];[.$E102]*[.$H102]))" table:style-name="ce1">
            <text:p>26</text:p>
          </table:table-cell>
          <table:table-cell office:value-type="float" office:value="72" table:formula="of:=IF([.$C102]&lt;&gt;[.L$1];[.L101];SUM([.L101];[.$E102]*[.$H102]))" table:style-name="ce1">
            <text:p>72</text:p>
          </table:table-cell>
          <table:table-cell office:value-type="float" office:value="1" table:formula="of:=IF([.$C102]&lt;&gt;[.M$1];[.M101];SUM([.M101];[.$E102]*[.$H102]))" table:style-name="ce1">
            <text:p>1</text:p>
          </table:table-cell>
          <table:table-cell table:number-columns-repeated="2" table:style-name="ce1"/>
          <table:table-cell office:value-type="float" office:value="515100" table:formula="of:=[.P101]-[.E102]*[.F102]*[.H102]" table:style-name="ce1">
            <text:p>515100</text:p>
          </table:table-cell>
          <table:table-cell office:value-type="float" office:value="0" table:formula="of:=IF([.A102]&lt;&gt;[.A103];[.P102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6-18T00:00:00" table:style-name="ce2">
            <text:p>18.06.2017</text:p>
          </table:table-cell>
          <table:table-cell office:value-type="string" table:style-name="ce1">
            <text:p>Monako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Z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-1" table:formula="of:=[.A104]-[.A103]-1" table:style-name="ce1">
            <text:p>-1</text:p>
          </table:table-cell>
          <table:table-cell office:value-type="float" office:value="1" table:formula="of:=IF([.D103]=&quot;Z&quot;;1;-1)" table:style-name="ce1">
            <text:p>1</text:p>
          </table:table-cell>
          <table:table-cell office:value-type="float" office:value="22" table:formula="of:=IF([.$C103]&lt;&gt;[.I$1];[.I102];SUM([.I102];[.$E103]*[.$H103]))" table:style-name="ce1">
            <text:p>22</text:p>
          </table:table-cell>
          <table:table-cell office:value-type="float" office:value="87" table:formula="of:=IF([.$C103]&lt;&gt;[.J$1];[.J102];SUM([.J102];[.$E103]*[.$H103]))" table:style-name="ce1">
            <text:p>87</text:p>
          </table:table-cell>
          <table:table-cell office:value-type="float" office:value="51" table:formula="of:=IF([.$C103]&lt;&gt;[.K$1];[.K102];SUM([.K102];[.$E103]*[.$H103]))" table:style-name="ce1">
            <text:p>51</text:p>
          </table:table-cell>
          <table:table-cell office:value-type="float" office:value="72" table:formula="of:=IF([.$C103]&lt;&gt;[.L$1];[.L102];SUM([.L102];[.$E103]*[.$H103]))" table:style-name="ce1">
            <text:p>72</text:p>
          </table:table-cell>
          <table:table-cell office:value-type="float" office:value="1" table:formula="of:=IF([.$C103]&lt;&gt;[.M$1];[.M102];SUM([.M102];[.$E103]*[.$H103]))" table:style-name="ce1">
            <text:p>1</text:p>
          </table:table-cell>
          <table:table-cell table:number-columns-repeated="2" table:style-name="ce1"/>
          <table:table-cell office:value-type="float" office:value="514600" table:formula="of:=[.P102]-[.E103]*[.F103]*[.H103]" table:style-name="ce1">
            <text:p>514600</text:p>
          </table:table-cell>
          <table:table-cell office:value-type="float" office:value="0" table:formula="of:=IF([.A103]&lt;&gt;[.A104];[.P103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6-18T00:00:00" table:style-name="ce2">
            <text:p>18.06.2017</text:p>
          </table:table-cell>
          <table:table-cell office:value-type="string" table:style-name="ce1">
            <text:p>Monako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Z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float" office:value="-1" table:formula="of:=[.A105]-[.A104]-1" table:style-name="ce1">
            <text:p>-1</text:p>
          </table:table-cell>
          <table:table-cell office:value-type="float" office:value="1" table:formula="of:=IF([.D104]=&quot;Z&quot;;1;-1)" table:style-name="ce1">
            <text:p>1</text:p>
          </table:table-cell>
          <table:table-cell office:value-type="float" office:value="22" table:formula="of:=IF([.$C104]&lt;&gt;[.I$1];[.I103];SUM([.I103];[.$E104]*[.$H104]))" table:style-name="ce1">
            <text:p>22</text:p>
          </table:table-cell>
          <table:table-cell office:value-type="float" office:value="87" table:formula="of:=IF([.$C104]&lt;&gt;[.J$1];[.J103];SUM([.J103];[.$E104]*[.$H104]))" table:style-name="ce1">
            <text:p>87</text:p>
          </table:table-cell>
          <table:table-cell office:value-type="float" office:value="51" table:formula="of:=IF([.$C104]&lt;&gt;[.K$1];[.K103];SUM([.K103];[.$E104]*[.$H104]))" table:style-name="ce1">
            <text:p>51</text:p>
          </table:table-cell>
          <table:table-cell office:value-type="float" office:value="72" table:formula="of:=IF([.$C104]&lt;&gt;[.L$1];[.L103];SUM([.L103];[.$E104]*[.$H104]))" table:style-name="ce1">
            <text:p>72</text:p>
          </table:table-cell>
          <table:table-cell office:value-type="float" office:value="9" table:formula="of:=IF([.$C104]&lt;&gt;[.M$1];[.M103];SUM([.M103];[.$E104]*[.$H104]))" table:style-name="ce1">
            <text:p>9</text:p>
          </table:table-cell>
          <table:table-cell table:number-columns-repeated="2" table:style-name="ce1"/>
          <table:table-cell office:value-type="float" office:value="514288" table:formula="of:=[.P103]-[.E104]*[.F104]*[.H104]" table:style-name="ce1">
            <text:p>514288</text:p>
          </table:table-cell>
          <table:table-cell office:value-type="float" office:value="0" table:formula="of:=IF([.A104]&lt;&gt;[.A105];[.P104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6-18T00:00:00" table:style-name="ce2">
            <text:p>18.06.2017</text:p>
          </table:table-cell>
          <table:table-cell office:value-type="string" table:style-name="ce1">
            <text:p>Monako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Z</text:p>
          </table:table-cell>
          <table:table-cell office:value-type="float" office:value="45" table:style-name="ce1">
            <text:p>45</text:p>
          </table:table-cell>
          <table:table-cell office:value-type="float" office:value="62" table:style-name="ce1">
            <text:p>62</text:p>
          </table:table-cell>
          <table:table-cell office:value-type="float" office:value="24" table:formula="of:=[.A106]-[.A105]-1" table:style-name="ce1">
            <text:p>24</text:p>
          </table:table-cell>
          <table:table-cell office:value-type="float" office:value="1" table:formula="of:=IF([.D105]=&quot;Z&quot;;1;-1)" table:style-name="ce1">
            <text:p>1</text:p>
          </table:table-cell>
          <table:table-cell office:value-type="float" office:value="22" table:formula="of:=IF([.$C105]&lt;&gt;[.I$1];[.I104];SUM([.I104];[.$E105]*[.$H105]))" table:style-name="ce1">
            <text:p>22</text:p>
          </table:table-cell>
          <table:table-cell office:value-type="float" office:value="87" table:formula="of:=IF([.$C105]&lt;&gt;[.J$1];[.J104];SUM([.J104];[.$E105]*[.$H105]))" table:style-name="ce1">
            <text:p>87</text:p>
          </table:table-cell>
          <table:table-cell office:value-type="float" office:value="51" table:formula="of:=IF([.$C105]&lt;&gt;[.K$1];[.K104];SUM([.K104];[.$E105]*[.$H105]))" table:style-name="ce1">
            <text:p>51</text:p>
          </table:table-cell>
          <table:table-cell office:value-type="float" office:value="117" table:formula="of:=IF([.$C105]&lt;&gt;[.L$1];[.L104];SUM([.L104];[.$E105]*[.$H105]))" table:style-name="ce1">
            <text:p>117</text:p>
          </table:table-cell>
          <table:table-cell office:value-type="float" office:value="9" table:formula="of:=IF([.$C105]&lt;&gt;[.M$1];[.M104];SUM([.M104];[.$E105]*[.$H105]))" table:style-name="ce1">
            <text:p>9</text:p>
          </table:table-cell>
          <table:table-cell table:number-columns-repeated="2" table:style-name="ce1"/>
          <table:table-cell office:value-type="float" office:value="511498" table:formula="of:=[.P104]-[.E105]*[.F105]*[.H105]" table:style-name="ce1">
            <text:p>511498</text:p>
          </table:table-cell>
          <table:table-cell office:value-type="float" office:value="511498" table:formula="of:=IF([.A105]&lt;&gt;[.A106];[.P105];0)" table:style-name="ce1">
            <text:p>511498</text:p>
          </table:table-cell>
          <table:table-cell table:number-columns-repeated="16367"/>
        </table:table-row>
        <table:table-row table:style-name="ro1">
          <table:table-cell office:value-type="date" office:date-value="2017-07-13T00:00:00" table:style-name="ce2">
            <text:p>13.07.2017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W</text:p>
          </table:table-cell>
          <table:table-cell office:value-type="float" office:value="116" table:style-name="ce1">
            <text:p>116</text:p>
          </table:table-cell>
          <table:table-cell office:value-type="float" office:value="100" table:style-name="ce1">
            <text:p>100</text:p>
          </table:table-cell>
          <table:table-cell office:value-type="float" office:value="-1" table:formula="of:=[.A107]-[.A106]-1" table:style-name="ce1">
            <text:p>-1</text:p>
          </table:table-cell>
          <table:table-cell office:value-type="float" office:value="-1" table:formula="of:=IF([.D106]=&quot;Z&quot;;1;-1)" table:style-name="ce1">
            <text:p>-1</text:p>
          </table:table-cell>
          <table:table-cell office:value-type="float" office:value="22" table:formula="of:=IF([.$C106]&lt;&gt;[.I$1];[.I105];SUM([.I105];[.$E106]*[.$H106]))" table:style-name="ce1">
            <text:p>22</text:p>
          </table:table-cell>
          <table:table-cell office:value-type="float" office:value="87" table:formula="of:=IF([.$C106]&lt;&gt;[.J$1];[.J105];SUM([.J105];[.$E106]*[.$H106]))" table:style-name="ce1">
            <text:p>87</text:p>
          </table:table-cell>
          <table:table-cell office:value-type="float" office:value="51" table:formula="of:=IF([.$C106]&lt;&gt;[.K$1];[.K105];SUM([.K105];[.$E106]*[.$H106]))" table:style-name="ce1">
            <text:p>51</text:p>
          </table:table-cell>
          <table:table-cell office:value-type="float" office:value="1" table:formula="of:=IF([.$C106]&lt;&gt;[.L$1];[.L105];SUM([.L105];[.$E106]*[.$H106]))" table:style-name="ce1">
            <text:p>1</text:p>
          </table:table-cell>
          <table:table-cell office:value-type="float" office:value="9" table:formula="of:=IF([.$C106]&lt;&gt;[.M$1];[.M105];SUM([.M105];[.$E106]*[.$H106]))" table:style-name="ce1">
            <text:p>9</text:p>
          </table:table-cell>
          <table:table-cell table:number-columns-repeated="2" table:style-name="ce1"/>
          <table:table-cell office:value-type="float" office:value="523098" table:formula="of:=[.P105]-[.E106]*[.F106]*[.H106]" table:style-name="ce1">
            <text:p>523098</text:p>
          </table:table-cell>
          <table:table-cell office:value-type="float" office:value="0" table:formula="of:=IF([.A106]&lt;&gt;[.A107];[.P106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7-13T00:00:00" table:style-name="ce2">
            <text:p>13.07.2017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Z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12" table:formula="of:=[.A108]-[.A107]-1" table:style-name="ce1">
            <text:p>12</text:p>
          </table:table-cell>
          <table:table-cell office:value-type="float" office:value="1" table:formula="of:=IF([.D107]=&quot;Z&quot;;1;-1)" table:style-name="ce1">
            <text:p>1</text:p>
          </table:table-cell>
          <table:table-cell office:value-type="float" office:value="22" table:formula="of:=IF([.$C107]&lt;&gt;[.I$1];[.I106];SUM([.I106];[.$E107]*[.$H107]))" table:style-name="ce1">
            <text:p>22</text:p>
          </table:table-cell>
          <table:table-cell office:value-type="float" office:value="87" table:formula="of:=IF([.$C107]&lt;&gt;[.J$1];[.J106];SUM([.J106];[.$E107]*[.$H107]))" table:style-name="ce1">
            <text:p>87</text:p>
          </table:table-cell>
          <table:table-cell office:value-type="float" office:value="80" table:formula="of:=IF([.$C107]&lt;&gt;[.K$1];[.K106];SUM([.K106];[.$E107]*[.$H107]))" table:style-name="ce1">
            <text:p>80</text:p>
          </table:table-cell>
          <table:table-cell office:value-type="float" office:value="1" table:formula="of:=IF([.$C107]&lt;&gt;[.L$1];[.L106];SUM([.L106];[.$E107]*[.$H107]))" table:style-name="ce1">
            <text:p>1</text:p>
          </table:table-cell>
          <table:table-cell office:value-type="float" office:value="9" table:formula="of:=IF([.$C107]&lt;&gt;[.M$1];[.M106];SUM([.M106];[.$E107]*[.$H107]))" table:style-name="ce1">
            <text:p>9</text:p>
          </table:table-cell>
          <table:table-cell table:number-columns-repeated="2" table:style-name="ce1"/>
          <table:table-cell office:value-type="float" office:value="522547" table:formula="of:=[.P106]-[.E107]*[.F107]*[.H107]" table:style-name="ce1">
            <text:p>522547</text:p>
          </table:table-cell>
          <table:table-cell office:value-type="float" office:value="522547" table:formula="of:=IF([.A107]&lt;&gt;[.A108];[.P107];0)" table:style-name="ce1">
            <text:p>522547</text:p>
          </table:table-cell>
          <table:table-cell table:number-columns-repeated="16367"/>
        </table:table-row>
        <table:table-row table:style-name="ro1">
          <table:table-cell office:value-type="date" office:date-value="2017-07-26T00:00:00" table:style-name="ce2">
            <text:p>26.07.2017</text:p>
          </table:table-cell>
          <table:table-cell office:value-type="string" table:style-name="ce1">
            <text:p>Walencja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W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-1" table:formula="of:=[.A109]-[.A108]-1" table:style-name="ce1">
            <text:p>-1</text:p>
          </table:table-cell>
          <table:table-cell office:value-type="float" office:value="-1" table:formula="of:=IF([.D108]=&quot;Z&quot;;1;-1)" table:style-name="ce1">
            <text:p>-1</text:p>
          </table:table-cell>
          <table:table-cell office:value-type="float" office:value="22" table:formula="of:=IF([.$C108]&lt;&gt;[.I$1];[.I107];SUM([.I107];[.$E108]*[.$H108]))" table:style-name="ce1">
            <text:p>22</text:p>
          </table:table-cell>
          <table:table-cell office:value-type="float" office:value="82" table:formula="of:=IF([.$C108]&lt;&gt;[.J$1];[.J107];SUM([.J107];[.$E108]*[.$H108]))" table:style-name="ce1">
            <text:p>82</text:p>
          </table:table-cell>
          <table:table-cell office:value-type="float" office:value="80" table:formula="of:=IF([.$C108]&lt;&gt;[.K$1];[.K107];SUM([.K107];[.$E108]*[.$H108]))" table:style-name="ce1">
            <text:p>80</text:p>
          </table:table-cell>
          <table:table-cell office:value-type="float" office:value="1" table:formula="of:=IF([.$C108]&lt;&gt;[.L$1];[.L107];SUM([.L107];[.$E108]*[.$H108]))" table:style-name="ce1">
            <text:p>1</text:p>
          </table:table-cell>
          <table:table-cell office:value-type="float" office:value="9" table:formula="of:=IF([.$C108]&lt;&gt;[.M$1];[.M107];SUM([.M107];[.$E108]*[.$H108]))" table:style-name="ce1">
            <text:p>9</text:p>
          </table:table-cell>
          <table:table-cell table:number-columns-repeated="2" table:style-name="ce1"/>
          <table:table-cell office:value-type="float" office:value="522717" table:formula="of:=[.P107]-[.E108]*[.F108]*[.H108]" table:style-name="ce1">
            <text:p>522717</text:p>
          </table:table-cell>
          <table:table-cell office:value-type="float" office:value="0" table:formula="of:=IF([.A108]&lt;&gt;[.A109];[.P108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7-26T00:00:00" table:style-name="ce2">
            <text:p>26.07.2017</text:p>
          </table:table-cell>
          <table:table-cell office:value-type="string" table:style-name="ce1">
            <text:p>Walencja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W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-1" table:formula="of:=[.A110]-[.A109]-1" table:style-name="ce1">
            <text:p>-1</text:p>
          </table:table-cell>
          <table:table-cell office:value-type="float" office:value="-1" table:formula="of:=IF([.D109]=&quot;Z&quot;;1;-1)" table:style-name="ce1">
            <text:p>-1</text:p>
          </table:table-cell>
          <table:table-cell office:value-type="float" office:value="0" table:formula="of:=IF([.$C109]&lt;&gt;[.I$1];[.I108];SUM([.I108];[.$E109]*[.$H109]))" table:style-name="ce1">
            <text:p>0</text:p>
          </table:table-cell>
          <table:table-cell office:value-type="float" office:value="82" table:formula="of:=IF([.$C109]&lt;&gt;[.J$1];[.J108];SUM([.J108];[.$E109]*[.$H109]))" table:style-name="ce1">
            <text:p>82</text:p>
          </table:table-cell>
          <table:table-cell office:value-type="float" office:value="80" table:formula="of:=IF([.$C109]&lt;&gt;[.K$1];[.K108];SUM([.K108];[.$E109]*[.$H109]))" table:style-name="ce1">
            <text:p>80</text:p>
          </table:table-cell>
          <table:table-cell office:value-type="float" office:value="1" table:formula="of:=IF([.$C109]&lt;&gt;[.L$1];[.L108];SUM([.L108];[.$E109]*[.$H109]))" table:style-name="ce1">
            <text:p>1</text:p>
          </table:table-cell>
          <table:table-cell office:value-type="float" office:value="9" table:formula="of:=IF([.$C109]&lt;&gt;[.M$1];[.M108];SUM([.M108];[.$E109]*[.$H109]))" table:style-name="ce1">
            <text:p>9</text:p>
          </table:table-cell>
          <table:table-cell table:number-columns-repeated="2" table:style-name="ce1"/>
          <table:table-cell office:value-type="float" office:value="522959" table:formula="of:=[.P108]-[.E109]*[.F109]*[.H109]" table:style-name="ce1">
            <text:p>522959</text:p>
          </table:table-cell>
          <table:table-cell office:value-type="float" office:value="0" table:formula="of:=IF([.A109]&lt;&gt;[.A110];[.P109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7-26T00:00:00" table:style-name="ce2">
            <text:p>26.07.2017</text:p>
          </table:table-cell>
          <table:table-cell office:value-type="string" table:style-name="ce1">
            <text:p>Walencja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Z</text:p>
          </table:table-cell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office:value-type="float" office:value="-1" table:formula="of:=[.A111]-[.A110]-1" table:style-name="ce1">
            <text:p>-1</text:p>
          </table:table-cell>
          <table:table-cell office:value-type="float" office:value="1" table:formula="of:=IF([.D110]=&quot;Z&quot;;1;-1)" table:style-name="ce1">
            <text:p>1</text:p>
          </table:table-cell>
          <table:table-cell office:value-type="float" office:value="0" table:formula="of:=IF([.$C110]&lt;&gt;[.I$1];[.I109];SUM([.I109];[.$E110]*[.$H110]))" table:style-name="ce1">
            <text:p>0</text:p>
          </table:table-cell>
          <table:table-cell office:value-type="float" office:value="82" table:formula="of:=IF([.$C110]&lt;&gt;[.J$1];[.J109];SUM([.J109];[.$E110]*[.$H110]))" table:style-name="ce1">
            <text:p>82</text:p>
          </table:table-cell>
          <table:table-cell office:value-type="float" office:value="117" table:formula="of:=IF([.$C110]&lt;&gt;[.K$1];[.K109];SUM([.K109];[.$E110]*[.$H110]))" table:style-name="ce1">
            <text:p>117</text:p>
          </table:table-cell>
          <table:table-cell office:value-type="float" office:value="1" table:formula="of:=IF([.$C110]&lt;&gt;[.L$1];[.L109];SUM([.L109];[.$E110]*[.$H110]))" table:style-name="ce1">
            <text:p>1</text:p>
          </table:table-cell>
          <table:table-cell office:value-type="float" office:value="9" table:formula="of:=IF([.$C110]&lt;&gt;[.M$1];[.M109];SUM([.M109];[.$E110]*[.$H110]))" table:style-name="ce1">
            <text:p>9</text:p>
          </table:table-cell>
          <table:table-cell table:number-columns-repeated="2" table:style-name="ce1"/>
          <table:table-cell office:value-type="float" office:value="522145" table:formula="of:=[.P109]-[.E110]*[.F110]*[.H110]" table:style-name="ce1">
            <text:p>522145</text:p>
          </table:table-cell>
          <table:table-cell office:value-type="float" office:value="0" table:formula="of:=IF([.A110]&lt;&gt;[.A111];[.P110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7-26T00:00:00" table:style-name="ce2">
            <text:p>26.07.2017</text:p>
          </table:table-cell>
          <table:table-cell office:value-type="string" table:style-name="ce1">
            <text:p>Walencja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Z</text:p>
          </table:table-cell>
          <table:table-cell office:value-type="float" office:value="10" table:style-name="ce1">
            <text:p>10</text:p>
          </table:table-cell>
          <table:table-cell office:value-type="float" office:value="70" table:style-name="ce1">
            <text:p>70</text:p>
          </table:table-cell>
          <table:table-cell office:value-type="float" office:value="-1" table:formula="of:=[.A112]-[.A111]-1" table:style-name="ce1">
            <text:p>-1</text:p>
          </table:table-cell>
          <table:table-cell office:value-type="float" office:value="1" table:formula="of:=IF([.D111]=&quot;Z&quot;;1;-1)" table:style-name="ce1">
            <text:p>1</text:p>
          </table:table-cell>
          <table:table-cell office:value-type="float" office:value="0" table:formula="of:=IF([.$C111]&lt;&gt;[.I$1];[.I110];SUM([.I110];[.$E111]*[.$H111]))" table:style-name="ce1">
            <text:p>0</text:p>
          </table:table-cell>
          <table:table-cell office:value-type="float" office:value="82" table:formula="of:=IF([.$C111]&lt;&gt;[.J$1];[.J110];SUM([.J110];[.$E111]*[.$H111]))" table:style-name="ce1">
            <text:p>82</text:p>
          </table:table-cell>
          <table:table-cell office:value-type="float" office:value="117" table:formula="of:=IF([.$C111]&lt;&gt;[.K$1];[.K110];SUM([.K110];[.$E111]*[.$H111]))" table:style-name="ce1">
            <text:p>117</text:p>
          </table:table-cell>
          <table:table-cell office:value-type="float" office:value="11" table:formula="of:=IF([.$C111]&lt;&gt;[.L$1];[.L110];SUM([.L110];[.$E111]*[.$H111]))" table:style-name="ce1">
            <text:p>11</text:p>
          </table:table-cell>
          <table:table-cell office:value-type="float" office:value="9" table:formula="of:=IF([.$C111]&lt;&gt;[.M$1];[.M110];SUM([.M110];[.$E111]*[.$H111]))" table:style-name="ce1">
            <text:p>9</text:p>
          </table:table-cell>
          <table:table-cell table:number-columns-repeated="2" table:style-name="ce1"/>
          <table:table-cell office:value-type="float" office:value="521445" table:formula="of:=[.P110]-[.E111]*[.F111]*[.H111]" table:style-name="ce1">
            <text:p>521445</text:p>
          </table:table-cell>
          <table:table-cell office:value-type="float" office:value="0" table:formula="of:=IF([.A111]&lt;&gt;[.A112];[.P111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7-26T00:00:00" table:style-name="ce2">
            <text:p>26.07.2017</text:p>
          </table:table-cell>
          <table:table-cell office:value-type="string" table:style-name="ce1">
            <text:p>Walencja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Z</text:p>
          </table:table-cell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office:value-type="float" office:value="16" table:formula="of:=[.A113]-[.A112]-1" table:style-name="ce1">
            <text:p>16</text:p>
          </table:table-cell>
          <table:table-cell office:value-type="float" office:value="1" table:formula="of:=IF([.D112]=&quot;Z&quot;;1;-1)" table:style-name="ce1">
            <text:p>1</text:p>
          </table:table-cell>
          <table:table-cell office:value-type="float" office:value="0" table:formula="of:=IF([.$C112]&lt;&gt;[.I$1];[.I111];SUM([.I111];[.$E112]*[.$H112]))" table:style-name="ce1">
            <text:p>0</text:p>
          </table:table-cell>
          <table:table-cell office:value-type="float" office:value="82" table:formula="of:=IF([.$C112]&lt;&gt;[.J$1];[.J111];SUM([.J111];[.$E112]*[.$H112]))" table:style-name="ce1">
            <text:p>82</text:p>
          </table:table-cell>
          <table:table-cell office:value-type="float" office:value="117" table:formula="of:=IF([.$C112]&lt;&gt;[.K$1];[.K111];SUM([.K111];[.$E112]*[.$H112]))" table:style-name="ce1">
            <text:p>117</text:p>
          </table:table-cell>
          <table:table-cell office:value-type="float" office:value="11" table:formula="of:=IF([.$C112]&lt;&gt;[.L$1];[.L111];SUM([.L111];[.$E112]*[.$H112]))" table:style-name="ce1">
            <text:p>11</text:p>
          </table:table-cell>
          <table:table-cell office:value-type="float" office:value="51" table:formula="of:=IF([.$C112]&lt;&gt;[.M$1];[.M111];SUM([.M111];[.$E112]*[.$H112]))" table:style-name="ce1">
            <text:p>51</text:p>
          </table:table-cell>
          <table:table-cell table:number-columns-repeated="2" table:style-name="ce1"/>
          <table:table-cell office:value-type="float" office:value="519597" table:formula="of:=[.P111]-[.E112]*[.F112]*[.H112]" table:style-name="ce1">
            <text:p>519597</text:p>
          </table:table-cell>
          <table:table-cell office:value-type="float" office:value="519597" table:formula="of:=IF([.A112]&lt;&gt;[.A113];[.P112];0)" table:style-name="ce1">
            <text:p>519597</text:p>
          </table:table-cell>
          <table:table-cell table:number-columns-repeated="16367"/>
        </table:table-row>
        <table:table-row table:style-name="ro1">
          <table:table-cell office:value-type="date" office:date-value="2017-08-12T00:00:00" table:style-name="ce2">
            <text:p>12.08.2017</text:p>
          </table:table-cell>
          <table:table-cell office:value-type="string" table:style-name="ce1">
            <text:p>Algier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W</text:p>
          </table:table-cell>
          <table:table-cell office:value-type="float" office:value="11" table:style-name="ce1">
            <text:p>11</text:p>
          </table:table-cell>
          <table:table-cell office:value-type="float" office:value="94" table:style-name="ce1">
            <text:p>94</text:p>
          </table:table-cell>
          <table:table-cell office:value-type="float" office:value="-1" table:formula="of:=[.A114]-[.A113]-1" table:style-name="ce1">
            <text:p>-1</text:p>
          </table:table-cell>
          <table:table-cell office:value-type="float" office:value="-1" table:formula="of:=IF([.D113]=&quot;Z&quot;;1;-1)" table:style-name="ce1">
            <text:p>-1</text:p>
          </table:table-cell>
          <table:table-cell office:value-type="float" office:value="0" table:formula="of:=IF([.$C113]&lt;&gt;[.I$1];[.I112];SUM([.I112];[.$E113]*[.$H113]))" table:style-name="ce1">
            <text:p>0</text:p>
          </table:table-cell>
          <table:table-cell office:value-type="float" office:value="82" table:formula="of:=IF([.$C113]&lt;&gt;[.J$1];[.J112];SUM([.J112];[.$E113]*[.$H113]))" table:style-name="ce1">
            <text:p>82</text:p>
          </table:table-cell>
          <table:table-cell office:value-type="float" office:value="117" table:formula="of:=IF([.$C113]&lt;&gt;[.K$1];[.K112];SUM([.K112];[.$E113]*[.$H113]))" table:style-name="ce1">
            <text:p>117</text:p>
          </table:table-cell>
          <table:table-cell office:value-type="float" office:value="0" table:formula="of:=IF([.$C113]&lt;&gt;[.L$1];[.L112];SUM([.L112];[.$E113]*[.$H113]))" table:style-name="ce1">
            <text:p>0</text:p>
          </table:table-cell>
          <table:table-cell office:value-type="float" office:value="51" table:formula="of:=IF([.$C113]&lt;&gt;[.M$1];[.M112];SUM([.M112];[.$E113]*[.$H113]))" table:style-name="ce1">
            <text:p>51</text:p>
          </table:table-cell>
          <table:table-cell table:number-columns-repeated="2" table:style-name="ce1"/>
          <table:table-cell office:value-type="float" office:value="520631" table:formula="of:=[.P112]-[.E113]*[.F113]*[.H113]" table:style-name="ce1">
            <text:p>520631</text:p>
          </table:table-cell>
          <table:table-cell office:value-type="float" office:value="0" table:formula="of:=IF([.A113]&lt;&gt;[.A114];[.P113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8-12T00:00:00" table:style-name="ce2">
            <text:p>12.08.2017</text:p>
          </table:table-cell>
          <table:table-cell office:value-type="string" table:style-name="ce1">
            <text:p>Algier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W</text:p>
          </table:table-cell>
          <table:table-cell office:value-type="float" office:value="48" table:style-name="ce1">
            <text:p>48</text:p>
          </table:table-cell>
          <table:table-cell office:value-type="float" office:value="59" table:style-name="ce1">
            <text:p>59</text:p>
          </table:table-cell>
          <table:table-cell office:value-type="float" office:value="-1" table:formula="of:=[.A115]-[.A114]-1" table:style-name="ce1">
            <text:p>-1</text:p>
          </table:table-cell>
          <table:table-cell office:value-type="float" office:value="-1" table:formula="of:=IF([.D114]=&quot;Z&quot;;1;-1)" table:style-name="ce1">
            <text:p>-1</text:p>
          </table:table-cell>
          <table:table-cell office:value-type="float" office:value="0" table:formula="of:=IF([.$C114]&lt;&gt;[.I$1];[.I113];SUM([.I113];[.$E114]*[.$H114]))" table:style-name="ce1">
            <text:p>0</text:p>
          </table:table-cell>
          <table:table-cell office:value-type="float" office:value="82" table:formula="of:=IF([.$C114]&lt;&gt;[.J$1];[.J113];SUM([.J113];[.$E114]*[.$H114]))" table:style-name="ce1">
            <text:p>82</text:p>
          </table:table-cell>
          <table:table-cell office:value-type="float" office:value="117" table:formula="of:=IF([.$C114]&lt;&gt;[.K$1];[.K113];SUM([.K113];[.$E114]*[.$H114]))" table:style-name="ce1">
            <text:p>117</text:p>
          </table:table-cell>
          <table:table-cell office:value-type="float" office:value="0" table:formula="of:=IF([.$C114]&lt;&gt;[.L$1];[.L113];SUM([.L113];[.$E114]*[.$H114]))" table:style-name="ce1">
            <text:p>0</text:p>
          </table:table-cell>
          <table:table-cell office:value-type="float" office:value="3" table:formula="of:=IF([.$C114]&lt;&gt;[.M$1];[.M113];SUM([.M113];[.$E114]*[.$H114]))" table:style-name="ce1">
            <text:p>3</text:p>
          </table:table-cell>
          <table:table-cell table:number-columns-repeated="2" table:style-name="ce1"/>
          <table:table-cell office:value-type="float" office:value="523463" table:formula="of:=[.P113]-[.E114]*[.F114]*[.H114]" table:style-name="ce1">
            <text:p>523463</text:p>
          </table:table-cell>
          <table:table-cell office:value-type="float" office:value="0" table:formula="of:=IF([.A114]&lt;&gt;[.A115];[.P114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8-12T00:00:00" table:style-name="ce2">
            <text:p>12.08.2017</text:p>
          </table:table-cell>
          <table:table-cell office:value-type="string" table:style-name="ce1">
            <text:p>Algier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Z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-1" table:formula="of:=[.A116]-[.A115]-1" table:style-name="ce1">
            <text:p>-1</text:p>
          </table:table-cell>
          <table:table-cell office:value-type="float" office:value="1" table:formula="of:=IF([.D115]=&quot;Z&quot;;1;-1)" table:style-name="ce1">
            <text:p>1</text:p>
          </table:table-cell>
          <table:table-cell office:value-type="float" office:value="0" table:formula="of:=IF([.$C115]&lt;&gt;[.I$1];[.I114];SUM([.I114];[.$E115]*[.$H115]))" table:style-name="ce1">
            <text:p>0</text:p>
          </table:table-cell>
          <table:table-cell office:value-type="float" office:value="82" table:formula="of:=IF([.$C115]&lt;&gt;[.J$1];[.J114];SUM([.J114];[.$E115]*[.$H115]))" table:style-name="ce1">
            <text:p>82</text:p>
          </table:table-cell>
          <table:table-cell office:value-type="float" office:value="137" table:formula="of:=IF([.$C115]&lt;&gt;[.K$1];[.K114];SUM([.K114];[.$E115]*[.$H115]))" table:style-name="ce1">
            <text:p>137</text:p>
          </table:table-cell>
          <table:table-cell office:value-type="float" office:value="0" table:formula="of:=IF([.$C115]&lt;&gt;[.L$1];[.L114];SUM([.L114];[.$E115]*[.$H115]))" table:style-name="ce1">
            <text:p>0</text:p>
          </table:table-cell>
          <table:table-cell office:value-type="float" office:value="3" table:formula="of:=IF([.$C115]&lt;&gt;[.M$1];[.M114];SUM([.M114];[.$E115]*[.$H115]))" table:style-name="ce1">
            <text:p>3</text:p>
          </table:table-cell>
          <table:table-cell table:number-columns-repeated="2" table:style-name="ce1"/>
          <table:table-cell office:value-type="float" office:value="523043" table:formula="of:=[.P114]-[.E115]*[.F115]*[.H115]" table:style-name="ce1">
            <text:p>523043</text:p>
          </table:table-cell>
          <table:table-cell office:value-type="float" office:value="0" table:formula="of:=IF([.A115]&lt;&gt;[.A116];[.P115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8-12T00:00:00" table:style-name="ce2">
            <text:p>12.08.2017</text:p>
          </table:table-cell>
          <table:table-cell office:value-type="string" table:style-name="ce1">
            <text:p>Algier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Z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14" table:formula="of:=[.A117]-[.A116]-1" table:style-name="ce1">
            <text:p>14</text:p>
          </table:table-cell>
          <table:table-cell office:value-type="float" office:value="1" table:formula="of:=IF([.D116]=&quot;Z&quot;;1;-1)" table:style-name="ce1">
            <text:p>1</text:p>
          </table:table-cell>
          <table:table-cell office:value-type="float" office:value="0" table:formula="of:=IF([.$C116]&lt;&gt;[.I$1];[.I115];SUM([.I115];[.$E116]*[.$H116]))" table:style-name="ce1">
            <text:p>0</text:p>
          </table:table-cell>
          <table:table-cell office:value-type="float" office:value="108" table:formula="of:=IF([.$C116]&lt;&gt;[.J$1];[.J115];SUM([.J115];[.$E116]*[.$H116]))" table:style-name="ce1">
            <text:p>108</text:p>
          </table:table-cell>
          <table:table-cell office:value-type="float" office:value="137" table:formula="of:=IF([.$C116]&lt;&gt;[.K$1];[.K115];SUM([.K115];[.$E116]*[.$H116]))" table:style-name="ce1">
            <text:p>137</text:p>
          </table:table-cell>
          <table:table-cell office:value-type="float" office:value="0" table:formula="of:=IF([.$C116]&lt;&gt;[.L$1];[.L115];SUM([.L115];[.$E116]*[.$H116]))" table:style-name="ce1">
            <text:p>0</text:p>
          </table:table-cell>
          <table:table-cell office:value-type="float" office:value="3" table:formula="of:=IF([.$C116]&lt;&gt;[.M$1];[.M115];SUM([.M115];[.$E116]*[.$H116]))" table:style-name="ce1">
            <text:p>3</text:p>
          </table:table-cell>
          <table:table-cell table:number-columns-repeated="2" table:style-name="ce1"/>
          <table:table-cell office:value-type="float" office:value="522393" table:formula="of:=[.P115]-[.E116]*[.F116]*[.H116]" table:style-name="ce1">
            <text:p>522393</text:p>
          </table:table-cell>
          <table:table-cell office:value-type="float" office:value="522393" table:formula="of:=IF([.A116]&lt;&gt;[.A117];[.P116];0)" table:style-name="ce1">
            <text:p>522393</text:p>
          </table:table-cell>
          <table:table-cell table:number-columns-repeated="16367"/>
        </table:table-row>
        <table:table-row table:style-name="ro1">
          <table:table-cell office:value-type="date" office:date-value="2017-08-27T00:00:00" table:style-name="ce2">
            <text:p>27.08.2017</text:p>
          </table:table-cell>
          <table:table-cell office:value-type="string" table:style-name="ce1">
            <text:p>Tunis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Z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-1" table:formula="of:=[.A118]-[.A117]-1" table:style-name="ce1">
            <text:p>-1</text:p>
          </table:table-cell>
          <table:table-cell office:value-type="float" office:value="1" table:formula="of:=IF([.D117]=&quot;Z&quot;;1;-1)" table:style-name="ce1">
            <text:p>1</text:p>
          </table:table-cell>
          <table:table-cell office:value-type="float" office:value="24" table:formula="of:=IF([.$C117]&lt;&gt;[.I$1];[.I116];SUM([.I116];[.$E117]*[.$H117]))" table:style-name="ce1">
            <text:p>24</text:p>
          </table:table-cell>
          <table:table-cell office:value-type="float" office:value="108" table:formula="of:=IF([.$C117]&lt;&gt;[.J$1];[.J116];SUM([.J116];[.$E117]*[.$H117]))" table:style-name="ce1">
            <text:p>108</text:p>
          </table:table-cell>
          <table:table-cell office:value-type="float" office:value="137" table:formula="of:=IF([.$C117]&lt;&gt;[.K$1];[.K116];SUM([.K116];[.$E117]*[.$H117]))" table:style-name="ce1">
            <text:p>137</text:p>
          </table:table-cell>
          <table:table-cell office:value-type="float" office:value="0" table:formula="of:=IF([.$C117]&lt;&gt;[.L$1];[.L116];SUM([.L116];[.$E117]*[.$H117]))" table:style-name="ce1">
            <text:p>0</text:p>
          </table:table-cell>
          <table:table-cell office:value-type="float" office:value="3" table:formula="of:=IF([.$C117]&lt;&gt;[.M$1];[.M116];SUM([.M116];[.$E117]*[.$H117]))" table:style-name="ce1">
            <text:p>3</text:p>
          </table:table-cell>
          <table:table-cell table:number-columns-repeated="2" table:style-name="ce1"/>
          <table:table-cell office:value-type="float" office:value="522177" table:formula="of:=[.P116]-[.E117]*[.F117]*[.H117]" table:style-name="ce1">
            <text:p>522177</text:p>
          </table:table-cell>
          <table:table-cell office:value-type="float" office:value="0" table:formula="of:=IF([.A117]&lt;&gt;[.A118];[.P117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8-27T00:00:00" table:style-name="ce2">
            <text:p>27.08.2017</text:p>
          </table:table-cell>
          <table:table-cell office:value-type="string" table:style-name="ce1">
            <text:p>Tunis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Z</text:p>
          </table:table-cell>
          <table:table-cell office:value-type="float" office:value="38" table:style-name="ce1">
            <text:p>38</text:p>
          </table:table-cell>
          <table:table-cell office:value-type="float" office:value="68" table:style-name="ce1">
            <text:p>68</text:p>
          </table:table-cell>
          <table:table-cell office:value-type="float" office:value="-1" table:formula="of:=[.A119]-[.A118]-1" table:style-name="ce1">
            <text:p>-1</text:p>
          </table:table-cell>
          <table:table-cell office:value-type="float" office:value="1" table:formula="of:=IF([.D118]=&quot;Z&quot;;1;-1)" table:style-name="ce1">
            <text:p>1</text:p>
          </table:table-cell>
          <table:table-cell office:value-type="float" office:value="24" table:formula="of:=IF([.$C118]&lt;&gt;[.I$1];[.I117];SUM([.I117];[.$E118]*[.$H118]))" table:style-name="ce1">
            <text:p>24</text:p>
          </table:table-cell>
          <table:table-cell office:value-type="float" office:value="108" table:formula="of:=IF([.$C118]&lt;&gt;[.J$1];[.J117];SUM([.J117];[.$E118]*[.$H118]))" table:style-name="ce1">
            <text:p>108</text:p>
          </table:table-cell>
          <table:table-cell office:value-type="float" office:value="137" table:formula="of:=IF([.$C118]&lt;&gt;[.K$1];[.K117];SUM([.K117];[.$E118]*[.$H118]))" table:style-name="ce1">
            <text:p>137</text:p>
          </table:table-cell>
          <table:table-cell office:value-type="float" office:value="38" table:formula="of:=IF([.$C118]&lt;&gt;[.L$1];[.L117];SUM([.L117];[.$E118]*[.$H118]))" table:style-name="ce1">
            <text:p>38</text:p>
          </table:table-cell>
          <table:table-cell office:value-type="float" office:value="3" table:formula="of:=IF([.$C118]&lt;&gt;[.M$1];[.M117];SUM([.M117];[.$E118]*[.$H118]))" table:style-name="ce1">
            <text:p>3</text:p>
          </table:table-cell>
          <table:table-cell table:number-columns-repeated="2" table:style-name="ce1"/>
          <table:table-cell office:value-type="float" office:value="519593" table:formula="of:=[.P117]-[.E118]*[.F118]*[.H118]" table:style-name="ce1">
            <text:p>519593</text:p>
          </table:table-cell>
          <table:table-cell office:value-type="float" office:value="0" table:formula="of:=IF([.A118]&lt;&gt;[.A119];[.P118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8-27T00:00:00" table:style-name="ce2">
            <text:p>27.08.2017</text:p>
          </table:table-cell>
          <table:table-cell office:value-type="string" table:style-name="ce1">
            <text:p>Tunis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Z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-1" table:formula="of:=[.A120]-[.A119]-1" table:style-name="ce1">
            <text:p>-1</text:p>
          </table:table-cell>
          <table:table-cell office:value-type="float" office:value="1" table:formula="of:=IF([.D119]=&quot;Z&quot;;1;-1)" table:style-name="ce1">
            <text:p>1</text:p>
          </table:table-cell>
          <table:table-cell office:value-type="float" office:value="24" table:formula="of:=IF([.$C119]&lt;&gt;[.I$1];[.I118];SUM([.I118];[.$E119]*[.$H119]))" table:style-name="ce1">
            <text:p>24</text:p>
          </table:table-cell>
          <table:table-cell office:value-type="float" office:value="108" table:formula="of:=IF([.$C119]&lt;&gt;[.J$1];[.J118];SUM([.J118];[.$E119]*[.$H119]))" table:style-name="ce1">
            <text:p>108</text:p>
          </table:table-cell>
          <table:table-cell office:value-type="float" office:value="151" table:formula="of:=IF([.$C119]&lt;&gt;[.K$1];[.K118];SUM([.K118];[.$E119]*[.$H119]))" table:style-name="ce1">
            <text:p>151</text:p>
          </table:table-cell>
          <table:table-cell office:value-type="float" office:value="38" table:formula="of:=IF([.$C119]&lt;&gt;[.L$1];[.L118];SUM([.L118];[.$E119]*[.$H119]))" table:style-name="ce1">
            <text:p>38</text:p>
          </table:table-cell>
          <table:table-cell office:value-type="float" office:value="3" table:formula="of:=IF([.$C119]&lt;&gt;[.M$1];[.M118];SUM([.M118];[.$E119]*[.$H119]))" table:style-name="ce1">
            <text:p>3</text:p>
          </table:table-cell>
          <table:table-cell table:number-columns-repeated="2" table:style-name="ce1"/>
          <table:table-cell office:value-type="float" office:value="519299" table:formula="of:=[.P118]-[.E119]*[.F119]*[.H119]" table:style-name="ce1">
            <text:p>519299</text:p>
          </table:table-cell>
          <table:table-cell office:value-type="float" office:value="0" table:formula="of:=IF([.A119]&lt;&gt;[.A120];[.P119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8-27T00:00:00" table:style-name="ce2">
            <text:p>27.08.2017</text:p>
          </table:table-cell>
          <table:table-cell office:value-type="string" table:style-name="ce1">
            <text:p>Tunis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Z</text:p>
          </table:table-cell>
          <table:table-cell office:value-type="float" office:value="4" table:style-name="ce1">
            <text:p>4</text:p>
          </table:table-cell>
          <table:table-cell office:value-type="float" office:value="43" table:style-name="ce1">
            <text:p>43</text:p>
          </table:table-cell>
          <table:table-cell office:value-type="float" office:value="18" table:formula="of:=[.A121]-[.A120]-1" table:style-name="ce1">
            <text:p>18</text:p>
          </table:table-cell>
          <table:table-cell office:value-type="float" office:value="1" table:formula="of:=IF([.D120]=&quot;Z&quot;;1;-1)" table:style-name="ce1">
            <text:p>1</text:p>
          </table:table-cell>
          <table:table-cell office:value-type="float" office:value="24" table:formula="of:=IF([.$C120]&lt;&gt;[.I$1];[.I119];SUM([.I119];[.$E120]*[.$H120]))" table:style-name="ce1">
            <text:p>24</text:p>
          </table:table-cell>
          <table:table-cell office:value-type="float" office:value="108" table:formula="of:=IF([.$C120]&lt;&gt;[.J$1];[.J119];SUM([.J119];[.$E120]*[.$H120]))" table:style-name="ce1">
            <text:p>108</text:p>
          </table:table-cell>
          <table:table-cell office:value-type="float" office:value="151" table:formula="of:=IF([.$C120]&lt;&gt;[.K$1];[.K119];SUM([.K119];[.$E120]*[.$H120]))" table:style-name="ce1">
            <text:p>151</text:p>
          </table:table-cell>
          <table:table-cell office:value-type="float" office:value="38" table:formula="of:=IF([.$C120]&lt;&gt;[.L$1];[.L119];SUM([.L119];[.$E120]*[.$H120]))" table:style-name="ce1">
            <text:p>38</text:p>
          </table:table-cell>
          <table:table-cell office:value-type="float" office:value="7" table:formula="of:=IF([.$C120]&lt;&gt;[.M$1];[.M119];SUM([.M119];[.$E120]*[.$H120]))" table:style-name="ce1">
            <text:p>7</text:p>
          </table:table-cell>
          <table:table-cell table:number-columns-repeated="2" table:style-name="ce1"/>
          <table:table-cell office:value-type="float" office:value="519127" table:formula="of:=[.P119]-[.E120]*[.F120]*[.H120]" table:style-name="ce1">
            <text:p>519127</text:p>
          </table:table-cell>
          <table:table-cell office:value-type="float" office:value="519127" table:formula="of:=IF([.A120]&lt;&gt;[.A121];[.P120];0)" table:style-name="ce1">
            <text:p>519127</text:p>
          </table:table-cell>
          <table:table-cell table:number-columns-repeated="16367"/>
        </table:table-row>
        <table:table-row table:style-name="ro1">
          <table:table-cell office:value-type="date" office:date-value="2017-09-15T00:00:00" table:style-name="ce2">
            <text:p>15.09.2017</text:p>
          </table:table-cell>
          <table:table-cell office:value-type="string" table:style-name="ce1">
            <text:p>Benghazi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W</text:p>
          </table:table-cell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office:value-type="float" office:value="-1" table:formula="of:=[.A122]-[.A121]-1" table:style-name="ce1">
            <text:p>-1</text:p>
          </table:table-cell>
          <table:table-cell office:value-type="float" office:value="-1" table:formula="of:=IF([.D121]=&quot;Z&quot;;1;-1)" table:style-name="ce1">
            <text:p>-1</text:p>
          </table:table-cell>
          <table:table-cell office:value-type="float" office:value="24" table:formula="of:=IF([.$C121]&lt;&gt;[.I$1];[.I120];SUM([.I120];[.$E121]*[.$H121]))" table:style-name="ce1">
            <text:p>24</text:p>
          </table:table-cell>
          <table:table-cell office:value-type="float" office:value="89" table:formula="of:=IF([.$C121]&lt;&gt;[.J$1];[.J120];SUM([.J120];[.$E121]*[.$H121]))" table:style-name="ce1">
            <text:p>89</text:p>
          </table:table-cell>
          <table:table-cell office:value-type="float" office:value="151" table:formula="of:=IF([.$C121]&lt;&gt;[.K$1];[.K120];SUM([.K120];[.$E121]*[.$H121]))" table:style-name="ce1">
            <text:p>151</text:p>
          </table:table-cell>
          <table:table-cell office:value-type="float" office:value="38" table:formula="of:=IF([.$C121]&lt;&gt;[.L$1];[.L120];SUM([.L120];[.$E121]*[.$H121]))" table:style-name="ce1">
            <text:p>38</text:p>
          </table:table-cell>
          <table:table-cell office:value-type="float" office:value="7" table:formula="of:=IF([.$C121]&lt;&gt;[.M$1];[.M120];SUM([.M120];[.$E121]*[.$H121]))" table:style-name="ce1">
            <text:p>7</text:p>
          </table:table-cell>
          <table:table-cell table:number-columns-repeated="2" table:style-name="ce1"/>
          <table:table-cell office:value-type="float" office:value="519811" table:formula="of:=[.P120]-[.E121]*[.F121]*[.H121]" table:style-name="ce1">
            <text:p>519811</text:p>
          </table:table-cell>
          <table:table-cell office:value-type="float" office:value="0" table:formula="of:=IF([.A121]&lt;&gt;[.A122];[.P121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09-15T00:00:00" table:style-name="ce2">
            <text:p>15.09.2017</text:p>
          </table:table-cell>
          <table:table-cell office:value-type="string" table:style-name="ce1">
            <text:p>Benghazi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Z</text:p>
          </table:table-cell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25" table:formula="of:=[.A123]-[.A122]-1" table:style-name="ce1">
            <text:p>25</text:p>
          </table:table-cell>
          <table:table-cell office:value-type="float" office:value="1" table:formula="of:=IF([.D122]=&quot;Z&quot;;1;-1)" table:style-name="ce1">
            <text:p>1</text:p>
          </table:table-cell>
          <table:table-cell office:value-type="float" office:value="24" table:formula="of:=IF([.$C122]&lt;&gt;[.I$1];[.I121];SUM([.I121];[.$E122]*[.$H122]))" table:style-name="ce1">
            <text:p>24</text:p>
          </table:table-cell>
          <table:table-cell office:value-type="float" office:value="89" table:formula="of:=IF([.$C122]&lt;&gt;[.J$1];[.J121];SUM([.J121];[.$E122]*[.$H122]))" table:style-name="ce1">
            <text:p>89</text:p>
          </table:table-cell>
          <table:table-cell office:value-type="float" office:value="151" table:formula="of:=IF([.$C122]&lt;&gt;[.K$1];[.K121];SUM([.K121];[.$E122]*[.$H122]))" table:style-name="ce1">
            <text:p>151</text:p>
          </table:table-cell>
          <table:table-cell office:value-type="float" office:value="68" table:formula="of:=IF([.$C122]&lt;&gt;[.L$1];[.L121];SUM([.L121];[.$E122]*[.$H122]))" table:style-name="ce1">
            <text:p>68</text:p>
          </table:table-cell>
          <table:table-cell office:value-type="float" office:value="7" table:formula="of:=IF([.$C122]&lt;&gt;[.M$1];[.M121];SUM([.M121];[.$E122]*[.$H122]))" table:style-name="ce1">
            <text:p>7</text:p>
          </table:table-cell>
          <table:table-cell table:number-columns-repeated="2" table:style-name="ce1"/>
          <table:table-cell office:value-type="float" office:value="517861" table:formula="of:=[.P121]-[.E122]*[.F122]*[.H122]" table:style-name="ce1">
            <text:p>517861</text:p>
          </table:table-cell>
          <table:table-cell office:value-type="float" office:value="517861" table:formula="of:=IF([.A122]&lt;&gt;[.A123];[.P122];0)" table:style-name="ce1">
            <text:p>517861</text:p>
          </table:table-cell>
          <table:table-cell table:number-columns-repeated="16367"/>
        </table:table-row>
        <table:table-row table:style-name="ro1">
          <table:table-cell office:value-type="date" office:date-value="2017-10-11T00:00:00" table:style-name="ce2">
            <text:p>11.10.2017</text:p>
          </table:table-cell>
          <table:table-cell office:value-type="string" table:style-name="ce1">
            <text:p>Aleksandria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W</text:p>
          </table:table-cell>
          <table:table-cell office:value-type="float" office:value="6" table:style-name="ce1">
            <text:p>6</text:p>
          </table:table-cell>
          <table:table-cell office:value-type="float" office:value="63" table:style-name="ce1">
            <text:p>63</text:p>
          </table:table-cell>
          <table:table-cell office:value-type="float" office:value="-1" table:formula="of:=[.A124]-[.A123]-1" table:style-name="ce1">
            <text:p>-1</text:p>
          </table:table-cell>
          <table:table-cell office:value-type="float" office:value="-1" table:formula="of:=IF([.D123]=&quot;Z&quot;;1;-1)" table:style-name="ce1">
            <text:p>-1</text:p>
          </table:table-cell>
          <table:table-cell office:value-type="float" office:value="24" table:formula="of:=IF([.$C123]&lt;&gt;[.I$1];[.I122];SUM([.I122];[.$E123]*[.$H123]))" table:style-name="ce1">
            <text:p>24</text:p>
          </table:table-cell>
          <table:table-cell office:value-type="float" office:value="89" table:formula="of:=IF([.$C123]&lt;&gt;[.J$1];[.J122];SUM([.J122];[.$E123]*[.$H123]))" table:style-name="ce1">
            <text:p>89</text:p>
          </table:table-cell>
          <table:table-cell office:value-type="float" office:value="151" table:formula="of:=IF([.$C123]&lt;&gt;[.K$1];[.K122];SUM([.K122];[.$E123]*[.$H123]))" table:style-name="ce1">
            <text:p>151</text:p>
          </table:table-cell>
          <table:table-cell office:value-type="float" office:value="68" table:formula="of:=IF([.$C123]&lt;&gt;[.L$1];[.L122];SUM([.L122];[.$E123]*[.$H123]))" table:style-name="ce1">
            <text:p>68</text:p>
          </table:table-cell>
          <table:table-cell office:value-type="float" office:value="1" table:formula="of:=IF([.$C123]&lt;&gt;[.M$1];[.M122];SUM([.M122];[.$E123]*[.$H123]))" table:style-name="ce1">
            <text:p>1</text:p>
          </table:table-cell>
          <table:table-cell table:number-columns-repeated="2" table:style-name="ce1"/>
          <table:table-cell office:value-type="float" office:value="518239" table:formula="of:=[.P122]-[.E123]*[.F123]*[.H123]" table:style-name="ce1">
            <text:p>518239</text:p>
          </table:table-cell>
          <table:table-cell office:value-type="float" office:value="0" table:formula="of:=IF([.A123]&lt;&gt;[.A124];[.P123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10-11T00:00:00" table:style-name="ce2">
            <text:p>11.10.2017</text:p>
          </table:table-cell>
          <table:table-cell office:value-type="string" table:style-name="ce1">
            <text:p>Aleksandria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Z</text:p>
          </table:table-cell>
          <table:table-cell office:value-type="float" office:value="43" table:style-name="ce1">
            <text:p>43</text:p>
          </table:table-cell>
          <table:table-cell office:value-type="float" office:value="59" table:style-name="ce1">
            <text:p>59</text:p>
          </table:table-cell>
          <table:table-cell office:value-type="float" office:value="20" table:formula="of:=[.A125]-[.A124]-1" table:style-name="ce1">
            <text:p>20</text:p>
          </table:table-cell>
          <table:table-cell office:value-type="float" office:value="1" table:formula="of:=IF([.D124]=&quot;Z&quot;;1;-1)" table:style-name="ce1">
            <text:p>1</text:p>
          </table:table-cell>
          <table:table-cell office:value-type="float" office:value="24" table:formula="of:=IF([.$C124]&lt;&gt;[.I$1];[.I123];SUM([.I123];[.$E124]*[.$H124]))" table:style-name="ce1">
            <text:p>24</text:p>
          </table:table-cell>
          <table:table-cell office:value-type="float" office:value="89" table:formula="of:=IF([.$C124]&lt;&gt;[.J$1];[.J123];SUM([.J123];[.$E124]*[.$H124]))" table:style-name="ce1">
            <text:p>89</text:p>
          </table:table-cell>
          <table:table-cell office:value-type="float" office:value="151" table:formula="of:=IF([.$C124]&lt;&gt;[.K$1];[.K123];SUM([.K123];[.$E124]*[.$H124]))" table:style-name="ce1">
            <text:p>151</text:p>
          </table:table-cell>
          <table:table-cell office:value-type="float" office:value="111" table:formula="of:=IF([.$C124]&lt;&gt;[.L$1];[.L123];SUM([.L123];[.$E124]*[.$H124]))" table:style-name="ce1">
            <text:p>111</text:p>
          </table:table-cell>
          <table:table-cell office:value-type="float" office:value="1" table:formula="of:=IF([.$C124]&lt;&gt;[.M$1];[.M123];SUM([.M123];[.$E124]*[.$H124]))" table:style-name="ce1">
            <text:p>1</text:p>
          </table:table-cell>
          <table:table-cell table:number-columns-repeated="2" table:style-name="ce1"/>
          <table:table-cell office:value-type="float" office:value="515702" table:formula="of:=[.P123]-[.E124]*[.F124]*[.H124]" table:style-name="ce1">
            <text:p>515702</text:p>
          </table:table-cell>
          <table:table-cell office:value-type="float" office:value="515702" table:formula="of:=IF([.A124]&lt;&gt;[.A125];[.P124];0)" table:style-name="ce1">
            <text:p>515702</text:p>
          </table:table-cell>
          <table:table-cell table:number-columns-repeated="16367"/>
        </table:table-row>
        <table:table-row table:style-name="ro1">
          <table:table-cell office:value-type="date" office:date-value="2017-11-01T00:00:00" table:style-name="ce2">
            <text:p>01.11.2017</text:p>
          </table:table-cell>
          <table:table-cell office:value-type="string" table:style-name="ce1">
            <text:p>Bejrut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W</text:p>
          </table:table-cell>
          <table:table-cell office:value-type="float" office:value="1" table:style-name="ce1">
            <text:p>1</text:p>
          </table:table-cell>
          <table:table-cell office:value-type="float" office:value="61" table:style-name="ce1">
            <text:p>61</text:p>
          </table:table-cell>
          <table:table-cell office:value-type="float" office:value="-1" table:formula="of:=[.A126]-[.A125]-1" table:style-name="ce1">
            <text:p>-1</text:p>
          </table:table-cell>
          <table:table-cell office:value-type="float" office:value="-1" table:formula="of:=IF([.D125]=&quot;Z&quot;;1;-1)" table:style-name="ce1">
            <text:p>-1</text:p>
          </table:table-cell>
          <table:table-cell office:value-type="float" office:value="24" table:formula="of:=IF([.$C125]&lt;&gt;[.I$1];[.I124];SUM([.I124];[.$E125]*[.$H125]))" table:style-name="ce1">
            <text:p>24</text:p>
          </table:table-cell>
          <table:table-cell office:value-type="float" office:value="89" table:formula="of:=IF([.$C125]&lt;&gt;[.J$1];[.J124];SUM([.J124];[.$E125]*[.$H125]))" table:style-name="ce1">
            <text:p>89</text:p>
          </table:table-cell>
          <table:table-cell office:value-type="float" office:value="151" table:formula="of:=IF([.$C125]&lt;&gt;[.K$1];[.K124];SUM([.K124];[.$E125]*[.$H125]))" table:style-name="ce1">
            <text:p>151</text:p>
          </table:table-cell>
          <table:table-cell office:value-type="float" office:value="111" table:formula="of:=IF([.$C125]&lt;&gt;[.L$1];[.L124];SUM([.L124];[.$E125]*[.$H125]))" table:style-name="ce1">
            <text:p>111</text:p>
          </table:table-cell>
          <table:table-cell office:value-type="float" office:value="0" table:formula="of:=IF([.$C125]&lt;&gt;[.M$1];[.M124];SUM([.M124];[.$E125]*[.$H125]))" table:style-name="ce1">
            <text:p>0</text:p>
          </table:table-cell>
          <table:table-cell table:number-columns-repeated="2" table:style-name="ce1"/>
          <table:table-cell office:value-type="float" office:value="515763" table:formula="of:=[.P124]-[.E125]*[.F125]*[.H125]" table:style-name="ce1">
            <text:p>515763</text:p>
          </table:table-cell>
          <table:table-cell office:value-type="float" office:value="0" table:formula="of:=IF([.A125]&lt;&gt;[.A126];[.P125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11-01T00:00:00" table:style-name="ce2">
            <text:p>01.11.2017</text:p>
          </table:table-cell>
          <table:table-cell office:value-type="string" table:style-name="ce1">
            <text:p>Bejrut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W</text:p>
          </table:table-cell>
          <table:table-cell office:value-type="float" office:value="147" table:style-name="ce1">
            <text:p>147</text:p>
          </table:table-cell>
          <table:table-cell office:value-type="float" office:value="30" table:style-name="ce1">
            <text:p>30</text:p>
          </table:table-cell>
          <table:table-cell office:value-type="float" office:value="-1" table:formula="of:=[.A127]-[.A126]-1" table:style-name="ce1">
            <text:p>-1</text:p>
          </table:table-cell>
          <table:table-cell office:value-type="float" office:value="-1" table:formula="of:=IF([.D126]=&quot;Z&quot;;1;-1)" table:style-name="ce1">
            <text:p>-1</text:p>
          </table:table-cell>
          <table:table-cell office:value-type="float" office:value="24" table:formula="of:=IF([.$C126]&lt;&gt;[.I$1];[.I125];SUM([.I125];[.$E126]*[.$H126]))" table:style-name="ce1">
            <text:p>24</text:p>
          </table:table-cell>
          <table:table-cell office:value-type="float" office:value="89" table:formula="of:=IF([.$C126]&lt;&gt;[.J$1];[.J125];SUM([.J125];[.$E126]*[.$H126]))" table:style-name="ce1">
            <text:p>89</text:p>
          </table:table-cell>
          <table:table-cell office:value-type="float" office:value="4" table:formula="of:=IF([.$C126]&lt;&gt;[.K$1];[.K125];SUM([.K125];[.$E126]*[.$H126]))" table:style-name="ce1">
            <text:p>4</text:p>
          </table:table-cell>
          <table:table-cell office:value-type="float" office:value="111" table:formula="of:=IF([.$C126]&lt;&gt;[.L$1];[.L125];SUM([.L125];[.$E126]*[.$H126]))" table:style-name="ce1">
            <text:p>111</text:p>
          </table:table-cell>
          <table:table-cell office:value-type="float" office:value="0" table:formula="of:=IF([.$C126]&lt;&gt;[.M$1];[.M125];SUM([.M125];[.$E126]*[.$H126]))" table:style-name="ce1">
            <text:p>0</text:p>
          </table:table-cell>
          <table:table-cell table:number-columns-repeated="2" table:style-name="ce1"/>
          <table:table-cell office:value-type="float" office:value="520173" table:formula="of:=[.P125]-[.E126]*[.F126]*[.H126]" table:style-name="ce1">
            <text:p>520173</text:p>
          </table:table-cell>
          <table:table-cell office:value-type="float" office:value="0" table:formula="of:=IF([.A126]&lt;&gt;[.A127];[.P126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11-01T00:00:00" table:style-name="ce2">
            <text:p>01.11.2017</text:p>
          </table:table-cell>
          <table:table-cell office:value-type="string" table:style-name="ce1">
            <text:p>Bejrut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Z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-1" table:formula="of:=[.A128]-[.A127]-1" table:style-name="ce1">
            <text:p>-1</text:p>
          </table:table-cell>
          <table:table-cell office:value-type="float" office:value="1" table:formula="of:=IF([.D127]=&quot;Z&quot;;1;-1)" table:style-name="ce1">
            <text:p>1</text:p>
          </table:table-cell>
          <table:table-cell office:value-type="float" office:value="39" table:formula="of:=IF([.$C127]&lt;&gt;[.I$1];[.I126];SUM([.I126];[.$E127]*[.$H127]))" table:style-name="ce1">
            <text:p>39</text:p>
          </table:table-cell>
          <table:table-cell office:value-type="float" office:value="89" table:formula="of:=IF([.$C127]&lt;&gt;[.J$1];[.J126];SUM([.J126];[.$E127]*[.$H127]))" table:style-name="ce1">
            <text:p>89</text:p>
          </table:table-cell>
          <table:table-cell office:value-type="float" office:value="4" table:formula="of:=IF([.$C127]&lt;&gt;[.K$1];[.K126];SUM([.K126];[.$E127]*[.$H127]))" table:style-name="ce1">
            <text:p>4</text:p>
          </table:table-cell>
          <table:table-cell office:value-type="float" office:value="111" table:formula="of:=IF([.$C127]&lt;&gt;[.L$1];[.L126];SUM([.L126];[.$E127]*[.$H127]))" table:style-name="ce1">
            <text:p>111</text:p>
          </table:table-cell>
          <table:table-cell office:value-type="float" office:value="0" table:formula="of:=IF([.$C127]&lt;&gt;[.M$1];[.M126];SUM([.M126];[.$E127]*[.$H127]))" table:style-name="ce1">
            <text:p>0</text:p>
          </table:table-cell>
          <table:table-cell table:number-columns-repeated="2" table:style-name="ce1"/>
          <table:table-cell office:value-type="float" office:value="520053" table:formula="of:=[.P126]-[.E127]*[.F127]*[.H127]" table:style-name="ce1">
            <text:p>520053</text:p>
          </table:table-cell>
          <table:table-cell office:value-type="float" office:value="0" table:formula="of:=IF([.A127]&lt;&gt;[.A128];[.P127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11-01T00:00:00" table:style-name="ce2">
            <text:p>01.11.2017</text:p>
          </table:table-cell>
          <table:table-cell office:value-type="string" table:style-name="ce1">
            <text:p>Bejrut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Z</text:p>
          </table:table-cell>
          <table:table-cell office:value-type="float" office:value="24" table:style-name="ce1">
            <text:p>24</text:p>
          </table:table-cell>
          <table:table-cell office:value-type="float" office:value="63" table:style-name="ce1">
            <text:p>63</text:p>
          </table:table-cell>
          <table:table-cell office:value-type="float" office:value="-1" table:formula="of:=[.A129]-[.A128]-1" table:style-name="ce1">
            <text:p>-1</text:p>
          </table:table-cell>
          <table:table-cell office:value-type="float" office:value="1" table:formula="of:=IF([.D128]=&quot;Z&quot;;1;-1)" table:style-name="ce1">
            <text:p>1</text:p>
          </table:table-cell>
          <table:table-cell office:value-type="float" office:value="39" table:formula="of:=IF([.$C128]&lt;&gt;[.I$1];[.I127];SUM([.I127];[.$E128]*[.$H128]))" table:style-name="ce1">
            <text:p>39</text:p>
          </table:table-cell>
          <table:table-cell office:value-type="float" office:value="89" table:formula="of:=IF([.$C128]&lt;&gt;[.J$1];[.J127];SUM([.J127];[.$E128]*[.$H128]))" table:style-name="ce1">
            <text:p>89</text:p>
          </table:table-cell>
          <table:table-cell office:value-type="float" office:value="4" table:formula="of:=IF([.$C128]&lt;&gt;[.K$1];[.K127];SUM([.K127];[.$E128]*[.$H128]))" table:style-name="ce1">
            <text:p>4</text:p>
          </table:table-cell>
          <table:table-cell office:value-type="float" office:value="135" table:formula="of:=IF([.$C128]&lt;&gt;[.L$1];[.L127];SUM([.L127];[.$E128]*[.$H128]))" table:style-name="ce1">
            <text:p>135</text:p>
          </table:table-cell>
          <table:table-cell office:value-type="float" office:value="0" table:formula="of:=IF([.$C128]&lt;&gt;[.M$1];[.M127];SUM([.M127];[.$E128]*[.$H128]))" table:style-name="ce1">
            <text:p>0</text:p>
          </table:table-cell>
          <table:table-cell table:number-columns-repeated="2" table:style-name="ce1"/>
          <table:table-cell office:value-type="float" office:value="518541" table:formula="of:=[.P127]-[.E128]*[.F128]*[.H128]" table:style-name="ce1">
            <text:p>518541</text:p>
          </table:table-cell>
          <table:table-cell office:value-type="float" office:value="0" table:formula="of:=IF([.A128]&lt;&gt;[.A129];[.P128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11-01T00:00:00" table:style-name="ce2">
            <text:p>01.11.2017</text:p>
          </table:table-cell>
          <table:table-cell office:value-type="string" table:style-name="ce1">
            <text:p>Bejrut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Z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23" table:formula="of:=[.A130]-[.A129]-1" table:style-name="ce1">
            <text:p>23</text:p>
          </table:table-cell>
          <table:table-cell office:value-type="float" office:value="1" table:formula="of:=IF([.D129]=&quot;Z&quot;;1;-1)" table:style-name="ce1">
            <text:p>1</text:p>
          </table:table-cell>
          <table:table-cell office:value-type="float" office:value="39" table:formula="of:=IF([.$C129]&lt;&gt;[.I$1];[.I128];SUM([.I128];[.$E129]*[.$H129]))" table:style-name="ce1">
            <text:p>39</text:p>
          </table:table-cell>
          <table:table-cell office:value-type="float" office:value="108" table:formula="of:=IF([.$C129]&lt;&gt;[.J$1];[.J128];SUM([.J128];[.$E129]*[.$H129]))" table:style-name="ce1">
            <text:p>108</text:p>
          </table:table-cell>
          <table:table-cell office:value-type="float" office:value="4" table:formula="of:=IF([.$C129]&lt;&gt;[.K$1];[.K128];SUM([.K128];[.$E129]*[.$H129]))" table:style-name="ce1">
            <text:p>4</text:p>
          </table:table-cell>
          <table:table-cell office:value-type="float" office:value="135" table:formula="of:=IF([.$C129]&lt;&gt;[.L$1];[.L128];SUM([.L128];[.$E129]*[.$H129]))" table:style-name="ce1">
            <text:p>135</text:p>
          </table:table-cell>
          <table:table-cell office:value-type="float" office:value="0" table:formula="of:=IF([.$C129]&lt;&gt;[.M$1];[.M128];SUM([.M128];[.$E129]*[.$H129]))" table:style-name="ce1">
            <text:p>0</text:p>
          </table:table-cell>
          <table:table-cell table:number-columns-repeated="2" table:style-name="ce1"/>
          <table:table-cell office:value-type="float" office:value="518085" table:formula="of:=[.P128]-[.E129]*[.F129]*[.H129]" table:style-name="ce1">
            <text:p>518085</text:p>
          </table:table-cell>
          <table:table-cell office:value-type="float" office:value="518085" table:formula="of:=IF([.A129]&lt;&gt;[.A130];[.P129];0)" table:style-name="ce1">
            <text:p>518085</text:p>
          </table:table-cell>
          <table:table-cell table:number-columns-repeated="16367"/>
        </table:table-row>
        <table:table-row table:style-name="ro1">
          <table:table-cell office:value-type="date" office:date-value="2017-11-25T00:00:00" table:style-name="ce2">
            <text:p>25.11.2017</text:p>
          </table:table-cell>
          <table:table-cell office:value-type="string" table:style-name="ce1">
            <text:p>Palermo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W</text:p>
          </table:table-cell>
          <table:table-cell office:value-type="float" office:value="134" table:style-name="ce1">
            <text:p>134</text:p>
          </table:table-cell>
          <table:table-cell office:value-type="float" office:value="99" table:style-name="ce1">
            <text:p>99</text:p>
          </table:table-cell>
          <table:table-cell office:value-type="float" office:value="-1" table:formula="of:=[.A131]-[.A130]-1" table:style-name="ce1">
            <text:p>-1</text:p>
          </table:table-cell>
          <table:table-cell office:value-type="float" office:value="-1" table:formula="of:=IF([.D130]=&quot;Z&quot;;1;-1)" table:style-name="ce1">
            <text:p>-1</text:p>
          </table:table-cell>
          <table:table-cell office:value-type="float" office:value="39" table:formula="of:=IF([.$C130]&lt;&gt;[.I$1];[.I129];SUM([.I129];[.$E130]*[.$H130]))" table:style-name="ce1">
            <text:p>39</text:p>
          </table:table-cell>
          <table:table-cell office:value-type="float" office:value="108" table:formula="of:=IF([.$C130]&lt;&gt;[.J$1];[.J129];SUM([.J129];[.$E130]*[.$H130]))" table:style-name="ce1">
            <text:p>108</text:p>
          </table:table-cell>
          <table:table-cell office:value-type="float" office:value="4" table:formula="of:=IF([.$C130]&lt;&gt;[.K$1];[.K129];SUM([.K129];[.$E130]*[.$H130]))" table:style-name="ce1">
            <text:p>4</text:p>
          </table:table-cell>
          <table:table-cell office:value-type="float" office:value="1" table:formula="of:=IF([.$C130]&lt;&gt;[.L$1];[.L129];SUM([.L129];[.$E130]*[.$H130]))" table:style-name="ce1">
            <text:p>1</text:p>
          </table:table-cell>
          <table:table-cell office:value-type="float" office:value="0" table:formula="of:=IF([.$C130]&lt;&gt;[.M$1];[.M129];SUM([.M129];[.$E130]*[.$H130]))" table:style-name="ce1">
            <text:p>0</text:p>
          </table:table-cell>
          <table:table-cell table:number-columns-repeated="2" table:style-name="ce1"/>
          <table:table-cell office:value-type="float" office:value="531351" table:formula="of:=[.P129]-[.E130]*[.F130]*[.H130]" table:style-name="ce1">
            <text:p>531351</text:p>
          </table:table-cell>
          <table:table-cell office:value-type="float" office:value="0" table:formula="of:=IF([.A130]&lt;&gt;[.A131];[.P130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11-25T00:00:00" table:style-name="ce2">
            <text:p>25.11.2017</text:p>
          </table:table-cell>
          <table:table-cell office:value-type="string" table:style-name="ce1">
            <text:p>Palermo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Z</text:p>
          </table:table-cell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office:value-type="float" office:value="17" table:formula="of:=[.A132]-[.A131]-1" table:style-name="ce1">
            <text:p>17</text:p>
          </table:table-cell>
          <table:table-cell office:value-type="float" office:value="1" table:formula="of:=IF([.D131]=&quot;Z&quot;;1;-1)" table:style-name="ce1">
            <text:p>1</text:p>
          </table:table-cell>
          <table:table-cell office:value-type="float" office:value="39" table:formula="of:=IF([.$C131]&lt;&gt;[.I$1];[.I130];SUM([.I130];[.$E131]*[.$H131]))" table:style-name="ce1">
            <text:p>39</text:p>
          </table:table-cell>
          <table:table-cell office:value-type="float" office:value="108" table:formula="of:=IF([.$C131]&lt;&gt;[.J$1];[.J130];SUM([.J130];[.$E131]*[.$H131]))" table:style-name="ce1">
            <text:p>108</text:p>
          </table:table-cell>
          <table:table-cell office:value-type="float" office:value="4" table:formula="of:=IF([.$C131]&lt;&gt;[.K$1];[.K130];SUM([.K130];[.$E131]*[.$H131]))" table:style-name="ce1">
            <text:p>4</text:p>
          </table:table-cell>
          <table:table-cell office:value-type="float" office:value="1" table:formula="of:=IF([.$C131]&lt;&gt;[.L$1];[.L130];SUM([.L130];[.$E131]*[.$H131]))" table:style-name="ce1">
            <text:p>1</text:p>
          </table:table-cell>
          <table:table-cell office:value-type="float" office:value="12" table:formula="of:=IF([.$C131]&lt;&gt;[.M$1];[.M130];SUM([.M130];[.$E131]*[.$H131]))" table:style-name="ce1">
            <text:p>12</text:p>
          </table:table-cell>
          <table:table-cell table:number-columns-repeated="2" table:style-name="ce1"/>
          <table:table-cell office:value-type="float" office:value="530895" table:formula="of:=[.P130]-[.E131]*[.F131]*[.H131]" table:style-name="ce1">
            <text:p>530895</text:p>
          </table:table-cell>
          <table:table-cell office:value-type="float" office:value="530895" table:formula="of:=IF([.A131]&lt;&gt;[.A132];[.P131];0)" table:style-name="ce1">
            <text:p>530895</text:p>
          </table:table-cell>
          <table:table-cell table:number-columns-repeated="16367"/>
        </table:table-row>
        <table:table-row table:style-name="ro1">
          <table:table-cell office:value-type="date" office:date-value="2017-12-13T00:00:00" table:style-name="ce2">
            <text:p>13.12.2017</text:p>
          </table:table-cell>
          <table:table-cell office:value-type="string" table:style-name="ce1">
            <text:p>Neapol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W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-1" table:formula="of:=[.A133]-[.A132]-1" table:style-name="ce1">
            <text:p>-1</text:p>
          </table:table-cell>
          <table:table-cell office:value-type="float" office:value="-1" table:formula="of:=IF([.D132]=&quot;Z&quot;;1;-1)" table:style-name="ce1">
            <text:p>-1</text:p>
          </table:table-cell>
          <table:table-cell office:value-type="float" office:value="39" table:formula="of:=IF([.$C132]&lt;&gt;[.I$1];[.I131];SUM([.I131];[.$E132]*[.$H132]))" table:style-name="ce1">
            <text:p>39</text:p>
          </table:table-cell>
          <table:table-cell office:value-type="float" office:value="108" table:formula="of:=IF([.$C132]&lt;&gt;[.J$1];[.J131];SUM([.J131];[.$E132]*[.$H132]))" table:style-name="ce1">
            <text:p>108</text:p>
          </table:table-cell>
          <table:table-cell office:value-type="float" office:value="0" table:formula="of:=IF([.$C132]&lt;&gt;[.K$1];[.K131];SUM([.K131];[.$E132]*[.$H132]))" table:style-name="ce1">
            <text:p>0</text:p>
          </table:table-cell>
          <table:table-cell office:value-type="float" office:value="1" table:formula="of:=IF([.$C132]&lt;&gt;[.L$1];[.L131];SUM([.L131];[.$E132]*[.$H132]))" table:style-name="ce1">
            <text:p>1</text:p>
          </table:table-cell>
          <table:table-cell office:value-type="float" office:value="12" table:formula="of:=IF([.$C132]&lt;&gt;[.M$1];[.M131];SUM([.M131];[.$E132]*[.$H132]))" table:style-name="ce1">
            <text:p>12</text:p>
          </table:table-cell>
          <table:table-cell table:number-columns-repeated="2" table:style-name="ce1"/>
          <table:table-cell office:value-type="float" office:value="531015" table:formula="of:=[.P131]-[.E132]*[.F132]*[.H132]" table:style-name="ce1">
            <text:p>531015</text:p>
          </table:table-cell>
          <table:table-cell office:value-type="float" office:value="0" table:formula="of:=IF([.A132]&lt;&gt;[.A133];[.P132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12-13T00:00:00" table:style-name="ce2">
            <text:p>13.12.2017</text:p>
          </table:table-cell>
          <table:table-cell office:value-type="string" table:style-name="ce1">
            <text:p>Neapol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Z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-1" table:formula="of:=[.A134]-[.A133]-1" table:style-name="ce1">
            <text:p>-1</text:p>
          </table:table-cell>
          <table:table-cell office:value-type="float" office:value="1" table:formula="of:=IF([.D133]=&quot;Z&quot;;1;-1)" table:style-name="ce1">
            <text:p>1</text:p>
          </table:table-cell>
          <table:table-cell office:value-type="float" office:value="65" table:formula="of:=IF([.$C133]&lt;&gt;[.I$1];[.I132];SUM([.I132];[.$E133]*[.$H133]))" table:style-name="ce1">
            <text:p>65</text:p>
          </table:table-cell>
          <table:table-cell office:value-type="float" office:value="108" table:formula="of:=IF([.$C133]&lt;&gt;[.J$1];[.J132];SUM([.J132];[.$E133]*[.$H133]))" table:style-name="ce1">
            <text:p>108</text:p>
          </table:table-cell>
          <table:table-cell office:value-type="float" office:value="0" table:formula="of:=IF([.$C133]&lt;&gt;[.K$1];[.K132];SUM([.K132];[.$E133]*[.$H133]))" table:style-name="ce1">
            <text:p>0</text:p>
          </table:table-cell>
          <table:table-cell office:value-type="float" office:value="1" table:formula="of:=IF([.$C133]&lt;&gt;[.L$1];[.L132];SUM([.L132];[.$E133]*[.$H133]))" table:style-name="ce1">
            <text:p>1</text:p>
          </table:table-cell>
          <table:table-cell office:value-type="float" office:value="12" table:formula="of:=IF([.$C133]&lt;&gt;[.M$1];[.M132];SUM([.M132];[.$E133]*[.$H133]))" table:style-name="ce1">
            <text:p>12</text:p>
          </table:table-cell>
          <table:table-cell table:number-columns-repeated="2" table:style-name="ce1"/>
          <table:table-cell office:value-type="float" office:value="530807" table:formula="of:=[.P132]-[.E133]*[.F133]*[.H133]" table:style-name="ce1">
            <text:p>530807</text:p>
          </table:table-cell>
          <table:table-cell office:value-type="float" office:value="0" table:formula="of:=IF([.A133]&lt;&gt;[.A134];[.P133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7-12-13T00:00:00" table:style-name="ce2">
            <text:p>13.12.2017</text:p>
          </table:table-cell>
          <table:table-cell office:value-type="string" table:style-name="ce1">
            <text:p>Neapol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Z</text:p>
          </table:table-cell>
          <table:table-cell office:value-type="float" office:value="38" table:style-name="ce1">
            <text:p>38</text:p>
          </table:table-cell>
          <table:table-cell office:value-type="float" office:value="66" table:style-name="ce1">
            <text:p>66</text:p>
          </table:table-cell>
          <table:table-cell office:value-type="float" office:value="21" table:formula="of:=[.A135]-[.A134]-1" table:style-name="ce1">
            <text:p>21</text:p>
          </table:table-cell>
          <table:table-cell office:value-type="float" office:value="1" table:formula="of:=IF([.D134]=&quot;Z&quot;;1;-1)" table:style-name="ce1">
            <text:p>1</text:p>
          </table:table-cell>
          <table:table-cell office:value-type="float" office:value="65" table:formula="of:=IF([.$C134]&lt;&gt;[.I$1];[.I133];SUM([.I133];[.$E134]*[.$H134]))" table:style-name="ce1">
            <text:p>65</text:p>
          </table:table-cell>
          <table:table-cell office:value-type="float" office:value="108" table:formula="of:=IF([.$C134]&lt;&gt;[.J$1];[.J133];SUM([.J133];[.$E134]*[.$H134]))" table:style-name="ce1">
            <text:p>108</text:p>
          </table:table-cell>
          <table:table-cell office:value-type="float" office:value="0" table:formula="of:=IF([.$C134]&lt;&gt;[.K$1];[.K133];SUM([.K133];[.$E134]*[.$H134]))" table:style-name="ce1">
            <text:p>0</text:p>
          </table:table-cell>
          <table:table-cell office:value-type="float" office:value="39" table:formula="of:=IF([.$C134]&lt;&gt;[.L$1];[.L133];SUM([.L133];[.$E134]*[.$H134]))" table:style-name="ce1">
            <text:p>39</text:p>
          </table:table-cell>
          <table:table-cell office:value-type="float" office:value="12" table:formula="of:=IF([.$C134]&lt;&gt;[.M$1];[.M133];SUM([.M133];[.$E134]*[.$H134]))" table:style-name="ce1">
            <text:p>12</text:p>
          </table:table-cell>
          <table:table-cell table:number-columns-repeated="2" table:style-name="ce1"/>
          <table:table-cell office:value-type="float" office:value="528299" table:formula="of:=[.P133]-[.E134]*[.F134]*[.H134]" table:style-name="ce1">
            <text:p>528299</text:p>
          </table:table-cell>
          <table:table-cell office:value-type="float" office:value="528299" table:formula="of:=IF([.A134]&lt;&gt;[.A135];[.P134];0)" table:style-name="ce1">
            <text:p>528299</text:p>
          </table:table-cell>
          <table:table-cell table:number-columns-repeated="16367"/>
        </table:table-row>
        <table:table-row table:style-name="ro1">
          <table:table-cell office:value-type="date" office:date-value="2018-01-04T00:00:00" table:style-name="ce2">
            <text:p>04.01.2018</text:p>
          </table:table-cell>
          <table:table-cell office:value-type="string" table:style-name="ce1">
            <text:p>Monako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W</text:p>
          </table:table-cell>
          <table:table-cell office:value-type="float" office:value="38" table:style-name="ce1">
            <text:p>38</text:p>
          </table:table-cell>
          <table:table-cell office:value-type="float" office:value="98" table:style-name="ce1">
            <text:p>98</text:p>
          </table:table-cell>
          <table:table-cell office:value-type="float" office:value="-1" table:formula="of:=[.A136]-[.A135]-1" table:style-name="ce1">
            <text:p>-1</text:p>
          </table:table-cell>
          <table:table-cell office:value-type="float" office:value="-1" table:formula="of:=IF([.D135]=&quot;Z&quot;;1;-1)" table:style-name="ce1">
            <text:p>-1</text:p>
          </table:table-cell>
          <table:table-cell office:value-type="float" office:value="65" table:formula="of:=IF([.$C135]&lt;&gt;[.I$1];[.I134];SUM([.I134];[.$E135]*[.$H135]))" table:style-name="ce1">
            <text:p>65</text:p>
          </table:table-cell>
          <table:table-cell office:value-type="float" office:value="108" table:formula="of:=IF([.$C135]&lt;&gt;[.J$1];[.J134];SUM([.J134];[.$E135]*[.$H135]))" table:style-name="ce1">
            <text:p>108</text:p>
          </table:table-cell>
          <table:table-cell office:value-type="float" office:value="0" table:formula="of:=IF([.$C135]&lt;&gt;[.K$1];[.K134];SUM([.K134];[.$E135]*[.$H135]))" table:style-name="ce1">
            <text:p>0</text:p>
          </table:table-cell>
          <table:table-cell office:value-type="float" office:value="1" table:formula="of:=IF([.$C135]&lt;&gt;[.L$1];[.L134];SUM([.L134];[.$E135]*[.$H135]))" table:style-name="ce1">
            <text:p>1</text:p>
          </table:table-cell>
          <table:table-cell office:value-type="float" office:value="12" table:formula="of:=IF([.$C135]&lt;&gt;[.M$1];[.M134];SUM([.M134];[.$E135]*[.$H135]))" table:style-name="ce1">
            <text:p>12</text:p>
          </table:table-cell>
          <table:table-cell table:number-columns-repeated="2" table:style-name="ce1"/>
          <table:table-cell office:value-type="float" office:value="532023" table:formula="of:=[.P134]-[.E135]*[.F135]*[.H135]" table:style-name="ce1">
            <text:p>532023</text:p>
          </table:table-cell>
          <table:table-cell office:value-type="float" office:value="0" table:formula="of:=IF([.A135]&lt;&gt;[.A136];[.P135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1-04T00:00:00" table:style-name="ce2">
            <text:p>04.01.2018</text:p>
          </table:table-cell>
          <table:table-cell office:value-type="string" table:style-name="ce1">
            <text:p>Monako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W</text:p>
          </table:table-cell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office:value-type="float" office:value="-1" table:formula="of:=[.A137]-[.A136]-1" table:style-name="ce1">
            <text:p>-1</text:p>
          </table:table-cell>
          <table:table-cell office:value-type="float" office:value="-1" table:formula="of:=IF([.D136]=&quot;Z&quot;;1;-1)" table:style-name="ce1">
            <text:p>-1</text:p>
          </table:table-cell>
          <table:table-cell office:value-type="float" office:value="65" table:formula="of:=IF([.$C136]&lt;&gt;[.I$1];[.I135];SUM([.I135];[.$E136]*[.$H136]))" table:style-name="ce1">
            <text:p>65</text:p>
          </table:table-cell>
          <table:table-cell office:value-type="float" office:value="64" table:formula="of:=IF([.$C136]&lt;&gt;[.J$1];[.J135];SUM([.J135];[.$E136]*[.$H136]))" table:style-name="ce1">
            <text:p>64</text:p>
          </table:table-cell>
          <table:table-cell office:value-type="float" office:value="0" table:formula="of:=IF([.$C136]&lt;&gt;[.K$1];[.K135];SUM([.K135];[.$E136]*[.$H136]))" table:style-name="ce1">
            <text:p>0</text:p>
          </table:table-cell>
          <table:table-cell office:value-type="float" office:value="1" table:formula="of:=IF([.$C136]&lt;&gt;[.L$1];[.L135];SUM([.L135];[.$E136]*[.$H136]))" table:style-name="ce1">
            <text:p>1</text:p>
          </table:table-cell>
          <table:table-cell office:value-type="float" office:value="12" table:formula="of:=IF([.$C136]&lt;&gt;[.M$1];[.M135];SUM([.M135];[.$E136]*[.$H136]))" table:style-name="ce1">
            <text:p>12</text:p>
          </table:table-cell>
          <table:table-cell table:number-columns-repeated="2" table:style-name="ce1"/>
          <table:table-cell office:value-type="float" office:value="533651" table:formula="of:=[.P135]-[.E136]*[.F136]*[.H136]" table:style-name="ce1">
            <text:p>533651</text:p>
          </table:table-cell>
          <table:table-cell office:value-type="float" office:value="0" table:formula="of:=IF([.A136]&lt;&gt;[.A137];[.P136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1-04T00:00:00" table:style-name="ce2">
            <text:p>04.01.2018</text:p>
          </table:table-cell>
          <table:table-cell office:value-type="string" table:style-name="ce1">
            <text:p>Monako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Z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-1" table:formula="of:=[.A138]-[.A137]-1" table:style-name="ce1">
            <text:p>-1</text:p>
          </table:table-cell>
          <table:table-cell office:value-type="float" office:value="1" table:formula="of:=IF([.D137]=&quot;Z&quot;;1;-1)" table:style-name="ce1">
            <text:p>1</text:p>
          </table:table-cell>
          <table:table-cell office:value-type="float" office:value="86" table:formula="of:=IF([.$C137]&lt;&gt;[.I$1];[.I136];SUM([.I136];[.$E137]*[.$H137]))" table:style-name="ce1">
            <text:p>86</text:p>
          </table:table-cell>
          <table:table-cell office:value-type="float" office:value="64" table:formula="of:=IF([.$C137]&lt;&gt;[.J$1];[.J136];SUM([.J136];[.$E137]*[.$H137]))" table:style-name="ce1">
            <text:p>64</text:p>
          </table:table-cell>
          <table:table-cell office:value-type="float" office:value="0" table:formula="of:=IF([.$C137]&lt;&gt;[.K$1];[.K136];SUM([.K136];[.$E137]*[.$H137]))" table:style-name="ce1">
            <text:p>0</text:p>
          </table:table-cell>
          <table:table-cell office:value-type="float" office:value="1" table:formula="of:=IF([.$C137]&lt;&gt;[.L$1];[.L136];SUM([.L136];[.$E137]*[.$H137]))" table:style-name="ce1">
            <text:p>1</text:p>
          </table:table-cell>
          <table:table-cell office:value-type="float" office:value="12" table:formula="of:=IF([.$C137]&lt;&gt;[.M$1];[.M136];SUM([.M136];[.$E137]*[.$H137]))" table:style-name="ce1">
            <text:p>12</text:p>
          </table:table-cell>
          <table:table-cell table:number-columns-repeated="2" table:style-name="ce1"/>
          <table:table-cell office:value-type="float" office:value="533483" table:formula="of:=[.P136]-[.E137]*[.F137]*[.H137]" table:style-name="ce1">
            <text:p>533483</text:p>
          </table:table-cell>
          <table:table-cell office:value-type="float" office:value="0" table:formula="of:=IF([.A137]&lt;&gt;[.A138];[.P137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1-04T00:00:00" table:style-name="ce2">
            <text:p>04.01.2018</text:p>
          </table:table-cell>
          <table:table-cell office:value-type="string" table:style-name="ce1">
            <text:p>Monako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Z</text:p>
          </table:table-cell>
          <table:table-cell office:value-type="float" office:value="10" table:style-name="ce1">
            <text:p>10</text:p>
          </table:table-cell>
          <table:table-cell office:value-type="float" office:value="39" table:style-name="ce1">
            <text:p>39</text:p>
          </table:table-cell>
          <table:table-cell office:value-type="float" office:value="24" table:formula="of:=[.A139]-[.A138]-1" table:style-name="ce1">
            <text:p>24</text:p>
          </table:table-cell>
          <table:table-cell office:value-type="float" office:value="1" table:formula="of:=IF([.D138]=&quot;Z&quot;;1;-1)" table:style-name="ce1">
            <text:p>1</text:p>
          </table:table-cell>
          <table:table-cell office:value-type="float" office:value="86" table:formula="of:=IF([.$C138]&lt;&gt;[.I$1];[.I137];SUM([.I137];[.$E138]*[.$H138]))" table:style-name="ce1">
            <text:p>86</text:p>
          </table:table-cell>
          <table:table-cell office:value-type="float" office:value="64" table:formula="of:=IF([.$C138]&lt;&gt;[.J$1];[.J137];SUM([.J137];[.$E138]*[.$H138]))" table:style-name="ce1">
            <text:p>64</text:p>
          </table:table-cell>
          <table:table-cell office:value-type="float" office:value="0" table:formula="of:=IF([.$C138]&lt;&gt;[.K$1];[.K137];SUM([.K137];[.$E138]*[.$H138]))" table:style-name="ce1">
            <text:p>0</text:p>
          </table:table-cell>
          <table:table-cell office:value-type="float" office:value="1" table:formula="of:=IF([.$C138]&lt;&gt;[.L$1];[.L137];SUM([.L137];[.$E138]*[.$H138]))" table:style-name="ce1">
            <text:p>1</text:p>
          </table:table-cell>
          <table:table-cell office:value-type="float" office:value="22" table:formula="of:=IF([.$C138]&lt;&gt;[.M$1];[.M137];SUM([.M137];[.$E138]*[.$H138]))" table:style-name="ce1">
            <text:p>22</text:p>
          </table:table-cell>
          <table:table-cell table:number-columns-repeated="2" table:style-name="ce1"/>
          <table:table-cell office:value-type="float" office:value="533093" table:formula="of:=[.P137]-[.E138]*[.F138]*[.H138]" table:style-name="ce1">
            <text:p>533093</text:p>
          </table:table-cell>
          <table:table-cell office:value-type="float" office:value="533093" table:formula="of:=IF([.A138]&lt;&gt;[.A139];[.P138];0)" table:style-name="ce1">
            <text:p>533093</text:p>
          </table:table-cell>
          <table:table-cell table:number-columns-repeated="16367"/>
        </table:table-row>
        <table:table-row table:style-name="ro1">
          <table:table-cell office:value-type="date" office:date-value="2018-01-29T00:00:00" table:style-name="ce2">
            <text:p>29.01.2018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W</text:p>
          </table:table-cell>
          <table:table-cell office:value-type="float" office:value="15" table:style-name="ce1">
            <text:p>15</text:p>
          </table:table-cell>
          <table:table-cell office:value-type="float" office:value="38" table:style-name="ce1">
            <text:p>38</text:p>
          </table:table-cell>
          <table:table-cell office:value-type="float" office:value="-1" table:formula="of:=[.A140]-[.A139]-1" table:style-name="ce1">
            <text:p>-1</text:p>
          </table:table-cell>
          <table:table-cell office:value-type="float" office:value="-1" table:formula="of:=IF([.D139]=&quot;Z&quot;;1;-1)" table:style-name="ce1">
            <text:p>-1</text:p>
          </table:table-cell>
          <table:table-cell office:value-type="float" office:value="86" table:formula="of:=IF([.$C139]&lt;&gt;[.I$1];[.I138];SUM([.I138];[.$E139]*[.$H139]))" table:style-name="ce1">
            <text:p>86</text:p>
          </table:table-cell>
          <table:table-cell office:value-type="float" office:value="49" table:formula="of:=IF([.$C139]&lt;&gt;[.J$1];[.J138];SUM([.J138];[.$E139]*[.$H139]))" table:style-name="ce1">
            <text:p>49</text:p>
          </table:table-cell>
          <table:table-cell office:value-type="float" office:value="0" table:formula="of:=IF([.$C139]&lt;&gt;[.K$1];[.K138];SUM([.K138];[.$E139]*[.$H139]))" table:style-name="ce1">
            <text:p>0</text:p>
          </table:table-cell>
          <table:table-cell office:value-type="float" office:value="1" table:formula="of:=IF([.$C139]&lt;&gt;[.L$1];[.L138];SUM([.L138];[.$E139]*[.$H139]))" table:style-name="ce1">
            <text:p>1</text:p>
          </table:table-cell>
          <table:table-cell office:value-type="float" office:value="22" table:formula="of:=IF([.$C139]&lt;&gt;[.M$1];[.M138];SUM([.M138];[.$E139]*[.$H139]))" table:style-name="ce1">
            <text:p>22</text:p>
          </table:table-cell>
          <table:table-cell table:number-columns-repeated="2" table:style-name="ce1"/>
          <table:table-cell office:value-type="float" office:value="533663" table:formula="of:=[.P138]-[.E139]*[.F139]*[.H139]" table:style-name="ce1">
            <text:p>533663</text:p>
          </table:table-cell>
          <table:table-cell office:value-type="float" office:value="0" table:formula="of:=IF([.A139]&lt;&gt;[.A140];[.P139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1-29T00:00:00" table:style-name="ce2">
            <text:p>29.01.2018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W</text:p>
          </table:table-cell>
          <table:table-cell office:value-type="float" office:value="22" table:style-name="ce1">
            <text:p>22</text:p>
          </table:table-cell>
          <table:table-cell office:value-type="float" office:value="63" table:style-name="ce1">
            <text:p>63</text:p>
          </table:table-cell>
          <table:table-cell office:value-type="float" office:value="-1" table:formula="of:=[.A141]-[.A140]-1" table:style-name="ce1">
            <text:p>-1</text:p>
          </table:table-cell>
          <table:table-cell office:value-type="float" office:value="-1" table:formula="of:=IF([.D140]=&quot;Z&quot;;1;-1)" table:style-name="ce1">
            <text:p>-1</text:p>
          </table:table-cell>
          <table:table-cell office:value-type="float" office:value="86" table:formula="of:=IF([.$C140]&lt;&gt;[.I$1];[.I139];SUM([.I139];[.$E140]*[.$H140]))" table:style-name="ce1">
            <text:p>86</text:p>
          </table:table-cell>
          <table:table-cell office:value-type="float" office:value="49" table:formula="of:=IF([.$C140]&lt;&gt;[.J$1];[.J139];SUM([.J139];[.$E140]*[.$H140]))" table:style-name="ce1">
            <text:p>49</text:p>
          </table:table-cell>
          <table:table-cell office:value-type="float" office:value="0" table:formula="of:=IF([.$C140]&lt;&gt;[.K$1];[.K139];SUM([.K139];[.$E140]*[.$H140]))" table:style-name="ce1">
            <text:p>0</text:p>
          </table:table-cell>
          <table:table-cell office:value-type="float" office:value="1" table:formula="of:=IF([.$C140]&lt;&gt;[.L$1];[.L139];SUM([.L139];[.$E140]*[.$H140]))" table:style-name="ce1">
            <text:p>1</text:p>
          </table:table-cell>
          <table:table-cell office:value-type="float" office:value="0" table:formula="of:=IF([.$C140]&lt;&gt;[.M$1];[.M139];SUM([.M139];[.$E140]*[.$H140]))" table:style-name="ce1">
            <text:p>0</text:p>
          </table:table-cell>
          <table:table-cell table:number-columns-repeated="2" table:style-name="ce1"/>
          <table:table-cell office:value-type="float" office:value="535049" table:formula="of:=[.P139]-[.E140]*[.F140]*[.H140]" table:style-name="ce1">
            <text:p>535049</text:p>
          </table:table-cell>
          <table:table-cell office:value-type="float" office:value="0" table:formula="of:=IF([.A140]&lt;&gt;[.A141];[.P140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1-29T00:00:00" table:style-name="ce2">
            <text:p>29.01.2018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Z</text:p>
          </table:table-cell>
          <table:table-cell office:value-type="float" office:value="9" table:style-name="ce1">
            <text:p>9</text:p>
          </table:table-cell>
          <table:table-cell office:value-type="float" office:value="60" table:style-name="ce1">
            <text:p>60</text:p>
          </table:table-cell>
          <table:table-cell office:value-type="float" office:value="-1" table:formula="of:=[.A142]-[.A141]-1" table:style-name="ce1">
            <text:p>-1</text:p>
          </table:table-cell>
          <table:table-cell office:value-type="float" office:value="1" table:formula="of:=IF([.D141]=&quot;Z&quot;;1;-1)" table:style-name="ce1">
            <text:p>1</text:p>
          </table:table-cell>
          <table:table-cell office:value-type="float" office:value="86" table:formula="of:=IF([.$C141]&lt;&gt;[.I$1];[.I140];SUM([.I140];[.$E141]*[.$H141]))" table:style-name="ce1">
            <text:p>86</text:p>
          </table:table-cell>
          <table:table-cell office:value-type="float" office:value="49" table:formula="of:=IF([.$C141]&lt;&gt;[.J$1];[.J140];SUM([.J140];[.$E141]*[.$H141]))" table:style-name="ce1">
            <text:p>49</text:p>
          </table:table-cell>
          <table:table-cell office:value-type="float" office:value="0" table:formula="of:=IF([.$C141]&lt;&gt;[.K$1];[.K140];SUM([.K140];[.$E141]*[.$H141]))" table:style-name="ce1">
            <text:p>0</text:p>
          </table:table-cell>
          <table:table-cell office:value-type="float" office:value="10" table:formula="of:=IF([.$C141]&lt;&gt;[.L$1];[.L140];SUM([.L140];[.$E141]*[.$H141]))" table:style-name="ce1">
            <text:p>10</text:p>
          </table:table-cell>
          <table:table-cell office:value-type="float" office:value="0" table:formula="of:=IF([.$C141]&lt;&gt;[.M$1];[.M140];SUM([.M140];[.$E141]*[.$H141]))" table:style-name="ce1">
            <text:p>0</text:p>
          </table:table-cell>
          <table:table-cell table:number-columns-repeated="2" table:style-name="ce1"/>
          <table:table-cell office:value-type="float" office:value="534509" table:formula="of:=[.P140]-[.E141]*[.F141]*[.H141]" table:style-name="ce1">
            <text:p>534509</text:p>
          </table:table-cell>
          <table:table-cell office:value-type="float" office:value="0" table:formula="of:=IF([.A141]&lt;&gt;[.A142];[.P141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1-29T00:00:00" table:style-name="ce2">
            <text:p>29.01.2018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Z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-1" table:formula="of:=[.A143]-[.A142]-1" table:style-name="ce1">
            <text:p>-1</text:p>
          </table:table-cell>
          <table:table-cell office:value-type="float" office:value="1" table:formula="of:=IF([.D142]=&quot;Z&quot;;1;-1)" table:style-name="ce1">
            <text:p>1</text:p>
          </table:table-cell>
          <table:table-cell office:value-type="float" office:value="86" table:formula="of:=IF([.$C142]&lt;&gt;[.I$1];[.I141];SUM([.I141];[.$E142]*[.$H142]))" table:style-name="ce1">
            <text:p>86</text:p>
          </table:table-cell>
          <table:table-cell office:value-type="float" office:value="49" table:formula="of:=IF([.$C142]&lt;&gt;[.J$1];[.J141];SUM([.J141];[.$E142]*[.$H142]))" table:style-name="ce1">
            <text:p>49</text:p>
          </table:table-cell>
          <table:table-cell office:value-type="float" office:value="6" table:formula="of:=IF([.$C142]&lt;&gt;[.K$1];[.K141];SUM([.K141];[.$E142]*[.$H142]))" table:style-name="ce1">
            <text:p>6</text:p>
          </table:table-cell>
          <table:table-cell office:value-type="float" office:value="10" table:formula="of:=IF([.$C142]&lt;&gt;[.L$1];[.L141];SUM([.L141];[.$E142]*[.$H142]))" table:style-name="ce1">
            <text:p>10</text:p>
          </table:table-cell>
          <table:table-cell office:value-type="float" office:value="0" table:formula="of:=IF([.$C142]&lt;&gt;[.M$1];[.M141];SUM([.M141];[.$E142]*[.$H142]))" table:style-name="ce1">
            <text:p>0</text:p>
          </table:table-cell>
          <table:table-cell table:number-columns-repeated="2" table:style-name="ce1"/>
          <table:table-cell office:value-type="float" office:value="534395" table:formula="of:=[.P141]-[.E142]*[.F142]*[.H142]" table:style-name="ce1">
            <text:p>534395</text:p>
          </table:table-cell>
          <table:table-cell office:value-type="float" office:value="0" table:formula="of:=IF([.A142]&lt;&gt;[.A143];[.P142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1-29T00:00:00" table:style-name="ce2">
            <text:p>29.01.2018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Z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[.A144]-[.A143]-1" table:style-name="ce1">
            <text:p>0</text:p>
          </table:table-cell>
          <table:table-cell office:value-type="float" office:value="1" table:formula="of:=IF([.D143]=&quot;Z&quot;;1;-1)" table:style-name="ce1">
            <text:p>1</text:p>
          </table:table-cell>
          <table:table-cell office:value-type="float" office:value="90" table:formula="of:=IF([.$C143]&lt;&gt;[.I$1];[.I142];SUM([.I142];[.$E143]*[.$H143]))" table:style-name="ce1">
            <text:p>90</text:p>
          </table:table-cell>
          <table:table-cell office:value-type="float" office:value="49" table:formula="of:=IF([.$C143]&lt;&gt;[.J$1];[.J142];SUM([.J142];[.$E143]*[.$H143]))" table:style-name="ce1">
            <text:p>49</text:p>
          </table:table-cell>
          <table:table-cell office:value-type="float" office:value="6" table:formula="of:=IF([.$C143]&lt;&gt;[.K$1];[.K142];SUM([.K142];[.$E143]*[.$H143]))" table:style-name="ce1">
            <text:p>6</text:p>
          </table:table-cell>
          <table:table-cell office:value-type="float" office:value="10" table:formula="of:=IF([.$C143]&lt;&gt;[.L$1];[.L142];SUM([.L142];[.$E143]*[.$H143]))" table:style-name="ce1">
            <text:p>10</text:p>
          </table:table-cell>
          <table:table-cell office:value-type="float" office:value="0" table:formula="of:=IF([.$C143]&lt;&gt;[.M$1];[.M142];SUM([.M142];[.$E143]*[.$H143]))" table:style-name="ce1">
            <text:p>0</text:p>
          </table:table-cell>
          <table:table-cell table:number-columns-repeated="2" table:style-name="ce1"/>
          <table:table-cell office:value-type="float" office:value="534363" table:formula="of:=[.P142]-[.E143]*[.F143]*[.H143]" table:style-name="ce1">
            <text:p>534363</text:p>
          </table:table-cell>
          <table:table-cell office:value-type="float" office:value="534363" table:formula="of:=IF([.A143]&lt;&gt;[.A144];[.P143];0)" table:style-name="ce1">
            <text:p>534363</text:p>
          </table:table-cell>
          <table:table-cell table:number-columns-repeated="16367"/>
        </table:table-row>
        <table:table-row table:style-name="ro1">
          <table:table-cell office:value-type="date" office:date-value="2018-01-30T00:00:00" table:style-name="ce2">
            <text:p>30.01.2018</text:p>
          </table:table-cell>
          <table:table-cell office:value-type="string" table:style-name="ce1">
            <text:p>Walencja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W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float" office:value="-1" table:formula="of:=[.A145]-[.A144]-1" table:style-name="ce1">
            <text:p>-1</text:p>
          </table:table-cell>
          <table:table-cell office:value-type="float" office:value="-1" table:formula="of:=IF([.D144]=&quot;Z&quot;;1;-1)" table:style-name="ce1">
            <text:p>-1</text:p>
          </table:table-cell>
          <table:table-cell office:value-type="float" office:value="90" table:formula="of:=IF([.$C144]&lt;&gt;[.I$1];[.I143];SUM([.I143];[.$E144]*[.$H144]))" table:style-name="ce1">
            <text:p>90</text:p>
          </table:table-cell>
          <table:table-cell office:value-type="float" office:value="49" table:formula="of:=IF([.$C144]&lt;&gt;[.J$1];[.J143];SUM([.J143];[.$E144]*[.$H144]))" table:style-name="ce1">
            <text:p>49</text:p>
          </table:table-cell>
          <table:table-cell office:value-type="float" office:value="0" table:formula="of:=IF([.$C144]&lt;&gt;[.K$1];[.K143];SUM([.K143];[.$E144]*[.$H144]))" table:style-name="ce1">
            <text:p>0</text:p>
          </table:table-cell>
          <table:table-cell office:value-type="float" office:value="10" table:formula="of:=IF([.$C144]&lt;&gt;[.L$1];[.L143];SUM([.L143];[.$E144]*[.$H144]))" table:style-name="ce1">
            <text:p>10</text:p>
          </table:table-cell>
          <table:table-cell office:value-type="float" office:value="0" table:formula="of:=IF([.$C144]&lt;&gt;[.M$1];[.M143];SUM([.M143];[.$E144]*[.$H144]))" table:style-name="ce1">
            <text:p>0</text:p>
          </table:table-cell>
          <table:table-cell table:number-columns-repeated="2" table:style-name="ce1"/>
          <table:table-cell office:value-type="float" office:value="534513" table:formula="of:=[.P143]-[.E144]*[.F144]*[.H144]" table:style-name="ce1">
            <text:p>534513</text:p>
          </table:table-cell>
          <table:table-cell office:value-type="float" office:value="0" table:formula="of:=IF([.A144]&lt;&gt;[.A145];[.P144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1-30T00:00:00" table:style-name="ce2">
            <text:p>30.01.2018</text:p>
          </table:table-cell>
          <table:table-cell office:value-type="string" table:style-name="ce1">
            <text:p>Walencja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Z</text:p>
          </table:table-cell>
          <table:table-cell office:value-type="float" office:value="48" table:style-name="ce1">
            <text:p>48</text:p>
          </table:table-cell>
          <table:table-cell office:value-type="float" office:value="79" table:style-name="ce1">
            <text:p>79</text:p>
          </table:table-cell>
          <table:table-cell office:value-type="float" office:value="16" table:formula="of:=[.A146]-[.A145]-1" table:style-name="ce1">
            <text:p>16</text:p>
          </table:table-cell>
          <table:table-cell office:value-type="float" office:value="1" table:formula="of:=IF([.D145]=&quot;Z&quot;;1;-1)" table:style-name="ce1">
            <text:p>1</text:p>
          </table:table-cell>
          <table:table-cell office:value-type="float" office:value="90" table:formula="of:=IF([.$C145]&lt;&gt;[.I$1];[.I144];SUM([.I144];[.$E145]*[.$H145]))" table:style-name="ce1">
            <text:p>90</text:p>
          </table:table-cell>
          <table:table-cell office:value-type="float" office:value="49" table:formula="of:=IF([.$C145]&lt;&gt;[.J$1];[.J144];SUM([.J144];[.$E145]*[.$H145]))" table:style-name="ce1">
            <text:p>49</text:p>
          </table:table-cell>
          <table:table-cell office:value-type="float" office:value="0" table:formula="of:=IF([.$C145]&lt;&gt;[.K$1];[.K144];SUM([.K144];[.$E145]*[.$H145]))" table:style-name="ce1">
            <text:p>0</text:p>
          </table:table-cell>
          <table:table-cell office:value-type="float" office:value="58" table:formula="of:=IF([.$C145]&lt;&gt;[.L$1];[.L144];SUM([.L144];[.$E145]*[.$H145]))" table:style-name="ce1">
            <text:p>58</text:p>
          </table:table-cell>
          <table:table-cell office:value-type="float" office:value="0" table:formula="of:=IF([.$C145]&lt;&gt;[.M$1];[.M144];SUM([.M144];[.$E145]*[.$H145]))" table:style-name="ce1">
            <text:p>0</text:p>
          </table:table-cell>
          <table:table-cell table:number-columns-repeated="2" table:style-name="ce1"/>
          <table:table-cell office:value-type="float" office:value="530721" table:formula="of:=[.P144]-[.E145]*[.F145]*[.H145]" table:style-name="ce1">
            <text:p>530721</text:p>
          </table:table-cell>
          <table:table-cell office:value-type="float" office:value="530721" table:formula="of:=IF([.A145]&lt;&gt;[.A146];[.P145];0)" table:style-name="ce1">
            <text:p>530721</text:p>
          </table:table-cell>
          <table:table-cell table:number-columns-repeated="16367"/>
        </table:table-row>
        <table:table-row table:style-name="ro1">
          <table:table-cell office:value-type="date" office:date-value="2018-02-16T00:00:00" table:style-name="ce2">
            <text:p>16.02.2018</text:p>
          </table:table-cell>
          <table:table-cell office:value-type="string" table:style-name="ce1">
            <text:p>Algier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Z</text:p>
          </table:table-cell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office:value-type="float" office:value="-1" table:formula="of:=[.A147]-[.A146]-1" table:style-name="ce1">
            <text:p>-1</text:p>
          </table:table-cell>
          <table:table-cell office:value-type="float" office:value="1" table:formula="of:=IF([.D146]=&quot;Z&quot;;1;-1)" table:style-name="ce1">
            <text:p>1</text:p>
          </table:table-cell>
          <table:table-cell office:value-type="float" office:value="90" table:formula="of:=IF([.$C146]&lt;&gt;[.I$1];[.I145];SUM([.I145];[.$E146]*[.$H146]))" table:style-name="ce1">
            <text:p>90</text:p>
          </table:table-cell>
          <table:table-cell office:value-type="float" office:value="49" table:formula="of:=IF([.$C146]&lt;&gt;[.J$1];[.J145];SUM([.J145];[.$E146]*[.$H146]))" table:style-name="ce1">
            <text:p>49</text:p>
          </table:table-cell>
          <table:table-cell office:value-type="float" office:value="0" table:formula="of:=IF([.$C146]&lt;&gt;[.K$1];[.K145];SUM([.K145];[.$E146]*[.$H146]))" table:style-name="ce1">
            <text:p>0</text:p>
          </table:table-cell>
          <table:table-cell office:value-type="float" office:value="58" table:formula="of:=IF([.$C146]&lt;&gt;[.L$1];[.L145];SUM([.L145];[.$E146]*[.$H146]))" table:style-name="ce1">
            <text:p>58</text:p>
          </table:table-cell>
          <table:table-cell office:value-type="float" office:value="34" table:formula="of:=IF([.$C146]&lt;&gt;[.M$1];[.M145];SUM([.M145];[.$E146]*[.$H146]))" table:style-name="ce1">
            <text:p>34</text:p>
          </table:table-cell>
          <table:table-cell table:number-columns-repeated="2" table:style-name="ce1"/>
          <table:table-cell office:value-type="float" office:value="529293" table:formula="of:=[.P145]-[.E146]*[.F146]*[.H146]" table:style-name="ce1">
            <text:p>529293</text:p>
          </table:table-cell>
          <table:table-cell office:value-type="float" office:value="0" table:formula="of:=IF([.A146]&lt;&gt;[.A147];[.P146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2-16T00:00:00" table:style-name="ce2">
            <text:p>16.02.2018</text:p>
          </table:table-cell>
          <table:table-cell office:value-type="string" table:style-name="ce1">
            <text:p>Algier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W</text:p>
          </table:table-cell>
          <table:table-cell office:value-type="float" office:value="49" table:style-name="ce1">
            <text:p>49</text:p>
          </table:table-cell>
          <table:table-cell office:value-type="float" office:value="35" table:style-name="ce1">
            <text:p>35</text:p>
          </table:table-cell>
          <table:table-cell office:value-type="float" office:value="-1" table:formula="of:=[.A148]-[.A147]-1" table:style-name="ce1">
            <text:p>-1</text:p>
          </table:table-cell>
          <table:table-cell office:value-type="float" office:value="-1" table:formula="of:=IF([.D147]=&quot;Z&quot;;1;-1)" table:style-name="ce1">
            <text:p>-1</text:p>
          </table:table-cell>
          <table:table-cell office:value-type="float" office:value="90" table:formula="of:=IF([.$C147]&lt;&gt;[.I$1];[.I146];SUM([.I146];[.$E147]*[.$H147]))" table:style-name="ce1">
            <text:p>90</text:p>
          </table:table-cell>
          <table:table-cell office:value-type="float" office:value="0" table:formula="of:=IF([.$C147]&lt;&gt;[.J$1];[.J146];SUM([.J146];[.$E147]*[.$H147]))" table:style-name="ce1">
            <text:p>0</text:p>
          </table:table-cell>
          <table:table-cell office:value-type="float" office:value="0" table:formula="of:=IF([.$C147]&lt;&gt;[.K$1];[.K146];SUM([.K146];[.$E147]*[.$H147]))" table:style-name="ce1">
            <text:p>0</text:p>
          </table:table-cell>
          <table:table-cell office:value-type="float" office:value="58" table:formula="of:=IF([.$C147]&lt;&gt;[.L$1];[.L146];SUM([.L146];[.$E147]*[.$H147]))" table:style-name="ce1">
            <text:p>58</text:p>
          </table:table-cell>
          <table:table-cell office:value-type="float" office:value="34" table:formula="of:=IF([.$C147]&lt;&gt;[.M$1];[.M146];SUM([.M146];[.$E147]*[.$H147]))" table:style-name="ce1">
            <text:p>34</text:p>
          </table:table-cell>
          <table:table-cell table:number-columns-repeated="2" table:style-name="ce1"/>
          <table:table-cell office:value-type="float" office:value="531008" table:formula="of:=[.P146]-[.E147]*[.F147]*[.H147]" table:style-name="ce1">
            <text:p>531008</text:p>
          </table:table-cell>
          <table:table-cell office:value-type="float" office:value="0" table:formula="of:=IF([.A147]&lt;&gt;[.A148];[.P147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2-16T00:00:00" table:style-name="ce2">
            <text:p>16.02.2018</text:p>
          </table:table-cell>
          <table:table-cell office:value-type="string" table:style-name="ce1">
            <text:p>Algier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Z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-1" table:formula="of:=[.A149]-[.A148]-1" table:style-name="ce1">
            <text:p>-1</text:p>
          </table:table-cell>
          <table:table-cell office:value-type="float" office:value="1" table:formula="of:=IF([.D148]=&quot;Z&quot;;1;-1)" table:style-name="ce1">
            <text:p>1</text:p>
          </table:table-cell>
          <table:table-cell office:value-type="float" office:value="100" table:formula="of:=IF([.$C148]&lt;&gt;[.I$1];[.I147];SUM([.I147];[.$E148]*[.$H148]))" table:style-name="ce1">
            <text:p>100</text:p>
          </table:table-cell>
          <table:table-cell office:value-type="float" office:value="0" table:formula="of:=IF([.$C148]&lt;&gt;[.J$1];[.J147];SUM([.J147];[.$E148]*[.$H148]))" table:style-name="ce1">
            <text:p>0</text:p>
          </table:table-cell>
          <table:table-cell office:value-type="float" office:value="0" table:formula="of:=IF([.$C148]&lt;&gt;[.K$1];[.K147];SUM([.K147];[.$E148]*[.$H148]))" table:style-name="ce1">
            <text:p>0</text:p>
          </table:table-cell>
          <table:table-cell office:value-type="float" office:value="58" table:formula="of:=IF([.$C148]&lt;&gt;[.L$1];[.L147];SUM([.L147];[.$E148]*[.$H148]))" table:style-name="ce1">
            <text:p>58</text:p>
          </table:table-cell>
          <table:table-cell office:value-type="float" office:value="34" table:formula="of:=IF([.$C148]&lt;&gt;[.M$1];[.M147];SUM([.M147];[.$E148]*[.$H148]))" table:style-name="ce1">
            <text:p>34</text:p>
          </table:table-cell>
          <table:table-cell table:number-columns-repeated="2" table:style-name="ce1"/>
          <table:table-cell office:value-type="float" office:value="530928" table:formula="of:=[.P147]-[.E148]*[.F148]*[.H148]" table:style-name="ce1">
            <text:p>530928</text:p>
          </table:table-cell>
          <table:table-cell office:value-type="float" office:value="0" table:formula="of:=IF([.A148]&lt;&gt;[.A149];[.P148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2-16T00:00:00" table:style-name="ce2">
            <text:p>16.02.2018</text:p>
          </table:table-cell>
          <table:table-cell office:value-type="string" table:style-name="ce1">
            <text:p>Algier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Z</text:p>
          </table:table-cell>
          <table:table-cell office:value-type="float" office:value="47" table:style-name="ce1">
            <text:p>47</text:p>
          </table:table-cell>
          <table:table-cell office:value-type="float" office:value="21" table:style-name="ce1">
            <text:p>21</text:p>
          </table:table-cell>
          <table:table-cell office:value-type="float" office:value="-1" table:formula="of:=[.A150]-[.A149]-1" table:style-name="ce1">
            <text:p>-1</text:p>
          </table:table-cell>
          <table:table-cell office:value-type="float" office:value="1" table:formula="of:=IF([.D149]=&quot;Z&quot;;1;-1)" table:style-name="ce1">
            <text:p>1</text:p>
          </table:table-cell>
          <table:table-cell office:value-type="float" office:value="100" table:formula="of:=IF([.$C149]&lt;&gt;[.I$1];[.I148];SUM([.I148];[.$E149]*[.$H149]))" table:style-name="ce1">
            <text:p>100</text:p>
          </table:table-cell>
          <table:table-cell office:value-type="float" office:value="0" table:formula="of:=IF([.$C149]&lt;&gt;[.J$1];[.J148];SUM([.J148];[.$E149]*[.$H149]))" table:style-name="ce1">
            <text:p>0</text:p>
          </table:table-cell>
          <table:table-cell office:value-type="float" office:value="47" table:formula="of:=IF([.$C149]&lt;&gt;[.K$1];[.K148];SUM([.K148];[.$E149]*[.$H149]))" table:style-name="ce1">
            <text:p>47</text:p>
          </table:table-cell>
          <table:table-cell office:value-type="float" office:value="58" table:formula="of:=IF([.$C149]&lt;&gt;[.L$1];[.L148];SUM([.L148];[.$E149]*[.$H149]))" table:style-name="ce1">
            <text:p>58</text:p>
          </table:table-cell>
          <table:table-cell office:value-type="float" office:value="34" table:formula="of:=IF([.$C149]&lt;&gt;[.M$1];[.M148];SUM([.M148];[.$E149]*[.$H149]))" table:style-name="ce1">
            <text:p>34</text:p>
          </table:table-cell>
          <table:table-cell table:number-columns-repeated="2" table:style-name="ce1"/>
          <table:table-cell office:value-type="float" office:value="529941" table:formula="of:=[.P148]-[.E149]*[.F149]*[.H149]" table:style-name="ce1">
            <text:p>529941</text:p>
          </table:table-cell>
          <table:table-cell office:value-type="float" office:value="0" table:formula="of:=IF([.A149]&lt;&gt;[.A150];[.P149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2-16T00:00:00" table:style-name="ce2">
            <text:p>16.02.2018</text:p>
          </table:table-cell>
          <table:table-cell office:value-type="string" table:style-name="ce1">
            <text:p>Algier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Z</text:p>
          </table:table-cell>
          <table:table-cell office:value-type="float" office:value="48" table:style-name="ce1">
            <text:p>48</text:p>
          </table:table-cell>
          <table:table-cell office:value-type="float" office:value="66" table:style-name="ce1">
            <text:p>66</text:p>
          </table:table-cell>
          <table:table-cell office:value-type="float" office:value="14" table:formula="of:=[.A151]-[.A150]-1" table:style-name="ce1">
            <text:p>14</text:p>
          </table:table-cell>
          <table:table-cell office:value-type="float" office:value="1" table:formula="of:=IF([.D150]=&quot;Z&quot;;1;-1)" table:style-name="ce1">
            <text:p>1</text:p>
          </table:table-cell>
          <table:table-cell office:value-type="float" office:value="100" table:formula="of:=IF([.$C150]&lt;&gt;[.I$1];[.I149];SUM([.I149];[.$E150]*[.$H150]))" table:style-name="ce1">
            <text:p>100</text:p>
          </table:table-cell>
          <table:table-cell office:value-type="float" office:value="0" table:formula="of:=IF([.$C150]&lt;&gt;[.J$1];[.J149];SUM([.J149];[.$E150]*[.$H150]))" table:style-name="ce1">
            <text:p>0</text:p>
          </table:table-cell>
          <table:table-cell office:value-type="float" office:value="47" table:formula="of:=IF([.$C150]&lt;&gt;[.K$1];[.K149];SUM([.K149];[.$E150]*[.$H150]))" table:style-name="ce1">
            <text:p>47</text:p>
          </table:table-cell>
          <table:table-cell office:value-type="float" office:value="106" table:formula="of:=IF([.$C150]&lt;&gt;[.L$1];[.L149];SUM([.L149];[.$E150]*[.$H150]))" table:style-name="ce1">
            <text:p>106</text:p>
          </table:table-cell>
          <table:table-cell office:value-type="float" office:value="34" table:formula="of:=IF([.$C150]&lt;&gt;[.M$1];[.M149];SUM([.M149];[.$E150]*[.$H150]))" table:style-name="ce1">
            <text:p>34</text:p>
          </table:table-cell>
          <table:table-cell table:number-columns-repeated="2" table:style-name="ce1"/>
          <table:table-cell office:value-type="float" office:value="526773" table:formula="of:=[.P149]-[.E150]*[.F150]*[.H150]" table:style-name="ce1">
            <text:p>526773</text:p>
          </table:table-cell>
          <table:table-cell office:value-type="float" office:value="526773" table:formula="of:=IF([.A150]&lt;&gt;[.A151];[.P150];0)" table:style-name="ce1">
            <text:p>526773</text:p>
          </table:table-cell>
          <table:table-cell table:number-columns-repeated="16367"/>
        </table:table-row>
        <table:table-row table:style-name="ro1">
          <table:table-cell office:value-type="date" office:date-value="2018-03-03T00:00:00" table:style-name="ce2">
            <text:p>03.03.2018</text:p>
          </table:table-cell>
          <table:table-cell office:value-type="string" table:style-name="ce1">
            <text:p>Tunis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W</text:p>
          </table:table-cell>
          <table:table-cell office:value-type="float" office:value="34" table:style-name="ce1">
            <text:p>34</text:p>
          </table:table-cell>
          <table:table-cell office:value-type="float" office:value="58" table:style-name="ce1">
            <text:p>58</text:p>
          </table:table-cell>
          <table:table-cell office:value-type="float" office:value="-1" table:formula="of:=[.A152]-[.A151]-1" table:style-name="ce1">
            <text:p>-1</text:p>
          </table:table-cell>
          <table:table-cell office:value-type="float" office:value="-1" table:formula="of:=IF([.D151]=&quot;Z&quot;;1;-1)" table:style-name="ce1">
            <text:p>-1</text:p>
          </table:table-cell>
          <table:table-cell office:value-type="float" office:value="100" table:formula="of:=IF([.$C151]&lt;&gt;[.I$1];[.I150];SUM([.I150];[.$E151]*[.$H151]))" table:style-name="ce1">
            <text:p>100</text:p>
          </table:table-cell>
          <table:table-cell office:value-type="float" office:value="0" table:formula="of:=IF([.$C151]&lt;&gt;[.J$1];[.J150];SUM([.J150];[.$E151]*[.$H151]))" table:style-name="ce1">
            <text:p>0</text:p>
          </table:table-cell>
          <table:table-cell office:value-type="float" office:value="47" table:formula="of:=IF([.$C151]&lt;&gt;[.K$1];[.K150];SUM([.K150];[.$E151]*[.$H151]))" table:style-name="ce1">
            <text:p>47</text:p>
          </table:table-cell>
          <table:table-cell office:value-type="float" office:value="106" table:formula="of:=IF([.$C151]&lt;&gt;[.L$1];[.L150];SUM([.L150];[.$E151]*[.$H151]))" table:style-name="ce1">
            <text:p>106</text:p>
          </table:table-cell>
          <table:table-cell office:value-type="float" office:value="0" table:formula="of:=IF([.$C151]&lt;&gt;[.M$1];[.M150];SUM([.M150];[.$E151]*[.$H151]))" table:style-name="ce1">
            <text:p>0</text:p>
          </table:table-cell>
          <table:table-cell table:number-columns-repeated="2" table:style-name="ce1"/>
          <table:table-cell office:value-type="float" office:value="528745" table:formula="of:=[.P150]-[.E151]*[.F151]*[.H151]" table:style-name="ce1">
            <text:p>528745</text:p>
          </table:table-cell>
          <table:table-cell office:value-type="float" office:value="0" table:formula="of:=IF([.A151]&lt;&gt;[.A152];[.P151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3-03T00:00:00" table:style-name="ce2">
            <text:p>03.03.2018</text:p>
          </table:table-cell>
          <table:table-cell office:value-type="string" table:style-name="ce1">
            <text:p>Tunis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Z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8" table:formula="of:=[.A153]-[.A152]-1" table:style-name="ce1">
            <text:p>18</text:p>
          </table:table-cell>
          <table:table-cell office:value-type="float" office:value="1" table:formula="of:=IF([.D152]=&quot;Z&quot;;1;-1)" table:style-name="ce1">
            <text:p>1</text:p>
          </table:table-cell>
          <table:table-cell office:value-type="float" office:value="105" table:formula="of:=IF([.$C152]&lt;&gt;[.I$1];[.I151];SUM([.I151];[.$E152]*[.$H152]))" table:style-name="ce1">
            <text:p>105</text:p>
          </table:table-cell>
          <table:table-cell office:value-type="float" office:value="0" table:formula="of:=IF([.$C152]&lt;&gt;[.J$1];[.J151];SUM([.J151];[.$E152]*[.$H152]))" table:style-name="ce1">
            <text:p>0</text:p>
          </table:table-cell>
          <table:table-cell office:value-type="float" office:value="47" table:formula="of:=IF([.$C152]&lt;&gt;[.K$1];[.K151];SUM([.K151];[.$E152]*[.$H152]))" table:style-name="ce1">
            <text:p>47</text:p>
          </table:table-cell>
          <table:table-cell office:value-type="float" office:value="106" table:formula="of:=IF([.$C152]&lt;&gt;[.L$1];[.L151];SUM([.L151];[.$E152]*[.$H152]))" table:style-name="ce1">
            <text:p>106</text:p>
          </table:table-cell>
          <table:table-cell office:value-type="float" office:value="0" table:formula="of:=IF([.$C152]&lt;&gt;[.M$1];[.M151];SUM([.M151];[.$E152]*[.$H152]))" table:style-name="ce1">
            <text:p>0</text:p>
          </table:table-cell>
          <table:table-cell table:number-columns-repeated="2" table:style-name="ce1"/>
          <table:table-cell office:value-type="float" office:value="528700" table:formula="of:=[.P151]-[.E152]*[.F152]*[.H152]" table:style-name="ce1">
            <text:p>528700</text:p>
          </table:table-cell>
          <table:table-cell office:value-type="float" office:value="528700" table:formula="of:=IF([.A152]&lt;&gt;[.A153];[.P152];0)" table:style-name="ce1">
            <text:p>528700</text:p>
          </table:table-cell>
          <table:table-cell table:number-columns-repeated="16367"/>
        </table:table-row>
        <table:table-row table:style-name="ro1">
          <table:table-cell office:value-type="date" office:date-value="2018-03-22T00:00:00" table:style-name="ce2">
            <text:p>22.03.2018</text:p>
          </table:table-cell>
          <table:table-cell office:value-type="string" table:style-name="ce1">
            <text:p>Benghazi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W</text:p>
          </table:table-cell>
          <table:table-cell office:value-type="float" office:value="46" table:style-name="ce1">
            <text:p>46</text:p>
          </table:table-cell>
          <table:table-cell office:value-type="float" office:value="30" table:style-name="ce1">
            <text:p>30</text:p>
          </table:table-cell>
          <table:table-cell office:value-type="float" office:value="-1" table:formula="of:=[.A154]-[.A153]-1" table:style-name="ce1">
            <text:p>-1</text:p>
          </table:table-cell>
          <table:table-cell office:value-type="float" office:value="-1" table:formula="of:=IF([.D153]=&quot;Z&quot;;1;-1)" table:style-name="ce1">
            <text:p>-1</text:p>
          </table:table-cell>
          <table:table-cell office:value-type="float" office:value="105" table:formula="of:=IF([.$C153]&lt;&gt;[.I$1];[.I152];SUM([.I152];[.$E153]*[.$H153]))" table:style-name="ce1">
            <text:p>105</text:p>
          </table:table-cell>
          <table:table-cell office:value-type="float" office:value="0" table:formula="of:=IF([.$C153]&lt;&gt;[.J$1];[.J152];SUM([.J152];[.$E153]*[.$H153]))" table:style-name="ce1">
            <text:p>0</text:p>
          </table:table-cell>
          <table:table-cell office:value-type="float" office:value="1" table:formula="of:=IF([.$C153]&lt;&gt;[.K$1];[.K152];SUM([.K152];[.$E153]*[.$H153]))" table:style-name="ce1">
            <text:p>1</text:p>
          </table:table-cell>
          <table:table-cell office:value-type="float" office:value="106" table:formula="of:=IF([.$C153]&lt;&gt;[.L$1];[.L152];SUM([.L152];[.$E153]*[.$H153]))" table:style-name="ce1">
            <text:p>106</text:p>
          </table:table-cell>
          <table:table-cell office:value-type="float" office:value="0" table:formula="of:=IF([.$C153]&lt;&gt;[.M$1];[.M152];SUM([.M152];[.$E153]*[.$H153]))" table:style-name="ce1">
            <text:p>0</text:p>
          </table:table-cell>
          <table:table-cell table:number-columns-repeated="2" table:style-name="ce1"/>
          <table:table-cell office:value-type="float" office:value="530080" table:formula="of:=[.P152]-[.E153]*[.F153]*[.H153]" table:style-name="ce1">
            <text:p>530080</text:p>
          </table:table-cell>
          <table:table-cell office:value-type="float" office:value="0" table:formula="of:=IF([.A153]&lt;&gt;[.A154];[.P153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3-22T00:00:00" table:style-name="ce2">
            <text:p>22.03.2018</text:p>
          </table:table-cell>
          <table:table-cell office:value-type="string" table:style-name="ce1">
            <text:p>Benghazi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Z</text:p>
          </table:table-cell>
          <table:table-cell office:value-type="float" office:value="49" table:style-name="ce1">
            <text:p>49</text:p>
          </table:table-cell>
          <table:table-cell office:value-type="float" office:value="65" table:style-name="ce1">
            <text:p>65</text:p>
          </table:table-cell>
          <table:table-cell office:value-type="float" office:value="-1" table:formula="of:=[.A155]-[.A154]-1" table:style-name="ce1">
            <text:p>-1</text:p>
          </table:table-cell>
          <table:table-cell office:value-type="float" office:value="1" table:formula="of:=IF([.D154]=&quot;Z&quot;;1;-1)" table:style-name="ce1">
            <text:p>1</text:p>
          </table:table-cell>
          <table:table-cell office:value-type="float" office:value="105" table:formula="of:=IF([.$C154]&lt;&gt;[.I$1];[.I153];SUM([.I153];[.$E154]*[.$H154]))" table:style-name="ce1">
            <text:p>105</text:p>
          </table:table-cell>
          <table:table-cell office:value-type="float" office:value="0" table:formula="of:=IF([.$C154]&lt;&gt;[.J$1];[.J153];SUM([.J153];[.$E154]*[.$H154]))" table:style-name="ce1">
            <text:p>0</text:p>
          </table:table-cell>
          <table:table-cell office:value-type="float" office:value="1" table:formula="of:=IF([.$C154]&lt;&gt;[.K$1];[.K153];SUM([.K153];[.$E154]*[.$H154]))" table:style-name="ce1">
            <text:p>1</text:p>
          </table:table-cell>
          <table:table-cell office:value-type="float" office:value="155" table:formula="of:=IF([.$C154]&lt;&gt;[.L$1];[.L153];SUM([.L153];[.$E154]*[.$H154]))" table:style-name="ce1">
            <text:p>155</text:p>
          </table:table-cell>
          <table:table-cell office:value-type="float" office:value="0" table:formula="of:=IF([.$C154]&lt;&gt;[.M$1];[.M153];SUM([.M153];[.$E154]*[.$H154]))" table:style-name="ce1">
            <text:p>0</text:p>
          </table:table-cell>
          <table:table-cell table:number-columns-repeated="2" table:style-name="ce1"/>
          <table:table-cell office:value-type="float" office:value="526895" table:formula="of:=[.P153]-[.E154]*[.F154]*[.H154]" table:style-name="ce1">
            <text:p>526895</text:p>
          </table:table-cell>
          <table:table-cell office:value-type="float" office:value="0" table:formula="of:=IF([.A154]&lt;&gt;[.A155];[.P154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3-22T00:00:00" table:style-name="ce2">
            <text:p>22.03.2018</text:p>
          </table:table-cell>
          <table:table-cell office:value-type="string" table:style-name="ce1">
            <text:p>Benghazi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Z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25" table:formula="of:=[.A156]-[.A155]-1" table:style-name="ce1">
            <text:p>25</text:p>
          </table:table-cell>
          <table:table-cell office:value-type="float" office:value="1" table:formula="of:=IF([.D155]=&quot;Z&quot;;1;-1)" table:style-name="ce1">
            <text:p>1</text:p>
          </table:table-cell>
          <table:table-cell office:value-type="float" office:value="121" table:formula="of:=IF([.$C155]&lt;&gt;[.I$1];[.I154];SUM([.I154];[.$E155]*[.$H155]))" table:style-name="ce1">
            <text:p>121</text:p>
          </table:table-cell>
          <table:table-cell office:value-type="float" office:value="0" table:formula="of:=IF([.$C155]&lt;&gt;[.J$1];[.J154];SUM([.J154];[.$E155]*[.$H155]))" table:style-name="ce1">
            <text:p>0</text:p>
          </table:table-cell>
          <table:table-cell office:value-type="float" office:value="1" table:formula="of:=IF([.$C155]&lt;&gt;[.K$1];[.K154];SUM([.K154];[.$E155]*[.$H155]))" table:style-name="ce1">
            <text:p>1</text:p>
          </table:table-cell>
          <table:table-cell office:value-type="float" office:value="155" table:formula="of:=IF([.$C155]&lt;&gt;[.L$1];[.L154];SUM([.L154];[.$E155]*[.$H155]))" table:style-name="ce1">
            <text:p>155</text:p>
          </table:table-cell>
          <table:table-cell office:value-type="float" office:value="0" table:formula="of:=IF([.$C155]&lt;&gt;[.M$1];[.M154];SUM([.M154];[.$E155]*[.$H155]))" table:style-name="ce1">
            <text:p>0</text:p>
          </table:table-cell>
          <table:table-cell table:number-columns-repeated="2" table:style-name="ce1"/>
          <table:table-cell office:value-type="float" office:value="526767" table:formula="of:=[.P154]-[.E155]*[.F155]*[.H155]" table:style-name="ce1">
            <text:p>526767</text:p>
          </table:table-cell>
          <table:table-cell office:value-type="float" office:value="526767" table:formula="of:=IF([.A155]&lt;&gt;[.A156];[.P155];0)" table:style-name="ce1">
            <text:p>526767</text:p>
          </table:table-cell>
          <table:table-cell table:number-columns-repeated="16367"/>
        </table:table-row>
        <table:table-row table:style-name="ro1">
          <table:table-cell office:value-type="date" office:date-value="2018-04-17T00:00:00" table:style-name="ce2">
            <text:p>17.04.2018</text:p>
          </table:table-cell>
          <table:table-cell office:value-type="string" table:style-name="ce1">
            <text:p>Aleksandria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Z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-1" table:formula="of:=[.A157]-[.A156]-1" table:style-name="ce1">
            <text:p>-1</text:p>
          </table:table-cell>
          <table:table-cell office:value-type="float" office:value="1" table:formula="of:=IF([.D156]=&quot;Z&quot;;1;-1)" table:style-name="ce1">
            <text:p>1</text:p>
          </table:table-cell>
          <table:table-cell office:value-type="float" office:value="121" table:formula="of:=IF([.$C156]&lt;&gt;[.I$1];[.I155];SUM([.I155];[.$E156]*[.$H156]))" table:style-name="ce1">
            <text:p>121</text:p>
          </table:table-cell>
          <table:table-cell office:value-type="float" office:value="0" table:formula="of:=IF([.$C156]&lt;&gt;[.J$1];[.J155];SUM([.J155];[.$E156]*[.$H156]))" table:style-name="ce1">
            <text:p>0</text:p>
          </table:table-cell>
          <table:table-cell office:value-type="float" office:value="1" table:formula="of:=IF([.$C156]&lt;&gt;[.K$1];[.K155];SUM([.K155];[.$E156]*[.$H156]))" table:style-name="ce1">
            <text:p>1</text:p>
          </table:table-cell>
          <table:table-cell office:value-type="float" office:value="155" table:formula="of:=IF([.$C156]&lt;&gt;[.L$1];[.L155];SUM([.L155];[.$E156]*[.$H156]))" table:style-name="ce1">
            <text:p>155</text:p>
          </table:table-cell>
          <table:table-cell office:value-type="float" office:value="5" table:formula="of:=IF([.$C156]&lt;&gt;[.M$1];[.M155];SUM([.M155];[.$E156]*[.$H156]))" table:style-name="ce1">
            <text:p>5</text:p>
          </table:table-cell>
          <table:table-cell table:number-columns-repeated="2" table:style-name="ce1"/>
          <table:table-cell office:value-type="float" office:value="526582" table:formula="of:=[.P155]-[.E156]*[.F156]*[.H156]" table:style-name="ce1">
            <text:p>526582</text:p>
          </table:table-cell>
          <table:table-cell office:value-type="float" office:value="0" table:formula="of:=IF([.A156]&lt;&gt;[.A157];[.P156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4-17T00:00:00" table:style-name="ce2">
            <text:p>17.04.2018</text:p>
          </table:table-cell>
          <table:table-cell office:value-type="string" table:style-name="ce1">
            <text:p>Aleksandria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W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-1" table:formula="of:=[.A158]-[.A157]-1" table:style-name="ce1">
            <text:p>-1</text:p>
          </table:table-cell>
          <table:table-cell office:value-type="float" office:value="-1" table:formula="of:=IF([.D157]=&quot;Z&quot;;1;-1)" table:style-name="ce1">
            <text:p>-1</text:p>
          </table:table-cell>
          <table:table-cell office:value-type="float" office:value="121" table:formula="of:=IF([.$C157]&lt;&gt;[.I$1];[.I156];SUM([.I156];[.$E157]*[.$H157]))" table:style-name="ce1">
            <text:p>121</text:p>
          </table:table-cell>
          <table:table-cell office:value-type="float" office:value="0" table:formula="of:=IF([.$C157]&lt;&gt;[.J$1];[.J156];SUM([.J156];[.$E157]*[.$H157]))" table:style-name="ce1">
            <text:p>0</text:p>
          </table:table-cell>
          <table:table-cell office:value-type="float" office:value="0" table:formula="of:=IF([.$C157]&lt;&gt;[.K$1];[.K156];SUM([.K156];[.$E157]*[.$H157]))" table:style-name="ce1">
            <text:p>0</text:p>
          </table:table-cell>
          <table:table-cell office:value-type="float" office:value="155" table:formula="of:=IF([.$C157]&lt;&gt;[.L$1];[.L156];SUM([.L156];[.$E157]*[.$H157]))" table:style-name="ce1">
            <text:p>155</text:p>
          </table:table-cell>
          <table:table-cell office:value-type="float" office:value="5" table:formula="of:=IF([.$C157]&lt;&gt;[.M$1];[.M156];SUM([.M156];[.$E157]*[.$H157]))" table:style-name="ce1">
            <text:p>5</text:p>
          </table:table-cell>
          <table:table-cell table:number-columns-repeated="2" table:style-name="ce1"/>
          <table:table-cell office:value-type="float" office:value="526614" table:formula="of:=[.P156]-[.E157]*[.F157]*[.H157]" table:style-name="ce1">
            <text:p>526614</text:p>
          </table:table-cell>
          <table:table-cell office:value-type="float" office:value="0" table:formula="of:=IF([.A157]&lt;&gt;[.A158];[.P157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4-17T00:00:00" table:style-name="ce2">
            <text:p>17.04.2018</text:p>
          </table:table-cell>
          <table:table-cell office:value-type="string" table:style-name="ce1">
            <text:p>Aleksandria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Z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float" office:value="-1" table:formula="of:=[.A159]-[.A158]-1" table:style-name="ce1">
            <text:p>-1</text:p>
          </table:table-cell>
          <table:table-cell office:value-type="float" office:value="1" table:formula="of:=IF([.D158]=&quot;Z&quot;;1;-1)" table:style-name="ce1">
            <text:p>1</text:p>
          </table:table-cell>
          <table:table-cell office:value-type="float" office:value="155" table:formula="of:=IF([.$C158]&lt;&gt;[.I$1];[.I157];SUM([.I157];[.$E158]*[.$H158]))" table:style-name="ce1">
            <text:p>155</text:p>
          </table:table-cell>
          <table:table-cell office:value-type="float" office:value="0" table:formula="of:=IF([.$C158]&lt;&gt;[.J$1];[.J157];SUM([.J157];[.$E158]*[.$H158]))" table:style-name="ce1">
            <text:p>0</text:p>
          </table:table-cell>
          <table:table-cell office:value-type="float" office:value="0" table:formula="of:=IF([.$C158]&lt;&gt;[.K$1];[.K157];SUM([.K157];[.$E158]*[.$H158]))" table:style-name="ce1">
            <text:p>0</text:p>
          </table:table-cell>
          <table:table-cell office:value-type="float" office:value="155" table:formula="of:=IF([.$C158]&lt;&gt;[.L$1];[.L157];SUM([.L157];[.$E158]*[.$H158]))" table:style-name="ce1">
            <text:p>155</text:p>
          </table:table-cell>
          <table:table-cell office:value-type="float" office:value="5" table:formula="of:=IF([.$C158]&lt;&gt;[.M$1];[.M157];SUM([.M157];[.$E158]*[.$H158]))" table:style-name="ce1">
            <text:p>5</text:p>
          </table:table-cell>
          <table:table-cell table:number-columns-repeated="2" table:style-name="ce1"/>
          <table:table-cell office:value-type="float" office:value="526376" table:formula="of:=[.P157]-[.E158]*[.F158]*[.H158]" table:style-name="ce1">
            <text:p>526376</text:p>
          </table:table-cell>
          <table:table-cell office:value-type="float" office:value="0" table:formula="of:=IF([.A158]&lt;&gt;[.A159];[.P158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4-17T00:00:00" table:style-name="ce2">
            <text:p>17.04.2018</text:p>
          </table:table-cell>
          <table:table-cell office:value-type="string" table:style-name="ce1">
            <text:p>Aleksandria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Z</text:p>
          </table:table-cell>
          <table:table-cell office:value-type="float" office:value="29" table:style-name="ce1">
            <text:p>29</text:p>
          </table:table-cell>
          <table:table-cell office:value-type="float" office:value="59" table:style-name="ce1">
            <text:p>59</text:p>
          </table:table-cell>
          <table:table-cell office:value-type="float" office:value="20" table:formula="of:=[.A160]-[.A159]-1" table:style-name="ce1">
            <text:p>20</text:p>
          </table:table-cell>
          <table:table-cell office:value-type="float" office:value="1" table:formula="of:=IF([.D159]=&quot;Z&quot;;1;-1)" table:style-name="ce1">
            <text:p>1</text:p>
          </table:table-cell>
          <table:table-cell office:value-type="float" office:value="155" table:formula="of:=IF([.$C159]&lt;&gt;[.I$1];[.I158];SUM([.I158];[.$E159]*[.$H159]))" table:style-name="ce1">
            <text:p>155</text:p>
          </table:table-cell>
          <table:table-cell office:value-type="float" office:value="0" table:formula="of:=IF([.$C159]&lt;&gt;[.J$1];[.J158];SUM([.J158];[.$E159]*[.$H159]))" table:style-name="ce1">
            <text:p>0</text:p>
          </table:table-cell>
          <table:table-cell office:value-type="float" office:value="0" table:formula="of:=IF([.$C159]&lt;&gt;[.K$1];[.K158];SUM([.K158];[.$E159]*[.$H159]))" table:style-name="ce1">
            <text:p>0</text:p>
          </table:table-cell>
          <table:table-cell office:value-type="float" office:value="184" table:formula="of:=IF([.$C159]&lt;&gt;[.L$1];[.L158];SUM([.L158];[.$E159]*[.$H159]))" table:style-name="ce1">
            <text:p>184</text:p>
          </table:table-cell>
          <table:table-cell office:value-type="float" office:value="5" table:formula="of:=IF([.$C159]&lt;&gt;[.M$1];[.M158];SUM([.M158];[.$E159]*[.$H159]))" table:style-name="ce1">
            <text:p>5</text:p>
          </table:table-cell>
          <table:table-cell table:number-columns-repeated="2" table:style-name="ce1"/>
          <table:table-cell office:value-type="float" office:value="524665" table:formula="of:=[.P158]-[.E159]*[.F159]*[.H159]" table:style-name="ce1">
            <text:p>524665</text:p>
          </table:table-cell>
          <table:table-cell office:value-type="float" office:value="524665" table:formula="of:=IF([.A159]&lt;&gt;[.A160];[.P159];0)" table:style-name="ce1">
            <text:p>524665</text:p>
          </table:table-cell>
          <table:table-cell table:number-columns-repeated="16367"/>
        </table:table-row>
        <table:table-row table:style-name="ro1">
          <table:table-cell office:value-type="date" office:date-value="2018-05-08T00:00:00" table:style-name="ce2">
            <text:p>08.05.2018</text:p>
          </table:table-cell>
          <table:table-cell office:value-type="string" table:style-name="ce1">
            <text:p>Bejrut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Z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-1" table:formula="of:=[.A161]-[.A160]-1" table:style-name="ce1">
            <text:p>-1</text:p>
          </table:table-cell>
          <table:table-cell office:value-type="float" office:value="1" table:formula="of:=IF([.D160]=&quot;Z&quot;;1;-1)" table:style-name="ce1">
            <text:p>1</text:p>
          </table:table-cell>
          <table:table-cell office:value-type="float" office:value="155" table:formula="of:=IF([.$C160]&lt;&gt;[.I$1];[.I159];SUM([.I159];[.$E160]*[.$H160]))" table:style-name="ce1">
            <text:p>155</text:p>
          </table:table-cell>
          <table:table-cell office:value-type="float" office:value="34" table:formula="of:=IF([.$C160]&lt;&gt;[.J$1];[.J159];SUM([.J159];[.$E160]*[.$H160]))" table:style-name="ce1">
            <text:p>34</text:p>
          </table:table-cell>
          <table:table-cell office:value-type="float" office:value="0" table:formula="of:=IF([.$C160]&lt;&gt;[.K$1];[.K159];SUM([.K159];[.$E160]*[.$H160]))" table:style-name="ce1">
            <text:p>0</text:p>
          </table:table-cell>
          <table:table-cell office:value-type="float" office:value="184" table:formula="of:=IF([.$C160]&lt;&gt;[.L$1];[.L159];SUM([.L159];[.$E160]*[.$H160]))" table:style-name="ce1">
            <text:p>184</text:p>
          </table:table-cell>
          <table:table-cell office:value-type="float" office:value="5" table:formula="of:=IF([.$C160]&lt;&gt;[.M$1];[.M159];SUM([.M159];[.$E160]*[.$H160]))" table:style-name="ce1">
            <text:p>5</text:p>
          </table:table-cell>
          <table:table-cell table:number-columns-repeated="2" table:style-name="ce1"/>
          <table:table-cell office:value-type="float" office:value="523849" table:formula="of:=[.P159]-[.E160]*[.F160]*[.H160]" table:style-name="ce1">
            <text:p>523849</text:p>
          </table:table-cell>
          <table:table-cell office:value-type="float" office:value="0" table:formula="of:=IF([.A160]&lt;&gt;[.A161];[.P160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5-08T00:00:00" table:style-name="ce2">
            <text:p>08.05.2018</text:p>
          </table:table-cell>
          <table:table-cell office:value-type="string" table:style-name="ce1">
            <text:p>Bejrut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Z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-1" table:formula="of:=[.A162]-[.A161]-1" table:style-name="ce1">
            <text:p>-1</text:p>
          </table:table-cell>
          <table:table-cell office:value-type="float" office:value="1" table:formula="of:=IF([.D161]=&quot;Z&quot;;1;-1)" table:style-name="ce1">
            <text:p>1</text:p>
          </table:table-cell>
          <table:table-cell office:value-type="float" office:value="155" table:formula="of:=IF([.$C161]&lt;&gt;[.I$1];[.I160];SUM([.I160];[.$E161]*[.$H161]))" table:style-name="ce1">
            <text:p>155</text:p>
          </table:table-cell>
          <table:table-cell office:value-type="float" office:value="34" table:formula="of:=IF([.$C161]&lt;&gt;[.J$1];[.J160];SUM([.J160];[.$E161]*[.$H161]))" table:style-name="ce1">
            <text:p>34</text:p>
          </table:table-cell>
          <table:table-cell office:value-type="float" office:value="27" table:formula="of:=IF([.$C161]&lt;&gt;[.K$1];[.K160];SUM([.K160];[.$E161]*[.$H161]))" table:style-name="ce1">
            <text:p>27</text:p>
          </table:table-cell>
          <table:table-cell office:value-type="float" office:value="184" table:formula="of:=IF([.$C161]&lt;&gt;[.L$1];[.L160];SUM([.L160];[.$E161]*[.$H161]))" table:style-name="ce1">
            <text:p>184</text:p>
          </table:table-cell>
          <table:table-cell office:value-type="float" office:value="5" table:formula="of:=IF([.$C161]&lt;&gt;[.M$1];[.M160];SUM([.M160];[.$E161]*[.$H161]))" table:style-name="ce1">
            <text:p>5</text:p>
          </table:table-cell>
          <table:table-cell table:number-columns-repeated="2" table:style-name="ce1"/>
          <table:table-cell office:value-type="float" office:value="523309" table:formula="of:=[.P160]-[.E161]*[.F161]*[.H161]" table:style-name="ce1">
            <text:p>523309</text:p>
          </table:table-cell>
          <table:table-cell office:value-type="float" office:value="0" table:formula="of:=IF([.A161]&lt;&gt;[.A162];[.P161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5-08T00:00:00" table:style-name="ce2">
            <text:p>08.05.2018</text:p>
          </table:table-cell>
          <table:table-cell office:value-type="string" table:style-name="ce1">
            <text:p>Bejrut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Z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23" table:formula="of:=[.A163]-[.A162]-1" table:style-name="ce1">
            <text:p>23</text:p>
          </table:table-cell>
          <table:table-cell office:value-type="float" office:value="1" table:formula="of:=IF([.D162]=&quot;Z&quot;;1;-1)" table:style-name="ce1">
            <text:p>1</text:p>
          </table:table-cell>
          <table:table-cell office:value-type="float" office:value="195" table:formula="of:=IF([.$C162]&lt;&gt;[.I$1];[.I161];SUM([.I161];[.$E162]*[.$H162]))" table:style-name="ce1">
            <text:p>195</text:p>
          </table:table-cell>
          <table:table-cell office:value-type="float" office:value="34" table:formula="of:=IF([.$C162]&lt;&gt;[.J$1];[.J161];SUM([.J161];[.$E162]*[.$H162]))" table:style-name="ce1">
            <text:p>34</text:p>
          </table:table-cell>
          <table:table-cell office:value-type="float" office:value="27" table:formula="of:=IF([.$C162]&lt;&gt;[.K$1];[.K161];SUM([.K161];[.$E162]*[.$H162]))" table:style-name="ce1">
            <text:p>27</text:p>
          </table:table-cell>
          <table:table-cell office:value-type="float" office:value="184" table:formula="of:=IF([.$C162]&lt;&gt;[.L$1];[.L161];SUM([.L161];[.$E162]*[.$H162]))" table:style-name="ce1">
            <text:p>184</text:p>
          </table:table-cell>
          <table:table-cell office:value-type="float" office:value="5" table:formula="of:=IF([.$C162]&lt;&gt;[.M$1];[.M161];SUM([.M161];[.$E162]*[.$H162]))" table:style-name="ce1">
            <text:p>5</text:p>
          </table:table-cell>
          <table:table-cell table:number-columns-repeated="2" table:style-name="ce1"/>
          <table:table-cell office:value-type="float" office:value="522989" table:formula="of:=[.P161]-[.E162]*[.F162]*[.H162]" table:style-name="ce1">
            <text:p>522989</text:p>
          </table:table-cell>
          <table:table-cell office:value-type="float" office:value="522989" table:formula="of:=IF([.A162]&lt;&gt;[.A163];[.P162];0)" table:style-name="ce1">
            <text:p>522989</text:p>
          </table:table-cell>
          <table:table-cell table:number-columns-repeated="16367"/>
        </table:table-row>
        <table:table-row table:style-name="ro1">
          <table:table-cell office:value-type="date" office:date-value="2018-06-01T00:00:00" table:style-name="ce2">
            <text:p>01.06.2018</text:p>
          </table:table-cell>
          <table:table-cell office:value-type="string" table:style-name="ce1">
            <text:p>Palermo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W</text:p>
          </table:table-cell>
          <table:table-cell office:value-type="float" office:value="184" table:style-name="ce1">
            <text:p>184</text:p>
          </table:table-cell>
          <table:table-cell office:value-type="float" office:value="99" table:style-name="ce1">
            <text:p>99</text:p>
          </table:table-cell>
          <table:table-cell office:value-type="float" office:value="-1" table:formula="of:=[.A164]-[.A163]-1" table:style-name="ce1">
            <text:p>-1</text:p>
          </table:table-cell>
          <table:table-cell office:value-type="float" office:value="-1" table:formula="of:=IF([.D163]=&quot;Z&quot;;1;-1)" table:style-name="ce1">
            <text:p>-1</text:p>
          </table:table-cell>
          <table:table-cell office:value-type="float" office:value="195" table:formula="of:=IF([.$C163]&lt;&gt;[.I$1];[.I162];SUM([.I162];[.$E163]*[.$H163]))" table:style-name="ce1">
            <text:p>195</text:p>
          </table:table-cell>
          <table:table-cell office:value-type="float" office:value="34" table:formula="of:=IF([.$C163]&lt;&gt;[.J$1];[.J162];SUM([.J162];[.$E163]*[.$H163]))" table:style-name="ce1">
            <text:p>34</text:p>
          </table:table-cell>
          <table:table-cell office:value-type="float" office:value="27" table:formula="of:=IF([.$C163]&lt;&gt;[.K$1];[.K162];SUM([.K162];[.$E163]*[.$H163]))" table:style-name="ce1">
            <text:p>27</text:p>
          </table:table-cell>
          <table:table-cell office:value-type="float" office:value="0" table:formula="of:=IF([.$C163]&lt;&gt;[.L$1];[.L162];SUM([.L162];[.$E163]*[.$H163]))" table:style-name="ce1">
            <text:p>0</text:p>
          </table:table-cell>
          <table:table-cell office:value-type="float" office:value="5" table:formula="of:=IF([.$C163]&lt;&gt;[.M$1];[.M162];SUM([.M162];[.$E163]*[.$H163]))" table:style-name="ce1">
            <text:p>5</text:p>
          </table:table-cell>
          <table:table-cell table:number-columns-repeated="2" table:style-name="ce1"/>
          <table:table-cell office:value-type="float" office:value="541205" table:formula="of:=[.P162]-[.E163]*[.F163]*[.H163]" table:style-name="ce1">
            <text:p>541205</text:p>
          </table:table-cell>
          <table:table-cell office:value-type="float" office:value="0" table:formula="of:=IF([.A163]&lt;&gt;[.A164];[.P163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6-01T00:00:00" table:style-name="ce2">
            <text:p>01.06.2018</text:p>
          </table:table-cell>
          <table:table-cell office:value-type="string" table:style-name="ce1">
            <text:p>Palermo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Z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office:value-type="float" office:value="-1" table:formula="of:=[.A165]-[.A164]-1" table:style-name="ce1">
            <text:p>-1</text:p>
          </table:table-cell>
          <table:table-cell office:value-type="float" office:value="1" table:formula="of:=IF([.D164]=&quot;Z&quot;;1;-1)" table:style-name="ce1">
            <text:p>1</text:p>
          </table:table-cell>
          <table:table-cell office:value-type="float" office:value="195" table:formula="of:=IF([.$C164]&lt;&gt;[.I$1];[.I163];SUM([.I163];[.$E164]*[.$H164]))" table:style-name="ce1">
            <text:p>195</text:p>
          </table:table-cell>
          <table:table-cell office:value-type="float" office:value="34" table:formula="of:=IF([.$C164]&lt;&gt;[.J$1];[.J163];SUM([.J163];[.$E164]*[.$H164]))" table:style-name="ce1">
            <text:p>34</text:p>
          </table:table-cell>
          <table:table-cell office:value-type="float" office:value="27" table:formula="of:=IF([.$C164]&lt;&gt;[.K$1];[.K163];SUM([.K163];[.$E164]*[.$H164]))" table:style-name="ce1">
            <text:p>27</text:p>
          </table:table-cell>
          <table:table-cell office:value-type="float" office:value="0" table:formula="of:=IF([.$C164]&lt;&gt;[.L$1];[.L163];SUM([.L163];[.$E164]*[.$H164]))" table:style-name="ce1">
            <text:p>0</text:p>
          </table:table-cell>
          <table:table-cell office:value-type="float" office:value="53" table:formula="of:=IF([.$C164]&lt;&gt;[.M$1];[.M163];SUM([.M163];[.$E164]*[.$H164]))" table:style-name="ce1">
            <text:p>53</text:p>
          </table:table-cell>
          <table:table-cell table:number-columns-repeated="2" table:style-name="ce1"/>
          <table:table-cell office:value-type="float" office:value="539381" table:formula="of:=[.P163]-[.E164]*[.F164]*[.H164]" table:style-name="ce1">
            <text:p>539381</text:p>
          </table:table-cell>
          <table:table-cell office:value-type="float" office:value="0" table:formula="of:=IF([.A164]&lt;&gt;[.A165];[.P164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6-01T00:00:00" table:style-name="ce2">
            <text:p>01.06.2018</text:p>
          </table:table-cell>
          <table:table-cell office:value-type="string" table:style-name="ce1">
            <text:p>Palermo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Z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17" table:formula="of:=[.A166]-[.A165]-1" table:style-name="ce1">
            <text:p>17</text:p>
          </table:table-cell>
          <table:table-cell office:value-type="float" office:value="1" table:formula="of:=IF([.D165]=&quot;Z&quot;;1;-1)" table:style-name="ce1">
            <text:p>1</text:p>
          </table:table-cell>
          <table:table-cell office:value-type="float" office:value="195" table:formula="of:=IF([.$C165]&lt;&gt;[.I$1];[.I164];SUM([.I164];[.$E165]*[.$H165]))" table:style-name="ce1">
            <text:p>195</text:p>
          </table:table-cell>
          <table:table-cell office:value-type="float" office:value="55" table:formula="of:=IF([.$C165]&lt;&gt;[.J$1];[.J164];SUM([.J164];[.$E165]*[.$H165]))" table:style-name="ce1">
            <text:p>55</text:p>
          </table:table-cell>
          <table:table-cell office:value-type="float" office:value="27" table:formula="of:=IF([.$C165]&lt;&gt;[.K$1];[.K164];SUM([.K164];[.$E165]*[.$H165]))" table:style-name="ce1">
            <text:p>27</text:p>
          </table:table-cell>
          <table:table-cell office:value-type="float" office:value="0" table:formula="of:=IF([.$C165]&lt;&gt;[.L$1];[.L164];SUM([.L164];[.$E165]*[.$H165]))" table:style-name="ce1">
            <text:p>0</text:p>
          </table:table-cell>
          <table:table-cell office:value-type="float" office:value="53" table:formula="of:=IF([.$C165]&lt;&gt;[.M$1];[.M164];SUM([.M164];[.$E165]*[.$H165]))" table:style-name="ce1">
            <text:p>53</text:p>
          </table:table-cell>
          <table:table-cell table:number-columns-repeated="2" table:style-name="ce1"/>
          <table:table-cell office:value-type="float" office:value="538898" table:formula="of:=[.P164]-[.E165]*[.F165]*[.H165]" table:style-name="ce1">
            <text:p>538898</text:p>
          </table:table-cell>
          <table:table-cell office:value-type="float" office:value="538898" table:formula="of:=IF([.A165]&lt;&gt;[.A166];[.P165];0)" table:style-name="ce1">
            <text:p>538898</text:p>
          </table:table-cell>
          <table:table-cell table:number-columns-repeated="16367"/>
        </table:table-row>
        <table:table-row table:style-name="ro1">
          <table:table-cell office:value-type="date" office:date-value="2018-06-19T00:00:00" table:style-name="ce2">
            <text:p>19.06.2018</text:p>
          </table:table-cell>
          <table:table-cell office:value-type="string" table:style-name="ce1">
            <text:p>Neapol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Z</text:p>
          </table:table-cell>
          <table:table-cell office:value-type="float" office:value="47" table:style-name="ce1">
            <text:p>47</text:p>
          </table:table-cell>
          <table:table-cell office:value-type="float" office:value="66" table:style-name="ce1">
            <text:p>66</text:p>
          </table:table-cell>
          <table:table-cell office:value-type="float" office:value="-1" table:formula="of:=[.A167]-[.A166]-1" table:style-name="ce1">
            <text:p>-1</text:p>
          </table:table-cell>
          <table:table-cell office:value-type="float" office:value="1" table:formula="of:=IF([.D166]=&quot;Z&quot;;1;-1)" table:style-name="ce1">
            <text:p>1</text:p>
          </table:table-cell>
          <table:table-cell office:value-type="float" office:value="195" table:formula="of:=IF([.$C166]&lt;&gt;[.I$1];[.I165];SUM([.I165];[.$E166]*[.$H166]))" table:style-name="ce1">
            <text:p>195</text:p>
          </table:table-cell>
          <table:table-cell office:value-type="float" office:value="55" table:formula="of:=IF([.$C166]&lt;&gt;[.J$1];[.J165];SUM([.J165];[.$E166]*[.$H166]))" table:style-name="ce1">
            <text:p>55</text:p>
          </table:table-cell>
          <table:table-cell office:value-type="float" office:value="27" table:formula="of:=IF([.$C166]&lt;&gt;[.K$1];[.K165];SUM([.K165];[.$E166]*[.$H166]))" table:style-name="ce1">
            <text:p>27</text:p>
          </table:table-cell>
          <table:table-cell office:value-type="float" office:value="47" table:formula="of:=IF([.$C166]&lt;&gt;[.L$1];[.L165];SUM([.L165];[.$E166]*[.$H166]))" table:style-name="ce1">
            <text:p>47</text:p>
          </table:table-cell>
          <table:table-cell office:value-type="float" office:value="53" table:formula="of:=IF([.$C166]&lt;&gt;[.M$1];[.M165];SUM([.M165];[.$E166]*[.$H166]))" table:style-name="ce1">
            <text:p>53</text:p>
          </table:table-cell>
          <table:table-cell table:number-columns-repeated="2" table:style-name="ce1"/>
          <table:table-cell office:value-type="float" office:value="535796" table:formula="of:=[.P165]-[.E166]*[.F166]*[.H166]" table:style-name="ce1">
            <text:p>535796</text:p>
          </table:table-cell>
          <table:table-cell office:value-type="float" office:value="0" table:formula="of:=IF([.A166]&lt;&gt;[.A167];[.P166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6-19T00:00:00" table:style-name="ce2">
            <text:p>19.06.2018</text:p>
          </table:table-cell>
          <table:table-cell office:value-type="string" table:style-name="ce1">
            <text:p>Neapol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Z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float" office:value="-1" table:formula="of:=[.A168]-[.A167]-1" table:style-name="ce1">
            <text:p>-1</text:p>
          </table:table-cell>
          <table:table-cell office:value-type="float" office:value="1" table:formula="of:=IF([.D167]=&quot;Z&quot;;1;-1)" table:style-name="ce1">
            <text:p>1</text:p>
          </table:table-cell>
          <table:table-cell office:value-type="float" office:value="195" table:formula="of:=IF([.$C167]&lt;&gt;[.I$1];[.I166];SUM([.I166];[.$E167]*[.$H167]))" table:style-name="ce1">
            <text:p>195</text:p>
          </table:table-cell>
          <table:table-cell office:value-type="float" office:value="61" table:formula="of:=IF([.$C167]&lt;&gt;[.J$1];[.J166];SUM([.J166];[.$E167]*[.$H167]))" table:style-name="ce1">
            <text:p>61</text:p>
          </table:table-cell>
          <table:table-cell office:value-type="float" office:value="27" table:formula="of:=IF([.$C167]&lt;&gt;[.K$1];[.K166];SUM([.K166];[.$E167]*[.$H167]))" table:style-name="ce1">
            <text:p>27</text:p>
          </table:table-cell>
          <table:table-cell office:value-type="float" office:value="47" table:formula="of:=IF([.$C167]&lt;&gt;[.L$1];[.L166];SUM([.L166];[.$E167]*[.$H167]))" table:style-name="ce1">
            <text:p>47</text:p>
          </table:table-cell>
          <table:table-cell office:value-type="float" office:value="53" table:formula="of:=IF([.$C167]&lt;&gt;[.M$1];[.M166];SUM([.M166];[.$E167]*[.$H167]))" table:style-name="ce1">
            <text:p>53</text:p>
          </table:table-cell>
          <table:table-cell table:number-columns-repeated="2" table:style-name="ce1"/>
          <table:table-cell office:value-type="float" office:value="535646" table:formula="of:=[.P166]-[.E167]*[.F167]*[.H167]" table:style-name="ce1">
            <text:p>535646</text:p>
          </table:table-cell>
          <table:table-cell office:value-type="float" office:value="0" table:formula="of:=IF([.A167]&lt;&gt;[.A168];[.P167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6-19T00:00:00" table:style-name="ce2">
            <text:p>19.06.2018</text:p>
          </table:table-cell>
          <table:table-cell office:value-type="string" table:style-name="ce1">
            <text:p>Neapol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Z</text:p>
          </table:table-cell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office:value-type="float" office:value="21" table:formula="of:=[.A169]-[.A168]-1" table:style-name="ce1">
            <text:p>21</text:p>
          </table:table-cell>
          <table:table-cell office:value-type="float" office:value="1" table:formula="of:=IF([.D168]=&quot;Z&quot;;1;-1)" table:style-name="ce1">
            <text:p>1</text:p>
          </table:table-cell>
          <table:table-cell office:value-type="float" office:value="195" table:formula="of:=IF([.$C168]&lt;&gt;[.I$1];[.I167];SUM([.I167];[.$E168]*[.$H168]))" table:style-name="ce1">
            <text:p>195</text:p>
          </table:table-cell>
          <table:table-cell office:value-type="float" office:value="61" table:formula="of:=IF([.$C168]&lt;&gt;[.J$1];[.J167];SUM([.J167];[.$E168]*[.$H168]))" table:style-name="ce1">
            <text:p>61</text:p>
          </table:table-cell>
          <table:table-cell office:value-type="float" office:value="27" table:formula="of:=IF([.$C168]&lt;&gt;[.K$1];[.K167];SUM([.K167];[.$E168]*[.$H168]))" table:style-name="ce1">
            <text:p>27</text:p>
          </table:table-cell>
          <table:table-cell office:value-type="float" office:value="47" table:formula="of:=IF([.$C168]&lt;&gt;[.L$1];[.L167];SUM([.L167];[.$E168]*[.$H168]))" table:style-name="ce1">
            <text:p>47</text:p>
          </table:table-cell>
          <table:table-cell office:value-type="float" office:value="100" table:formula="of:=IF([.$C168]&lt;&gt;[.M$1];[.M167];SUM([.M167];[.$E168]*[.$H168]))" table:style-name="ce1">
            <text:p>100</text:p>
          </table:table-cell>
          <table:table-cell table:number-columns-repeated="2" table:style-name="ce1"/>
          <table:table-cell office:value-type="float" office:value="533719" table:formula="of:=[.P167]-[.E168]*[.F168]*[.H168]" table:style-name="ce1">
            <text:p>533719</text:p>
          </table:table-cell>
          <table:table-cell office:value-type="float" office:value="533719" table:formula="of:=IF([.A168]&lt;&gt;[.A169];[.P168];0)" table:style-name="ce1">
            <text:p>533719</text:p>
          </table:table-cell>
          <table:table-cell table:number-columns-repeated="16367"/>
        </table:table-row>
        <table:table-row table:style-name="ro1">
          <table:table-cell office:value-type="date" office:date-value="2018-07-11T00:00:00" table:style-name="ce2">
            <text:p>11.07.2018</text:p>
          </table:table-cell>
          <table:table-cell office:value-type="string" table:style-name="ce1">
            <text:p>Monako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W</text:p>
          </table:table-cell>
          <table:table-cell office:value-type="float" office:value="192" table:style-name="ce1">
            <text:p>192</text:p>
          </table:table-cell>
          <table:table-cell office:value-type="float" office:value="12" table:style-name="ce1">
            <text:p>12</text:p>
          </table:table-cell>
          <table:table-cell office:value-type="float" office:value="-1" table:formula="of:=[.A170]-[.A169]-1" table:style-name="ce1">
            <text:p>-1</text:p>
          </table:table-cell>
          <table:table-cell office:value-type="float" office:value="-1" table:formula="of:=IF([.D169]=&quot;Z&quot;;1;-1)" table:style-name="ce1">
            <text:p>-1</text:p>
          </table:table-cell>
          <table:table-cell office:value-type="float" office:value="3" table:formula="of:=IF([.$C169]&lt;&gt;[.I$1];[.I168];SUM([.I168];[.$E169]*[.$H169]))" table:style-name="ce1">
            <text:p>3</text:p>
          </table:table-cell>
          <table:table-cell office:value-type="float" office:value="61" table:formula="of:=IF([.$C169]&lt;&gt;[.J$1];[.J168];SUM([.J168];[.$E169]*[.$H169]))" table:style-name="ce1">
            <text:p>61</text:p>
          </table:table-cell>
          <table:table-cell office:value-type="float" office:value="27" table:formula="of:=IF([.$C169]&lt;&gt;[.K$1];[.K168];SUM([.K168];[.$E169]*[.$H169]))" table:style-name="ce1">
            <text:p>27</text:p>
          </table:table-cell>
          <table:table-cell office:value-type="float" office:value="47" table:formula="of:=IF([.$C169]&lt;&gt;[.L$1];[.L168];SUM([.L168];[.$E169]*[.$H169]))" table:style-name="ce1">
            <text:p>47</text:p>
          </table:table-cell>
          <table:table-cell office:value-type="float" office:value="100" table:formula="of:=IF([.$C169]&lt;&gt;[.M$1];[.M168];SUM([.M168];[.$E169]*[.$H169]))" table:style-name="ce1">
            <text:p>100</text:p>
          </table:table-cell>
          <table:table-cell table:number-columns-repeated="2" table:style-name="ce1"/>
          <table:table-cell office:value-type="float" office:value="536023" table:formula="of:=[.P168]-[.E169]*[.F169]*[.H169]" table:style-name="ce1">
            <text:p>536023</text:p>
          </table:table-cell>
          <table:table-cell office:value-type="float" office:value="0" table:formula="of:=IF([.A169]&lt;&gt;[.A170];[.P169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7-11T00:00:00" table:style-name="ce2">
            <text:p>11.07.2018</text:p>
          </table:table-cell>
          <table:table-cell office:value-type="string" table:style-name="ce1">
            <text:p>Monako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W</text:p>
          </table:table-cell>
          <table:table-cell office:value-type="float" office:value="48" table:style-name="ce1">
            <text:p>48</text:p>
          </table:table-cell>
          <table:table-cell office:value-type="float" office:value="37" table:style-name="ce1">
            <text:p>37</text:p>
          </table:table-cell>
          <table:table-cell office:value-type="float" office:value="-1" table:formula="of:=[.A171]-[.A170]-1" table:style-name="ce1">
            <text:p>-1</text:p>
          </table:table-cell>
          <table:table-cell office:value-type="float" office:value="-1" table:formula="of:=IF([.D170]=&quot;Z&quot;;1;-1)" table:style-name="ce1">
            <text:p>-1</text:p>
          </table:table-cell>
          <table:table-cell office:value-type="float" office:value="3" table:formula="of:=IF([.$C170]&lt;&gt;[.I$1];[.I169];SUM([.I169];[.$E170]*[.$H170]))" table:style-name="ce1">
            <text:p>3</text:p>
          </table:table-cell>
          <table:table-cell office:value-type="float" office:value="13" table:formula="of:=IF([.$C170]&lt;&gt;[.J$1];[.J169];SUM([.J169];[.$E170]*[.$H170]))" table:style-name="ce1">
            <text:p>13</text:p>
          </table:table-cell>
          <table:table-cell office:value-type="float" office:value="27" table:formula="of:=IF([.$C170]&lt;&gt;[.K$1];[.K169];SUM([.K169];[.$E170]*[.$H170]))" table:style-name="ce1">
            <text:p>27</text:p>
          </table:table-cell>
          <table:table-cell office:value-type="float" office:value="47" table:formula="of:=IF([.$C170]&lt;&gt;[.L$1];[.L169];SUM([.L169];[.$E170]*[.$H170]))" table:style-name="ce1">
            <text:p>47</text:p>
          </table:table-cell>
          <table:table-cell office:value-type="float" office:value="100" table:formula="of:=IF([.$C170]&lt;&gt;[.M$1];[.M169];SUM([.M169];[.$E170]*[.$H170]))" table:style-name="ce1">
            <text:p>100</text:p>
          </table:table-cell>
          <table:table-cell table:number-columns-repeated="2" table:style-name="ce1"/>
          <table:table-cell office:value-type="float" office:value="537799" table:formula="of:=[.P169]-[.E170]*[.F170]*[.H170]" table:style-name="ce1">
            <text:p>537799</text:p>
          </table:table-cell>
          <table:table-cell office:value-type="float" office:value="0" table:formula="of:=IF([.A170]&lt;&gt;[.A171];[.P170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7-11T00:00:00" table:style-name="ce2">
            <text:p>11.07.2018</text:p>
          </table:table-cell>
          <table:table-cell office:value-type="string" table:style-name="ce1">
            <text:p>Monako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Z</text:p>
          </table:table-cell>
          <table:table-cell office:value-type="float" office:value="18" table:style-name="ce1">
            <text:p>18</text:p>
          </table:table-cell>
          <table:table-cell office:value-type="float" office:value="62" table:style-name="ce1">
            <text:p>62</text:p>
          </table:table-cell>
          <table:table-cell office:value-type="float" office:value="-1" table:formula="of:=[.A172]-[.A171]-1" table:style-name="ce1">
            <text:p>-1</text:p>
          </table:table-cell>
          <table:table-cell office:value-type="float" office:value="1" table:formula="of:=IF([.D171]=&quot;Z&quot;;1;-1)" table:style-name="ce1">
            <text:p>1</text:p>
          </table:table-cell>
          <table:table-cell office:value-type="float" office:value="3" table:formula="of:=IF([.$C171]&lt;&gt;[.I$1];[.I170];SUM([.I170];[.$E171]*[.$H171]))" table:style-name="ce1">
            <text:p>3</text:p>
          </table:table-cell>
          <table:table-cell office:value-type="float" office:value="13" table:formula="of:=IF([.$C171]&lt;&gt;[.J$1];[.J170];SUM([.J170];[.$E171]*[.$H171]))" table:style-name="ce1">
            <text:p>13</text:p>
          </table:table-cell>
          <table:table-cell office:value-type="float" office:value="27" table:formula="of:=IF([.$C171]&lt;&gt;[.K$1];[.K170];SUM([.K170];[.$E171]*[.$H171]))" table:style-name="ce1">
            <text:p>27</text:p>
          </table:table-cell>
          <table:table-cell office:value-type="float" office:value="65" table:formula="of:=IF([.$C171]&lt;&gt;[.L$1];[.L170];SUM([.L170];[.$E171]*[.$H171]))" table:style-name="ce1">
            <text:p>65</text:p>
          </table:table-cell>
          <table:table-cell office:value-type="float" office:value="100" table:formula="of:=IF([.$C171]&lt;&gt;[.M$1];[.M170];SUM([.M170];[.$E171]*[.$H171]))" table:style-name="ce1">
            <text:p>100</text:p>
          </table:table-cell>
          <table:table-cell table:number-columns-repeated="2" table:style-name="ce1"/>
          <table:table-cell office:value-type="float" office:value="536683" table:formula="of:=[.P170]-[.E171]*[.F171]*[.H171]" table:style-name="ce1">
            <text:p>536683</text:p>
          </table:table-cell>
          <table:table-cell office:value-type="float" office:value="0" table:formula="of:=IF([.A171]&lt;&gt;[.A172];[.P171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7-11T00:00:00" table:style-name="ce2">
            <text:p>11.07.2018</text:p>
          </table:table-cell>
          <table:table-cell office:value-type="string" table:style-name="ce1">
            <text:p>Monako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Z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office:value-type="float" office:value="-1" table:formula="of:=[.A173]-[.A172]-1" table:style-name="ce1">
            <text:p>-1</text:p>
          </table:table-cell>
          <table:table-cell office:value-type="float" office:value="1" table:formula="of:=IF([.D172]=&quot;Z&quot;;1;-1)" table:style-name="ce1">
            <text:p>1</text:p>
          </table:table-cell>
          <table:table-cell office:value-type="float" office:value="3" table:formula="of:=IF([.$C172]&lt;&gt;[.I$1];[.I171];SUM([.I171];[.$E172]*[.$H172]))" table:style-name="ce1">
            <text:p>3</text:p>
          </table:table-cell>
          <table:table-cell office:value-type="float" office:value="13" table:formula="of:=IF([.$C172]&lt;&gt;[.J$1];[.J171];SUM([.J171];[.$E172]*[.$H172]))" table:style-name="ce1">
            <text:p>13</text:p>
          </table:table-cell>
          <table:table-cell office:value-type="float" office:value="27" table:formula="of:=IF([.$C172]&lt;&gt;[.K$1];[.K171];SUM([.K171];[.$E172]*[.$H172]))" table:style-name="ce1">
            <text:p>27</text:p>
          </table:table-cell>
          <table:table-cell office:value-type="float" office:value="65" table:formula="of:=IF([.$C172]&lt;&gt;[.L$1];[.L171];SUM([.L171];[.$E172]*[.$H172]))" table:style-name="ce1">
            <text:p>65</text:p>
          </table:table-cell>
          <table:table-cell office:value-type="float" office:value="125" table:formula="of:=IF([.$C172]&lt;&gt;[.M$1];[.M171];SUM([.M171];[.$E172]*[.$H172]))" table:style-name="ce1">
            <text:p>125</text:p>
          </table:table-cell>
          <table:table-cell table:number-columns-repeated="2" table:style-name="ce1"/>
          <table:table-cell office:value-type="float" office:value="535708" table:formula="of:=[.P171]-[.E172]*[.F172]*[.H172]" table:style-name="ce1">
            <text:p>535708</text:p>
          </table:table-cell>
          <table:table-cell office:value-type="float" office:value="0" table:formula="of:=IF([.A172]&lt;&gt;[.A173];[.P172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7-11T00:00:00" table:style-name="ce2">
            <text:p>11.07.2018</text:p>
          </table:table-cell>
          <table:table-cell office:value-type="string" table:style-name="ce1">
            <text:p>Monako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Z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24" table:formula="of:=[.A174]-[.A173]-1" table:style-name="ce1">
            <text:p>24</text:p>
          </table:table-cell>
          <table:table-cell office:value-type="float" office:value="1" table:formula="of:=IF([.D173]=&quot;Z&quot;;1;-1)" table:style-name="ce1">
            <text:p>1</text:p>
          </table:table-cell>
          <table:table-cell office:value-type="float" office:value="3" table:formula="of:=IF([.$C173]&lt;&gt;[.I$1];[.I172];SUM([.I172];[.$E173]*[.$H173]))" table:style-name="ce1">
            <text:p>3</text:p>
          </table:table-cell>
          <table:table-cell office:value-type="float" office:value="13" table:formula="of:=IF([.$C173]&lt;&gt;[.J$1];[.J172];SUM([.J172];[.$E173]*[.$H173]))" table:style-name="ce1">
            <text:p>13</text:p>
          </table:table-cell>
          <table:table-cell office:value-type="float" office:value="29" table:formula="of:=IF([.$C173]&lt;&gt;[.K$1];[.K172];SUM([.K172];[.$E173]*[.$H173]))" table:style-name="ce1">
            <text:p>29</text:p>
          </table:table-cell>
          <table:table-cell office:value-type="float" office:value="65" table:formula="of:=IF([.$C173]&lt;&gt;[.L$1];[.L172];SUM([.L172];[.$E173]*[.$H173]))" table:style-name="ce1">
            <text:p>65</text:p>
          </table:table-cell>
          <table:table-cell office:value-type="float" office:value="125" table:formula="of:=IF([.$C173]&lt;&gt;[.M$1];[.M172];SUM([.M172];[.$E173]*[.$H173]))" table:style-name="ce1">
            <text:p>125</text:p>
          </table:table-cell>
          <table:table-cell table:number-columns-repeated="2" table:style-name="ce1"/>
          <table:table-cell office:value-type="float" office:value="535668" table:formula="of:=[.P172]-[.E173]*[.F173]*[.H173]" table:style-name="ce1">
            <text:p>535668</text:p>
          </table:table-cell>
          <table:table-cell office:value-type="float" office:value="535668" table:formula="of:=IF([.A173]&lt;&gt;[.A174];[.P173];0)" table:style-name="ce1">
            <text:p>535668</text:p>
          </table:table-cell>
          <table:table-cell table:number-columns-repeated="16367"/>
        </table:table-row>
        <table:table-row table:style-name="ro1">
          <table:table-cell office:value-type="date" office:date-value="2018-08-05T00:00:00" table:style-name="ce2">
            <text:p>05.08.2018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W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float" office:value="-1" table:formula="of:=[.A175]-[.A174]-1" table:style-name="ce1">
            <text:p>-1</text:p>
          </table:table-cell>
          <table:table-cell office:value-type="float" office:value="-1" table:formula="of:=IF([.D174]=&quot;Z&quot;;1;-1)" table:style-name="ce1">
            <text:p>-1</text:p>
          </table:table-cell>
          <table:table-cell office:value-type="float" office:value="3" table:formula="of:=IF([.$C174]&lt;&gt;[.I$1];[.I173];SUM([.I173];[.$E174]*[.$H174]))" table:style-name="ce25">
            <text:p>3</text:p>
          </table:table-cell>
          <table:table-cell office:value-type="float" office:value="0" table:formula="of:=IF([.$C174]&lt;&gt;[.J$1];[.J173];SUM([.J173];[.$E174]*[.$H174]))" table:style-name="ce1">
            <text:p>0</text:p>
          </table:table-cell>
          <table:table-cell office:value-type="float" office:value="29" table:formula="of:=IF([.$C174]&lt;&gt;[.K$1];[.K173];SUM([.K173];[.$E174]*[.$H174]))" table:style-name="ce1">
            <text:p>29</text:p>
          </table:table-cell>
          <table:table-cell office:value-type="float" office:value="65" table:formula="of:=IF([.$C174]&lt;&gt;[.L$1];[.L173];SUM([.L173];[.$E174]*[.$H174]))" table:style-name="ce1">
            <text:p>65</text:p>
          </table:table-cell>
          <table:table-cell office:value-type="float" office:value="125" table:formula="of:=IF([.$C174]&lt;&gt;[.M$1];[.M173];SUM([.M173];[.$E174]*[.$H174]))" table:style-name="ce25">
            <text:p>125</text:p>
          </table:table-cell>
          <table:table-cell table:number-columns-repeated="2" table:style-name="ce1"/>
          <table:table-cell office:value-type="float" office:value="536162" table:formula="of:=[.P173]-[.E174]*[.F174]*[.H174]" table:style-name="ce1">
            <text:p>536162</text:p>
          </table:table-cell>
          <table:table-cell office:value-type="float" office:value="0" table:formula="of:=IF([.A174]&lt;&gt;[.A175];[.P174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8-05T00:00:00" table:style-name="ce2">
            <text:p>05.08.2018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W</text:p>
          </table:table-cell>
          <table:table-cell office:value-type="float" office:value="121" table:style-name="ce1">
            <text:p>121</text:p>
          </table:table-cell>
          <table:table-cell office:value-type="float" office:value="63" table:style-name="ce1">
            <text:p>63</text:p>
          </table:table-cell>
          <table:table-cell office:value-type="float" office:value="-1" table:formula="of:=[.A176]-[.A175]-1" table:style-name="ce1">
            <text:p>-1</text:p>
          </table:table-cell>
          <table:table-cell office:value-type="float" office:value="-1" table:formula="of:=IF([.D175]=&quot;Z&quot;;1;-1)" table:style-name="ce1">
            <text:p>-1</text:p>
          </table:table-cell>
          <table:table-cell office:value-type="float" office:value="3" table:formula="of:=IF([.$C175]&lt;&gt;[.I$1];[.I174];SUM([.I174];[.$E175]*[.$H175]))" table:style-name="ce1">
            <text:p>3</text:p>
          </table:table-cell>
          <table:table-cell office:value-type="float" office:value="0" table:formula="of:=IF([.$C175]&lt;&gt;[.J$1];[.J174];SUM([.J174];[.$E175]*[.$H175]))" table:style-name="ce1">
            <text:p>0</text:p>
          </table:table-cell>
          <table:table-cell office:value-type="float" office:value="29" table:formula="of:=IF([.$C175]&lt;&gt;[.K$1];[.K174];SUM([.K174];[.$E175]*[.$H175]))" table:style-name="ce1">
            <text:p>29</text:p>
          </table:table-cell>
          <table:table-cell office:value-type="float" office:value="65" table:formula="of:=IF([.$C175]&lt;&gt;[.L$1];[.L174];SUM([.L174];[.$E175]*[.$H175]))" table:style-name="ce1">
            <text:p>65</text:p>
          </table:table-cell>
          <table:table-cell office:value-type="float" office:value="4" table:formula="of:=IF([.$C175]&lt;&gt;[.M$1];[.M174];SUM([.M174];[.$E175]*[.$H175]))" table:style-name="ce1">
            <text:p>4</text:p>
          </table:table-cell>
          <table:table-cell table:number-columns-repeated="2" table:style-name="ce1"/>
          <table:table-cell office:value-type="float" office:value="543785" table:formula="of:=[.P174]-[.E175]*[.F175]*[.H175]" table:style-name="ce1">
            <text:p>543785</text:p>
          </table:table-cell>
          <table:table-cell office:value-type="float" office:value="0" table:formula="of:=IF([.A175]&lt;&gt;[.A176];[.P175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8-05T00:00:00" table:style-name="ce2">
            <text:p>05.08.2018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Z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-1" table:formula="of:=[.A177]-[.A176]-1" table:style-name="ce1">
            <text:p>-1</text:p>
          </table:table-cell>
          <table:table-cell office:value-type="float" office:value="1" table:formula="of:=IF([.D176]=&quot;Z&quot;;1;-1)" table:style-name="ce1">
            <text:p>1</text:p>
          </table:table-cell>
          <table:table-cell office:value-type="float" office:value="3" table:formula="of:=IF([.$C176]&lt;&gt;[.I$1];[.I175];SUM([.I175];[.$E176]*[.$H176]))" table:style-name="ce1">
            <text:p>3</text:p>
          </table:table-cell>
          <table:table-cell office:value-type="float" office:value="0" table:formula="of:=IF([.$C176]&lt;&gt;[.J$1];[.J175];SUM([.J175];[.$E176]*[.$H176]))" table:style-name="ce1">
            <text:p>0</text:p>
          </table:table-cell>
          <table:table-cell office:value-type="float" office:value="59" table:formula="of:=IF([.$C176]&lt;&gt;[.K$1];[.K175];SUM([.K175];[.$E176]*[.$H176]))" table:style-name="ce1">
            <text:p>59</text:p>
          </table:table-cell>
          <table:table-cell office:value-type="float" office:value="65" table:formula="of:=IF([.$C176]&lt;&gt;[.L$1];[.L175];SUM([.L175];[.$E176]*[.$H176]))" table:style-name="ce1">
            <text:p>65</text:p>
          </table:table-cell>
          <table:table-cell office:value-type="float" office:value="4" table:formula="of:=IF([.$C176]&lt;&gt;[.M$1];[.M175];SUM([.M175];[.$E176]*[.$H176]))" table:style-name="ce1">
            <text:p>4</text:p>
          </table:table-cell>
          <table:table-cell table:number-columns-repeated="2" table:style-name="ce1"/>
          <table:table-cell office:value-type="float" office:value="543215" table:formula="of:=[.P175]-[.E176]*[.F176]*[.H176]" table:style-name="ce1">
            <text:p>543215</text:p>
          </table:table-cell>
          <table:table-cell office:value-type="float" office:value="0" table:formula="of:=IF([.A176]&lt;&gt;[.A177];[.P176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8-05T00:00:00" table:style-name="ce2">
            <text:p>05.08.2018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Z</text:p>
          </table:table-cell>
          <table:table-cell office:value-type="float" office:value="46" table:style-name="ce1">
            <text:p>46</text:p>
          </table:table-cell>
          <table:table-cell office:value-type="float" office:value="8" table:style-name="ce1">
            <text:p>8</text:p>
          </table:table-cell>
          <table:table-cell office:value-type="float" office:value="12" table:formula="of:=[.A178]-[.A177]-1" table:style-name="ce1">
            <text:p>12</text:p>
          </table:table-cell>
          <table:table-cell office:value-type="float" office:value="1" table:formula="of:=IF([.D177]=&quot;Z&quot;;1;-1)" table:style-name="ce1">
            <text:p>1</text:p>
          </table:table-cell>
          <table:table-cell office:value-type="float" office:value="49" table:formula="of:=IF([.$C177]&lt;&gt;[.I$1];[.I176];SUM([.I176];[.$E177]*[.$H177]))" table:style-name="ce1">
            <text:p>49</text:p>
          </table:table-cell>
          <table:table-cell office:value-type="float" office:value="0" table:formula="of:=IF([.$C177]&lt;&gt;[.J$1];[.J176];SUM([.J176];[.$E177]*[.$H177]))" table:style-name="ce1">
            <text:p>0</text:p>
          </table:table-cell>
          <table:table-cell office:value-type="float" office:value="59" table:formula="of:=IF([.$C177]&lt;&gt;[.K$1];[.K176];SUM([.K176];[.$E177]*[.$H177]))" table:style-name="ce1">
            <text:p>59</text:p>
          </table:table-cell>
          <table:table-cell office:value-type="float" office:value="65" table:formula="of:=IF([.$C177]&lt;&gt;[.L$1];[.L176];SUM([.L176];[.$E177]*[.$H177]))" table:style-name="ce1">
            <text:p>65</text:p>
          </table:table-cell>
          <table:table-cell office:value-type="float" office:value="4" table:formula="of:=IF([.$C177]&lt;&gt;[.M$1];[.M176];SUM([.M176];[.$E177]*[.$H177]))" table:style-name="ce1">
            <text:p>4</text:p>
          </table:table-cell>
          <table:table-cell table:number-columns-repeated="2" table:style-name="ce1"/>
          <table:table-cell office:value-type="float" office:value="542847" table:formula="of:=[.P176]-[.E177]*[.F177]*[.H177]" table:style-name="ce1">
            <text:p>542847</text:p>
          </table:table-cell>
          <table:table-cell office:value-type="float" office:value="542847" table:formula="of:=IF([.A177]&lt;&gt;[.A178];[.P177];0)" table:style-name="ce1">
            <text:p>542847</text:p>
          </table:table-cell>
          <table:table-cell table:number-columns-repeated="16367"/>
        </table:table-row>
        <table:table-row table:style-name="ro1">
          <table:table-cell office:value-type="date" office:date-value="2018-08-18T00:00:00" table:style-name="ce2">
            <text:p>18.08.2018</text:p>
          </table:table-cell>
          <table:table-cell office:value-type="string" table:style-name="ce1">
            <text:p>Walencja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W</text:p>
          </table:table-cell>
          <table:table-cell office:value-type="float" office:value="49" table:style-name="ce1">
            <text:p>49</text:p>
          </table:table-cell>
          <table:table-cell office:value-type="float" office:value="11" table:style-name="ce1">
            <text:p>11</text:p>
          </table:table-cell>
          <table:table-cell office:value-type="float" office:value="-1" table:formula="of:=[.A179]-[.A178]-1" table:style-name="ce1">
            <text:p>-1</text:p>
          </table:table-cell>
          <table:table-cell office:value-type="float" office:value="-1" table:formula="of:=IF([.D178]=&quot;Z&quot;;1;-1)" table:style-name="ce1">
            <text:p>-1</text:p>
          </table:table-cell>
          <table:table-cell office:value-type="float" office:value="0" table:formula="of:=IF([.$C178]&lt;&gt;[.I$1];[.I177];SUM([.I177];[.$E178]*[.$H178]))" table:style-name="ce1">
            <text:p>0</text:p>
          </table:table-cell>
          <table:table-cell office:value-type="float" office:value="0" table:formula="of:=IF([.$C178]&lt;&gt;[.J$1];[.J177];SUM([.J177];[.$E178]*[.$H178]))" table:style-name="ce1">
            <text:p>0</text:p>
          </table:table-cell>
          <table:table-cell office:value-type="float" office:value="59" table:formula="of:=IF([.$C178]&lt;&gt;[.K$1];[.K177];SUM([.K177];[.$E178]*[.$H178]))" table:style-name="ce1">
            <text:p>59</text:p>
          </table:table-cell>
          <table:table-cell office:value-type="float" office:value="65" table:formula="of:=IF([.$C178]&lt;&gt;[.L$1];[.L177];SUM([.L177];[.$E178]*[.$H178]))" table:style-name="ce1">
            <text:p>65</text:p>
          </table:table-cell>
          <table:table-cell office:value-type="float" office:value="4" table:formula="of:=IF([.$C178]&lt;&gt;[.M$1];[.M177];SUM([.M177];[.$E178]*[.$H178]))" table:style-name="ce1">
            <text:p>4</text:p>
          </table:table-cell>
          <table:table-cell table:number-columns-repeated="2" table:style-name="ce1"/>
          <table:table-cell office:value-type="float" office:value="543386" table:formula="of:=[.P177]-[.E178]*[.F178]*[.H178]" table:style-name="ce1">
            <text:p>543386</text:p>
          </table:table-cell>
          <table:table-cell office:value-type="float" office:value="0" table:formula="of:=IF([.A178]&lt;&gt;[.A179];[.P178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8-18T00:00:00" table:style-name="ce2">
            <text:p>18.08.2018</text:p>
          </table:table-cell>
          <table:table-cell office:value-type="string" table:style-name="ce1">
            <text:p>Walencja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W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office:value-type="float" office:value="-1" table:formula="of:=[.A180]-[.A179]-1" table:style-name="ce1">
            <text:p>-1</text:p>
          </table:table-cell>
          <table:table-cell office:value-type="float" office:value="-1" table:formula="of:=IF([.D179]=&quot;Z&quot;;1;-1)" table:style-name="ce1">
            <text:p>-1</text:p>
          </table:table-cell>
          <table:table-cell office:value-type="float" office:value="0" table:formula="of:=IF([.$C179]&lt;&gt;[.I$1];[.I178];SUM([.I178];[.$E179]*[.$H179]))" table:style-name="ce1">
            <text:p>0</text:p>
          </table:table-cell>
          <table:table-cell office:value-type="float" office:value="0" table:formula="of:=IF([.$C179]&lt;&gt;[.J$1];[.J178];SUM([.J178];[.$E179]*[.$H179]))" table:style-name="ce1">
            <text:p>0</text:p>
          </table:table-cell>
          <table:table-cell office:value-type="float" office:value="59" table:formula="of:=IF([.$C179]&lt;&gt;[.K$1];[.K178];SUM([.K178];[.$E179]*[.$H179]))" table:style-name="ce1">
            <text:p>59</text:p>
          </table:table-cell>
          <table:table-cell office:value-type="float" office:value="4" table:formula="of:=IF([.$C179]&lt;&gt;[.L$1];[.L178];SUM([.L178];[.$E179]*[.$H179]))" table:style-name="ce1">
            <text:p>4</text:p>
          </table:table-cell>
          <table:table-cell office:value-type="float" office:value="4" table:formula="of:=IF([.$C179]&lt;&gt;[.M$1];[.M178];SUM([.M178];[.$E179]*[.$H179]))" table:style-name="ce1">
            <text:p>4</text:p>
          </table:table-cell>
          <table:table-cell table:number-columns-repeated="2" table:style-name="ce1"/>
          <table:table-cell office:value-type="float" office:value="548876" table:formula="of:=[.P178]-[.E179]*[.F179]*[.H179]" table:style-name="ce1">
            <text:p>548876</text:p>
          </table:table-cell>
          <table:table-cell office:value-type="float" office:value="0" table:formula="of:=IF([.A179]&lt;&gt;[.A180];[.P179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8-18T00:00:00" table:style-name="ce2">
            <text:p>18.08.2018</text:p>
          </table:table-cell>
          <table:table-cell office:value-type="string" table:style-name="ce1">
            <text:p>Walencja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Z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-1" table:formula="of:=[.A181]-[.A180]-1" table:style-name="ce1">
            <text:p>-1</text:p>
          </table:table-cell>
          <table:table-cell office:value-type="float" office:value="1" table:formula="of:=IF([.D180]=&quot;Z&quot;;1;-1)" table:style-name="ce1">
            <text:p>1</text:p>
          </table:table-cell>
          <table:table-cell office:value-type="float" office:value="0" table:formula="of:=IF([.$C180]&lt;&gt;[.I$1];[.I179];SUM([.I179];[.$E180]*[.$H180]))" table:style-name="ce1">
            <text:p>0</text:p>
          </table:table-cell>
          <table:table-cell office:value-type="float" office:value="0" table:formula="of:=IF([.$C180]&lt;&gt;[.J$1];[.J179];SUM([.J179];[.$E180]*[.$H180]))" table:style-name="ce1">
            <text:p>0</text:p>
          </table:table-cell>
          <table:table-cell office:value-type="float" office:value="78" table:formula="of:=IF([.$C180]&lt;&gt;[.K$1];[.K179];SUM([.K179];[.$E180]*[.$H180]))" table:style-name="ce1">
            <text:p>78</text:p>
          </table:table-cell>
          <table:table-cell office:value-type="float" office:value="4" table:formula="of:=IF([.$C180]&lt;&gt;[.L$1];[.L179];SUM([.L179];[.$E180]*[.$H180]))" table:style-name="ce1">
            <text:p>4</text:p>
          </table:table-cell>
          <table:table-cell office:value-type="float" office:value="4" table:formula="of:=IF([.$C180]&lt;&gt;[.M$1];[.M179];SUM([.M179];[.$E180]*[.$H180]))" table:style-name="ce1">
            <text:p>4</text:p>
          </table:table-cell>
          <table:table-cell table:number-columns-repeated="2" table:style-name="ce1"/>
          <table:table-cell office:value-type="float" office:value="548458" table:formula="of:=[.P179]-[.E180]*[.F180]*[.H180]" table:style-name="ce1">
            <text:p>548458</text:p>
          </table:table-cell>
          <table:table-cell office:value-type="float" office:value="0" table:formula="of:=IF([.A180]&lt;&gt;[.A181];[.P180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8-18T00:00:00" table:style-name="ce2">
            <text:p>18.08.2018</text:p>
          </table:table-cell>
          <table:table-cell office:value-type="string" table:style-name="ce1">
            <text:p>Walencja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Z</text:p>
          </table:table-cell>
          <table:table-cell office:value-type="float" office:value="22" table:style-name="ce1">
            <text:p>22</text:p>
          </table:table-cell>
          <table:table-cell office:value-type="float" office:value="44" table:style-name="ce1">
            <text:p>44</text:p>
          </table:table-cell>
          <table:table-cell office:value-type="float" office:value="16" table:formula="of:=[.A182]-[.A181]-1" table:style-name="ce1">
            <text:p>16</text:p>
          </table:table-cell>
          <table:table-cell office:value-type="float" office:value="1" table:formula="of:=IF([.D181]=&quot;Z&quot;;1;-1)" table:style-name="ce1">
            <text:p>1</text:p>
          </table:table-cell>
          <table:table-cell office:value-type="float" office:value="0" table:formula="of:=IF([.$C181]&lt;&gt;[.I$1];[.I180];SUM([.I180];[.$E181]*[.$H181]))" table:style-name="ce1">
            <text:p>0</text:p>
          </table:table-cell>
          <table:table-cell office:value-type="float" office:value="0" table:formula="of:=IF([.$C181]&lt;&gt;[.J$1];[.J180];SUM([.J180];[.$E181]*[.$H181]))" table:style-name="ce1">
            <text:p>0</text:p>
          </table:table-cell>
          <table:table-cell office:value-type="float" office:value="78" table:formula="of:=IF([.$C181]&lt;&gt;[.K$1];[.K180];SUM([.K180];[.$E181]*[.$H181]))" table:style-name="ce1">
            <text:p>78</text:p>
          </table:table-cell>
          <table:table-cell office:value-type="float" office:value="4" table:formula="of:=IF([.$C181]&lt;&gt;[.L$1];[.L180];SUM([.L180];[.$E181]*[.$H181]))" table:style-name="ce1">
            <text:p>4</text:p>
          </table:table-cell>
          <table:table-cell office:value-type="float" office:value="26" table:formula="of:=IF([.$C181]&lt;&gt;[.M$1];[.M180];SUM([.M180];[.$E181]*[.$H181]))" table:style-name="ce1">
            <text:p>26</text:p>
          </table:table-cell>
          <table:table-cell table:number-columns-repeated="2" table:style-name="ce1"/>
          <table:table-cell office:value-type="float" office:value="547490" table:formula="of:=[.P180]-[.E181]*[.F181]*[.H181]" table:style-name="ce1">
            <text:p>547490</text:p>
          </table:table-cell>
          <table:table-cell office:value-type="float" office:value="547490" table:formula="of:=IF([.A181]&lt;&gt;[.A182];[.P181];0)" table:style-name="ce1">
            <text:p>547490</text:p>
          </table:table-cell>
          <table:table-cell table:number-columns-repeated="16367"/>
        </table:table-row>
        <table:table-row table:style-name="ro1">
          <table:table-cell office:value-type="date" office:date-value="2018-09-04T00:00:00" table:style-name="ce2">
            <text:p>04.09.2018</text:p>
          </table:table-cell>
          <table:table-cell office:value-type="string" table:style-name="ce1">
            <text:p>Algier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Z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-1" table:formula="of:=[.A183]-[.A182]-1" table:style-name="ce1">
            <text:p>-1</text:p>
          </table:table-cell>
          <table:table-cell office:value-type="float" office:value="1" table:formula="of:=IF([.D182]=&quot;Z&quot;;1;-1)" table:style-name="ce1">
            <text:p>1</text:p>
          </table:table-cell>
          <table:table-cell office:value-type="float" office:value="0" table:formula="of:=IF([.$C182]&lt;&gt;[.I$1];[.I181];SUM([.I181];[.$E182]*[.$H182]))" table:style-name="ce1">
            <text:p>0</text:p>
          </table:table-cell>
          <table:table-cell office:value-type="float" office:value="9" table:formula="of:=IF([.$C182]&lt;&gt;[.J$1];[.J181];SUM([.J181];[.$E182]*[.$H182]))" table:style-name="ce1">
            <text:p>9</text:p>
          </table:table-cell>
          <table:table-cell office:value-type="float" office:value="78" table:formula="of:=IF([.$C182]&lt;&gt;[.K$1];[.K181];SUM([.K181];[.$E182]*[.$H182]))" table:style-name="ce1">
            <text:p>78</text:p>
          </table:table-cell>
          <table:table-cell office:value-type="float" office:value="4" table:formula="of:=IF([.$C182]&lt;&gt;[.L$1];[.L181];SUM([.L181];[.$E182]*[.$H182]))" table:style-name="ce1">
            <text:p>4</text:p>
          </table:table-cell>
          <table:table-cell office:value-type="float" office:value="26" table:formula="of:=IF([.$C182]&lt;&gt;[.M$1];[.M181];SUM([.M181];[.$E182]*[.$H182]))" table:style-name="ce1">
            <text:p>26</text:p>
          </table:table-cell>
          <table:table-cell table:number-columns-repeated="2" table:style-name="ce1"/>
          <table:table-cell office:value-type="float" office:value="547265" table:formula="of:=[.P181]-[.E182]*[.F182]*[.H182]" table:style-name="ce1">
            <text:p>547265</text:p>
          </table:table-cell>
          <table:table-cell office:value-type="float" office:value="0" table:formula="of:=IF([.A182]&lt;&gt;[.A183];[.P182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9-04T00:00:00" table:style-name="ce2">
            <text:p>04.09.2018</text:p>
          </table:table-cell>
          <table:table-cell office:value-type="string" table:style-name="ce1">
            <text:p>Algier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W</text:p>
          </table:table-cell>
          <table:table-cell office:value-type="float" office:value="4" table:style-name="ce1">
            <text:p>4</text:p>
          </table:table-cell>
          <table:table-cell office:value-type="float" office:value="94" table:style-name="ce1">
            <text:p>94</text:p>
          </table:table-cell>
          <table:table-cell office:value-type="float" office:value="-1" table:formula="of:=[.A184]-[.A183]-1" table:style-name="ce1">
            <text:p>-1</text:p>
          </table:table-cell>
          <table:table-cell office:value-type="float" office:value="-1" table:formula="of:=IF([.D183]=&quot;Z&quot;;1;-1)" table:style-name="ce1">
            <text:p>-1</text:p>
          </table:table-cell>
          <table:table-cell office:value-type="float" office:value="0" table:formula="of:=IF([.$C183]&lt;&gt;[.I$1];[.I182];SUM([.I182];[.$E183]*[.$H183]))" table:style-name="ce1">
            <text:p>0</text:p>
          </table:table-cell>
          <table:table-cell office:value-type="float" office:value="9" table:formula="of:=IF([.$C183]&lt;&gt;[.J$1];[.J182];SUM([.J182];[.$E183]*[.$H183]))" table:style-name="ce1">
            <text:p>9</text:p>
          </table:table-cell>
          <table:table-cell office:value-type="float" office:value="78" table:formula="of:=IF([.$C183]&lt;&gt;[.K$1];[.K182];SUM([.K182];[.$E183]*[.$H183]))" table:style-name="ce1">
            <text:p>78</text:p>
          </table:table-cell>
          <table:table-cell office:value-type="float" office:value="0" table:formula="of:=IF([.$C183]&lt;&gt;[.L$1];[.L182];SUM([.L182];[.$E183]*[.$H183]))" table:style-name="ce1">
            <text:p>0</text:p>
          </table:table-cell>
          <table:table-cell office:value-type="float" office:value="26" table:formula="of:=IF([.$C183]&lt;&gt;[.M$1];[.M182];SUM([.M182];[.$E183]*[.$H183]))" table:style-name="ce1">
            <text:p>26</text:p>
          </table:table-cell>
          <table:table-cell table:number-columns-repeated="2" table:style-name="ce1"/>
          <table:table-cell office:value-type="float" office:value="547641" table:formula="of:=[.P182]-[.E183]*[.F183]*[.H183]" table:style-name="ce1">
            <text:p>547641</text:p>
          </table:table-cell>
          <table:table-cell office:value-type="float" office:value="0" table:formula="of:=IF([.A183]&lt;&gt;[.A184];[.P183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9-04T00:00:00" table:style-name="ce2">
            <text:p>04.09.2018</text:p>
          </table:table-cell>
          <table:table-cell office:value-type="string" table:style-name="ce1">
            <text:p>Algier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Z</text:p>
          </table:table-cell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-1" table:formula="of:=[.A185]-[.A184]-1" table:style-name="ce1">
            <text:p>-1</text:p>
          </table:table-cell>
          <table:table-cell office:value-type="float" office:value="1" table:formula="of:=IF([.D184]=&quot;Z&quot;;1;-1)" table:style-name="ce1">
            <text:p>1</text:p>
          </table:table-cell>
          <table:table-cell office:value-type="float" office:value="0" table:formula="of:=IF([.$C184]&lt;&gt;[.I$1];[.I183];SUM([.I183];[.$E184]*[.$H184]))" table:style-name="ce1">
            <text:p>0</text:p>
          </table:table-cell>
          <table:table-cell office:value-type="float" office:value="9" table:formula="of:=IF([.$C184]&lt;&gt;[.J$1];[.J183];SUM([.J183];[.$E184]*[.$H184]))" table:style-name="ce1">
            <text:p>9</text:p>
          </table:table-cell>
          <table:table-cell office:value-type="float" office:value="86" table:formula="of:=IF([.$C184]&lt;&gt;[.K$1];[.K183];SUM([.K183];[.$E184]*[.$H184]))" table:style-name="ce1">
            <text:p>86</text:p>
          </table:table-cell>
          <table:table-cell office:value-type="float" office:value="0" table:formula="of:=IF([.$C184]&lt;&gt;[.L$1];[.L183];SUM([.L183];[.$E184]*[.$H184]))" table:style-name="ce1">
            <text:p>0</text:p>
          </table:table-cell>
          <table:table-cell office:value-type="float" office:value="26" table:formula="of:=IF([.$C184]&lt;&gt;[.M$1];[.M183];SUM([.M183];[.$E184]*[.$H184]))" table:style-name="ce1">
            <text:p>26</text:p>
          </table:table-cell>
          <table:table-cell table:number-columns-repeated="2" table:style-name="ce1"/>
          <table:table-cell office:value-type="float" office:value="547473" table:formula="of:=[.P183]-[.E184]*[.F184]*[.H184]" table:style-name="ce1">
            <text:p>547473</text:p>
          </table:table-cell>
          <table:table-cell office:value-type="float" office:value="0" table:formula="of:=IF([.A184]&lt;&gt;[.A185];[.P184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9-04T00:00:00" table:style-name="ce2">
            <text:p>04.09.2018</text:p>
          </table:table-cell>
          <table:table-cell office:value-type="string" table:style-name="ce1">
            <text:p>Algier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Z</text:p>
          </table:table-cell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office:value-type="float" office:value="14" table:formula="of:=[.A186]-[.A185]-1" table:style-name="ce1">
            <text:p>14</text:p>
          </table:table-cell>
          <table:table-cell office:value-type="float" office:value="1" table:formula="of:=IF([.D185]=&quot;Z&quot;;1;-1)" table:style-name="ce1">
            <text:p>1</text:p>
          </table:table-cell>
          <table:table-cell office:value-type="float" office:value="47" table:formula="of:=IF([.$C185]&lt;&gt;[.I$1];[.I184];SUM([.I184];[.$E185]*[.$H185]))" table:style-name="ce1">
            <text:p>47</text:p>
          </table:table-cell>
          <table:table-cell office:value-type="float" office:value="9" table:formula="of:=IF([.$C185]&lt;&gt;[.J$1];[.J184];SUM([.J184];[.$E185]*[.$H185]))" table:style-name="ce1">
            <text:p>9</text:p>
          </table:table-cell>
          <table:table-cell office:value-type="float" office:value="86" table:formula="of:=IF([.$C185]&lt;&gt;[.K$1];[.K184];SUM([.K184];[.$E185]*[.$H185]))" table:style-name="ce1">
            <text:p>86</text:p>
          </table:table-cell>
          <table:table-cell office:value-type="float" office:value="0" table:formula="of:=IF([.$C185]&lt;&gt;[.L$1];[.L184];SUM([.L184];[.$E185]*[.$H185]))" table:style-name="ce1">
            <text:p>0</text:p>
          </table:table-cell>
          <table:table-cell office:value-type="float" office:value="26" table:formula="of:=IF([.$C185]&lt;&gt;[.M$1];[.M184];SUM([.M184];[.$E185]*[.$H185]))" table:style-name="ce1">
            <text:p>26</text:p>
          </table:table-cell>
          <table:table-cell table:number-columns-repeated="2" table:style-name="ce1"/>
          <table:table-cell office:value-type="float" office:value="547097" table:formula="of:=[.P184]-[.E185]*[.F185]*[.H185]" table:style-name="ce1">
            <text:p>547097</text:p>
          </table:table-cell>
          <table:table-cell office:value-type="float" office:value="547097" table:formula="of:=IF([.A185]&lt;&gt;[.A186];[.P185];0)" table:style-name="ce1">
            <text:p>547097</text:p>
          </table:table-cell>
          <table:table-cell table:number-columns-repeated="16367"/>
        </table:table-row>
        <table:table-row table:style-name="ro1">
          <table:table-cell office:value-type="date" office:date-value="2018-09-19T00:00:00" table:style-name="ce2">
            <text:p>19.09.2018</text:p>
          </table:table-cell>
          <table:table-cell office:value-type="string" table:style-name="ce1">
            <text:p>Tunis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W</text:p>
          </table:table-cell>
          <table:table-cell office:value-type="float" office:value="82" table:style-name="ce1">
            <text:p>82</text:p>
          </table:table-cell>
          <table:table-cell office:value-type="float" office:value="29" table:style-name="ce1">
            <text:p>29</text:p>
          </table:table-cell>
          <table:table-cell office:value-type="float" office:value="-1" table:formula="of:=[.A187]-[.A186]-1" table:style-name="ce1">
            <text:p>-1</text:p>
          </table:table-cell>
          <table:table-cell office:value-type="float" office:value="-1" table:formula="of:=IF([.D186]=&quot;Z&quot;;1;-1)" table:style-name="ce1">
            <text:p>-1</text:p>
          </table:table-cell>
          <table:table-cell office:value-type="float" office:value="47" table:formula="of:=IF([.$C186]&lt;&gt;[.I$1];[.I185];SUM([.I185];[.$E186]*[.$H186]))" table:style-name="ce1">
            <text:p>47</text:p>
          </table:table-cell>
          <table:table-cell office:value-type="float" office:value="9" table:formula="of:=IF([.$C186]&lt;&gt;[.J$1];[.J185];SUM([.J185];[.$E186]*[.$H186]))" table:style-name="ce1">
            <text:p>9</text:p>
          </table:table-cell>
          <table:table-cell office:value-type="float" office:value="4" table:formula="of:=IF([.$C186]&lt;&gt;[.K$1];[.K185];SUM([.K185];[.$E186]*[.$H186]))" table:style-name="ce1">
            <text:p>4</text:p>
          </table:table-cell>
          <table:table-cell office:value-type="float" office:value="0" table:formula="of:=IF([.$C186]&lt;&gt;[.L$1];[.L185];SUM([.L185];[.$E186]*[.$H186]))" table:style-name="ce1">
            <text:p>0</text:p>
          </table:table-cell>
          <table:table-cell office:value-type="float" office:value="26" table:formula="of:=IF([.$C186]&lt;&gt;[.M$1];[.M185];SUM([.M185];[.$E186]*[.$H186]))" table:style-name="ce1">
            <text:p>26</text:p>
          </table:table-cell>
          <table:table-cell table:number-columns-repeated="2" table:style-name="ce1"/>
          <table:table-cell office:value-type="float" office:value="549475" table:formula="of:=[.P185]-[.E186]*[.F186]*[.H186]" table:style-name="ce1">
            <text:p>549475</text:p>
          </table:table-cell>
          <table:table-cell office:value-type="float" office:value="0" table:formula="of:=IF([.A186]&lt;&gt;[.A187];[.P186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9-19T00:00:00" table:style-name="ce2">
            <text:p>19.09.2018</text:p>
          </table:table-cell>
          <table:table-cell office:value-type="string" table:style-name="ce1">
            <text:p>Tunis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W</text:p>
          </table:table-cell>
          <table:table-cell office:value-type="float" office:value="26" table:style-name="ce1">
            <text:p>26</text:p>
          </table:table-cell>
          <table:table-cell office:value-type="float" office:value="58" table:style-name="ce1">
            <text:p>58</text:p>
          </table:table-cell>
          <table:table-cell office:value-type="float" office:value="-1" table:formula="of:=[.A188]-[.A187]-1" table:style-name="ce1">
            <text:p>-1</text:p>
          </table:table-cell>
          <table:table-cell office:value-type="float" office:value="-1" table:formula="of:=IF([.D187]=&quot;Z&quot;;1;-1)" table:style-name="ce1">
            <text:p>-1</text:p>
          </table:table-cell>
          <table:table-cell office:value-type="float" office:value="47" table:formula="of:=IF([.$C187]&lt;&gt;[.I$1];[.I186];SUM([.I186];[.$E187]*[.$H187]))" table:style-name="ce1">
            <text:p>47</text:p>
          </table:table-cell>
          <table:table-cell office:value-type="float" office:value="9" table:formula="of:=IF([.$C187]&lt;&gt;[.J$1];[.J186];SUM([.J186];[.$E187]*[.$H187]))" table:style-name="ce1">
            <text:p>9</text:p>
          </table:table-cell>
          <table:table-cell office:value-type="float" office:value="4" table:formula="of:=IF([.$C187]&lt;&gt;[.K$1];[.K186];SUM([.K186];[.$E187]*[.$H187]))" table:style-name="ce1">
            <text:p>4</text:p>
          </table:table-cell>
          <table:table-cell office:value-type="float" office:value="0" table:formula="of:=IF([.$C187]&lt;&gt;[.L$1];[.L186];SUM([.L186];[.$E187]*[.$H187]))" table:style-name="ce1">
            <text:p>0</text:p>
          </table:table-cell>
          <table:table-cell office:value-type="float" office:value="0" table:formula="of:=IF([.$C187]&lt;&gt;[.M$1];[.M186];SUM([.M186];[.$E187]*[.$H187]))" table:style-name="ce1">
            <text:p>0</text:p>
          </table:table-cell>
          <table:table-cell table:number-columns-repeated="2" table:style-name="ce1"/>
          <table:table-cell office:value-type="float" office:value="550983" table:formula="of:=[.P186]-[.E187]*[.F187]*[.H187]" table:style-name="ce1">
            <text:p>550983</text:p>
          </table:table-cell>
          <table:table-cell office:value-type="float" office:value="0" table:formula="of:=IF([.A187]&lt;&gt;[.A188];[.P187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9-19T00:00:00" table:style-name="ce2">
            <text:p>19.09.2018</text:p>
          </table:table-cell>
          <table:table-cell office:value-type="string" table:style-name="ce1">
            <text:p>Tunis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Z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-1" table:formula="of:=[.A189]-[.A188]-1" table:style-name="ce1">
            <text:p>-1</text:p>
          </table:table-cell>
          <table:table-cell office:value-type="float" office:value="1" table:formula="of:=IF([.D188]=&quot;Z&quot;;1;-1)" table:style-name="ce1">
            <text:p>1</text:p>
          </table:table-cell>
          <table:table-cell office:value-type="float" office:value="71" table:formula="of:=IF([.$C188]&lt;&gt;[.I$1];[.I187];SUM([.I187];[.$E188]*[.$H188]))" table:style-name="ce1">
            <text:p>71</text:p>
          </table:table-cell>
          <table:table-cell office:value-type="float" office:value="9" table:formula="of:=IF([.$C188]&lt;&gt;[.J$1];[.J187];SUM([.J187];[.$E188]*[.$H188]))" table:style-name="ce1">
            <text:p>9</text:p>
          </table:table-cell>
          <table:table-cell office:value-type="float" office:value="4" table:formula="of:=IF([.$C188]&lt;&gt;[.K$1];[.K187];SUM([.K187];[.$E188]*[.$H188]))" table:style-name="ce1">
            <text:p>4</text:p>
          </table:table-cell>
          <table:table-cell office:value-type="float" office:value="0" table:formula="of:=IF([.$C188]&lt;&gt;[.L$1];[.L187];SUM([.L187];[.$E188]*[.$H188]))" table:style-name="ce1">
            <text:p>0</text:p>
          </table:table-cell>
          <table:table-cell office:value-type="float" office:value="0" table:formula="of:=IF([.$C188]&lt;&gt;[.M$1];[.M187];SUM([.M187];[.$E188]*[.$H188]))" table:style-name="ce1">
            <text:p>0</text:p>
          </table:table-cell>
          <table:table-cell table:number-columns-repeated="2" table:style-name="ce1"/>
          <table:table-cell office:value-type="float" office:value="550767" table:formula="of:=[.P187]-[.E188]*[.F188]*[.H188]" table:style-name="ce1">
            <text:p>550767</text:p>
          </table:table-cell>
          <table:table-cell office:value-type="float" office:value="0" table:formula="of:=IF([.A188]&lt;&gt;[.A189];[.P188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9-19T00:00:00" table:style-name="ce2">
            <text:p>19.09.2018</text:p>
          </table:table-cell>
          <table:table-cell office:value-type="string" table:style-name="ce1">
            <text:p>Tunis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Z</text:p>
          </table:table-cell>
          <table:table-cell office:value-type="float" office:value="36" table:style-name="ce1">
            <text:p>36</text:p>
          </table:table-cell>
          <table:table-cell office:value-type="float" office:value="26" table:style-name="ce1">
            <text:p>26</text:p>
          </table:table-cell>
          <table:table-cell office:value-type="float" office:value="-1" table:formula="of:=[.A190]-[.A189]-1" table:style-name="ce1">
            <text:p>-1</text:p>
          </table:table-cell>
          <table:table-cell office:value-type="float" office:value="1" table:formula="of:=IF([.D189]=&quot;Z&quot;;1;-1)" table:style-name="ce1">
            <text:p>1</text:p>
          </table:table-cell>
          <table:table-cell office:value-type="float" office:value="71" table:formula="of:=IF([.$C189]&lt;&gt;[.I$1];[.I188];SUM([.I188];[.$E189]*[.$H189]))" table:style-name="ce1">
            <text:p>71</text:p>
          </table:table-cell>
          <table:table-cell office:value-type="float" office:value="45" table:formula="of:=IF([.$C189]&lt;&gt;[.J$1];[.J188];SUM([.J188];[.$E189]*[.$H189]))" table:style-name="ce1">
            <text:p>45</text:p>
          </table:table-cell>
          <table:table-cell office:value-type="float" office:value="4" table:formula="of:=IF([.$C189]&lt;&gt;[.K$1];[.K188];SUM([.K188];[.$E189]*[.$H189]))" table:style-name="ce1">
            <text:p>4</text:p>
          </table:table-cell>
          <table:table-cell office:value-type="float" office:value="0" table:formula="of:=IF([.$C189]&lt;&gt;[.L$1];[.L188];SUM([.L188];[.$E189]*[.$H189]))" table:style-name="ce1">
            <text:p>0</text:p>
          </table:table-cell>
          <table:table-cell office:value-type="float" office:value="0" table:formula="of:=IF([.$C189]&lt;&gt;[.M$1];[.M188];SUM([.M188];[.$E189]*[.$H189]))" table:style-name="ce1">
            <text:p>0</text:p>
          </table:table-cell>
          <table:table-cell table:number-columns-repeated="2" table:style-name="ce1"/>
          <table:table-cell office:value-type="float" office:value="549831" table:formula="of:=[.P188]-[.E189]*[.F189]*[.H189]" table:style-name="ce1">
            <text:p>549831</text:p>
          </table:table-cell>
          <table:table-cell office:value-type="float" office:value="0" table:formula="of:=IF([.A189]&lt;&gt;[.A190];[.P189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09-19T00:00:00" table:style-name="ce2">
            <text:p>19.09.2018</text:p>
          </table:table-cell>
          <table:table-cell office:value-type="string" table:style-name="ce1">
            <text:p>Tunis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Z</text:p>
          </table:table-cell>
          <table:table-cell office:value-type="float" office:value="6" table:style-name="ce1">
            <text:p>6</text:p>
          </table:table-cell>
          <table:table-cell office:value-type="float" office:value="68" table:style-name="ce1">
            <text:p>68</text:p>
          </table:table-cell>
          <table:table-cell office:value-type="float" office:value="18" table:formula="of:=[.A191]-[.A190]-1" table:style-name="ce1">
            <text:p>18</text:p>
          </table:table-cell>
          <table:table-cell office:value-type="float" office:value="1" table:formula="of:=IF([.D190]=&quot;Z&quot;;1;-1)" table:style-name="ce1">
            <text:p>1</text:p>
          </table:table-cell>
          <table:table-cell office:value-type="float" office:value="71" table:formula="of:=IF([.$C190]&lt;&gt;[.I$1];[.I189];SUM([.I189];[.$E190]*[.$H190]))" table:style-name="ce1">
            <text:p>71</text:p>
          </table:table-cell>
          <table:table-cell office:value-type="float" office:value="45" table:formula="of:=IF([.$C190]&lt;&gt;[.J$1];[.J189];SUM([.J189];[.$E190]*[.$H190]))" table:style-name="ce1">
            <text:p>45</text:p>
          </table:table-cell>
          <table:table-cell office:value-type="float" office:value="4" table:formula="of:=IF([.$C190]&lt;&gt;[.K$1];[.K189];SUM([.K189];[.$E190]*[.$H190]))" table:style-name="ce1">
            <text:p>4</text:p>
          </table:table-cell>
          <table:table-cell office:value-type="float" office:value="6" table:formula="of:=IF([.$C190]&lt;&gt;[.L$1];[.L189];SUM([.L189];[.$E190]*[.$H190]))" table:style-name="ce1">
            <text:p>6</text:p>
          </table:table-cell>
          <table:table-cell office:value-type="float" office:value="0" table:formula="of:=IF([.$C190]&lt;&gt;[.M$1];[.M189];SUM([.M189];[.$E190]*[.$H190]))" table:style-name="ce1">
            <text:p>0</text:p>
          </table:table-cell>
          <table:table-cell table:number-columns-repeated="2" table:style-name="ce1"/>
          <table:table-cell office:value-type="float" office:value="549423" table:formula="of:=[.P189]-[.E190]*[.F190]*[.H190]" table:style-name="ce1">
            <text:p>549423</text:p>
          </table:table-cell>
          <table:table-cell office:value-type="float" office:value="549423" table:formula="of:=IF([.A190]&lt;&gt;[.A191];[.P190];0)" table:style-name="ce1">
            <text:p>549423</text:p>
          </table:table-cell>
          <table:table-cell table:number-columns-repeated="16367"/>
        </table:table-row>
        <table:table-row table:style-name="ro1">
          <table:table-cell office:value-type="date" office:date-value="2018-10-08T00:00:00" table:style-name="ce2">
            <text:p>08.10.2018</text:p>
          </table:table-cell>
          <table:table-cell office:value-type="string" table:style-name="ce1">
            <text:p>Benghazi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W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office:value-type="float" office:value="-1" table:formula="of:=[.A192]-[.A191]-1" table:style-name="ce1">
            <text:p>-1</text:p>
          </table:table-cell>
          <table:table-cell office:value-type="float" office:value="-1" table:formula="of:=IF([.D191]=&quot;Z&quot;;1;-1)" table:style-name="ce1">
            <text:p>-1</text:p>
          </table:table-cell>
          <table:table-cell office:value-type="float" office:value="71" table:formula="of:=IF([.$C191]&lt;&gt;[.I$1];[.I190];SUM([.I190];[.$E191]*[.$H191]))" table:style-name="ce1">
            <text:p>71</text:p>
          </table:table-cell>
          <table:table-cell office:value-type="float" office:value="0" table:formula="of:=IF([.$C191]&lt;&gt;[.J$1];[.J190];SUM([.J190];[.$E191]*[.$H191]))" table:style-name="ce1">
            <text:p>0</text:p>
          </table:table-cell>
          <table:table-cell office:value-type="float" office:value="4" table:formula="of:=IF([.$C191]&lt;&gt;[.K$1];[.K190];SUM([.K190];[.$E191]*[.$H191]))" table:style-name="ce1">
            <text:p>4</text:p>
          </table:table-cell>
          <table:table-cell office:value-type="float" office:value="6" table:formula="of:=IF([.$C191]&lt;&gt;[.L$1];[.L190];SUM([.L190];[.$E191]*[.$H191]))" table:style-name="ce1">
            <text:p>6</text:p>
          </table:table-cell>
          <table:table-cell office:value-type="float" office:value="0" table:formula="of:=IF([.$C191]&lt;&gt;[.M$1];[.M190];SUM([.M190];[.$E191]*[.$H191]))" table:style-name="ce1">
            <text:p>0</text:p>
          </table:table-cell>
          <table:table-cell table:number-columns-repeated="2" table:style-name="ce1"/>
          <table:table-cell office:value-type="float" office:value="551043" table:formula="of:=[.P190]-[.E191]*[.F191]*[.H191]" table:style-name="ce1">
            <text:p>551043</text:p>
          </table:table-cell>
          <table:table-cell office:value-type="float" office:value="0" table:formula="of:=IF([.A191]&lt;&gt;[.A192];[.P191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10-08T00:00:00" table:style-name="ce2">
            <text:p>08.10.2018</text:p>
          </table:table-cell>
          <table:table-cell office:value-type="string" table:style-name="ce1">
            <text:p>Benghazi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Z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-1" table:formula="of:=[.A193]-[.A192]-1" table:style-name="ce1">
            <text:p>-1</text:p>
          </table:table-cell>
          <table:table-cell office:value-type="float" office:value="1" table:formula="of:=IF([.D192]=&quot;Z&quot;;1;-1)" table:style-name="ce1">
            <text:p>1</text:p>
          </table:table-cell>
          <table:table-cell office:value-type="float" office:value="89" table:formula="of:=IF([.$C192]&lt;&gt;[.I$1];[.I191];SUM([.I191];[.$E192]*[.$H192]))" table:style-name="ce1">
            <text:p>89</text:p>
          </table:table-cell>
          <table:table-cell office:value-type="float" office:value="0" table:formula="of:=IF([.$C192]&lt;&gt;[.J$1];[.J191];SUM([.J191];[.$E192]*[.$H192]))" table:style-name="ce1">
            <text:p>0</text:p>
          </table:table-cell>
          <table:table-cell office:value-type="float" office:value="4" table:formula="of:=IF([.$C192]&lt;&gt;[.K$1];[.K191];SUM([.K191];[.$E192]*[.$H192]))" table:style-name="ce1">
            <text:p>4</text:p>
          </table:table-cell>
          <table:table-cell office:value-type="float" office:value="6" table:formula="of:=IF([.$C192]&lt;&gt;[.L$1];[.L191];SUM([.L191];[.$E192]*[.$H192]))" table:style-name="ce1">
            <text:p>6</text:p>
          </table:table-cell>
          <table:table-cell office:value-type="float" office:value="0" table:formula="of:=IF([.$C192]&lt;&gt;[.M$1];[.M191];SUM([.M191];[.$E192]*[.$H192]))" table:style-name="ce1">
            <text:p>0</text:p>
          </table:table-cell>
          <table:table-cell table:number-columns-repeated="2" table:style-name="ce1"/>
          <table:table-cell office:value-type="float" office:value="550899" table:formula="of:=[.P191]-[.E192]*[.F192]*[.H192]" table:style-name="ce1">
            <text:p>550899</text:p>
          </table:table-cell>
          <table:table-cell office:value-type="float" office:value="0" table:formula="of:=IF([.A192]&lt;&gt;[.A193];[.P192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10-08T00:00:00" table:style-name="ce31">
            <text:p>08.10.2018</text:p>
          </table:table-cell>
          <table:table-cell office:value-type="string" table:style-name="ce1">
            <text:p>Benghazi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Z</text:p>
          </table:table-cell>
          <table:table-cell office:value-type="float" office:value="20" table:style-name="ce1">
            <text:p>20</text:p>
          </table:table-cell>
          <table:table-cell office:value-type="float" office:value="41" table:style-name="ce1">
            <text:p>41</text:p>
          </table:table-cell>
          <table:table-cell office:value-type="float" office:value="25" table:formula="of:=[.A194]-[.A193]-1" table:style-name="ce1">
            <text:p>25</text:p>
          </table:table-cell>
          <table:table-cell office:value-type="float" office:value="1" table:formula="of:=IF([.D193]=&quot;Z&quot;;1;-1)" table:style-name="ce1">
            <text:p>1</text:p>
          </table:table-cell>
          <table:table-cell office:value-type="float" office:value="89" table:formula="of:=IF([.$C193]&lt;&gt;[.I$1];[.I192];SUM([.I192];[.$E193]*[.$H193]))" table:style-name="ce1">
            <text:p>89</text:p>
          </table:table-cell>
          <table:table-cell office:value-type="float" office:value="0" table:formula="of:=IF([.$C193]&lt;&gt;[.J$1];[.J192];SUM([.J192];[.$E193]*[.$H193]))" table:style-name="ce1">
            <text:p>0</text:p>
          </table:table-cell>
          <table:table-cell office:value-type="float" office:value="4" table:formula="of:=IF([.$C193]&lt;&gt;[.K$1];[.K192];SUM([.K192];[.$E193]*[.$H193]))" table:style-name="ce1">
            <text:p>4</text:p>
          </table:table-cell>
          <table:table-cell office:value-type="float" office:value="6" table:formula="of:=IF([.$C193]&lt;&gt;[.L$1];[.L192];SUM([.L192];[.$E193]*[.$H193]))" table:style-name="ce1">
            <text:p>6</text:p>
          </table:table-cell>
          <table:table-cell office:value-type="float" office:value="20" table:formula="of:=IF([.$C193]&lt;&gt;[.M$1];[.M192];SUM([.M192];[.$E193]*[.$H193]))" table:style-name="ce1">
            <text:p>20</text:p>
          </table:table-cell>
          <table:table-cell table:number-columns-repeated="2" table:style-name="ce1"/>
          <table:table-cell office:value-type="float" office:value="550079" table:formula="of:=[.P192]-[.E193]*[.F193]*[.H193]" table:style-name="ce1">
            <text:p>550079</text:p>
          </table:table-cell>
          <table:table-cell office:value-type="float" office:value="550079" table:formula="of:=IF([.A193]&lt;&gt;[.A194];[.P193];0)" table:style-name="ce25">
            <text:p>550079</text:p>
          </table:table-cell>
          <table:table-cell table:number-columns-repeated="16367"/>
        </table:table-row>
        <table:table-row table:style-name="ro1">
          <table:table-cell office:value-type="date" office:date-value="2018-11-03T00:00:00" table:style-name="ce2">
            <text:p>03.11.2018</text:p>
          </table:table-cell>
          <table:table-cell office:value-type="string" table:style-name="ce1">
            <text:p>Aleksandria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W</text:p>
          </table:table-cell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-1" table:formula="of:=[.A195]-[.A194]-1" table:style-name="ce1">
            <text:p>-1</text:p>
          </table:table-cell>
          <table:table-cell office:value-type="float" office:value="-1" table:formula="of:=IF([.D194]=&quot;Z&quot;;1;-1)" table:style-name="ce1">
            <text:p>-1</text:p>
          </table:table-cell>
          <table:table-cell office:value-type="float" office:value="89" table:formula="of:=IF([.$C194]&lt;&gt;[.I$1];[.I193];SUM([.I193];[.$E194]*[.$H194]))" table:style-name="ce1">
            <text:p>89</text:p>
          </table:table-cell>
          <table:table-cell office:value-type="float" office:value="0" table:formula="of:=IF([.$C194]&lt;&gt;[.J$1];[.J193];SUM([.J193];[.$E194]*[.$H194]))" table:style-name="ce1">
            <text:p>0</text:p>
          </table:table-cell>
          <table:table-cell office:value-type="float" office:value="0" table:formula="of:=IF([.$C194]&lt;&gt;[.K$1];[.K193];SUM([.K193];[.$E194]*[.$H194]))" table:style-name="ce1">
            <text:p>0</text:p>
          </table:table-cell>
          <table:table-cell office:value-type="float" office:value="6" table:formula="of:=IF([.$C194]&lt;&gt;[.L$1];[.L193];SUM([.L193];[.$E194]*[.$H194]))" table:style-name="ce1">
            <text:p>6</text:p>
          </table:table-cell>
          <table:table-cell office:value-type="float" office:value="20" table:formula="of:=IF([.$C194]&lt;&gt;[.M$1];[.M193];SUM([.M193];[.$E194]*[.$H194]))" table:style-name="ce1">
            <text:p>20</text:p>
          </table:table-cell>
          <table:table-cell table:number-columns-repeated="2" table:style-name="ce1"/>
          <table:table-cell office:value-type="float" office:value="550207" table:formula="of:=[.P193]-[.E194]*[.F194]*[.H194]" table:style-name="ce1">
            <text:p>550207</text:p>
          </table:table-cell>
          <table:table-cell office:value-type="float" office:value="0" table:formula="of:=IF([.A194]&lt;&gt;[.A195];[.P194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11-03T00:00:00" table:style-name="ce2">
            <text:p>03.11.2018</text:p>
          </table:table-cell>
          <table:table-cell office:value-type="string" table:style-name="ce1">
            <text:p>Aleksandria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Z</text:p>
          </table:table-cell>
          <table:table-cell office:value-type="float" office:value="48" table:style-name="ce1">
            <text:p>48</text:p>
          </table:table-cell>
          <table:table-cell office:value-type="float" office:value="37" table:style-name="ce1">
            <text:p>37</text:p>
          </table:table-cell>
          <table:table-cell office:value-type="float" office:value="20" table:formula="of:=[.A196]-[.A195]-1" table:style-name="ce1">
            <text:p>20</text:p>
          </table:table-cell>
          <table:table-cell office:value-type="float" office:value="1" table:formula="of:=IF([.D195]=&quot;Z&quot;;1;-1)" table:style-name="ce1">
            <text:p>1</text:p>
          </table:table-cell>
          <table:table-cell office:value-type="float" office:value="89" table:formula="of:=IF([.$C195]&lt;&gt;[.I$1];[.I194];SUM([.I194];[.$E195]*[.$H195]))" table:style-name="ce1">
            <text:p>89</text:p>
          </table:table-cell>
          <table:table-cell office:value-type="float" office:value="0" table:formula="of:=IF([.$C195]&lt;&gt;[.J$1];[.J194];SUM([.J194];[.$E195]*[.$H195]))" table:style-name="ce1">
            <text:p>0</text:p>
          </table:table-cell>
          <table:table-cell office:value-type="float" office:value="0" table:formula="of:=IF([.$C195]&lt;&gt;[.K$1];[.K194];SUM([.K194];[.$E195]*[.$H195]))" table:style-name="ce1">
            <text:p>0</text:p>
          </table:table-cell>
          <table:table-cell office:value-type="float" office:value="6" table:formula="of:=IF([.$C195]&lt;&gt;[.L$1];[.L194];SUM([.L194];[.$E195]*[.$H195]))" table:style-name="ce1">
            <text:p>6</text:p>
          </table:table-cell>
          <table:table-cell office:value-type="float" office:value="68" table:formula="of:=IF([.$C195]&lt;&gt;[.M$1];[.M194];SUM([.M194];[.$E195]*[.$H195]))" table:style-name="ce1">
            <text:p>68</text:p>
          </table:table-cell>
          <table:table-cell table:number-columns-repeated="2" table:style-name="ce1"/>
          <table:table-cell office:value-type="float" office:value="548431" table:formula="of:=[.P194]-[.E195]*[.F195]*[.H195]" table:style-name="ce1">
            <text:p>548431</text:p>
          </table:table-cell>
          <table:table-cell office:value-type="float" office:value="548431" table:formula="of:=IF([.A195]&lt;&gt;[.A196];[.P195];0)" table:style-name="ce1">
            <text:p>548431</text:p>
          </table:table-cell>
          <table:table-cell table:number-columns-repeated="16367"/>
        </table:table-row>
        <table:table-row table:style-name="ro1">
          <table:table-cell office:value-type="date" office:date-value="2018-11-24T00:00:00" table:style-name="ce2">
            <text:p>24.11.2018</text:p>
          </table:table-cell>
          <table:table-cell office:value-type="string" table:style-name="ce1">
            <text:p>Bejrut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W</text:p>
          </table:table-cell>
          <table:table-cell office:value-type="float" office:value="64" table:style-name="ce1">
            <text:p>64</text:p>
          </table:table-cell>
          <table:table-cell office:value-type="float" office:value="61" table:style-name="ce1">
            <text:p>61</text:p>
          </table:table-cell>
          <table:table-cell office:value-type="float" office:value="-1" table:formula="of:=[.A197]-[.A196]-1" table:style-name="ce1">
            <text:p>-1</text:p>
          </table:table-cell>
          <table:table-cell office:value-type="float" office:value="-1" table:formula="of:=IF([.D196]=&quot;Z&quot;;1;-1)" table:style-name="ce1">
            <text:p>-1</text:p>
          </table:table-cell>
          <table:table-cell office:value-type="float" office:value="89" table:formula="of:=IF([.$C196]&lt;&gt;[.I$1];[.I195];SUM([.I195];[.$E196]*[.$H196]))" table:style-name="ce1">
            <text:p>89</text:p>
          </table:table-cell>
          <table:table-cell office:value-type="float" office:value="0" table:formula="of:=IF([.$C196]&lt;&gt;[.J$1];[.J195];SUM([.J195];[.$E196]*[.$H196]))" table:style-name="ce1">
            <text:p>0</text:p>
          </table:table-cell>
          <table:table-cell office:value-type="float" office:value="0" table:formula="of:=IF([.$C196]&lt;&gt;[.K$1];[.K195];SUM([.K195];[.$E196]*[.$H196]))" table:style-name="ce1">
            <text:p>0</text:p>
          </table:table-cell>
          <table:table-cell office:value-type="float" office:value="6" table:formula="of:=IF([.$C196]&lt;&gt;[.L$1];[.L195];SUM([.L195];[.$E196]*[.$H196]))" table:style-name="ce1">
            <text:p>6</text:p>
          </table:table-cell>
          <table:table-cell office:value-type="float" office:value="4" table:formula="of:=IF([.$C196]&lt;&gt;[.M$1];[.M195];SUM([.M195];[.$E196]*[.$H196]))" table:style-name="ce1">
            <text:p>4</text:p>
          </table:table-cell>
          <table:table-cell table:number-columns-repeated="2" table:style-name="ce1"/>
          <table:table-cell office:value-type="float" office:value="552335" table:formula="of:=[.P195]-[.E196]*[.F196]*[.H196]" table:style-name="ce1">
            <text:p>552335</text:p>
          </table:table-cell>
          <table:table-cell office:value-type="float" office:value="0" table:formula="of:=IF([.A196]&lt;&gt;[.A197];[.P196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11-24T00:00:00" table:style-name="ce2">
            <text:p>24.11.2018</text:p>
          </table:table-cell>
          <table:table-cell office:value-type="string" table:style-name="ce1">
            <text:p>Bejrut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Z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-1" table:formula="of:=[.A198]-[.A197]-1" table:style-name="ce1">
            <text:p>-1</text:p>
          </table:table-cell>
          <table:table-cell office:value-type="float" office:value="1" table:formula="of:=IF([.D197]=&quot;Z&quot;;1;-1)" table:style-name="ce1">
            <text:p>1</text:p>
          </table:table-cell>
          <table:table-cell office:value-type="float" office:value="89" table:formula="of:=IF([.$C197]&lt;&gt;[.I$1];[.I196];SUM([.I196];[.$E197]*[.$H197]))" table:style-name="ce1">
            <text:p>89</text:p>
          </table:table-cell>
          <table:table-cell office:value-type="float" office:value="0" table:formula="of:=IF([.$C197]&lt;&gt;[.J$1];[.J196];SUM([.J196];[.$E197]*[.$H197]))" table:style-name="ce1">
            <text:p>0</text:p>
          </table:table-cell>
          <table:table-cell office:value-type="float" office:value="0" table:formula="of:=IF([.$C197]&lt;&gt;[.K$1];[.K196];SUM([.K196];[.$E197]*[.$H197]))" table:style-name="ce1">
            <text:p>0</text:p>
          </table:table-cell>
          <table:table-cell office:value-type="float" office:value="49" table:formula="of:=IF([.$C197]&lt;&gt;[.L$1];[.L196];SUM([.L196];[.$E197]*[.$H197]))" table:style-name="ce1">
            <text:p>49</text:p>
          </table:table-cell>
          <table:table-cell office:value-type="float" office:value="4" table:formula="of:=IF([.$C197]&lt;&gt;[.M$1];[.M196];SUM([.M196];[.$E197]*[.$H197]))" table:style-name="ce1">
            <text:p>4</text:p>
          </table:table-cell>
          <table:table-cell table:number-columns-repeated="2" table:style-name="ce1"/>
          <table:table-cell office:value-type="float" office:value="549626" table:formula="of:=[.P196]-[.E197]*[.F197]*[.H197]" table:style-name="ce1">
            <text:p>549626</text:p>
          </table:table-cell>
          <table:table-cell office:value-type="float" office:value="0" table:formula="of:=IF([.A197]&lt;&gt;[.A198];[.P197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11-24T00:00:00" table:style-name="ce2">
            <text:p>24.11.2018</text:p>
          </table:table-cell>
          <table:table-cell office:value-type="string" table:style-name="ce1">
            <text:p>Bejrut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Z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3" table:formula="of:=[.A199]-[.A198]-1" table:style-name="ce1">
            <text:p>23</text:p>
          </table:table-cell>
          <table:table-cell office:value-type="float" office:value="1" table:formula="of:=IF([.D198]=&quot;Z&quot;;1;-1)" table:style-name="ce1">
            <text:p>1</text:p>
          </table:table-cell>
          <table:table-cell office:value-type="float" office:value="89" table:formula="of:=IF([.$C198]&lt;&gt;[.I$1];[.I197];SUM([.I197];[.$E198]*[.$H198]))" table:style-name="ce1">
            <text:p>89</text:p>
          </table:table-cell>
          <table:table-cell office:value-type="float" office:value="24" table:formula="of:=IF([.$C198]&lt;&gt;[.J$1];[.J197];SUM([.J197];[.$E198]*[.$H198]))" table:style-name="ce1">
            <text:p>24</text:p>
          </table:table-cell>
          <table:table-cell office:value-type="float" office:value="0" table:formula="of:=IF([.$C198]&lt;&gt;[.K$1];[.K197];SUM([.K197];[.$E198]*[.$H198]))" table:style-name="ce1">
            <text:p>0</text:p>
          </table:table-cell>
          <table:table-cell office:value-type="float" office:value="49" table:formula="of:=IF([.$C198]&lt;&gt;[.L$1];[.L197];SUM([.L197];[.$E198]*[.$H198]))" table:style-name="ce1">
            <text:p>49</text:p>
          </table:table-cell>
          <table:table-cell office:value-type="float" office:value="4" table:formula="of:=IF([.$C198]&lt;&gt;[.M$1];[.M197];SUM([.M197];[.$E198]*[.$H198]))" table:style-name="ce1">
            <text:p>4</text:p>
          </table:table-cell>
          <table:table-cell table:number-columns-repeated="2" table:style-name="ce1"/>
          <table:table-cell office:value-type="float" office:value="549050" table:formula="of:=[.P197]-[.E198]*[.F198]*[.H198]" table:style-name="ce1">
            <text:p>549050</text:p>
          </table:table-cell>
          <table:table-cell office:value-type="float" office:value="549050" table:formula="of:=IF([.A198]&lt;&gt;[.A199];[.P198];0)" table:style-name="ce1">
            <text:p>549050</text:p>
          </table:table-cell>
          <table:table-cell table:number-columns-repeated="16367"/>
        </table:table-row>
        <table:table-row table:style-name="ro1">
          <table:table-cell office:value-type="date" office:date-value="2018-12-18T00:00:00" table:style-name="ce2">
            <text:p>18.12.2018</text:p>
          </table:table-cell>
          <table:table-cell office:value-type="string" table:style-name="ce1">
            <text:p>Palermo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W</text:p>
          </table:table-cell>
          <table:table-cell office:value-type="float" office:value="4" table:style-name="ce1">
            <text:p>4</text:p>
          </table:table-cell>
          <table:table-cell office:value-type="float" office:value="62" table:style-name="ce1">
            <text:p>62</text:p>
          </table:table-cell>
          <table:table-cell office:value-type="float" office:value="-1" table:formula="of:=[.A200]-[.A199]-1" table:style-name="ce1">
            <text:p>-1</text:p>
          </table:table-cell>
          <table:table-cell office:value-type="float" office:value="-1" table:formula="of:=IF([.D199]=&quot;Z&quot;;1;-1)" table:style-name="ce1">
            <text:p>-1</text:p>
          </table:table-cell>
          <table:table-cell office:value-type="float" office:value="89" table:formula="of:=IF([.$C199]&lt;&gt;[.I$1];[.I198];SUM([.I198];[.$E199]*[.$H199]))" table:style-name="ce1">
            <text:p>89</text:p>
          </table:table-cell>
          <table:table-cell office:value-type="float" office:value="24" table:formula="of:=IF([.$C199]&lt;&gt;[.J$1];[.J198];SUM([.J198];[.$E199]*[.$H199]))" table:style-name="ce1">
            <text:p>24</text:p>
          </table:table-cell>
          <table:table-cell office:value-type="float" office:value="0" table:formula="of:=IF([.$C199]&lt;&gt;[.K$1];[.K198];SUM([.K198];[.$E199]*[.$H199]))" table:style-name="ce1">
            <text:p>0</text:p>
          </table:table-cell>
          <table:table-cell office:value-type="float" office:value="49" table:formula="of:=IF([.$C199]&lt;&gt;[.L$1];[.L198];SUM([.L198];[.$E199]*[.$H199]))" table:style-name="ce1">
            <text:p>49</text:p>
          </table:table-cell>
          <table:table-cell office:value-type="float" office:value="0" table:formula="of:=IF([.$C199]&lt;&gt;[.M$1];[.M198];SUM([.M198];[.$E199]*[.$H199]))" table:style-name="ce1">
            <text:p>0</text:p>
          </table:table-cell>
          <table:table-cell table:number-columns-repeated="2" table:style-name="ce1"/>
          <table:table-cell office:value-type="float" office:value="549298" table:formula="of:=[.P198]-[.E199]*[.F199]*[.H199]" table:style-name="ce1">
            <text:p>549298</text:p>
          </table:table-cell>
          <table:table-cell office:value-type="float" office:value="0" table:formula="of:=IF([.A199]&lt;&gt;[.A200];[.P199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12-18T00:00:00" table:style-name="ce2">
            <text:p>18.12.2018</text:p>
          </table:table-cell>
          <table:table-cell office:value-type="string" table:style-name="ce1">
            <text:p>Palermo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Z</text:p>
          </table:table-cell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office:value-type="float" office:value="-1" table:formula="of:=[.A201]-[.A200]-1" table:style-name="ce1">
            <text:p>-1</text:p>
          </table:table-cell>
          <table:table-cell office:value-type="float" office:value="1" table:formula="of:=IF([.D200]=&quot;Z&quot;;1;-1)" table:style-name="ce1">
            <text:p>1</text:p>
          </table:table-cell>
          <table:table-cell office:value-type="float" office:value="89" table:formula="of:=IF([.$C200]&lt;&gt;[.I$1];[.I199];SUM([.I199];[.$E200]*[.$H200]))" table:style-name="ce1">
            <text:p>89</text:p>
          </table:table-cell>
          <table:table-cell office:value-type="float" office:value="24" table:formula="of:=IF([.$C200]&lt;&gt;[.J$1];[.J199];SUM([.J199];[.$E200]*[.$H200]))" table:style-name="ce1">
            <text:p>24</text:p>
          </table:table-cell>
          <table:table-cell office:value-type="float" office:value="35" table:formula="of:=IF([.$C200]&lt;&gt;[.K$1];[.K199];SUM([.K199];[.$E200]*[.$H200]))" table:style-name="ce1">
            <text:p>35</text:p>
          </table:table-cell>
          <table:table-cell office:value-type="float" office:value="49" table:formula="of:=IF([.$C200]&lt;&gt;[.L$1];[.L199];SUM([.L199];[.$E200]*[.$H200]))" table:style-name="ce1">
            <text:p>49</text:p>
          </table:table-cell>
          <table:table-cell office:value-type="float" office:value="0" table:formula="of:=IF([.$C200]&lt;&gt;[.M$1];[.M199];SUM([.M199];[.$E200]*[.$H200]))" table:style-name="ce1">
            <text:p>0</text:p>
          </table:table-cell>
          <table:table-cell table:number-columns-repeated="2" table:style-name="ce1"/>
          <table:table-cell office:value-type="float" office:value="548633" table:formula="of:=[.P199]-[.E200]*[.F200]*[.H200]" table:style-name="ce1">
            <text:p>548633</text:p>
          </table:table-cell>
          <table:table-cell office:value-type="float" office:value="0" table:formula="of:=IF([.A200]&lt;&gt;[.A201];[.P200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12-18T00:00:00" table:style-name="ce2">
            <text:p>18.12.2018</text:p>
          </table:table-cell>
          <table:table-cell office:value-type="string" table:style-name="ce1">
            <text:p>Palermo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Z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float" office:value="-1" table:formula="of:=[.A202]-[.A201]-1" table:style-name="ce1">
            <text:p>-1</text:p>
          </table:table-cell>
          <table:table-cell office:value-type="float" office:value="1" table:formula="of:=IF([.D201]=&quot;Z&quot;;1;-1)" table:style-name="ce1">
            <text:p>1</text:p>
          </table:table-cell>
          <table:table-cell office:value-type="float" office:value="130" table:formula="of:=IF([.$C201]&lt;&gt;[.I$1];[.I200];SUM([.I200];[.$E201]*[.$H201]))" table:style-name="ce1">
            <text:p>130</text:p>
          </table:table-cell>
          <table:table-cell office:value-type="float" office:value="24" table:formula="of:=IF([.$C201]&lt;&gt;[.J$1];[.J200];SUM([.J200];[.$E201]*[.$H201]))" table:style-name="ce1">
            <text:p>24</text:p>
          </table:table-cell>
          <table:table-cell office:value-type="float" office:value="35" table:formula="of:=IF([.$C201]&lt;&gt;[.K$1];[.K200];SUM([.K200];[.$E201]*[.$H201]))" table:style-name="ce1">
            <text:p>35</text:p>
          </table:table-cell>
          <table:table-cell office:value-type="float" office:value="49" table:formula="of:=IF([.$C201]&lt;&gt;[.L$1];[.L200];SUM([.L200];[.$E201]*[.$H201]))" table:style-name="ce1">
            <text:p>49</text:p>
          </table:table-cell>
          <table:table-cell office:value-type="float" office:value="0" table:formula="of:=IF([.$C201]&lt;&gt;[.M$1];[.M200];SUM([.M200];[.$E201]*[.$H201]))" table:style-name="ce1">
            <text:p>0</text:p>
          </table:table-cell>
          <table:table-cell table:number-columns-repeated="2" table:style-name="ce1"/>
          <table:table-cell office:value-type="float" office:value="548305" table:formula="of:=[.P200]-[.E201]*[.F201]*[.H201]" table:style-name="ce1">
            <text:p>548305</text:p>
          </table:table-cell>
          <table:table-cell office:value-type="float" office:value="0" table:formula="of:=IF([.A201]&lt;&gt;[.A202];[.P201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12-18T00:00:00" table:style-name="ce2">
            <text:p>18.12.2018</text:p>
          </table:table-cell>
          <table:table-cell office:value-type="string" table:style-name="ce1">
            <text:p>Palermo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Z</text:p>
          </table:table-cell>
          <table:table-cell office:value-type="float" office:value="23" table:style-name="ce1">
            <text:p>23</text:p>
          </table:table-cell>
          <table:table-cell office:value-type="float" office:value="61" table:style-name="ce1">
            <text:p>61</text:p>
          </table:table-cell>
          <table:table-cell office:value-type="float" office:value="-1" table:formula="of:=[.A203]-[.A202]-1" table:style-name="ce1">
            <text:p>-1</text:p>
          </table:table-cell>
          <table:table-cell office:value-type="float" office:value="1" table:formula="of:=IF([.D202]=&quot;Z&quot;;1;-1)" table:style-name="ce1">
            <text:p>1</text:p>
          </table:table-cell>
          <table:table-cell office:value-type="float" office:value="130" table:formula="of:=IF([.$C202]&lt;&gt;[.I$1];[.I201];SUM([.I201];[.$E202]*[.$H202]))" table:style-name="ce1">
            <text:p>130</text:p>
          </table:table-cell>
          <table:table-cell office:value-type="float" office:value="24" table:formula="of:=IF([.$C202]&lt;&gt;[.J$1];[.J201];SUM([.J201];[.$E202]*[.$H202]))" table:style-name="ce1">
            <text:p>24</text:p>
          </table:table-cell>
          <table:table-cell office:value-type="float" office:value="35" table:formula="of:=IF([.$C202]&lt;&gt;[.K$1];[.K201];SUM([.K201];[.$E202]*[.$H202]))" table:style-name="ce1">
            <text:p>35</text:p>
          </table:table-cell>
          <table:table-cell office:value-type="float" office:value="72" table:formula="of:=IF([.$C202]&lt;&gt;[.L$1];[.L201];SUM([.L201];[.$E202]*[.$H202]))" table:style-name="ce1">
            <text:p>72</text:p>
          </table:table-cell>
          <table:table-cell office:value-type="float" office:value="0" table:formula="of:=IF([.$C202]&lt;&gt;[.M$1];[.M201];SUM([.M201];[.$E202]*[.$H202]))" table:style-name="ce1">
            <text:p>0</text:p>
          </table:table-cell>
          <table:table-cell table:number-columns-repeated="2" table:style-name="ce1"/>
          <table:table-cell office:value-type="float" office:value="546902" table:formula="of:=[.P201]-[.E202]*[.F202]*[.H202]" table:style-name="ce1">
            <text:p>546902</text:p>
          </table:table-cell>
          <table:table-cell office:value-type="float" office:value="0" table:formula="of:=IF([.A202]&lt;&gt;[.A203];[.P202];0)" table:style-name="ce1">
            <text:p>0</text:p>
          </table:table-cell>
          <table:table-cell table:number-columns-repeated="16367"/>
        </table:table-row>
        <table:table-row table:style-name="ro1">
          <table:table-cell office:value-type="date" office:date-value="2018-12-18T00:00:00" table:style-name="ce2">
            <text:p>18.12.2018</text:p>
          </table:table-cell>
          <table:table-cell office:value-type="string" table:style-name="ce1">
            <text:p>Palermo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Z</text:p>
          </table:table-cell>
          <table:table-cell office:value-type="float" office:value="46" table:style-name="ce1">
            <text:p>46</text:p>
          </table:table-cell>
          <table:table-cell office:value-type="float" office:value="23" table:style-name="ce1">
            <text:p>23</text:p>
          </table:table-cell>
          <table:table-cell office:value-type="float" office:value="-43453" table:formula="of:=[.A204]-[.A203]-1" table:style-name="ce1">
            <text:p>-43453</text:p>
          </table:table-cell>
          <table:table-cell office:value-type="float" office:value="1" table:formula="of:=IF([.D203]=&quot;Z&quot;;1;-1)" table:style-name="ce1">
            <text:p>1</text:p>
          </table:table-cell>
          <table:table-cell office:value-type="float" office:value="130" table:formula="of:=IF([.$C203]&lt;&gt;[.I$1];[.I202];SUM([.I202];[.$E203]*[.$H203]))" table:style-name="ce1">
            <text:p>130</text:p>
          </table:table-cell>
          <table:table-cell office:value-type="float" office:value="70" table:formula="of:=IF([.$C203]&lt;&gt;[.J$1];[.J202];SUM([.J202];[.$E203]*[.$H203]))" table:style-name="ce1">
            <text:p>70</text:p>
          </table:table-cell>
          <table:table-cell office:value-type="float" office:value="35" table:formula="of:=IF([.$C203]&lt;&gt;[.K$1];[.K202];SUM([.K202];[.$E203]*[.$H203]))" table:style-name="ce1">
            <text:p>35</text:p>
          </table:table-cell>
          <table:table-cell office:value-type="float" office:value="72" table:formula="of:=IF([.$C203]&lt;&gt;[.L$1];[.L202];SUM([.L202];[.$E203]*[.$H203]))" table:style-name="ce1">
            <text:p>72</text:p>
          </table:table-cell>
          <table:table-cell office:value-type="float" office:value="0" table:formula="of:=IF([.$C203]&lt;&gt;[.M$1];[.M202];SUM([.M202];[.$E203]*[.$H203]))" table:style-name="ce1">
            <text:p>0</text:p>
          </table:table-cell>
          <table:table-cell table:number-columns-repeated="2" table:style-name="ce1"/>
          <table:table-cell office:value-type="float" office:value="545844" table:formula="of:=[.P202]-[.E203]*[.F203]*[.H203]" table:style-name="ce25">
            <text:p>545844</text:p>
          </table:table-cell>
          <table:table-cell office:value-type="float" office:value="545844" table:formula="of:=IF([.A203]&lt;&gt;[.A204];[.P203];0)" table:style-name="ce1">
            <text:p>545844</text:p>
          </table:table-cell>
          <table:table-cell table:number-columns-repeated="16367"/>
        </table:table-row>
        <table:table-row table:style-name="ro1">
          <table:table-cell table:number-columns-repeated="6" table:style-name="ce1"/>
          <table:table-cell office:value-type="float" office:value="-1" table:formula="of:=[.A205]-[.A204]-1" table:style-name="ce1">
            <text:p>-1</text:p>
          </table:table-cell>
          <table:table-cell office:value-type="float" office:value="-1" table:formula="of:=IF([.D204]=&quot;Z&quot;;1;-1)" table:style-name="ce1">
            <text:p>-1</text:p>
          </table:table-cell>
          <table:table-cell office:value-type="float" office:value="130" table:formula="of:=IF([.$C204]&lt;&gt;[.I$1];[.I203];SUM([.I203];[.$E204]*[.$H204]))" table:style-name="ce1">
            <text:p>130</text:p>
          </table:table-cell>
          <table:table-cell office:value-type="float" office:value="70" table:formula="of:=IF([.$C204]&lt;&gt;[.J$1];[.J203];SUM([.J203];[.$E204]*[.$H204]))" table:style-name="ce1">
            <text:p>70</text:p>
          </table:table-cell>
          <table:table-cell office:value-type="float" office:value="35" table:formula="of:=IF([.$C204]&lt;&gt;[.K$1];[.K203];SUM([.K203];[.$E204]*[.$H204]))" table:style-name="ce1">
            <text:p>35</text:p>
          </table:table-cell>
          <table:table-cell office:value-type="float" office:value="72" table:formula="of:=IF([.$C204]&lt;&gt;[.L$1];[.L203];SUM([.L203];[.$E204]*[.$H204]))" table:style-name="ce1">
            <text:p>72</text:p>
          </table:table-cell>
          <table:table-cell office:value-type="float" office:value="0" table:formula="of:=IF([.$C204]&lt;&gt;[.M$1];[.M203];SUM([.M203];[.$E204]*[.$H204]))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float" office:value="-1" table:formula="of:=[.A206]-[.A205]-1" table:style-name="ce1">
            <text:p>-1</text:p>
          </table:table-cell>
          <table:table-cell office:value-type="float" office:value="-1" table:formula="of:=IF([.D205]=&quot;Z&quot;;1;-1)" table:style-name="ce1">
            <text:p>-1</text:p>
          </table:table-cell>
          <table:table-cell office:value-type="float" office:value="130" table:formula="of:=IF([.$C205]&lt;&gt;[.I$1];[.I204];SUM([.I204];[.$E205]*[.$H205]))" table:style-name="ce1">
            <text:p>130</text:p>
          </table:table-cell>
          <table:table-cell office:value-type="float" office:value="70" table:formula="of:=IF([.$C205]&lt;&gt;[.J$1];[.J204];SUM([.J204];[.$E205]*[.$H205]))" table:style-name="ce1">
            <text:p>70</text:p>
          </table:table-cell>
          <table:table-cell office:value-type="float" office:value="35" table:formula="of:=IF([.$C205]&lt;&gt;[.K$1];[.K204];SUM([.K204];[.$E205]*[.$H205]))" table:style-name="ce1">
            <text:p>35</text:p>
          </table:table-cell>
          <table:table-cell office:value-type="float" office:value="72" table:formula="of:=IF([.$C205]&lt;&gt;[.L$1];[.L204];SUM([.L204];[.$E205]*[.$H205]))" table:style-name="ce1">
            <text:p>72</text:p>
          </table:table-cell>
          <table:table-cell office:value-type="float" office:value="0" table:formula="of:=IF([.$C205]&lt;&gt;[.M$1];[.M204];SUM([.M204];[.$E205]*[.$H205]))" table:style-name="ce1">
            <text:p>0</text:p>
          </table:table-cell>
          <table:table-cell table:number-columns-repeated="3" table:style-name="ce1"/>
          <table:table-cell office:value-type="float" office:value="550079" table:formula="of:=MAX(([.Q2:.Q203]))" table:style-name="ce1">
            <text:p>550079</text:p>
          </table:table-cell>
          <table:table-cell table:number-columns-repeated="16367"/>
        </table:table-row>
        <table:table-row table:style-name="ro1">
          <table:table-cell table:number-columns-repeated="6" table:style-name="ce1"/>
          <table:table-cell office:value-type="float" office:value="22" table:formula="of:=COUNTIF([.G3:.G203];&quot;&gt;20&quot;)" table:style-name="ce25">
            <text:p>22</text:p>
          </table:table-cell>
          <table:table-cell office:value-type="float" office:value="-1" table:formula="of:=IF([.D206]=&quot;Z&quot;;1;-1)" table:style-name="ce1">
            <text:p>-1</text:p>
          </table:table-cell>
          <table:table-cell office:value-type="float" office:value="130" table:formula="of:=IF([.$C206]&lt;&gt;[.I$1];[.I205];SUM([.I205];[.$E206]*[.$H206]))" table:style-name="ce1">
            <text:p>130</text:p>
          </table:table-cell>
          <table:table-cell office:value-type="float" office:value="70" table:formula="of:=IF([.$C206]&lt;&gt;[.J$1];[.J205];SUM([.J205];[.$E206]*[.$H206]))" table:style-name="ce1">
            <text:p>70</text:p>
          </table:table-cell>
          <table:table-cell office:value-type="float" office:value="35" table:formula="of:=IF([.$C206]&lt;&gt;[.K$1];[.K205];SUM([.K205];[.$E206]*[.$H206]))" table:style-name="ce1">
            <text:p>35</text:p>
          </table:table-cell>
          <table:table-cell office:value-type="float" office:value="72" table:formula="of:=IF([.$C206]&lt;&gt;[.L$1];[.L205];SUM([.L205];[.$E206]*[.$H206]))" table:style-name="ce1">
            <text:p>72</text:p>
          </table:table-cell>
          <table:table-cell office:value-type="float" office:value="0" table:formula="of:=IF([.$C206]&lt;&gt;[.M$1];[.M205];SUM([.M205];[.$E206]*[.$H206]))" table:style-name="ce1">
            <text:p>0</text:p>
          </table:table-cell>
          <table:table-cell table:number-columns-repeated="2" table:style-name="ce1"/>
          <table:table-cell office:value-type="float" office:value="493601" table:formula="of:=MIN([.P2:.P203])" table:style-name="ce1">
            <text:p>493601</text:p>
          </table:table-cell>
          <table:table-cell table:number-columns-repeated="16368" table:style-name="ce1"/>
        </table:table-row>
        <table:table-row table:style-name="ro1">
          <table:table-cell table:number-columns-repeated="15" table:style-name="ce1"/>
          <table:table-cell office:value-type="float" office:value="6399" table:formula="of:=500000-[.P206]" table:style-name="ce25">
            <text:p>6399</text:p>
          </table:table-cell>
          <table:table-cell table:number-columns-repeated="16368" table:style-name="ce1"/>
        </table:table-row>
        <table:table-row table:number-rows-repeated="1048369" table:style-name="ro1">
          <table:table-cell table:number-columns-repeated="16384"/>
        </table:table-row>
      </table:table>
      <table:table table:name="Arkusz1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tatek.A1:statek.F203" table:name="statek" table:display-filter-buttons="true" table:on-update-keep-size="false" table:on-update-keep-styles="true" table:refresh-delay="false">
          <table:database-source-sql table:database-name="Provider=Microsoft.Mashup.OleDb.1;Data Source=$Workbook$;Location=statek;Extended Properties=&quot;&quot;" table:sql-statement="SELECT * FROM [statek]"/>
        </table:database-range>
      </table:database-ranges>
      <table:data-pilot-tables>
        <table:data-pilot-table table:name="Tabela przestawna1" table:target-range-address="6_1.A1:6_1.C9" table:show-filter-button="false" table:buttons="6_1.A1 6_1.A3">
          <table:source-cell-range table:cell-range-address="statek.A1:statek.F203"/>
          <table:data-pilot-field table:source-field-name="Z/W" table:orientation="page" table:selected-page="Z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Wartości" table:orientation="column" table:is-data-layout-field="true">
            <table:data-pilot-level table:show-empty="true"/>
          </table:data-pilot-field>
          <table:data-pilot-field table:source-field-name="towar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Z/W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le ton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" table:date-start="auto" table:date-end="auto" table:grouped-by="months"/>
          </table:data-pilot-field>
          <table:data-pilot-field table:source-field-name="por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ena za tone w talarach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Lat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data" table:date-start="auto" table:date-end="auto" table:grouped-by="years"/>
          </table:data-pilot-field>
        </table:data-pilot-table>
        <table:data-pilot-table table:name="Tabela przestawna3" table:target-range-address="6_4.A1:6_4.D38" table:show-filter-button="false" table:buttons="6_4.A1 6_4.A4 6_4.B3">
          <table:source-cell-range table:cell-range-address="statek.A1:statek.F203"/>
          <table:data-pilot-field table:source-field-name="towar" table:orientation="page" table:selected-page="T5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Z/W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Lata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data" table:date-start="auto" table:date-end="auto" table:grouped-by="years"/>
          </table:data-pilot-field>
          <table:data-pilot-field table:source-field-name="data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" table:date-start="auto" table:date-end="auto" table:grouped-by="months"/>
          </table:data-pilot-field>
          <table:data-pilot-field table:source-field-name="ile ton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or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ena za tone w talarach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Filip Kwiek</meta:initial-creator>
    <dc:creator>Filip Kwiek</dc:creator>
    <meta:creation-date>2023-03-09T16:03:49Z</meta:creation-date>
    <dc:date>2023-03-13T15:45:2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2.8pt" svg:width="882.0pt" chart:style-name="Crt0">
        <chart:title chart:style-name="CT00">
          <text:p text:style-name="a0" text:class-names="" text:cond-style-name="">Tytuł wykresu</text:p>
        </chart:title>
        <chart:legend chart:legend-position="bottom" chart:legend-align="center" chart:style-name="Lgnd"/>
        <chart:plot-area svg:x="57.49330708661417pt" svg:y="32.33362204724409pt" svg:width="807.0304724409449pt" svg:height="185.3086614173228pt" chart:style-name="Plt0">
          <chart:axis chart:dimension="x" chart:name="primary-x" chart:style-name="Axs0">
            <chart:categories table:cell-range-address="6_4.$G$5:.$G$37"/>
          </chart:axis>
          <chart:axis chart:dimension="y" chart:name="primary-y" chart:style-name="Axs1">
            <chart:grid chart:class="major" chart:style-name="GMa1"/>
          </chart:axis>
          <chart:series chart:label-cell-address="6_4.$H$4" chart:values-cell-range-address="6_4.$H$5:.$H$37" chart:class="chart:bar" chart:attached-axis="primary-y" chart:style-name="G0S0">
            <chart:data-point chart:repeated="33"/>
          </chart:series>
          <chart:series chart:label-cell-address="6_4.$I$4" chart:values-cell-range-address="6_4.$I$5:.$I$37" chart:class="chart:bar" chart:attached-axis="primary-y" chart:style-name="G0S1">
            <chart:data-point chart:repeated="3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